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Configurations2/" manifest:media-type="application/vnd.sun.xml.ui.configuration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1075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2.6618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0.7319in"/>
    </style:style>
    <style:style style:name="co17" style:family="table-column">
      <style:table-column-properties fo:break-before="auto" style:column-width="0.9646in"/>
    </style:style>
    <style:style style:name="co18" style:family="table-column">
      <style:table-column-properties fo:break-before="auto" style:column-width="0.8181in"/>
    </style:style>
    <style:style style:name="co19" style:family="table-column">
      <style:table-column-properties fo:break-before="auto" style:column-width="1.361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1575in"/>
    </style:style>
    <style:style style:name="co22" style:family="table-column">
      <style:table-column-properties fo:break-before="auto" style:column-width="1.1291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2.1472in"/>
    </style:style>
    <style:style style:name="co25" style:family="table-column">
      <style:table-column-properties fo:break-before="auto" style:column-width="1.0646in"/>
    </style:style>
    <style:style style:name="co26" style:family="table-column">
      <style:table-column-properties fo:break-before="auto" style:column-width="1.9543in"/>
    </style:style>
    <style:style style:name="co27" style:family="table-column">
      <style:table-column-properties fo:break-before="auto" style:column-width="2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7" style:family="table-cell" style:parent-style-name="Default" style:data-style-name="N61"/>
    <style:style style:name="ce18" style:family="table-cell" style:parent-style-name="Default" style:data-style-name="N1"/>
    <style:style style:name="ce14" style:family="table-cell" style:parent-style-name="Default" style:data-style-name="N121"/>
    <style:style style:name="ce20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 style:data-style-name="N2">
      <style:table-cell-properties fo:border="0.06pt solid #000000"/>
    </style:style>
    <style:style style:name="ce32" style:family="table-cell" style:parent-style-name="Default" style:data-style-name="N61">
      <style:table-cell-properties fo:border="0.06pt solid #000000"/>
    </style:style>
    <style:style style:name="ce33" style:family="table-cell" style:parent-style-name="Default" style:data-style-name="N1">
      <style:table-cell-properties fo:border="0.06pt solid #000000"/>
    </style:style>
    <style:style style:name="ce34" style:family="table-cell" style:parent-style-name="Default" style:data-style-name="N1">
      <style:table-cell-properties fo:border-bottom="none" fo:border-left="0.06pt solid #000000" fo:border-right="0.06pt solid #000000" fo:border-top="0.06pt solid #000000"/>
    </style:style>
    <style:style style:name="ce3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7" style:family="table-cell" style:parent-style-name="Default" style:data-style-name="N123">
      <style:table-cell-properties fo:border="0.06pt solid #000000"/>
    </style:style>
    <style:style style:name="ce62" style:family="table-cell" style:parent-style-name="Default" style:data-style-name="N123">
      <style:table-cell-properties fo:border="none"/>
    </style:style>
    <style:style style:name="ce63" style:family="table-cell" style:parent-style-name="Default" style:data-style-name="N2">
      <style:table-cell-properties fo:border="none"/>
    </style:style>
    <style:style style:name="ce58" style:family="table-cell" style:parent-style-name="Default" style:data-style-name="N124">
      <style:table-cell-properties fo:border="0.06pt solid #000000"/>
    </style:style>
    <style:style style:name="ce65" style:family="table-cell" style:parent-style-name="Default" style:data-style-name="N124">
      <style:table-cell-properties fo:border="none"/>
    </style:style>
    <style:style style:name="ce59" style:family="table-cell" style:parent-style-name="Default" style:data-style-name="N124"/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me measurements" table:style-name="ta1">
        <table:shapes>
          <draw:frame draw:z-index="0" draw:style-name="gr1" draw:text-style-name="P1" svg:width="6.2988in" svg:height="3.5429in" svg:x="13.7642in" svg:y="1.2728in">
            <draw:object draw:notify-on-update-of-ranges="'time measurements'.O3:'time measurements'.O7 'time measurements'.P2:'time measurements'.P2 'time measurements'.P3:'time measurements'.P7 'time measurements'.Q2:'time measurements'.Q2 'time measurements'.Q3:'time measurements'.Q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7571in" svg:y="16.5622in">
            <draw:object draw:notify-on-update-of-ranges="'time measurements'.O89:'time measurements'.O93 'time measurements'.P88:'time measurements'.P88 'time measurements'.P89:'time measurements'.P9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3.5878in" svg:y="21.5783in">
            <draw:object draw:notify-on-update-of-ranges="'time measurements'.O117:'time measurements'.O121 'time measurements'.P116:'time measurements'.P116 'time measurements'.P117:'time measurements'.P1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6.2988in" svg:height="3.5429in" svg:x="14.2028in" svg:y="6.4606in">
            <draw:object draw:notify-on-update-of-ranges="'time measurements'.O32:'time measurements'.O36 'time measurements'.P31:'time measurements'.P31 'time measurements'.P32:'time measurements'.P36 'time measurements'.Q31:'time measurements'.Q31 'time measurements'.Q32:'time measurements'.Q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0.7394in" svg:height="3.537in" svg:x="14.1654in" svg:y="11.5843in">
            <draw:object draw:notify-on-update-of-ranges="'time measurements'.O61:'time measurements'.O65 'time measurements'.P60:'time measurements'.P60 'time measurements'.P61:'time measurements'.P65 'time measurements'.Q60:'time measurements'.Q60 'time measurements'.Q61:'time measurements'.Q65 'time measurements'.R60:'time measurements'.R60 'time measurements'.R61:'time measurements'.R65 'time measurements'.S60:'time measurements'.S60 'time measurements'.S61:'time measurements'.S65 'time measurements'.T60:'time measurements'.T60 'time measurements'.T61:'time measurements'.T65 'time measurements'.U60:'time measurements'.U60 'time measurements'.U61:'time measurements'.U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row table:style-name="ro1">
          <table:table-cell table:style-name="ce12" office:value-type="string" calcext:value-type="string">
            <text:p>blackscholes</text:p>
          </table:table-cell>
          <table:table-cell table:number-columns-repeated="13"/>
          <table:table-cell office:value-type="string" calcext:value-type="string">
            <text:p>G1: Performance comparison when running with approxi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7"/>
          <table:table-cell office:value-type="string" calcext:value-type="string">
            <text:p>RPI3</text:p>
          </table:table-cell>
          <table:table-cell/>
          <table:table-cell office:value-type="string" calcext:value-type="string">
            <text:p>RPI4</text:p>
          </table:table-cell>
          <table:table-cell table:number-columns-repeated="4"/>
          <table:table-cell office:value-type="string" calcext:value-type="string">
            <text:p>CPU</text:p>
          </table:table-cell>
          <table:table-cell office:value-type="string" calcext:value-type="string">
            <text:p>MYRI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ginal code</text:p>
          </table:table-cell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MYRIAD USB2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V MYRIAD USB2</text:p>
          </table:table-cell>
          <table:table-cell/>
          <table:table-cell office:value-type="string" calcext:value-type="string">
            <text:p>blackscholes</text:p>
          </table:table-cell>
          <table:table-cell table:style-name="ce5" table:formula="of:=[.B14]/[.A14]" office:value-type="float" office:value="0.33607113932542" calcext:value-type="float">
            <text:p>0.34</text:p>
          </table:table-cell>
          <table:table-cell table:style-name="ce5" table:formula="of:=[.C14]/[.A14]" office:value-type="float" office:value="2.62840010144062" calcext:value-type="float">
            <text:p>2.63</text:p>
          </table:table-cell>
          <table:table-cell table:number-columns-repeated="4"/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float" office:value="3912" calcext:value-type="float">
            <text:p>3912</text:p>
          </table:table-cell>
          <table:table-cell office:value-type="float" office:value="31988" calcext:value-type="float">
            <text:p>31988</text:p>
          </table:table-cell>
          <table:table-cell office:value-type="float" office:value="147530" calcext:value-type="float">
            <text:p>147530</text:p>
          </table:table-cell>
          <table:table-cell office:value-type="float" office:value="6481" calcext:value-type="float">
            <text:p>6481</text:p>
          </table:table-cell>
          <table:table-cell office:value-type="float" office:value="34848" calcext:value-type="float">
            <text:p>34848</text:p>
          </table:table-cell>
          <table:table-cell office:value-type="float" office:value="8114" calcext:value-type="float">
            <text:p>8114</text:p>
          </table:table-cell>
          <table:table-cell office:value-type="float" office:value="40866" calcext:value-type="float">
            <text:p>40866</text:p>
          </table:table-cell>
          <table:table-cell office:value-type="float" office:value="151238" calcext:value-type="float">
            <text:p>151238</text:p>
          </table:table-cell>
          <table:table-cell office:value-type="float" office:value="173569" calcext:value-type="float">
            <text:p>173569</text:p>
          </table:table-cell>
          <table:table-cell office:value-type="float" office:value="56569" calcext:value-type="float">
            <text:p>56569</text:p>
          </table:table-cell>
          <table:table-cell office:value-type="float" office:value="44573" calcext:value-type="float">
            <text:p>44573</text:p>
          </table:table-cell>
          <table:table-cell office:value-type="float" office:value="189814" calcext:value-type="float">
            <text:p>189814</text:p>
          </table:table-cell>
          <table:table-cell/>
          <table:table-cell office:value-type="string" calcext:value-type="string">
            <text:p>inversek2j</text:p>
          </table:table-cell>
          <table:table-cell table:style-name="ce5" table:formula="of:=[.B29]/[.A29]" office:value-type="float" office:value="0.136970629982981" calcext:value-type="float">
            <text:p>0.14</text:p>
          </table:table-cell>
          <table:table-cell table:style-name="ce5" table:formula="of:=[.C29]/[.A29]" office:value-type="float" office:value="1.21791578099953" calcext:value-type="float">
            <text:p>1.22</text:p>
          </table:table-cell>
          <table:table-cell table:number-columns-repeated="4"/>
        </table:table-row>
        <table:table-row table:style-name="ro1">
          <table:table-cell office:value-type="float" office:value="12309" calcext:value-type="float">
            <text:p>12309</text:p>
          </table:table-cell>
          <table:table-cell office:value-type="float" office:value="4745" calcext:value-type="float">
            <text:p>4745</text:p>
          </table:table-cell>
          <table:table-cell office:value-type="float" office:value="32866" calcext:value-type="float">
            <text:p>32866</text:p>
          </table:table-cell>
          <table:table-cell office:value-type="float" office:value="146977" calcext:value-type="float">
            <text:p>146977</text:p>
          </table:table-cell>
          <table:table-cell office:value-type="float" office:value="5932" calcext:value-type="float">
            <text:p>5932</text:p>
          </table:table-cell>
          <table:table-cell office:value-type="float" office:value="34975" calcext:value-type="float">
            <text:p>34975</text:p>
          </table:table-cell>
          <table:table-cell office:value-type="float" office:value="7172" calcext:value-type="float">
            <text:p>7172</text:p>
          </table:table-cell>
          <table:table-cell office:value-type="float" office:value="40114" calcext:value-type="float">
            <text:p>40114</text:p>
          </table:table-cell>
          <table:table-cell office:value-type="float" office:value="153537" calcext:value-type="float">
            <text:p>153537</text:p>
          </table:table-cell>
          <table:table-cell office:value-type="float" office:value="171528" calcext:value-type="float">
            <text:p>171528</text:p>
          </table:table-cell>
          <table:table-cell office:value-type="float" office:value="60394" calcext:value-type="float">
            <text:p>60394</text:p>
          </table:table-cell>
          <table:table-cell office:value-type="float" office:value="45274" calcext:value-type="float">
            <text:p>45274</text:p>
          </table:table-cell>
          <table:table-cell office:value-type="float" office:value="183015" calcext:value-type="float">
            <text:p>183015</text:p>
          </table:table-cell>
          <table:table-cell/>
          <table:table-cell office:value-type="string" calcext:value-type="string">
            <text:p>jmeint</text:p>
          </table:table-cell>
          <table:table-cell table:style-name="ce5" table:formula="of:=[.B44]/[.A44]" office:value-type="float" office:value="0.618695077761393" calcext:value-type="float">
            <text:p>0.62</text:p>
          </table:table-cell>
          <table:table-cell table:style-name="ce5" table:formula="of:=[.C44]/[.A44]" office:value-type="float" office:value="8.94032902635171" calcext:value-type="float">
            <text:p>8.94</text:p>
          </table:table-cell>
          <table:table-cell table:number-columns-repeated="4"/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3977" calcext:value-type="float">
            <text:p>3977</text:p>
          </table:table-cell>
          <table:table-cell office:value-type="float" office:value="31674" calcext:value-type="float">
            <text:p>31674</text:p>
          </table:table-cell>
          <table:table-cell office:value-type="float" office:value="148186" calcext:value-type="float">
            <text:p>148186</text:p>
          </table:table-cell>
          <table:table-cell office:value-type="float" office:value="6731" calcext:value-type="float">
            <text:p>6731</text:p>
          </table:table-cell>
          <table:table-cell office:value-type="float" office:value="34203" calcext:value-type="float">
            <text:p>34203</text:p>
          </table:table-cell>
          <table:table-cell office:value-type="float" office:value="7665" calcext:value-type="float">
            <text:p>7665</text:p>
          </table:table-cell>
          <table:table-cell office:value-type="float" office:value="40733" calcext:value-type="float">
            <text:p>40733</text:p>
          </table:table-cell>
          <table:table-cell office:value-type="float" office:value="151735" calcext:value-type="float">
            <text:p>151735</text:p>
          </table:table-cell>
          <table:table-cell office:value-type="float" office:value="178097" calcext:value-type="float">
            <text:p>178097</text:p>
          </table:table-cell>
          <table:table-cell office:value-type="float" office:value="58685" calcext:value-type="float">
            <text:p>58685</text:p>
          </table:table-cell>
          <table:table-cell office:value-type="float" office:value="46265" calcext:value-type="float">
            <text:p>46265</text:p>
          </table:table-cell>
          <table:table-cell office:value-type="float" office:value="183953" calcext:value-type="float">
            <text:p>183953</text:p>
          </table:table-cell>
          <table:table-cell/>
          <table:table-cell office:value-type="string" calcext:value-type="string">
            <text:p>kmeans</text:p>
          </table:table-cell>
          <table:table-cell table:style-name="ce5" table:formula="of:=[.B59]/[.A59]" office:value-type="float" office:value="5.68625536022237" calcext:value-type="float">
            <text:p>5.69</text:p>
          </table:table-cell>
          <table:table-cell table:style-name="ce5" table:formula="of:=[.C59]/[.A59]" office:value-type="float" office:value="38.2829519942744" calcext:value-type="float">
            <text:p>38.28</text:p>
          </table:table-cell>
          <table:table-cell table:number-columns-repeated="4"/>
        </table:table-row>
        <table:table-row table:style-name="ro1">
          <table:table-cell office:value-type="float" office:value="12204" calcext:value-type="float">
            <text:p>12204</text:p>
          </table:table-cell>
          <table:table-cell office:value-type="float" office:value="4003" calcext:value-type="float">
            <text:p>4003</text:p>
          </table:table-cell>
          <table:table-cell office:value-type="float" office:value="31546" calcext:value-type="float">
            <text:p>31546</text:p>
          </table:table-cell>
          <table:table-cell office:value-type="float" office:value="147130" calcext:value-type="float">
            <text:p>147130</text:p>
          </table:table-cell>
          <table:table-cell office:value-type="float" office:value="6591" calcext:value-type="float">
            <text:p>6591</text:p>
          </table:table-cell>
          <table:table-cell office:value-type="float" office:value="35177" calcext:value-type="float">
            <text:p>35177</text:p>
          </table:table-cell>
          <table:table-cell office:value-type="float" office:value="8046" calcext:value-type="float">
            <text:p>8046</text:p>
          </table:table-cell>
          <table:table-cell office:value-type="float" office:value="41064" calcext:value-type="float">
            <text:p>41064</text:p>
          </table:table-cell>
          <table:table-cell office:value-type="float" office:value="153553" calcext:value-type="float">
            <text:p>153553</text:p>
          </table:table-cell>
          <table:table-cell office:value-type="float" office:value="172552" calcext:value-type="float">
            <text:p>172552</text:p>
          </table:table-cell>
          <table:table-cell office:value-type="float" office:value="56156" calcext:value-type="float">
            <text:p>56156</text:p>
          </table:table-cell>
          <table:table-cell office:value-type="float" office:value="45552" calcext:value-type="float">
            <text:p>45552</text:p>
          </table:table-cell>
          <table:table-cell office:value-type="float" office:value="186580" calcext:value-type="float">
            <text:p>186580</text:p>
          </table:table-cell>
          <table:table-cell/>
          <table:table-cell office:value-type="string" calcext:value-type="string">
            <text:p>sobel</text:p>
          </table:table-cell>
          <table:table-cell table:style-name="ce5" table:formula="of:=[.B74]/[.A74]" office:value-type="float" office:value="0.524653859883673" calcext:value-type="float">
            <text:p>0.52</text:p>
          </table:table-cell>
          <table:table-cell table:style-name="ce5" table:formula="of:=[.C74]/[.A74]" office:value-type="float" office:value="3.44171170902598" calcext:value-type="float">
            <text:p>3.44</text:p>
          </table:table-cell>
          <table:table-cell table:number-columns-repeated="4"/>
        </table:table-row>
        <table:table-row table:style-name="ro1">
          <table:table-cell office:value-type="float" office:value="12198" calcext:value-type="float">
            <text:p>12198</text:p>
          </table:table-cell>
          <table:table-cell office:value-type="float" office:value="3947" calcext:value-type="float">
            <text:p>3947</text:p>
          </table:table-cell>
          <table:table-cell office:value-type="float" office:value="31966" calcext:value-type="float">
            <text:p>31966</text:p>
          </table:table-cell>
          <table:table-cell office:value-type="float" office:value="147602" calcext:value-type="float">
            <text:p>147602</text:p>
          </table:table-cell>
          <table:table-cell office:value-type="float" office:value="6106" calcext:value-type="float">
            <text:p>6106</text:p>
          </table:table-cell>
          <table:table-cell office:value-type="float" office:value="35136" calcext:value-type="float">
            <text:p>35136</text:p>
          </table:table-cell>
          <table:table-cell office:value-type="float" office:value="8105" calcext:value-type="float">
            <text:p>8105</text:p>
          </table:table-cell>
          <table:table-cell office:value-type="float" office:value="40512" calcext:value-type="float">
            <text:p>40512</text:p>
          </table:table-cell>
          <table:table-cell office:value-type="float" office:value="151345" calcext:value-type="float">
            <text:p>151345</text:p>
          </table:table-cell>
          <table:table-cell office:value-type="float" office:value="171018" calcext:value-type="float">
            <text:p>171018</text:p>
          </table:table-cell>
          <table:table-cell office:value-type="float" office:value="56358" calcext:value-type="float">
            <text:p>56358</text:p>
          </table:table-cell>
          <table:table-cell office:value-type="float" office:value="45394" calcext:value-type="float">
            <text:p>45394</text:p>
          </table:table-cell>
          <table:table-cell office:value-type="float" office:value="184925" calcext:value-type="float">
            <text:p>184925</text:p>
          </table:table-cell>
          <table:table-cell table:number-columns-repeated="8"/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4653" calcext:value-type="float">
            <text:p>4653</text:p>
          </table:table-cell>
          <table:table-cell office:value-type="float" office:value="32897" calcext:value-type="float">
            <text:p>32897</text:p>
          </table:table-cell>
          <table:table-cell office:value-type="float" office:value="145946" calcext:value-type="float">
            <text:p>145946</text:p>
          </table:table-cell>
          <table:table-cell office:value-type="float" office:value="6129" calcext:value-type="float">
            <text:p>6129</text:p>
          </table:table-cell>
          <table:table-cell office:value-type="float" office:value="34114" calcext:value-type="float">
            <text:p>34114</text:p>
          </table:table-cell>
          <table:table-cell office:value-type="float" office:value="8050" calcext:value-type="float">
            <text:p>8050</text:p>
          </table:table-cell>
          <table:table-cell office:value-type="float" office:value="40233" calcext:value-type="float">
            <text:p>40233</text:p>
          </table:table-cell>
          <table:table-cell office:value-type="float" office:value="153512" calcext:value-type="float">
            <text:p>153512</text:p>
          </table:table-cell>
          <table:table-cell office:value-type="float" office:value="171125" calcext:value-type="float">
            <text:p>171125</text:p>
          </table:table-cell>
          <table:table-cell office:value-type="float" office:value="59893" calcext:value-type="float">
            <text:p>59893</text:p>
          </table:table-cell>
          <table:table-cell office:value-type="float" office:value="44793" calcext:value-type="float">
            <text:p>44793</text:p>
          </table:table-cell>
          <table:table-cell office:value-type="float" office:value="184541" calcext:value-type="float">
            <text:p>184541</text:p>
          </table:table-cell>
          <table:table-cell table:number-columns-repeated="8"/>
        </table:table-row>
        <table:table-row table:style-name="ro1">
          <table:table-cell office:value-type="float" office:value="12238" calcext:value-type="float">
            <text:p>12238</text:p>
          </table:table-cell>
          <table:table-cell office:value-type="float" office:value="3955" calcext:value-type="float">
            <text:p>3955</text:p>
          </table:table-cell>
          <table:table-cell office:value-type="float" office:value="31948" calcext:value-type="float">
            <text:p>31948</text:p>
          </table:table-cell>
          <table:table-cell office:value-type="float" office:value="147251" calcext:value-type="float">
            <text:p>147251</text:p>
          </table:table-cell>
          <table:table-cell office:value-type="float" office:value="9039" calcext:value-type="float">
            <text:p>9039</text:p>
          </table:table-cell>
          <table:table-cell office:value-type="float" office:value="35639" calcext:value-type="float">
            <text:p>35639</text:p>
          </table:table-cell>
          <table:table-cell office:value-type="float" office:value="8086" calcext:value-type="float">
            <text:p>8086</text:p>
          </table:table-cell>
          <table:table-cell office:value-type="float" office:value="40670" calcext:value-type="float">
            <text:p>40670</text:p>
          </table:table-cell>
          <table:table-cell office:value-type="float" office:value="153023" calcext:value-type="float">
            <text:p>153023</text:p>
          </table:table-cell>
          <table:table-cell office:value-type="float" office:value="171168" calcext:value-type="float">
            <text:p>171168</text:p>
          </table:table-cell>
          <table:table-cell office:value-type="float" office:value="59494" calcext:value-type="float">
            <text:p>59494</text:p>
          </table:table-cell>
          <table:table-cell office:value-type="float" office:value="45780" calcext:value-type="float">
            <text:p>45780</text:p>
          </table:table-cell>
          <table:table-cell office:value-type="float" office:value="183602" calcext:value-type="float">
            <text:p>183602</text:p>
          </table:table-cell>
          <table:table-cell table:number-columns-repeated="8"/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float" office:value="4056" calcext:value-type="float">
            <text:p>4056</text:p>
          </table:table-cell>
          <table:table-cell office:value-type="float" office:value="32539" calcext:value-type="float">
            <text:p>32539</text:p>
          </table:table-cell>
          <table:table-cell office:value-type="float" office:value="147771" calcext:value-type="float">
            <text:p>147771</text:p>
          </table:table-cell>
          <table:table-cell office:value-type="float" office:value="5758" calcext:value-type="float">
            <text:p>5758</text:p>
          </table:table-cell>
          <table:table-cell office:value-type="float" office:value="33410" calcext:value-type="float">
            <text:p>33410</text:p>
          </table:table-cell>
          <table:table-cell office:value-type="float" office:value="8242" calcext:value-type="float">
            <text:p>8242</text:p>
          </table:table-cell>
          <table:table-cell office:value-type="float" office:value="40654" calcext:value-type="float">
            <text:p>40654</text:p>
          </table:table-cell>
          <table:table-cell office:value-type="float" office:value="153634" calcext:value-type="float">
            <text:p>153634</text:p>
          </table:table-cell>
          <table:table-cell office:value-type="float" office:value="171695" calcext:value-type="float">
            <text:p>171695</text:p>
          </table:table-cell>
          <table:table-cell office:value-type="float" office:value="56482" calcext:value-type="float">
            <text:p>56482</text:p>
          </table:table-cell>
          <table:table-cell office:value-type="float" office:value="46524" calcext:value-type="float">
            <text:p>46524</text:p>
          </table:table-cell>
          <table:table-cell office:value-type="float" office:value="183973" calcext:value-type="float">
            <text:p>183973</text:p>
          </table:table-cell>
          <table:table-cell table:number-columns-repeated="8"/>
        </table:table-row>
        <table:table-row table:style-name="ro1">
          <table:table-cell office:value-type="float" office:value="12203" calcext:value-type="float">
            <text:p>12203</text:p>
          </table:table-cell>
          <table:table-cell office:value-type="float" office:value="3891" calcext:value-type="float">
            <text:p>3891</text:p>
          </table:table-cell>
          <table:table-cell office:value-type="float" office:value="31979" calcext:value-type="float">
            <text:p>31979</text:p>
          </table:table-cell>
          <table:table-cell office:value-type="float" office:value="146229" calcext:value-type="float">
            <text:p>146229</text:p>
          </table:table-cell>
          <table:table-cell office:value-type="float" office:value="6625" calcext:value-type="float">
            <text:p>6625</text:p>
          </table:table-cell>
          <table:table-cell office:value-type="float" office:value="34313" calcext:value-type="float">
            <text:p>34313</text:p>
          </table:table-cell>
          <table:table-cell office:value-type="float" office:value="8030" calcext:value-type="float">
            <text:p>8030</text:p>
          </table:table-cell>
          <table:table-cell office:value-type="float" office:value="41076" calcext:value-type="float">
            <text:p>41076</text:p>
          </table:table-cell>
          <table:table-cell office:value-type="float" office:value="151659" calcext:value-type="float">
            <text:p>151659</text:p>
          </table:table-cell>
          <table:table-cell office:value-type="float" office:value="170658" calcext:value-type="float">
            <text:p>170658</text:p>
          </table:table-cell>
          <table:table-cell office:value-type="float" office:value="56455" calcext:value-type="float">
            <text:p>56455</text:p>
          </table:table-cell>
          <table:table-cell office:value-type="float" office:value="46703" calcext:value-type="float">
            <text:p>46703</text:p>
          </table:table-cell>
          <table:table-cell office:value-type="float" office:value="184528" calcext:value-type="float">
            <text:p>184528</text:p>
          </table:table-cell>
          <table:table-cell table:number-columns-repeated="8"/>
        </table:table-row>
        <table:table-row table:style-name="ro1">
          <table:table-cell office:value-type="float" office:value="12199" calcext:value-type="float">
            <text:p>12199</text:p>
          </table:table-cell>
          <table:table-cell office:value-type="float" office:value="3942" calcext:value-type="float">
            <text:p>3942</text:p>
          </table:table-cell>
          <table:table-cell office:value-type="float" office:value="31890" calcext:value-type="float">
            <text:p>31890</text:p>
          </table:table-cell>
          <table:table-cell office:value-type="float" office:value="146648" calcext:value-type="float">
            <text:p>146648</text:p>
          </table:table-cell>
          <table:table-cell office:value-type="float" office:value="6607" calcext:value-type="float">
            <text:p>6607</text:p>
          </table:table-cell>
          <table:table-cell office:value-type="float" office:value="34349" calcext:value-type="float">
            <text:p>34349</text:p>
          </table:table-cell>
          <table:table-cell office:value-type="float" office:value="8182" calcext:value-type="float">
            <text:p>8182</text:p>
          </table:table-cell>
          <table:table-cell office:value-type="float" office:value="40367" calcext:value-type="float">
            <text:p>40367</text:p>
          </table:table-cell>
          <table:table-cell office:value-type="float" office:value="153715" calcext:value-type="float">
            <text:p>153715</text:p>
          </table:table-cell>
          <table:table-cell office:value-type="float" office:value="172806" calcext:value-type="float">
            <text:p>172806</text:p>
          </table:table-cell>
          <table:table-cell office:value-type="float" office:value="59585" calcext:value-type="float">
            <text:p>59585</text:p>
          </table:table-cell>
          <table:table-cell office:value-type="float" office:value="45222" calcext:value-type="float">
            <text:p>45222</text:p>
          </table:table-cell>
          <table:table-cell office:value-type="float" office:value="184537" calcext:value-type="float">
            <text:p>184537</text:p>
          </table:table-cell>
          <table:table-cell table:number-columns-repeated="8"/>
        </table:table-row>
        <table:table-row table:style-name="ro1">
          <table:table-cell table:style-name="ce13" table:formula="of:=AVERAGE([.A4:.A13])" office:value-type="float" office:value="12223.9" calcext:value-type="float">
            <text:p>12224</text:p>
          </table:table-cell>
          <table:table-cell table:style-name="ce13" table:formula="of:=AVERAGE([.B4:.B13])" office:value-type="float" office:value="4108.1" calcext:value-type="float">
            <text:p>4108</text:p>
          </table:table-cell>
          <table:table-cell table:style-name="ce13" table:formula="of:=AVERAGE([.C4:.C13])" office:value-type="float" office:value="32129.3" calcext:value-type="float">
            <text:p>32129</text:p>
          </table:table-cell>
          <table:table-cell table:style-name="ce13" table:formula="of:=AVERAGE([.D4:.D13])" office:value-type="float" office:value="147127" calcext:value-type="float">
            <text:p>147127</text:p>
          </table:table-cell>
          <table:table-cell table:style-name="ce13" table:formula="of:=AVERAGE([.E4:.E13])" office:value-type="float" office:value="6599.9" calcext:value-type="float">
            <text:p>6600</text:p>
          </table:table-cell>
          <table:table-cell table:style-name="ce13" table:formula="of:=AVERAGE([.F4:.F13])" office:value-type="float" office:value="34616.4" calcext:value-type="float">
            <text:p>34616</text:p>
          </table:table-cell>
          <table:table-cell table:style-name="ce13" table:formula="of:=AVERAGE([.G4:.G13])" office:value-type="float" office:value="7969.2" calcext:value-type="float">
            <text:p>7969</text:p>
          </table:table-cell>
          <table:table-cell table:style-name="ce13" table:formula="of:=AVERAGE([.H4:.H13])" office:value-type="float" office:value="40628.9" calcext:value-type="float">
            <text:p>40629</text:p>
          </table:table-cell>
          <table:table-cell table:style-name="ce13" table:formula="of:=AVERAGE([.I4:.I13])" office:value-type="float" office:value="152695.1" calcext:value-type="float">
            <text:p>152695</text:p>
          </table:table-cell>
          <table:table-cell table:style-name="ce13" table:formula="of:=AVERAGE([.J4:.J13])" office:value-type="float" office:value="172421.6" calcext:value-type="float">
            <text:p>172422</text:p>
          </table:table-cell>
          <table:table-cell table:style-name="ce13" table:formula="of:=AVERAGE([.K4:.K13])" office:value-type="float" office:value="58007.1" calcext:value-type="float">
            <text:p>58007</text:p>
          </table:table-cell>
          <table:table-cell table:style-name="ce13" table:formula="of:=AVERAGE([.L4:.L13])" office:value-type="float" office:value="45608" calcext:value-type="float">
            <text:p>45608</text:p>
          </table:table-cell>
          <table:table-cell table:style-name="ce13" table:formula="of:=AVERAGE([.M4:.M13])" office:value-type="float" office:value="184946.8" calcext:value-type="float">
            <text:p>184947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style-name="ce12" office:value-type="string" calcext:value-type="string">
            <text:p>inversek2j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7"/>
          <table:table-cell office:value-type="string" calcext:value-type="string">
            <text:p>RPI3</text:p>
          </table:table-cell>
          <table:table-cell/>
          <table:table-cell office:value-type="string" calcext:value-type="string">
            <text:p>RPI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iginal code</text:p>
          </table:table-cell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MYRIAD USB2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V MYRIAD USB2</text:p>
          </table:table-cell>
          <table:table-cell table:number-columns-repeated="8"/>
        </table:table-row>
        <table:table-row table:style-name="ro1">
          <table:table-cell office:value-type="float" office:value="70802" calcext:value-type="float">
            <text:p>70802</text:p>
          </table:table-cell>
          <table:table-cell office:value-type="float" office:value="8170" calcext:value-type="float">
            <text:p>8170</text:p>
          </table:table-cell>
          <table:table-cell office:value-type="float" office:value="87495" calcext:value-type="float">
            <text:p>87495</text:p>
          </table:table-cell>
          <table:table-cell office:value-type="float" office:value="401383" calcext:value-type="float">
            <text:p>401383</text:p>
          </table:table-cell>
          <table:table-cell office:value-type="float" office:value="11926" calcext:value-type="float">
            <text:p>11926</text:p>
          </table:table-cell>
          <table:table-cell office:value-type="float" office:value="84937" calcext:value-type="float">
            <text:p>84937</text:p>
          </table:table-cell>
          <table:table-cell office:value-type="float" office:value="13306" calcext:value-type="float">
            <text:p>13306</text:p>
          </table:table-cell>
          <table:table-cell office:value-type="float" office:value="91697" calcext:value-type="float">
            <text:p>91697</text:p>
          </table:table-cell>
          <table:table-cell office:value-type="float" office:value="624416" calcext:value-type="float">
            <text:p>624416</text:p>
          </table:table-cell>
          <table:table-cell office:value-type="float" office:value="472916" calcext:value-type="float">
            <text:p>472916</text:p>
          </table:table-cell>
          <table:table-cell office:value-type="float" office:value="294264" calcext:value-type="float">
            <text:p>294264</text:p>
          </table:table-cell>
          <table:table-cell office:value-type="float" office:value="123534" calcext:value-type="float">
            <text:p>123534</text:p>
          </table:table-cell>
          <table:table-cell office:value-type="float" office:value="494621" calcext:value-type="float">
            <text:p>494621</text:p>
          </table:table-cell>
          <table:table-cell table:number-columns-repeated="8"/>
        </table:table-row>
        <table:table-row table:style-name="ro1">
          <table:table-cell office:value-type="float" office:value="70728" calcext:value-type="float">
            <text:p>70728</text:p>
          </table:table-cell>
          <table:table-cell office:value-type="float" office:value="11761" calcext:value-type="float">
            <text:p>11761</text:p>
          </table:table-cell>
          <table:table-cell office:value-type="float" office:value="85829" calcext:value-type="float">
            <text:p>85829</text:p>
          </table:table-cell>
          <table:table-cell office:value-type="float" office:value="402227" calcext:value-type="float">
            <text:p>402227</text:p>
          </table:table-cell>
          <table:table-cell office:value-type="float" office:value="9754" calcext:value-type="float">
            <text:p>9754</text:p>
          </table:table-cell>
          <table:table-cell office:value-type="float" office:value="83537" calcext:value-type="float">
            <text:p>83537</text:p>
          </table:table-cell>
          <table:table-cell office:value-type="float" office:value="12528" calcext:value-type="float">
            <text:p>12528</text:p>
          </table:table-cell>
          <table:table-cell office:value-type="float" office:value="88897" calcext:value-type="float">
            <text:p>88897</text:p>
          </table:table-cell>
          <table:table-cell office:value-type="float" office:value="602748" calcext:value-type="float">
            <text:p>602748</text:p>
          </table:table-cell>
          <table:table-cell office:value-type="float" office:value="472786" calcext:value-type="float">
            <text:p>472786</text:p>
          </table:table-cell>
          <table:table-cell office:value-type="float" office:value="293803" calcext:value-type="float">
            <text:p>293803</text:p>
          </table:table-cell>
          <table:table-cell office:value-type="float" office:value="121490" calcext:value-type="float">
            <text:p>121490</text:p>
          </table:table-cell>
          <table:table-cell office:value-type="float" office:value="495484" calcext:value-type="float">
            <text:p>495484</text:p>
          </table:table-cell>
          <table:table-cell table:number-columns-repeated="8"/>
        </table:table-row>
        <table:table-row table:style-name="ro1">
          <table:table-cell office:value-type="float" office:value="70732" calcext:value-type="float">
            <text:p>70732</text:p>
          </table:table-cell>
          <table:table-cell office:value-type="float" office:value="7694" calcext:value-type="float">
            <text:p>7694</text:p>
          </table:table-cell>
          <table:table-cell office:value-type="float" office:value="86142" calcext:value-type="float">
            <text:p>86142</text:p>
          </table:table-cell>
          <table:table-cell office:value-type="float" office:value="403381" calcext:value-type="float">
            <text:p>403381</text:p>
          </table:table-cell>
          <table:table-cell office:value-type="float" office:value="12557" calcext:value-type="float">
            <text:p>12557</text:p>
          </table:table-cell>
          <table:table-cell office:value-type="float" office:value="81745" calcext:value-type="float">
            <text:p>81745</text:p>
          </table:table-cell>
          <table:table-cell office:value-type="float" office:value="13645" calcext:value-type="float">
            <text:p>13645</text:p>
          </table:table-cell>
          <table:table-cell office:value-type="float" office:value="90947" calcext:value-type="float">
            <text:p>90947</text:p>
          </table:table-cell>
          <table:table-cell office:value-type="float" office:value="604273" calcext:value-type="float">
            <text:p>604273</text:p>
          </table:table-cell>
          <table:table-cell office:value-type="float" office:value="483432" calcext:value-type="float">
            <text:p>483432</text:p>
          </table:table-cell>
          <table:table-cell office:value-type="float" office:value="293479" calcext:value-type="float">
            <text:p>293479</text:p>
          </table:table-cell>
          <table:table-cell office:value-type="float" office:value="121547" calcext:value-type="float">
            <text:p>121547</text:p>
          </table:table-cell>
          <table:table-cell office:value-type="float" office:value="494541" calcext:value-type="float">
            <text:p>494541</text:p>
          </table:table-cell>
          <table:table-cell table:number-columns-repeated="8"/>
        </table:table-row>
        <table:table-row table:style-name="ro1">
          <table:table-cell office:value-type="float" office:value="70778" calcext:value-type="float">
            <text:p>70778</text:p>
          </table:table-cell>
          <table:table-cell office:value-type="float" office:value="10498" calcext:value-type="float">
            <text:p>10498</text:p>
          </table:table-cell>
          <table:table-cell office:value-type="float" office:value="85054" calcext:value-type="float">
            <text:p>85054</text:p>
          </table:table-cell>
          <table:table-cell office:value-type="float" office:value="402000" calcext:value-type="float">
            <text:p>402000</text:p>
          </table:table-cell>
          <table:table-cell office:value-type="float" office:value="9723" calcext:value-type="float">
            <text:p>9723</text:p>
          </table:table-cell>
          <table:table-cell office:value-type="float" office:value="81352" calcext:value-type="float">
            <text:p>81352</text:p>
          </table:table-cell>
          <table:table-cell office:value-type="float" office:value="11436" calcext:value-type="float">
            <text:p>11436</text:p>
          </table:table-cell>
          <table:table-cell office:value-type="float" office:value="86540" calcext:value-type="float">
            <text:p>86540</text:p>
          </table:table-cell>
          <table:table-cell office:value-type="float" office:value="608704" calcext:value-type="float">
            <text:p>608704</text:p>
          </table:table-cell>
          <table:table-cell office:value-type="float" office:value="467880" calcext:value-type="float">
            <text:p>467880</text:p>
          </table:table-cell>
          <table:table-cell office:value-type="float" office:value="292041" calcext:value-type="float">
            <text:p>292041</text:p>
          </table:table-cell>
          <table:table-cell office:value-type="float" office:value="117759" calcext:value-type="float">
            <text:p>117759</text:p>
          </table:table-cell>
          <table:table-cell office:value-type="float" office:value="498284" calcext:value-type="float">
            <text:p>498284</text:p>
          </table:table-cell>
          <table:table-cell table:number-columns-repeated="8"/>
        </table:table-row>
        <table:table-row table:style-name="ro1">
          <table:table-cell office:value-type="float" office:value="70815" calcext:value-type="float">
            <text:p>70815</text:p>
          </table:table-cell>
          <table:table-cell office:value-type="float" office:value="8878" calcext:value-type="float">
            <text:p>8878</text:p>
          </table:table-cell>
          <table:table-cell office:value-type="float" office:value="87257" calcext:value-type="float">
            <text:p>87257</text:p>
          </table:table-cell>
          <table:table-cell office:value-type="float" office:value="401723" calcext:value-type="float">
            <text:p>401723</text:p>
          </table:table-cell>
          <table:table-cell office:value-type="float" office:value="12568" calcext:value-type="float">
            <text:p>12568</text:p>
          </table:table-cell>
          <table:table-cell office:value-type="float" office:value="81937" calcext:value-type="float">
            <text:p>81937</text:p>
          </table:table-cell>
          <table:table-cell office:value-type="float" office:value="13304" calcext:value-type="float">
            <text:p>13304</text:p>
          </table:table-cell>
          <table:table-cell office:value-type="float" office:value="87843" calcext:value-type="float">
            <text:p>87843</text:p>
          </table:table-cell>
          <table:table-cell office:value-type="float" office:value="605210" calcext:value-type="float">
            <text:p>605210</text:p>
          </table:table-cell>
          <table:table-cell office:value-type="float" office:value="474273" calcext:value-type="float">
            <text:p>474273</text:p>
          </table:table-cell>
          <table:table-cell office:value-type="float" office:value="293172" calcext:value-type="float">
            <text:p>293172</text:p>
          </table:table-cell>
          <table:table-cell office:value-type="float" office:value="121297" calcext:value-type="float">
            <text:p>121297</text:p>
          </table:table-cell>
          <table:table-cell office:value-type="float" office:value="494904" calcext:value-type="float">
            <text:p>494904</text:p>
          </table:table-cell>
          <table:table-cell table:number-columns-repeated="8"/>
        </table:table-row>
        <table:table-row table:style-name="ro1">
          <table:table-cell office:value-type="float" office:value="70788" calcext:value-type="float">
            <text:p>70788</text:p>
          </table:table-cell>
          <table:table-cell office:value-type="float" office:value="11114" calcext:value-type="float">
            <text:p>11114</text:p>
          </table:table-cell>
          <table:table-cell office:value-type="float" office:value="85079" calcext:value-type="float">
            <text:p>85079</text:p>
          </table:table-cell>
          <table:table-cell office:value-type="float" office:value="403092" calcext:value-type="float">
            <text:p>403092</text:p>
          </table:table-cell>
          <table:table-cell office:value-type="float" office:value="12607" calcext:value-type="float">
            <text:p>12607</text:p>
          </table:table-cell>
          <table:table-cell office:value-type="float" office:value="82085" calcext:value-type="float">
            <text:p>82085</text:p>
          </table:table-cell>
          <table:table-cell office:value-type="float" office:value="11208" calcext:value-type="float">
            <text:p>11208</text:p>
          </table:table-cell>
          <table:table-cell office:value-type="float" office:value="90706" calcext:value-type="float">
            <text:p>90706</text:p>
          </table:table-cell>
          <table:table-cell office:value-type="float" office:value="607403" calcext:value-type="float">
            <text:p>607403</text:p>
          </table:table-cell>
          <table:table-cell office:value-type="float" office:value="466551" calcext:value-type="float">
            <text:p>466551</text:p>
          </table:table-cell>
          <table:table-cell office:value-type="float" office:value="292993" calcext:value-type="float">
            <text:p>292993</text:p>
          </table:table-cell>
          <table:table-cell office:value-type="float" office:value="120149" calcext:value-type="float">
            <text:p>120149</text:p>
          </table:table-cell>
          <table:table-cell office:value-type="float" office:value="494559" calcext:value-type="float">
            <text:p>494559</text:p>
          </table:table-cell>
          <table:table-cell table:number-columns-repeated="8"/>
        </table:table-row>
        <table:table-row table:style-name="ro1">
          <table:table-cell office:value-type="float" office:value="70758" calcext:value-type="float">
            <text:p>70758</text:p>
          </table:table-cell>
          <table:table-cell office:value-type="float" office:value="10953" calcext:value-type="float">
            <text:p>10953</text:p>
          </table:table-cell>
          <table:table-cell office:value-type="float" office:value="85520" calcext:value-type="float">
            <text:p>85520</text:p>
          </table:table-cell>
          <table:table-cell office:value-type="float" office:value="404151" calcext:value-type="float">
            <text:p>404151</text:p>
          </table:table-cell>
          <table:table-cell office:value-type="float" office:value="12277" calcext:value-type="float">
            <text:p>12277</text:p>
          </table:table-cell>
          <table:table-cell office:value-type="float" office:value="82382" calcext:value-type="float">
            <text:p>82382</text:p>
          </table:table-cell>
          <table:table-cell office:value-type="float" office:value="12108" calcext:value-type="float">
            <text:p>12108</text:p>
          </table:table-cell>
          <table:table-cell office:value-type="float" office:value="90521" calcext:value-type="float">
            <text:p>90521</text:p>
          </table:table-cell>
          <table:table-cell office:value-type="float" office:value="608150" calcext:value-type="float">
            <text:p>608150</text:p>
          </table:table-cell>
          <table:table-cell office:value-type="float" office:value="469142" calcext:value-type="float">
            <text:p>469142</text:p>
          </table:table-cell>
          <table:table-cell office:value-type="float" office:value="293788" calcext:value-type="float">
            <text:p>293788</text:p>
          </table:table-cell>
          <table:table-cell office:value-type="float" office:value="121297" calcext:value-type="float">
            <text:p>121297</text:p>
          </table:table-cell>
          <table:table-cell office:value-type="float" office:value="497797" calcext:value-type="float">
            <text:p>497797</text:p>
          </table:table-cell>
          <table:table-cell table:number-columns-repeated="8"/>
        </table:table-row>
        <table:table-row table:style-name="ro1">
          <table:table-cell office:value-type="float" office:value="70813" calcext:value-type="float">
            <text:p>70813</text:p>
          </table:table-cell>
          <table:table-cell office:value-type="float" office:value="8671" calcext:value-type="float">
            <text:p>8671</text:p>
          </table:table-cell>
          <table:table-cell office:value-type="float" office:value="87646" calcext:value-type="float">
            <text:p>87646</text:p>
          </table:table-cell>
          <table:table-cell office:value-type="float" office:value="403951" calcext:value-type="float">
            <text:p>403951</text:p>
          </table:table-cell>
          <table:table-cell office:value-type="float" office:value="12675" calcext:value-type="float">
            <text:p>12675</text:p>
          </table:table-cell>
          <table:table-cell office:value-type="float" office:value="78870" calcext:value-type="float">
            <text:p>78870</text:p>
          </table:table-cell>
          <table:table-cell office:value-type="float" office:value="13537" calcext:value-type="float">
            <text:p>13537</text:p>
          </table:table-cell>
          <table:table-cell office:value-type="float" office:value="91189" calcext:value-type="float">
            <text:p>91189</text:p>
          </table:table-cell>
          <table:table-cell office:value-type="float" office:value="610132" calcext:value-type="float">
            <text:p>610132</text:p>
          </table:table-cell>
          <table:table-cell office:value-type="float" office:value="470221" calcext:value-type="float">
            <text:p>470221</text:p>
          </table:table-cell>
          <table:table-cell office:value-type="float" office:value="293009" calcext:value-type="float">
            <text:p>293009</text:p>
          </table:table-cell>
          <table:table-cell office:value-type="float" office:value="119624" calcext:value-type="float">
            <text:p>119624</text:p>
          </table:table-cell>
          <table:table-cell office:value-type="float" office:value="495113" calcext:value-type="float">
            <text:p>495113</text:p>
          </table:table-cell>
          <table:table-cell table:number-columns-repeated="8"/>
        </table:table-row>
        <table:table-row table:style-name="ro1">
          <table:table-cell office:value-type="float" office:value="70847" calcext:value-type="float">
            <text:p>70847</text:p>
          </table:table-cell>
          <table:table-cell office:value-type="float" office:value="8445" calcext:value-type="float">
            <text:p>8445</text:p>
          </table:table-cell>
          <table:table-cell office:value-type="float" office:value="84220" calcext:value-type="float">
            <text:p>84220</text:p>
          </table:table-cell>
          <table:table-cell office:value-type="float" office:value="403926" calcext:value-type="float">
            <text:p>403926</text:p>
          </table:table-cell>
          <table:table-cell office:value-type="float" office:value="11830" calcext:value-type="float">
            <text:p>11830</text:p>
          </table:table-cell>
          <table:table-cell office:value-type="float" office:value="84829" calcext:value-type="float">
            <text:p>84829</text:p>
          </table:table-cell>
          <table:table-cell office:value-type="float" office:value="13469" calcext:value-type="float">
            <text:p>13469</text:p>
          </table:table-cell>
          <table:table-cell office:value-type="float" office:value="92353" calcext:value-type="float">
            <text:p>92353</text:p>
          </table:table-cell>
          <table:table-cell office:value-type="float" office:value="602723" calcext:value-type="float">
            <text:p>602723</text:p>
          </table:table-cell>
          <table:table-cell office:value-type="float" office:value="463594" calcext:value-type="float">
            <text:p>463594</text:p>
          </table:table-cell>
          <table:table-cell office:value-type="float" office:value="293364" calcext:value-type="float">
            <text:p>293364</text:p>
          </table:table-cell>
          <table:table-cell office:value-type="float" office:value="120284" calcext:value-type="float">
            <text:p>120284</text:p>
          </table:table-cell>
          <table:table-cell office:value-type="float" office:value="497720" calcext:value-type="float">
            <text:p>497720</text:p>
          </table:table-cell>
          <table:table-cell table:number-columns-repeated="8"/>
        </table:table-row>
        <table:table-row table:style-name="ro1">
          <table:table-cell office:value-type="float" office:value="70974" calcext:value-type="float">
            <text:p>70974</text:p>
          </table:table-cell>
          <table:table-cell office:value-type="float" office:value="10796" calcext:value-type="float">
            <text:p>10796</text:p>
          </table:table-cell>
          <table:table-cell office:value-type="float" office:value="88085" calcext:value-type="float">
            <text:p>88085</text:p>
          </table:table-cell>
          <table:table-cell office:value-type="float" office:value="403695" calcext:value-type="float">
            <text:p>403695</text:p>
          </table:table-cell>
          <table:table-cell office:value-type="float" office:value="12555" calcext:value-type="float">
            <text:p>12555</text:p>
          </table:table-cell>
          <table:table-cell office:value-type="float" office:value="83061" calcext:value-type="float">
            <text:p>83061</text:p>
          </table:table-cell>
          <table:table-cell office:value-type="float" office:value="13762" calcext:value-type="float">
            <text:p>13762</text:p>
          </table:table-cell>
          <table:table-cell office:value-type="float" office:value="90227" calcext:value-type="float">
            <text:p>90227</text:p>
          </table:table-cell>
          <table:table-cell office:value-type="float" office:value="602823" calcext:value-type="float">
            <text:p>602823</text:p>
          </table:table-cell>
          <table:table-cell office:value-type="float" office:value="470355" calcext:value-type="float">
            <text:p>470355</text:p>
          </table:table-cell>
          <table:table-cell office:value-type="float" office:value="292868" calcext:value-type="float">
            <text:p>292868</text:p>
          </table:table-cell>
          <table:table-cell office:value-type="float" office:value="120433" calcext:value-type="float">
            <text:p>120433</text:p>
          </table:table-cell>
          <table:table-cell office:value-type="float" office:value="497098" calcext:value-type="float">
            <text:p>497098</text:p>
          </table:table-cell>
          <table:table-cell table:number-columns-repeated="8"/>
        </table:table-row>
        <table:table-row table:style-name="ro1">
          <table:table-cell table:style-name="ce13" table:formula="of:=AVERAGE([.A19:.A28])" office:value-type="float" office:value="70803.5" calcext:value-type="float">
            <text:p>70804</text:p>
          </table:table-cell>
          <table:table-cell table:style-name="ce12" table:formula="of:=AVERAGE([.B19:.B28])" office:value-type="float" office:value="9698" calcext:value-type="float">
            <text:p>9698</text:p>
          </table:table-cell>
          <table:table-cell table:style-name="ce13" table:formula="of:=AVERAGE([.C19:.C28])" office:value-type="float" office:value="86232.7" calcext:value-type="float">
            <text:p>86233</text:p>
          </table:table-cell>
          <table:table-cell table:style-name="ce13" table:formula="of:=AVERAGE([.D19:.D28])" office:value-type="float" office:value="402952.9" calcext:value-type="float">
            <text:p>402953</text:p>
          </table:table-cell>
          <table:table-cell table:style-name="ce13" table:formula="of:=AVERAGE([.E19:.E28])" office:value-type="float" office:value="11847.2" calcext:value-type="float">
            <text:p>11847</text:p>
          </table:table-cell>
          <table:table-cell table:style-name="ce13" table:formula="of:=AVERAGE([.F19:.F28])" office:value-type="float" office:value="82473.5" calcext:value-type="float">
            <text:p>82474</text:p>
          </table:table-cell>
          <table:table-cell table:style-name="ce13" table:formula="of:=AVERAGE([.G19:.G28])" office:value-type="float" office:value="12830.3" calcext:value-type="float">
            <text:p>12830</text:p>
          </table:table-cell>
          <table:table-cell table:style-name="ce13" table:formula="of:=AVERAGE([.H19:.H28])" office:value-type="float" office:value="90092" calcext:value-type="float">
            <text:p>90092</text:p>
          </table:table-cell>
          <table:table-cell table:style-name="ce13" table:formula="of:=AVERAGE([.I19:.I28])" office:value-type="float" office:value="607658.2" calcext:value-type="float">
            <text:p>607658</text:p>
          </table:table-cell>
          <table:table-cell table:style-name="ce13" table:formula="of:=AVERAGE([.J19:.J28])" office:value-type="float" office:value="471115" calcext:value-type="float">
            <text:p>471115</text:p>
          </table:table-cell>
          <table:table-cell table:style-name="ce13" table:formula="of:=AVERAGE([.K19:.K28])" office:value-type="float" office:value="293278.1" calcext:value-type="float">
            <text:p>293278</text:p>
          </table:table-cell>
          <table:table-cell table:style-name="ce13" table:formula="of:=AVERAGE([.L19:.L28])" office:value-type="float" office:value="120741.4" calcext:value-type="float">
            <text:p>120741</text:p>
          </table:table-cell>
          <table:table-cell table:style-name="ce13" table:formula="of:=AVERAGE([.M19:.M28])" office:value-type="float" office:value="496012.1" calcext:value-type="float">
            <text:p>496012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G2: Slowdown when using USB2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jmeint</text:p>
          </table:table-cell>
          <table:table-cell table:number-columns-repeated="14"/>
          <table:table-cell office:value-type="string" calcext:value-type="string">
            <text:p>PC</text:p>
          </table:table-cell>
          <table:table-cell office:value-type="string" calcext:value-type="string">
            <text:p>RPi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7"/>
          <table:table-cell office:value-type="string" calcext:value-type="string">
            <text:p>RPI3</text:p>
          </table:table-cell>
          <table:table-cell/>
          <table:table-cell office:value-type="string" calcext:value-type="string">
            <text:p>RPI4</text:p>
          </table:table-cell>
          <table:table-cell table:number-columns-repeated="3"/>
          <table:table-cell office:value-type="string" calcext:value-type="string">
            <text:p>blackscholes</text:p>
          </table:table-cell>
          <table:table-cell table:style-name="ce5" table:formula="of:=[.D4]/[.C4]" office:value-type="float" office:value="4.61204201575591" calcext:value-type="float">
            <text:p>4.61</text:p>
          </table:table-cell>
          <table:table-cell table:style-name="ce5" table:formula="of:=[.M14]/[.L14]" office:value-type="float" office:value="4.05513944921943" calcext:value-type="float">
            <text:p>4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ginal code</text:p>
          </table:table-cell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MYRIAD USB2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V MYRIAD USB2</text:p>
          </table:table-cell>
          <table:table-cell/>
          <table:table-cell office:value-type="string" calcext:value-type="string">
            <text:p>inversek2j</text:p>
          </table:table-cell>
          <table:table-cell table:style-name="ce5" table:formula="of:=[.D19]/[.C19]" office:value-type="float" office:value="4.58749642836734" calcext:value-type="float">
            <text:p>4.59</text:p>
          </table:table-cell>
          <table:table-cell table:style-name="ce5" table:formula="of:=[.M29]/[.L29]" office:value-type="float" office:value="4.10805324437186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float" office:value="36439" calcext:value-type="float">
            <text:p>36439</text:p>
          </table:table-cell>
          <table:table-cell office:value-type="float" office:value="22240" calcext:value-type="float">
            <text:p>22240</text:p>
          </table:table-cell>
          <table:table-cell office:value-type="float" office:value="323575" calcext:value-type="float">
            <text:p>323575</text:p>
          </table:table-cell>
          <table:table-cell office:value-type="float" office:value="1871967" calcext:value-type="float">
            <text:p>1871967</text:p>
          </table:table-cell>
          <table:table-cell office:value-type="float" office:value="26898" calcext:value-type="float">
            <text:p>26898</text:p>
          </table:table-cell>
          <table:table-cell office:value-type="float" office:value="348654" calcext:value-type="float">
            <text:p>348654</text:p>
          </table:table-cell>
          <table:table-cell office:value-type="float" office:value="24654" calcext:value-type="float">
            <text:p>24654</text:p>
          </table:table-cell>
          <table:table-cell office:value-type="float" office:value="360901" calcext:value-type="float">
            <text:p>360901</text:p>
          </table:table-cell>
          <table:table-cell office:value-type="float" office:value="192519" calcext:value-type="float">
            <text:p>192519</text:p>
          </table:table-cell>
          <table:table-cell office:value-type="float" office:value="2260709" calcext:value-type="float">
            <text:p>2260709</text:p>
          </table:table-cell>
          <table:table-cell office:value-type="float" office:value="113182" calcext:value-type="float">
            <text:p>113182</text:p>
          </table:table-cell>
          <table:table-cell office:value-type="float" office:value="469692" calcext:value-type="float">
            <text:p>469692</text:p>
          </table:table-cell>
          <table:table-cell office:value-type="float" office:value="2519162" calcext:value-type="float">
            <text:p>2519162</text:p>
          </table:table-cell>
          <table:table-cell/>
          <table:table-cell office:value-type="string" calcext:value-type="string">
            <text:p>jmeint</text:p>
          </table:table-cell>
          <table:table-cell table:style-name="ce5" table:formula="of:=[.D34]/[.C34]" office:value-type="float" office:value="5.78526462180329" calcext:value-type="float">
            <text:p>5.79</text:p>
          </table:table-cell>
          <table:table-cell table:style-name="ce5" table:formula="of:=[.M44]/[.L44]" office:value-type="float" office:value="5.33512736206036" calcext:value-type="float">
            <text:p>5.34</text:p>
          </table:table-cell>
          <table:table-cell table:number-columns-repeated="4"/>
        </table:table-row>
        <table:table-row table:style-name="ro1">
          <table:table-cell office:value-type="float" office:value="36745" calcext:value-type="float">
            <text:p>36745</text:p>
          </table:table-cell>
          <table:table-cell office:value-type="float" office:value="22153" calcext:value-type="float">
            <text:p>22153</text:p>
          </table:table-cell>
          <table:table-cell office:value-type="float" office:value="327407" calcext:value-type="float">
            <text:p>327407</text:p>
          </table:table-cell>
          <table:table-cell office:value-type="float" office:value="1872220" calcext:value-type="float">
            <text:p>1872220</text:p>
          </table:table-cell>
          <table:table-cell office:value-type="float" office:value="24953" calcext:value-type="float">
            <text:p>24953</text:p>
          </table:table-cell>
          <table:table-cell office:value-type="float" office:value="338775" calcext:value-type="float">
            <text:p>338775</text:p>
          </table:table-cell>
          <table:table-cell office:value-type="float" office:value="27453" calcext:value-type="float">
            <text:p>27453</text:p>
          </table:table-cell>
          <table:table-cell office:value-type="float" office:value="361862" calcext:value-type="float">
            <text:p>361862</text:p>
          </table:table-cell>
          <table:table-cell office:value-type="float" office:value="189722" calcext:value-type="float">
            <text:p>189722</text:p>
          </table:table-cell>
          <table:table-cell office:value-type="float" office:value="2193164" calcext:value-type="float">
            <text:p>2193164</text:p>
          </table:table-cell>
          <table:table-cell office:value-type="float" office:value="113272" calcext:value-type="float">
            <text:p>113272</text:p>
          </table:table-cell>
          <table:table-cell office:value-type="float" office:value="467408" calcext:value-type="float">
            <text:p>467408</text:p>
          </table:table-cell>
          <table:table-cell office:value-type="float" office:value="2495730" calcext:value-type="float">
            <text:p>2495730</text:p>
          </table:table-cell>
          <table:table-cell/>
          <table:table-cell office:value-type="string" calcext:value-type="string">
            <text:p>kmeans</text:p>
          </table:table-cell>
          <table:table-cell table:style-name="ce5" table:formula="of:=[.D49]/[.C49]" office:value-type="float" office:value="5.92290460223936" calcext:value-type="float">
            <text:p>5.92</text:p>
          </table:table-cell>
          <table:table-cell table:style-name="ce5" table:formula="of:=[.M59]/[.L59]" office:value-type="float" office:value="3.86868124435612" calcext:value-type="float">
            <text:p>3.87</text:p>
          </table:table-cell>
          <table:table-cell table:number-columns-repeated="4"/>
        </table:table-row>
        <table:table-row table:style-name="ro1">
          <table:table-cell office:value-type="float" office:value="36734" calcext:value-type="float">
            <text:p>36734</text:p>
          </table:table-cell>
          <table:table-cell office:value-type="float" office:value="21928" calcext:value-type="float">
            <text:p>21928</text:p>
          </table:table-cell>
          <table:table-cell office:value-type="float" office:value="325944" calcext:value-type="float">
            <text:p>325944</text:p>
          </table:table-cell>
          <table:table-cell office:value-type="float" office:value="1871957" calcext:value-type="float">
            <text:p>1871957</text:p>
          </table:table-cell>
          <table:table-cell office:value-type="float" office:value="23421" calcext:value-type="float">
            <text:p>23421</text:p>
          </table:table-cell>
          <table:table-cell office:value-type="float" office:value="338780" calcext:value-type="float">
            <text:p>338780</text:p>
          </table:table-cell>
          <table:table-cell office:value-type="float" office:value="25685" calcext:value-type="float">
            <text:p>25685</text:p>
          </table:table-cell>
          <table:table-cell office:value-type="float" office:value="359885" calcext:value-type="float">
            <text:p>359885</text:p>
          </table:table-cell>
          <table:table-cell office:value-type="float" office:value="189635" calcext:value-type="float">
            <text:p>189635</text:p>
          </table:table-cell>
          <table:table-cell office:value-type="float" office:value="2277686" calcext:value-type="float">
            <text:p>2277686</text:p>
          </table:table-cell>
          <table:table-cell office:value-type="float" office:value="113300" calcext:value-type="float">
            <text:p>113300</text:p>
          </table:table-cell>
          <table:table-cell office:value-type="float" office:value="468090" calcext:value-type="float">
            <text:p>468090</text:p>
          </table:table-cell>
          <table:table-cell office:value-type="float" office:value="2530445" calcext:value-type="float">
            <text:p>2530445</text:p>
          </table:table-cell>
          <table:table-cell/>
          <table:table-cell office:value-type="string" calcext:value-type="string">
            <text:p>sobel</text:p>
          </table:table-cell>
          <table:table-cell table:style-name="ce5" table:formula="of:=[.D64]/[.C64]" office:value-type="float" office:value="4.09392696826095" calcext:value-type="float">
            <text:p>4.09</text:p>
          </table:table-cell>
          <table:table-cell table:style-name="ce5" table:formula="of:=[.M74]/[.L74]" office:value-type="float" office:value="3.66592900347116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float" office:value="36451" calcext:value-type="float">
            <text:p>36451</text:p>
          </table:table-cell>
          <table:table-cell office:value-type="float" office:value="22781" calcext:value-type="float">
            <text:p>22781</text:p>
          </table:table-cell>
          <table:table-cell office:value-type="float" office:value="328854" calcext:value-type="float">
            <text:p>328854</text:p>
          </table:table-cell>
          <table:table-cell office:value-type="float" office:value="1871943" calcext:value-type="float">
            <text:p>1871943</text:p>
          </table:table-cell>
          <table:table-cell office:value-type="float" office:value="23613" calcext:value-type="float">
            <text:p>23613</text:p>
          </table:table-cell>
          <table:table-cell office:value-type="float" office:value="338275" calcext:value-type="float">
            <text:p>338275</text:p>
          </table:table-cell>
          <table:table-cell office:value-type="float" office:value="30626" calcext:value-type="float">
            <text:p>30626</text:p>
          </table:table-cell>
          <table:table-cell office:value-type="float" office:value="361073" calcext:value-type="float">
            <text:p>361073</text:p>
          </table:table-cell>
          <table:table-cell office:value-type="float" office:value="189613" calcext:value-type="float">
            <text:p>189613</text:p>
          </table:table-cell>
          <table:table-cell office:value-type="float" office:value="2257348" calcext:value-type="float">
            <text:p>2257348</text:p>
          </table:table-cell>
          <table:table-cell office:value-type="float" office:value="112937" calcext:value-type="float">
            <text:p>112937</text:p>
          </table:table-cell>
          <table:table-cell office:value-type="float" office:value="472588" calcext:value-type="float">
            <text:p>472588</text:p>
          </table:table-cell>
          <table:table-cell office:value-type="float" office:value="2531005" calcext:value-type="float">
            <text:p>2531005</text:p>
          </table:table-cell>
          <table:table-cell table:number-columns-repeated="8"/>
        </table:table-row>
        <table:table-row table:style-name="ro1">
          <table:table-cell office:value-type="float" office:value="36433" calcext:value-type="float">
            <text:p>36433</text:p>
          </table:table-cell>
          <table:table-cell office:value-type="float" office:value="21891" calcext:value-type="float">
            <text:p>21891</text:p>
          </table:table-cell>
          <table:table-cell office:value-type="float" office:value="323328" calcext:value-type="float">
            <text:p>323328</text:p>
          </table:table-cell>
          <table:table-cell office:value-type="float" office:value="1869748" calcext:value-type="float">
            <text:p>1869748</text:p>
          </table:table-cell>
          <table:table-cell office:value-type="float" office:value="23520" calcext:value-type="float">
            <text:p>23520</text:p>
          </table:table-cell>
          <table:table-cell office:value-type="float" office:value="337547" calcext:value-type="float">
            <text:p>337547</text:p>
          </table:table-cell>
          <table:table-cell office:value-type="float" office:value="28129" calcext:value-type="float">
            <text:p>28129</text:p>
          </table:table-cell>
          <table:table-cell office:value-type="float" office:value="360913" calcext:value-type="float">
            <text:p>360913</text:p>
          </table:table-cell>
          <table:table-cell office:value-type="float" office:value="189769" calcext:value-type="float">
            <text:p>189769</text:p>
          </table:table-cell>
          <table:table-cell office:value-type="float" office:value="2291344" calcext:value-type="float">
            <text:p>2291344</text:p>
          </table:table-cell>
          <table:table-cell office:value-type="float" office:value="113442" calcext:value-type="float">
            <text:p>113442</text:p>
          </table:table-cell>
          <table:table-cell office:value-type="float" office:value="468417" calcext:value-type="float">
            <text:p>468417</text:p>
          </table:table-cell>
          <table:table-cell office:value-type="float" office:value="2512632" calcext:value-type="float">
            <text:p>2512632</text:p>
          </table:table-cell>
          <table:table-cell table:number-columns-repeated="8"/>
        </table:table-row>
        <table:table-row table:style-name="ro1">
          <table:table-cell office:value-type="float" office:value="36390" calcext:value-type="float">
            <text:p>36390</text:p>
          </table:table-cell>
          <table:table-cell office:value-type="float" office:value="25727" calcext:value-type="float">
            <text:p>25727</text:p>
          </table:table-cell>
          <table:table-cell office:value-type="float" office:value="323453" calcext:value-type="float">
            <text:p>323453</text:p>
          </table:table-cell>
          <table:table-cell office:value-type="float" office:value="1871500" calcext:value-type="float">
            <text:p>1871500</text:p>
          </table:table-cell>
          <table:table-cell office:value-type="float" office:value="25767" calcext:value-type="float">
            <text:p>25767</text:p>
          </table:table-cell>
          <table:table-cell office:value-type="float" office:value="337138" calcext:value-type="float">
            <text:p>337138</text:p>
          </table:table-cell>
          <table:table-cell office:value-type="float" office:value="25404" calcext:value-type="float">
            <text:p>25404</text:p>
          </table:table-cell>
          <table:table-cell office:value-type="float" office:value="362299" calcext:value-type="float">
            <text:p>362299</text:p>
          </table:table-cell>
          <table:table-cell office:value-type="float" office:value="192358" calcext:value-type="float">
            <text:p>192358</text:p>
          </table:table-cell>
          <table:table-cell office:value-type="float" office:value="2260445" calcext:value-type="float">
            <text:p>2260445</text:p>
          </table:table-cell>
          <table:table-cell office:value-type="float" office:value="113757" calcext:value-type="float">
            <text:p>113757</text:p>
          </table:table-cell>
          <table:table-cell office:value-type="float" office:value="467413" calcext:value-type="float">
            <text:p>467413</text:p>
          </table:table-cell>
          <table:table-cell office:value-type="float" office:value="2545618" calcext:value-type="float">
            <text:p>2545618</text:p>
          </table:table-cell>
          <table:table-cell table:number-columns-repeated="8"/>
        </table:table-row>
        <table:table-row table:style-name="ro1">
          <table:table-cell office:value-type="float" office:value="36419" calcext:value-type="float">
            <text:p>36419</text:p>
          </table:table-cell>
          <table:table-cell office:value-type="float" office:value="21193" calcext:value-type="float">
            <text:p>21193</text:p>
          </table:table-cell>
          <table:table-cell office:value-type="float" office:value="327135" calcext:value-type="float">
            <text:p>327135</text:p>
          </table:table-cell>
          <table:table-cell office:value-type="float" office:value="1873258" calcext:value-type="float">
            <text:p>1873258</text:p>
          </table:table-cell>
          <table:table-cell office:value-type="float" office:value="23751" calcext:value-type="float">
            <text:p>23751</text:p>
          </table:table-cell>
          <table:table-cell office:value-type="float" office:value="338323" calcext:value-type="float">
            <text:p>338323</text:p>
          </table:table-cell>
          <table:table-cell office:value-type="float" office:value="25617" calcext:value-type="float">
            <text:p>25617</text:p>
          </table:table-cell>
          <table:table-cell office:value-type="float" office:value="361148" calcext:value-type="float">
            <text:p>361148</text:p>
          </table:table-cell>
          <table:table-cell office:value-type="float" office:value="189462" calcext:value-type="float">
            <text:p>189462</text:p>
          </table:table-cell>
          <table:table-cell office:value-type="float" office:value="2241599" calcext:value-type="float">
            <text:p>2241599</text:p>
          </table:table-cell>
          <table:table-cell office:value-type="float" office:value="112754" calcext:value-type="float">
            <text:p>112754</text:p>
          </table:table-cell>
          <table:table-cell office:value-type="float" office:value="472699" calcext:value-type="float">
            <text:p>472699</text:p>
          </table:table-cell>
          <table:table-cell office:value-type="float" office:value="2510256" calcext:value-type="float">
            <text:p>2510256</text:p>
          </table:table-cell>
          <table:table-cell table:number-columns-repeated="8"/>
        </table:table-row>
        <table:table-row table:style-name="ro1">
          <table:table-cell office:value-type="float" office:value="36420" calcext:value-type="float">
            <text:p>36420</text:p>
          </table:table-cell>
          <table:table-cell office:value-type="float" office:value="21220" calcext:value-type="float">
            <text:p>21220</text:p>
          </table:table-cell>
          <table:table-cell office:value-type="float" office:value="329308" calcext:value-type="float">
            <text:p>329308</text:p>
          </table:table-cell>
          <table:table-cell office:value-type="float" office:value="1872606" calcext:value-type="float">
            <text:p>1872606</text:p>
          </table:table-cell>
          <table:table-cell office:value-type="float" office:value="27952" calcext:value-type="float">
            <text:p>27952</text:p>
          </table:table-cell>
          <table:table-cell office:value-type="float" office:value="338559" calcext:value-type="float">
            <text:p>338559</text:p>
          </table:table-cell>
          <table:table-cell office:value-type="float" office:value="25410" calcext:value-type="float">
            <text:p>25410</text:p>
          </table:table-cell>
          <table:table-cell office:value-type="float" office:value="361189" calcext:value-type="float">
            <text:p>361189</text:p>
          </table:table-cell>
          <table:table-cell office:value-type="float" office:value="192627" calcext:value-type="float">
            <text:p>192627</text:p>
          </table:table-cell>
          <table:table-cell office:value-type="float" office:value="2280295" calcext:value-type="float">
            <text:p>2280295</text:p>
          </table:table-cell>
          <table:table-cell office:value-type="float" office:value="112457" calcext:value-type="float">
            <text:p>112457</text:p>
          </table:table-cell>
          <table:table-cell office:value-type="float" office:value="474316" calcext:value-type="float">
            <text:p>474316</text:p>
          </table:table-cell>
          <table:table-cell office:value-type="float" office:value="2488575" calcext:value-type="float">
            <text:p>2488575</text:p>
          </table:table-cell>
          <table:table-cell table:number-columns-repeated="8"/>
        </table:table-row>
        <table:table-row table:style-name="ro1">
          <table:table-cell office:value-type="float" office:value="36437" calcext:value-type="float">
            <text:p>36437</text:p>
          </table:table-cell>
          <table:table-cell office:value-type="float" office:value="24910" calcext:value-type="float">
            <text:p>24910</text:p>
          </table:table-cell>
          <table:table-cell office:value-type="float" office:value="325682" calcext:value-type="float">
            <text:p>325682</text:p>
          </table:table-cell>
          <table:table-cell office:value-type="float" office:value="1875068" calcext:value-type="float">
            <text:p>1875068</text:p>
          </table:table-cell>
          <table:table-cell office:value-type="float" office:value="23533" calcext:value-type="float">
            <text:p>23533</text:p>
          </table:table-cell>
          <table:table-cell office:value-type="float" office:value="348433" calcext:value-type="float">
            <text:p>348433</text:p>
          </table:table-cell>
          <table:table-cell office:value-type="float" office:value="25244" calcext:value-type="float">
            <text:p>25244</text:p>
          </table:table-cell>
          <table:table-cell office:value-type="float" office:value="362110" calcext:value-type="float">
            <text:p>362110</text:p>
          </table:table-cell>
          <table:table-cell office:value-type="float" office:value="189482" calcext:value-type="float">
            <text:p>189482</text:p>
          </table:table-cell>
          <table:table-cell office:value-type="float" office:value="2264220" calcext:value-type="float">
            <text:p>2264220</text:p>
          </table:table-cell>
          <table:table-cell office:value-type="float" office:value="112640" calcext:value-type="float">
            <text:p>112640</text:p>
          </table:table-cell>
          <table:table-cell office:value-type="float" office:value="463698" calcext:value-type="float">
            <text:p>463698</text:p>
          </table:table-cell>
          <table:table-cell office:value-type="float" office:value="2467270" calcext:value-type="float">
            <text:p>2467270</text:p>
          </table:table-cell>
          <table:table-cell table:number-columns-repeated="8"/>
        </table:table-row>
        <table:table-row table:style-name="ro1">
          <table:table-cell office:value-type="float" office:value="36366" calcext:value-type="float">
            <text:p>36366</text:p>
          </table:table-cell>
          <table:table-cell office:value-type="float" office:value="21678" calcext:value-type="float">
            <text:p>21678</text:p>
          </table:table-cell>
          <table:table-cell office:value-type="float" office:value="327050" calcext:value-type="float">
            <text:p>327050</text:p>
          </table:table-cell>
          <table:table-cell office:value-type="float" office:value="1874380" calcext:value-type="float">
            <text:p>1874380</text:p>
          </table:table-cell>
          <table:table-cell office:value-type="float" office:value="23806" calcext:value-type="float">
            <text:p>23806</text:p>
          </table:table-cell>
          <table:table-cell office:value-type="float" office:value="337822" calcext:value-type="float">
            <text:p>337822</text:p>
          </table:table-cell>
          <table:table-cell office:value-type="float" office:value="27492" calcext:value-type="float">
            <text:p>27492</text:p>
          </table:table-cell>
          <table:table-cell office:value-type="float" office:value="361726" calcext:value-type="float">
            <text:p>361726</text:p>
          </table:table-cell>
          <table:table-cell office:value-type="float" office:value="192753" calcext:value-type="float">
            <text:p>192753</text:p>
          </table:table-cell>
          <table:table-cell office:value-type="float" office:value="2243907" calcext:value-type="float">
            <text:p>2243907</text:p>
          </table:table-cell>
          <table:table-cell office:value-type="float" office:value="112788" calcext:value-type="float">
            <text:p>112788</text:p>
          </table:table-cell>
          <table:table-cell office:value-type="float" office:value="473114" calcext:value-type="float">
            <text:p>473114</text:p>
          </table:table-cell>
          <table:table-cell office:value-type="float" office:value="2460721" calcext:value-type="float">
            <text:p>2460721</text:p>
          </table:table-cell>
          <table:table-cell table:number-columns-repeated="8"/>
        </table:table-row>
        <table:table-row table:style-name="ro1">
          <table:table-cell table:style-name="ce13" table:formula="of:=AVERAGE([.A34:.A43])" office:value-type="float" office:value="36483.4" calcext:value-type="float">
            <text:p>36483</text:p>
          </table:table-cell>
          <table:table-cell table:style-name="ce13" table:formula="of:=AVERAGE([.B34:.B43])" office:value-type="float" office:value="22572.1" calcext:value-type="float">
            <text:p>22572</text:p>
          </table:table-cell>
          <table:table-cell table:style-name="ce13" table:formula="of:=AVERAGE([.C34:.C43])" office:value-type="float" office:value="326173.6" calcext:value-type="float">
            <text:p>326174</text:p>
          </table:table-cell>
          <table:table-cell table:style-name="ce13" table:formula="of:=AVERAGE([.D34:.D43])" office:value-type="float" office:value="1872464.7" calcext:value-type="float">
            <text:p>1872465</text:p>
          </table:table-cell>
          <table:table-cell table:style-name="ce13" table:formula="of:=AVERAGE([.E34:.E43])" office:value-type="float" office:value="24721.4" calcext:value-type="float">
            <text:p>24721</text:p>
          </table:table-cell>
          <table:table-cell table:style-name="ce13" table:formula="of:=AVERAGE([.F34:.F43])" office:value-type="float" office:value="340230.6" calcext:value-type="float">
            <text:p>340231</text:p>
          </table:table-cell>
          <table:table-cell table:style-name="ce13" table:formula="of:=AVERAGE([.G34:.G43])" office:value-type="float" office:value="26571.4" calcext:value-type="float">
            <text:p>26571</text:p>
          </table:table-cell>
          <table:table-cell table:style-name="ce13" table:formula="of:=AVERAGE([.H34:.H43])" office:value-type="float" office:value="361310.6" calcext:value-type="float">
            <text:p>361311</text:p>
          </table:table-cell>
          <table:table-cell table:style-name="ce13" table:formula="of:=AVERAGE([.I34:.I43])" office:value-type="float" office:value="190794" calcext:value-type="float">
            <text:p>190794</text:p>
          </table:table-cell>
          <table:table-cell table:style-name="ce13" table:formula="of:=AVERAGE([.J34:.J43])" office:value-type="float" office:value="2257071.7" calcext:value-type="float">
            <text:p>2257072</text:p>
          </table:table-cell>
          <table:table-cell table:style-name="ce13" table:formula="of:=AVERAGE([.K34:.K43])" office:value-type="float" office:value="113052.9" calcext:value-type="float">
            <text:p>113053</text:p>
          </table:table-cell>
          <table:table-cell table:style-name="ce13" table:formula="of:=AVERAGE([.L34:.L43])" office:value-type="float" office:value="469743.5" calcext:value-type="float">
            <text:p>469744</text:p>
          </table:table-cell>
          <table:table-cell table:style-name="ce13" table:formula="of:=AVERAGE([.M34:.M43])" office:value-type="float" office:value="2506141.4" calcext:value-type="float">
            <text:p>250614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style-name="ce12" office:value-type="string" calcext:value-type="string">
            <text:p>kmea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7"/>
          <table:table-cell office:value-type="string" calcext:value-type="string">
            <text:p>RPI3</text:p>
          </table:table-cell>
          <table:table-cell/>
          <table:table-cell office:value-type="string" calcext:value-type="string">
            <text:p>RPI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iginal code</text:p>
          </table:table-cell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MYRIAD USB2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V MYRIAD USB2</text:p>
          </table:table-cell>
          <table:table-cell table:number-columns-repeated="8"/>
        </table:table-row>
        <table:table-row table:style-name="ro1">
          <table:table-cell office:value-type="float" office:value="148914" calcext:value-type="float">
            <text:p>148914</text:p>
          </table:table-cell>
          <table:table-cell office:value-type="float" office:value="847428" calcext:value-type="float">
            <text:p>847428</text:p>
          </table:table-cell>
          <table:table-cell office:value-type="float" office:value="5698226" calcext:value-type="float">
            <text:p>5698226</text:p>
          </table:table-cell>
          <table:table-cell office:value-type="float" office:value="33750049" calcext:value-type="float">
            <text:p>33750049</text:p>
          </table:table-cell>
          <table:table-cell office:value-type="float" office:value="854029" calcext:value-type="float">
            <text:p>854029</text:p>
          </table:table-cell>
          <table:table-cell office:value-type="float" office:value="5679138" calcext:value-type="float">
            <text:p>5679138</text:p>
          </table:table-cell>
          <table:table-cell office:value-type="float" office:value="854939" calcext:value-type="float">
            <text:p>854939</text:p>
          </table:table-cell>
          <table:table-cell office:value-type="float" office:value="5697889" calcext:value-type="float">
            <text:p>5697889</text:p>
          </table:table-cell>
          <table:table-cell office:value-type="float" office:value="2054851" calcext:value-type="float">
            <text:p>2054851</text:p>
          </table:table-cell>
          <table:table-cell office:value-type="float" office:value="43811852" calcext:value-type="float">
            <text:p>43811852</text:p>
          </table:table-cell>
          <table:table-cell office:value-type="float" office:value="554664" calcext:value-type="float">
            <text:p>554664</text:p>
          </table:table-cell>
          <table:table-cell office:value-type="float" office:value="12417664" calcext:value-type="float">
            <text:p>12417664</text:p>
          </table:table-cell>
          <table:table-cell office:value-type="float" office:value="48166674" calcext:value-type="float">
            <text:p>48166674</text:p>
          </table:table-cell>
          <table:table-cell table:number-columns-repeated="8"/>
        </table:table-row>
        <table:table-row table:style-name="ro1">
          <table:table-cell office:value-type="float" office:value="149018" calcext:value-type="float">
            <text:p>149018</text:p>
          </table:table-cell>
          <table:table-cell office:value-type="float" office:value="847280" calcext:value-type="float">
            <text:p>847280</text:p>
          </table:table-cell>
          <table:table-cell office:value-type="float" office:value="5659364" calcext:value-type="float">
            <text:p>5659364</text:p>
          </table:table-cell>
          <table:table-cell office:value-type="float" office:value="33700335" calcext:value-type="float">
            <text:p>33700335</text:p>
          </table:table-cell>
          <table:table-cell office:value-type="float" office:value="844067" calcext:value-type="float">
            <text:p>844067</text:p>
          </table:table-cell>
          <table:table-cell office:value-type="float" office:value="5676877" calcext:value-type="float">
            <text:p>5676877</text:p>
          </table:table-cell>
          <table:table-cell office:value-type="float" office:value="853757" calcext:value-type="float">
            <text:p>853757</text:p>
          </table:table-cell>
          <table:table-cell office:value-type="float" office:value="5691002" calcext:value-type="float">
            <text:p>5691002</text:p>
          </table:table-cell>
          <table:table-cell office:value-type="float" office:value="2070687" calcext:value-type="float">
            <text:p>2070687</text:p>
          </table:table-cell>
          <table:table-cell office:value-type="float" office:value="44212385" calcext:value-type="float">
            <text:p>44212385</text:p>
          </table:table-cell>
          <table:table-cell office:value-type="float" office:value="554678" calcext:value-type="float">
            <text:p>554678</text:p>
          </table:table-cell>
          <table:table-cell office:value-type="float" office:value="12996245" calcext:value-type="float">
            <text:p>12996245</text:p>
          </table:table-cell>
          <table:table-cell office:value-type="float" office:value="48414333" calcext:value-type="float">
            <text:p>48414333</text:p>
          </table:table-cell>
          <table:table-cell table:number-columns-repeated="8"/>
        </table:table-row>
        <table:table-row table:style-name="ro1">
          <table:table-cell office:value-type="float" office:value="149210" calcext:value-type="float">
            <text:p>149210</text:p>
          </table:table-cell>
          <table:table-cell office:value-type="float" office:value="840598" calcext:value-type="float">
            <text:p>840598</text:p>
          </table:table-cell>
          <table:table-cell office:value-type="float" office:value="5657189" calcext:value-type="float">
            <text:p>5657189</text:p>
          </table:table-cell>
          <table:table-cell office:value-type="float" office:value="33762270" calcext:value-type="float">
            <text:p>33762270</text:p>
          </table:table-cell>
          <table:table-cell office:value-type="float" office:value="873986" calcext:value-type="float">
            <text:p>873986</text:p>
          </table:table-cell>
          <table:table-cell office:value-type="float" office:value="5656165" calcext:value-type="float">
            <text:p>5656165</text:p>
          </table:table-cell>
          <table:table-cell office:value-type="float" office:value="846726" calcext:value-type="float">
            <text:p>846726</text:p>
          </table:table-cell>
          <table:table-cell office:value-type="float" office:value="5699717" calcext:value-type="float">
            <text:p>5699717</text:p>
          </table:table-cell>
          <table:table-cell office:value-type="float" office:value="2056139" calcext:value-type="float">
            <text:p>2056139</text:p>
          </table:table-cell>
          <table:table-cell office:value-type="float" office:value="44087059" calcext:value-type="float">
            <text:p>44087059</text:p>
          </table:table-cell>
          <table:table-cell office:value-type="float" office:value="555141" calcext:value-type="float">
            <text:p>555141</text:p>
          </table:table-cell>
          <table:table-cell office:value-type="float" office:value="12215137" calcext:value-type="float">
            <text:p>12215137</text:p>
          </table:table-cell>
          <table:table-cell office:value-type="float" office:value="47920160" calcext:value-type="float">
            <text:p>47920160</text:p>
          </table:table-cell>
          <table:table-cell table:number-columns-repeated="8"/>
        </table:table-row>
        <table:table-row table:style-name="ro1">
          <table:table-cell office:value-type="float" office:value="148913" calcext:value-type="float">
            <text:p>148913</text:p>
          </table:table-cell>
          <table:table-cell office:value-type="float" office:value="845011" calcext:value-type="float">
            <text:p>845011</text:p>
          </table:table-cell>
          <table:table-cell office:value-type="float" office:value="5731685" calcext:value-type="float">
            <text:p>5731685</text:p>
          </table:table-cell>
          <table:table-cell office:value-type="float" office:value="33746213" calcext:value-type="float">
            <text:p>33746213</text:p>
          </table:table-cell>
          <table:table-cell office:value-type="float" office:value="844414" calcext:value-type="float">
            <text:p>844414</text:p>
          </table:table-cell>
          <table:table-cell office:value-type="float" office:value="5663789" calcext:value-type="float">
            <text:p>5663789</text:p>
          </table:table-cell>
          <table:table-cell office:value-type="float" office:value="844272" calcext:value-type="float">
            <text:p>844272</text:p>
          </table:table-cell>
          <table:table-cell office:value-type="float" office:value="5721276" calcext:value-type="float">
            <text:p>5721276</text:p>
          </table:table-cell>
          <table:table-cell office:value-type="float" office:value="2067376" calcext:value-type="float">
            <text:p>2067376</text:p>
          </table:table-cell>
          <table:table-cell office:value-type="float" office:value="44000014" calcext:value-type="float">
            <text:p>44000014</text:p>
          </table:table-cell>
          <table:table-cell office:value-type="float" office:value="554587" calcext:value-type="float">
            <text:p>554587</text:p>
          </table:table-cell>
          <table:table-cell office:value-type="float" office:value="12493259" calcext:value-type="float">
            <text:p>12493259</text:p>
          </table:table-cell>
          <table:table-cell office:value-type="float" office:value="48044643" calcext:value-type="float">
            <text:p>48044643</text:p>
          </table:table-cell>
          <table:table-cell table:number-columns-repeated="8"/>
        </table:table-row>
        <table:table-row table:style-name="ro1">
          <table:table-cell office:value-type="float" office:value="148834" calcext:value-type="float">
            <text:p>148834</text:p>
          </table:table-cell>
          <table:table-cell office:value-type="float" office:value="841123" calcext:value-type="float">
            <text:p>841123</text:p>
          </table:table-cell>
          <table:table-cell office:value-type="float" office:value="5698972" calcext:value-type="float">
            <text:p>5698972</text:p>
          </table:table-cell>
          <table:table-cell office:value-type="float" office:value="33726636" calcext:value-type="float">
            <text:p>33726636</text:p>
          </table:table-cell>
          <table:table-cell office:value-type="float" office:value="834889" calcext:value-type="float">
            <text:p>834889</text:p>
          </table:table-cell>
          <table:table-cell office:value-type="float" office:value="5666325" calcext:value-type="float">
            <text:p>5666325</text:p>
          </table:table-cell>
          <table:table-cell office:value-type="float" office:value="841477" calcext:value-type="float">
            <text:p>841477</text:p>
          </table:table-cell>
          <table:table-cell office:value-type="float" office:value="5696693" calcext:value-type="float">
            <text:p>5696693</text:p>
          </table:table-cell>
          <table:table-cell office:value-type="float" office:value="2035174" calcext:value-type="float">
            <text:p>2035174</text:p>
          </table:table-cell>
          <table:table-cell office:value-type="float" office:value="44052940" calcext:value-type="float">
            <text:p>44052940</text:p>
          </table:table-cell>
          <table:table-cell office:value-type="float" office:value="659409" calcext:value-type="float">
            <text:p>659409</text:p>
          </table:table-cell>
          <table:table-cell office:value-type="float" office:value="11818209" calcext:value-type="float">
            <text:p>11818209</text:p>
          </table:table-cell>
          <table:table-cell office:value-type="float" office:value="48100150" calcext:value-type="float">
            <text:p>48100150</text:p>
          </table:table-cell>
          <table:table-cell table:number-columns-repeated="8"/>
        </table:table-row>
        <table:table-row table:style-name="ro1">
          <table:table-cell office:value-type="float" office:value="148936" calcext:value-type="float">
            <text:p>148936</text:p>
          </table:table-cell>
          <table:table-cell office:value-type="float" office:value="868262" calcext:value-type="float">
            <text:p>868262</text:p>
          </table:table-cell>
          <table:table-cell office:value-type="float" office:value="5704407" calcext:value-type="float">
            <text:p>5704407</text:p>
          </table:table-cell>
          <table:table-cell office:value-type="float" office:value="33735160" calcext:value-type="float">
            <text:p>33735160</text:p>
          </table:table-cell>
          <table:table-cell office:value-type="float" office:value="843092" calcext:value-type="float">
            <text:p>843092</text:p>
          </table:table-cell>
          <table:table-cell office:value-type="float" office:value="5665866" calcext:value-type="float">
            <text:p>5665866</text:p>
          </table:table-cell>
          <table:table-cell office:value-type="float" office:value="848763" calcext:value-type="float">
            <text:p>848763</text:p>
          </table:table-cell>
          <table:table-cell office:value-type="float" office:value="5679919" calcext:value-type="float">
            <text:p>5679919</text:p>
          </table:table-cell>
          <table:table-cell office:value-type="float" office:value="2082451" calcext:value-type="float">
            <text:p>2082451</text:p>
          </table:table-cell>
          <table:table-cell office:value-type="float" office:value="44350407" calcext:value-type="float">
            <text:p>44350407</text:p>
          </table:table-cell>
          <table:table-cell office:value-type="float" office:value="555079" calcext:value-type="float">
            <text:p>555079</text:p>
          </table:table-cell>
          <table:table-cell office:value-type="float" office:value="12478102" calcext:value-type="float">
            <text:p>12478102</text:p>
          </table:table-cell>
          <table:table-cell office:value-type="float" office:value="48546567" calcext:value-type="float">
            <text:p>48546567</text:p>
          </table:table-cell>
          <table:table-cell table:number-columns-repeated="8"/>
        </table:table-row>
        <table:table-row table:style-name="ro1">
          <table:table-cell office:value-type="float" office:value="149109" calcext:value-type="float">
            <text:p>149109</text:p>
          </table:table-cell>
          <table:table-cell office:value-type="float" office:value="848791" calcext:value-type="float">
            <text:p>848791</text:p>
          </table:table-cell>
          <table:table-cell office:value-type="float" office:value="5744224" calcext:value-type="float">
            <text:p>5744224</text:p>
          </table:table-cell>
          <table:table-cell office:value-type="float" office:value="33730730" calcext:value-type="float">
            <text:p>33730730</text:p>
          </table:table-cell>
          <table:table-cell office:value-type="float" office:value="842552" calcext:value-type="float">
            <text:p>842552</text:p>
          </table:table-cell>
          <table:table-cell office:value-type="float" office:value="5667723" calcext:value-type="float">
            <text:p>5667723</text:p>
          </table:table-cell>
          <table:table-cell office:value-type="float" office:value="856212" calcext:value-type="float">
            <text:p>856212</text:p>
          </table:table-cell>
          <table:table-cell office:value-type="float" office:value="5683964" calcext:value-type="float">
            <text:p>5683964</text:p>
          </table:table-cell>
          <table:table-cell office:value-type="float" office:value="2033988" calcext:value-type="float">
            <text:p>2033988</text:p>
          </table:table-cell>
          <table:table-cell office:value-type="float" office:value="43883970" calcext:value-type="float">
            <text:p>43883970</text:p>
          </table:table-cell>
          <table:table-cell office:value-type="float" office:value="554524" calcext:value-type="float">
            <text:p>554524</text:p>
          </table:table-cell>
          <table:table-cell office:value-type="float" office:value="12200557" calcext:value-type="float">
            <text:p>12200557</text:p>
          </table:table-cell>
          <table:table-cell office:value-type="float" office:value="48181225" calcext:value-type="float">
            <text:p>48181225</text:p>
          </table:table-cell>
          <table:table-cell table:number-columns-repeated="8"/>
        </table:table-row>
        <table:table-row table:style-name="ro1">
          <table:table-cell office:value-type="float" office:value="149331" calcext:value-type="float">
            <text:p>149331</text:p>
          </table:table-cell>
          <table:table-cell office:value-type="float" office:value="849741" calcext:value-type="float">
            <text:p>849741</text:p>
          </table:table-cell>
          <table:table-cell office:value-type="float" office:value="5722815" calcext:value-type="float">
            <text:p>5722815</text:p>
          </table:table-cell>
          <table:table-cell office:value-type="float" office:value="33750476" calcext:value-type="float">
            <text:p>33750476</text:p>
          </table:table-cell>
          <table:table-cell office:value-type="float" office:value="844411" calcext:value-type="float">
            <text:p>844411</text:p>
          </table:table-cell>
          <table:table-cell office:value-type="float" office:value="5666846" calcext:value-type="float">
            <text:p>5666846</text:p>
          </table:table-cell>
          <table:table-cell office:value-type="float" office:value="841703" calcext:value-type="float">
            <text:p>841703</text:p>
          </table:table-cell>
          <table:table-cell office:value-type="float" office:value="5677305" calcext:value-type="float">
            <text:p>5677305</text:p>
          </table:table-cell>
          <table:table-cell office:value-type="float" office:value="2055592" calcext:value-type="float">
            <text:p>2055592</text:p>
          </table:table-cell>
          <table:table-cell office:value-type="float" office:value="44352651" calcext:value-type="float">
            <text:p>44352651</text:p>
          </table:table-cell>
          <table:table-cell office:value-type="float" office:value="554637" calcext:value-type="float">
            <text:p>554637</text:p>
          </table:table-cell>
          <table:table-cell office:value-type="float" office:value="13364521" calcext:value-type="float">
            <text:p>13364521</text:p>
          </table:table-cell>
          <table:table-cell office:value-type="float" office:value="48156788" calcext:value-type="float">
            <text:p>48156788</text:p>
          </table:table-cell>
          <table:table-cell table:number-columns-repeated="8"/>
        </table:table-row>
        <table:table-row table:style-name="ro1">
          <table:table-cell office:value-type="float" office:value="149214" calcext:value-type="float">
            <text:p>149214</text:p>
          </table:table-cell>
          <table:table-cell office:value-type="float" office:value="847712" calcext:value-type="float">
            <text:p>847712</text:p>
          </table:table-cell>
          <table:table-cell office:value-type="float" office:value="5727418" calcext:value-type="float">
            <text:p>5727418</text:p>
          </table:table-cell>
          <table:table-cell office:value-type="float" office:value="33743312" calcext:value-type="float">
            <text:p>33743312</text:p>
          </table:table-cell>
          <table:table-cell office:value-type="float" office:value="848088" calcext:value-type="float">
            <text:p>848088</text:p>
          </table:table-cell>
          <table:table-cell office:value-type="float" office:value="5652448" calcext:value-type="float">
            <text:p>5652448</text:p>
          </table:table-cell>
          <table:table-cell office:value-type="float" office:value="843962" calcext:value-type="float">
            <text:p>843962</text:p>
          </table:table-cell>
          <table:table-cell office:value-type="float" office:value="5674590" calcext:value-type="float">
            <text:p>5674590</text:p>
          </table:table-cell>
          <table:table-cell office:value-type="float" office:value="2044936" calcext:value-type="float">
            <text:p>2044936</text:p>
          </table:table-cell>
          <table:table-cell office:value-type="float" office:value="44007392" calcext:value-type="float">
            <text:p>44007392</text:p>
          </table:table-cell>
          <table:table-cell office:value-type="float" office:value="554715" calcext:value-type="float">
            <text:p>554715</text:p>
          </table:table-cell>
          <table:table-cell office:value-type="float" office:value="12337743" calcext:value-type="float">
            <text:p>12337743</text:p>
          </table:table-cell>
          <table:table-cell office:value-type="float" office:value="47951446" calcext:value-type="float">
            <text:p>47951446</text:p>
          </table:table-cell>
          <table:table-cell table:number-columns-repeated="8"/>
        </table:table-row>
        <table:table-row table:style-name="ro1">
          <table:table-cell office:value-type="float" office:value="149364" calcext:value-type="float">
            <text:p>149364</text:p>
          </table:table-cell>
          <table:table-cell office:value-type="float" office:value="841368" calcext:value-type="float">
            <text:p>841368</text:p>
          </table:table-cell>
          <table:table-cell office:value-type="float" office:value="5729571" calcext:value-type="float">
            <text:p>5729571</text:p>
          </table:table-cell>
          <table:table-cell office:value-type="float" office:value="33696874" calcext:value-type="float">
            <text:p>33696874</text:p>
          </table:table-cell>
          <table:table-cell office:value-type="float" office:value="838083" calcext:value-type="float">
            <text:p>838083</text:p>
          </table:table-cell>
          <table:table-cell office:value-type="float" office:value="5684527" calcext:value-type="float">
            <text:p>5684527</text:p>
          </table:table-cell>
          <table:table-cell office:value-type="float" office:value="851690" calcext:value-type="float">
            <text:p>851690</text:p>
          </table:table-cell>
          <table:table-cell office:value-type="float" office:value="5739916" calcext:value-type="float">
            <text:p>5739916</text:p>
          </table:table-cell>
          <table:table-cell office:value-type="float" office:value="2037614" calcext:value-type="float">
            <text:p>2037614</text:p>
          </table:table-cell>
          <table:table-cell office:value-type="float" office:value="44059483" calcext:value-type="float">
            <text:p>44059483</text:p>
          </table:table-cell>
          <table:table-cell office:value-type="float" office:value="554600" calcext:value-type="float">
            <text:p>554600</text:p>
          </table:table-cell>
          <table:table-cell office:value-type="float" office:value="12286879" calcext:value-type="float">
            <text:p>12286879</text:p>
          </table:table-cell>
          <table:table-cell office:value-type="float" office:value="48587869" calcext:value-type="float">
            <text:p>48587869</text:p>
          </table:table-cell>
          <table:table-cell table:number-columns-repeated="8"/>
        </table:table-row>
        <table:table-row table:style-name="ro1">
          <table:table-cell table:style-name="ce13" table:formula="of:=AVERAGE([.A49:.A58])" office:value-type="float" office:value="149084.3" calcext:value-type="float">
            <text:p>149084</text:p>
          </table:table-cell>
          <table:table-cell table:style-name="ce13" table:formula="of:=AVERAGE([.B49:.B58])" office:value-type="float" office:value="847731.4" calcext:value-type="float">
            <text:p>847731</text:p>
          </table:table-cell>
          <table:table-cell table:style-name="ce13" table:formula="of:=AVERAGE([.C49:.C58])" office:value-type="float" office:value="5707387.1" calcext:value-type="float">
            <text:p>5707387</text:p>
          </table:table-cell>
          <table:table-cell table:style-name="ce13" table:formula="of:=AVERAGE([.D49:.D58])" office:value-type="float" office:value="33734205.5" calcext:value-type="float">
            <text:p>33734206</text:p>
          </table:table-cell>
          <table:table-cell table:style-name="ce13" table:formula="of:=AVERAGE([.E49:.E58])" office:value-type="float" office:value="846761.1" calcext:value-type="float">
            <text:p>846761</text:p>
          </table:table-cell>
          <table:table-cell table:style-name="ce13" table:formula="of:=AVERAGE([.F49:.F58])" office:value-type="float" office:value="5667970.4" calcext:value-type="float">
            <text:p>5667970</text:p>
          </table:table-cell>
          <table:table-cell table:style-name="ce13" table:formula="of:=AVERAGE([.G49:.G58])" office:value-type="float" office:value="848350.1" calcext:value-type="float">
            <text:p>848350</text:p>
          </table:table-cell>
          <table:table-cell table:style-name="ce13" table:formula="of:=AVERAGE([.H49:.H58])" office:value-type="float" office:value="5696227.1" calcext:value-type="float">
            <text:p>5696227</text:p>
          </table:table-cell>
          <table:table-cell table:style-name="ce13" table:formula="of:=AVERAGE([.I49:.I58])" office:value-type="float" office:value="2053880.8" calcext:value-type="float">
            <text:p>2053881</text:p>
          </table:table-cell>
          <table:table-cell table:style-name="ce13" table:formula="of:=AVERAGE([.J49:.J58])" office:value-type="float" office:value="44081815.3" calcext:value-type="float">
            <text:p>44081815</text:p>
          </table:table-cell>
          <table:table-cell table:style-name="ce13" table:formula="of:=AVERAGE([.K49:.K58])" office:value-type="float" office:value="565203.4" calcext:value-type="float">
            <text:p>565203</text:p>
          </table:table-cell>
          <table:table-cell table:style-name="ce13" table:formula="of:=AVERAGE([.L49:.L58])" office:value-type="float" office:value="12460831.6" calcext:value-type="float">
            <text:p>12460832</text:p>
          </table:table-cell>
          <table:table-cell table:style-name="ce13" table:formula="of:=AVERAGE([.M49:.M58])" office:value-type="float" office:value="48206985.5" calcext:value-type="float">
            <text:p>48206986</text:p>
          </table:table-cell>
          <table:table-cell/>
          <table:table-cell office:value-type="string" calcext:value-type="string">
            <text:p>G3: Performance comparison between all the different Nns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CPU (NN 1)</text:p>
          </table:table-cell>
          <table:table-cell office:value-type="string" calcext:value-type="string">
            <text:p>MYRIAD (NN 1)</text:p>
          </table:table-cell>
          <table:table-cell office:value-type="string" calcext:value-type="string">
            <text:p>CPU (NN 2)</text:p>
          </table:table-cell>
          <table:table-cell office:value-type="string" calcext:value-type="string">
            <text:p>MYRIAD (NN 2)</text:p>
          </table:table-cell>
          <table:table-cell office:value-type="string" calcext:value-type="string">
            <text:p>CPU (NN 3)</text:p>
          </table:table-cell>
          <table:table-cell office:value-type="string" calcext:value-type="string">
            <text:p>MYRIAD (NN 3)</text:p>
          </table:table-cell>
        </table:table-row>
        <table:table-row table:style-name="ro1">
          <table:table-cell table:style-name="ce12" office:value-type="string" calcext:value-type="string">
            <text:p>sobel</text:p>
          </table:table-cell>
          <table:table-cell table:number-columns-repeated="13"/>
          <table:table-cell office:value-type="string" calcext:value-type="string">
            <text:p>blackscholes</text:p>
          </table:table-cell>
          <table:table-cell table:style-name="ce5" table:formula="of:=[.B14]/[.$A14]" office:value-type="float" office:value="0.33607113932542" calcext:value-type="float">
            <text:p>0.34</text:p>
          </table:table-cell>
          <table:table-cell table:style-name="ce5" table:formula="of:=[.C14]/[.$A14]" office:value-type="float" office:value="2.62840010144062" calcext:value-type="float">
            <text:p>2.63</text:p>
          </table:table-cell>
          <table:table-cell table:style-name="ce5" table:formula="of:=[.E14]/[.A14]" office:value-type="float" office:value="0.539917702206334" calcext:value-type="float">
            <text:p>0.54</text:p>
          </table:table-cell>
          <table:table-cell table:style-name="ce5" table:formula="of:=[.F14]/[.A14]" office:value-type="float" office:value="2.83186217164735" calcext:value-type="float">
            <text:p>2.83</text:p>
          </table:table-cell>
          <table:table-cell table:style-name="ce5" table:formula="of:=[.G14]/[.$A14]" office:value-type="float" office:value="0.65193596151801" calcext:value-type="float">
            <text:p>0.65</text:p>
          </table:table-cell>
          <table:table-cell table:style-name="ce5" table:formula="of:=[.H14]/[.$A14]" office:value-type="float" office:value="3.32372647027544" calcext:value-type="float">
            <text:p>3.32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7"/>
          <table:table-cell office:value-type="string" calcext:value-type="string">
            <text:p>RPI3</text:p>
          </table:table-cell>
          <table:table-cell/>
          <table:table-cell office:value-type="string" calcext:value-type="string">
            <text:p>RPI4</text:p>
          </table:table-cell>
          <table:table-cell table:number-columns-repeated="3"/>
          <table:table-cell office:value-type="string" calcext:value-type="string">
            <text:p>inversek2j</text:p>
          </table:table-cell>
          <table:table-cell table:style-name="ce5" table:formula="of:=[.B29]/[.$A29]" office:value-type="float" office:value="0.136970629982981" calcext:value-type="float">
            <text:p>0.14</text:p>
          </table:table-cell>
          <table:table-cell table:style-name="ce5" table:formula="of:=[.C29]/[.$A29]" office:value-type="float" office:value="1.21791578099953" calcext:value-type="float">
            <text:p>1.22</text:p>
          </table:table-cell>
          <table:table-cell table:style-name="ce5" table:formula="of:=[.E29]/[.A29]" office:value-type="float" office:value="0.167325061614186" calcext:value-type="float">
            <text:p>0.17</text:p>
          </table:table-cell>
          <table:table-cell table:style-name="ce5" table:formula="of:=[.F29]/[.A29]" office:value-type="float" office:value="1.16482236047653" calcext:value-type="float">
            <text:p>1.16</text:p>
          </table:table-cell>
          <table:table-cell table:style-name="ce5" table:formula="of:=[.G29]/[.$A29]" office:value-type="float" office:value="0.181209968433764" calcext:value-type="float">
            <text:p>0.18</text:p>
          </table:table-cell>
          <table:table-cell table:style-name="ce5" table:formula="of:=[.H29]/[.$A29]" office:value-type="float" office:value="1.27242297344058" calcext:value-type="float">
            <text:p>1.27</text:p>
          </table:table-cell>
        </table:table-row>
        <table:table-row table:style-name="ro1">
          <table:table-cell office:value-type="string" calcext:value-type="string">
            <text:p>Original code</text:p>
          </table:table-cell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MYRIAD USB2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riginal code</text:p>
          </table:table-cell>
          <table:table-cell office:value-type="string" calcext:value-type="string">
            <text:p>OV MYRIAD</text:p>
          </table:table-cell>
          <table:table-cell office:value-type="string" calcext:value-type="string">
            <text:p>OV MYRIAD USB2</text:p>
          </table:table-cell>
          <table:table-cell/>
          <table:table-cell office:value-type="string" calcext:value-type="string">
            <text:p>jmeint</text:p>
          </table:table-cell>
          <table:table-cell table:style-name="ce5" table:formula="of:=[.B44]/[.$A44]" office:value-type="float" office:value="0.618695077761393" calcext:value-type="float">
            <text:p>0.62</text:p>
          </table:table-cell>
          <table:table-cell table:style-name="ce5" table:formula="of:=[.C44]/[.$A44]" office:value-type="float" office:value="8.94032902635171" calcext:value-type="float">
            <text:p>8.94</text:p>
          </table:table-cell>
          <table:table-cell table:style-name="ce5" table:formula="of:=[.E44]/[.A44]" office:value-type="float" office:value="0.677606801997621" calcext:value-type="float">
            <text:p>0.68</text:p>
          </table:table-cell>
          <table:table-cell table:style-name="ce5" table:formula="of:=[.F44]/[.A44]" office:value-type="float" office:value="9.32562754567831" calcext:value-type="float">
            <text:p>9.33</text:p>
          </table:table-cell>
          <table:table-cell table:style-name="ce5" table:formula="of:=[.G44]/[.$A44]" office:value-type="float" office:value="0.728314795221937" calcext:value-type="float">
            <text:p>0.73</text:p>
          </table:table-cell>
          <table:table-cell table:style-name="ce5" table:formula="of:=[.H44]/[.$A44]" office:value-type="float" office:value="9.90342457117484" calcext:value-type="float">
            <text:p>9.90</text:p>
          </table:table-cell>
        </table:table-row>
        <table:table-row table:style-name="ro1">
          <table:table-cell office:value-type="float" office:value="132003" calcext:value-type="float">
            <text:p>132003</text:p>
          </table:table-cell>
          <table:table-cell office:value-type="float" office:value="71175" calcext:value-type="float">
            <text:p>71175</text:p>
          </table:table-cell>
          <table:table-cell office:value-type="float" office:value="447997" calcext:value-type="float">
            <text:p>447997</text:p>
          </table:table-cell>
          <table:table-cell office:value-type="float" office:value="1834067" calcext:value-type="float">
            <text:p>1834067</text:p>
          </table:table-cell>
          <table:table-cell office:value-type="float" office:value="74696" calcext:value-type="float">
            <text:p>74696</text:p>
          </table:table-cell>
          <table:table-cell office:value-type="float" office:value="577700" calcext:value-type="float">
            <text:p>577700</text:p>
          </table:table-cell>
          <table:table-cell office:value-type="float" office:value="81405" calcext:value-type="float">
            <text:p>81405</text:p>
          </table:table-cell>
          <table:table-cell office:value-type="float" office:value="745705" calcext:value-type="float">
            <text:p>745705</text:p>
          </table:table-cell>
          <table:table-cell office:value-type="float" office:value="890158" calcext:value-type="float">
            <text:p>890158</text:p>
          </table:table-cell>
          <table:table-cell office:value-type="float" office:value="2277477" calcext:value-type="float">
            <text:p>2277477</text:p>
          </table:table-cell>
          <table:table-cell office:value-type="float" office:value="553976" calcext:value-type="float">
            <text:p>553976</text:p>
          </table:table-cell>
          <table:table-cell office:value-type="float" office:value="682976" calcext:value-type="float">
            <text:p>682976</text:p>
          </table:table-cell>
          <table:table-cell office:value-type="float" office:value="2467667" calcext:value-type="float">
            <text:p>2467667</text:p>
          </table:table-cell>
          <table:table-cell/>
          <table:table-cell office:value-type="string" calcext:value-type="string">
            <text:p>kmeans</text:p>
          </table:table-cell>
          <table:table-cell table:style-name="ce5" table:formula="of:=[.B59]/[.$A59]" office:value-type="float" office:value="5.68625536022237" calcext:value-type="float">
            <text:p>5.69</text:p>
          </table:table-cell>
          <table:table-cell table:style-name="ce5" table:formula="of:=[.C59]/[.$A59]" office:value-type="float" office:value="38.2829519942744" calcext:value-type="float">
            <text:p>38.28</text:p>
          </table:table-cell>
          <table:table-cell table:style-name="ce5" table:formula="of:=[.E59]/[.A59]" office:value-type="float" office:value="5.67974696195374" calcext:value-type="float">
            <text:p>5.68</text:p>
          </table:table-cell>
          <table:table-cell table:style-name="ce5" table:formula="of:=[.F59]/[.A59]" office:value-type="float" office:value="38.0185599690913" calcext:value-type="float">
            <text:p>38.02</text:p>
          </table:table-cell>
          <table:table-cell table:style-name="ce5" table:formula="of:=[.G59]/[.$A59]" office:value-type="float" office:value="5.69040536126205" calcext:value-type="float">
            <text:p>5.69</text:p>
          </table:table-cell>
          <table:table-cell table:style-name="ce5" table:formula="of:=[.H59]/[.$A59]" office:value-type="float" office:value="38.2080950173828" calcext:value-type="float">
            <text:p>38.21</text:p>
          </table:table-cell>
        </table:table-row>
        <table:table-row table:style-name="ro1">
          <table:table-cell office:value-type="float" office:value="128389" calcext:value-type="float">
            <text:p>128389</text:p>
          </table:table-cell>
          <table:table-cell office:value-type="float" office:value="70122" calcext:value-type="float">
            <text:p>70122</text:p>
          </table:table-cell>
          <table:table-cell office:value-type="float" office:value="447387" calcext:value-type="float">
            <text:p>447387</text:p>
          </table:table-cell>
          <table:table-cell office:value-type="float" office:value="1835194" calcext:value-type="float">
            <text:p>1835194</text:p>
          </table:table-cell>
          <table:table-cell office:value-type="float" office:value="76742" calcext:value-type="float">
            <text:p>76742</text:p>
          </table:table-cell>
          <table:table-cell office:value-type="float" office:value="579063" calcext:value-type="float">
            <text:p>579063</text:p>
          </table:table-cell>
          <table:table-cell office:value-type="float" office:value="84847" calcext:value-type="float">
            <text:p>84847</text:p>
          </table:table-cell>
          <table:table-cell office:value-type="float" office:value="744953" calcext:value-type="float">
            <text:p>744953</text:p>
          </table:table-cell>
          <table:table-cell office:value-type="float" office:value="898393" calcext:value-type="float">
            <text:p>898393</text:p>
          </table:table-cell>
          <table:table-cell office:value-type="float" office:value="2320207" calcext:value-type="float">
            <text:p>2320207</text:p>
          </table:table-cell>
          <table:table-cell office:value-type="float" office:value="554660" calcext:value-type="float">
            <text:p>554660</text:p>
          </table:table-cell>
          <table:table-cell office:value-type="float" office:value="659811" calcext:value-type="float">
            <text:p>659811</text:p>
          </table:table-cell>
          <table:table-cell office:value-type="float" office:value="2445513" calcext:value-type="float">
            <text:p>2445513</text:p>
          </table:table-cell>
          <table:table-cell/>
          <table:table-cell office:value-type="string" calcext:value-type="string">
            <text:p>sobel</text:p>
          </table:table-cell>
          <table:table-cell table:style-name="ce5" table:formula="of:=[.B74]/[.$A74]" office:value-type="float" office:value="0.524653859883673" calcext:value-type="float">
            <text:p>0.52</text:p>
          </table:table-cell>
          <table:table-cell table:style-name="ce5" table:formula="of:=[.C74]/[.$A74]" office:value-type="float" office:value="3.44171170902598" calcext:value-type="float">
            <text:p>3.44</text:p>
          </table:table-cell>
          <table:table-cell table:style-name="ce5" table:formula="of:=[.E74]/[.A74]" office:value-type="float" office:value="0.585393204317645" calcext:value-type="float">
            <text:p>0.59</text:p>
          </table:table-cell>
          <table:table-cell table:style-name="ce5" table:formula="of:=[.F74]/[.A74]" office:value-type="float" office:value="4.41983530204944" calcext:value-type="float">
            <text:p>4.42</text:p>
          </table:table-cell>
          <table:table-cell table:style-name="ce5" table:formula="of:=[.G74]/[.$A74]" office:value-type="float" office:value="0.623222670925912" calcext:value-type="float">
            <text:p>0.62</text:p>
          </table:table-cell>
          <table:table-cell table:style-name="ce5" table:formula="of:=[.H74]/[.$A74]" office:value-type="float" office:value="5.69907729093045" calcext:value-type="float">
            <text:p>5.70</text:p>
          </table:table-cell>
        </table:table-row>
        <table:table-row table:style-name="ro1">
          <table:table-cell office:value-type="float" office:value="129667" calcext:value-type="float">
            <text:p>129667</text:p>
          </table:table-cell>
          <table:table-cell office:value-type="float" office:value="66481" calcext:value-type="float">
            <text:p>66481</text:p>
          </table:table-cell>
          <table:table-cell office:value-type="float" office:value="445678" calcext:value-type="float">
            <text:p>445678</text:p>
          </table:table-cell>
          <table:table-cell office:value-type="float" office:value="1829360" calcext:value-type="float">
            <text:p>1829360</text:p>
          </table:table-cell>
          <table:table-cell office:value-type="float" office:value="77259" calcext:value-type="float">
            <text:p>77259</text:p>
          </table:table-cell>
          <table:table-cell office:value-type="float" office:value="578184" calcext:value-type="float">
            <text:p>578184</text:p>
          </table:table-cell>
          <table:table-cell office:value-type="float" office:value="82458" calcext:value-type="float">
            <text:p>82458</text:p>
          </table:table-cell>
          <table:table-cell office:value-type="float" office:value="746204" calcext:value-type="float">
            <text:p>746204</text:p>
          </table:table-cell>
          <table:table-cell office:value-type="float" office:value="890304" calcext:value-type="float">
            <text:p>890304</text:p>
          </table:table-cell>
          <table:table-cell office:value-type="float" office:value="2350462" calcext:value-type="float">
            <text:p>2350462</text:p>
          </table:table-cell>
          <table:table-cell office:value-type="float" office:value="554608" calcext:value-type="float">
            <text:p>554608</text:p>
          </table:table-cell>
          <table:table-cell office:value-type="float" office:value="657049" calcext:value-type="float">
            <text:p>657049</text:p>
          </table:table-cell>
          <table:table-cell office:value-type="float" office:value="2417107" calcext:value-type="float">
            <text:p>2417107</text:p>
          </table:table-cell>
          <table:table-cell table:number-columns-repeated="8"/>
        </table:table-row>
        <table:table-row table:style-name="ro1">
          <table:table-cell office:value-type="float" office:value="139049" calcext:value-type="float">
            <text:p>139049</text:p>
          </table:table-cell>
          <table:table-cell office:value-type="float" office:value="69827" calcext:value-type="float">
            <text:p>69827</text:p>
          </table:table-cell>
          <table:table-cell office:value-type="float" office:value="451912" calcext:value-type="float">
            <text:p>451912</text:p>
          </table:table-cell>
          <table:table-cell office:value-type="float" office:value="1836627" calcext:value-type="float">
            <text:p>1836627</text:p>
          </table:table-cell>
          <table:table-cell office:value-type="float" office:value="75367" calcext:value-type="float">
            <text:p>75367</text:p>
          </table:table-cell>
          <table:table-cell office:value-type="float" office:value="578730" calcext:value-type="float">
            <text:p>578730</text:p>
          </table:table-cell>
          <table:table-cell office:value-type="float" office:value="77339" calcext:value-type="float">
            <text:p>77339</text:p>
          </table:table-cell>
          <table:table-cell office:value-type="float" office:value="745065" calcext:value-type="float">
            <text:p>745065</text:p>
          </table:table-cell>
          <table:table-cell office:value-type="float" office:value="891679" calcext:value-type="float">
            <text:p>891679</text:p>
          </table:table-cell>
          <table:table-cell office:value-type="float" office:value="2363961" calcext:value-type="float">
            <text:p>2363961</text:p>
          </table:table-cell>
          <table:table-cell office:value-type="float" office:value="559510" calcext:value-type="float">
            <text:p>559510</text:p>
          </table:table-cell>
          <table:table-cell office:value-type="float" office:value="658415" calcext:value-type="float">
            <text:p>658415</text:p>
          </table:table-cell>
          <table:table-cell office:value-type="float" office:value="2409345" calcext:value-type="float">
            <text:p>2409345</text:p>
          </table:table-cell>
          <table:table-cell table:number-columns-repeated="8"/>
        </table:table-row>
        <table:table-row table:style-name="ro1">
          <table:table-cell office:value-type="float" office:value="127525" calcext:value-type="float">
            <text:p>127525</text:p>
          </table:table-cell>
          <table:table-cell office:value-type="float" office:value="65139" calcext:value-type="float">
            <text:p>65139</text:p>
          </table:table-cell>
          <table:table-cell office:value-type="float" office:value="452228" calcext:value-type="float">
            <text:p>452228</text:p>
          </table:table-cell>
          <table:table-cell office:value-type="float" office:value="1831904" calcext:value-type="float">
            <text:p>1831904</text:p>
          </table:table-cell>
          <table:table-cell office:value-type="float" office:value="78124" calcext:value-type="float">
            <text:p>78124</text:p>
          </table:table-cell>
          <table:table-cell office:value-type="float" office:value="578319" calcext:value-type="float">
            <text:p>578319</text:p>
          </table:table-cell>
          <table:table-cell office:value-type="float" office:value="80876" calcext:value-type="float">
            <text:p>80876</text:p>
          </table:table-cell>
          <table:table-cell office:value-type="float" office:value="745032" calcext:value-type="float">
            <text:p>745032</text:p>
          </table:table-cell>
          <table:table-cell office:value-type="float" office:value="891044" calcext:value-type="float">
            <text:p>891044</text:p>
          </table:table-cell>
          <table:table-cell office:value-type="float" office:value="2280694" calcext:value-type="float">
            <text:p>2280694</text:p>
          </table:table-cell>
          <table:table-cell office:value-type="float" office:value="552824" calcext:value-type="float">
            <text:p>552824</text:p>
          </table:table-cell>
          <table:table-cell office:value-type="float" office:value="656041" calcext:value-type="float">
            <text:p>656041</text:p>
          </table:table-cell>
          <table:table-cell office:value-type="float" office:value="2401228" calcext:value-type="float">
            <text:p>2401228</text:p>
          </table:table-cell>
          <table:table-cell table:number-columns-repeated="8"/>
        </table:table-row>
        <table:table-row table:style-name="ro1">
          <table:table-cell office:value-type="float" office:value="130993" calcext:value-type="float">
            <text:p>130993</text:p>
          </table:table-cell>
          <table:table-cell office:value-type="float" office:value="67882" calcext:value-type="float">
            <text:p>67882</text:p>
          </table:table-cell>
          <table:table-cell office:value-type="float" office:value="450927" calcext:value-type="float">
            <text:p>450927</text:p>
          </table:table-cell>
          <table:table-cell office:value-type="float" office:value="1833908" calcext:value-type="float">
            <text:p>1833908</text:p>
          </table:table-cell>
          <table:table-cell office:value-type="float" office:value="80817" calcext:value-type="float">
            <text:p>80817</text:p>
          </table:table-cell>
          <table:table-cell office:value-type="float" office:value="578480" calcext:value-type="float">
            <text:p>578480</text:p>
          </table:table-cell>
          <table:table-cell office:value-type="float" office:value="81963" calcext:value-type="float">
            <text:p>81963</text:p>
          </table:table-cell>
          <table:table-cell office:value-type="float" office:value="743474" calcext:value-type="float">
            <text:p>743474</text:p>
          </table:table-cell>
          <table:table-cell office:value-type="float" office:value="890854" calcext:value-type="float">
            <text:p>890854</text:p>
          </table:table-cell>
          <table:table-cell office:value-type="float" office:value="2348609" calcext:value-type="float">
            <text:p>2348609</text:p>
          </table:table-cell>
          <table:table-cell office:value-type="float" office:value="556842" calcext:value-type="float">
            <text:p>556842</text:p>
          </table:table-cell>
          <table:table-cell office:value-type="float" office:value="659432" calcext:value-type="float">
            <text:p>659432</text:p>
          </table:table-cell>
          <table:table-cell office:value-type="float" office:value="2448958" calcext:value-type="float">
            <text:p>2448958</text:p>
          </table:table-cell>
          <table:table-cell table:number-columns-repeated="8"/>
        </table:table-row>
        <table:table-row table:style-name="ro1">
          <table:table-cell office:value-type="float" office:value="135042" calcext:value-type="float">
            <text:p>135042</text:p>
          </table:table-cell>
          <table:table-cell office:value-type="float" office:value="68811" calcext:value-type="float">
            <text:p>68811</text:p>
          </table:table-cell>
          <table:table-cell office:value-type="float" office:value="455101" calcext:value-type="float">
            <text:p>455101</text:p>
          </table:table-cell>
          <table:table-cell office:value-type="float" office:value="1834584" calcext:value-type="float">
            <text:p>1834584</text:p>
          </table:table-cell>
          <table:table-cell office:value-type="float" office:value="76424" calcext:value-type="float">
            <text:p>76424</text:p>
          </table:table-cell>
          <table:table-cell office:value-type="float" office:value="575886" calcext:value-type="float">
            <text:p>575886</text:p>
          </table:table-cell>
          <table:table-cell office:value-type="float" office:value="90980" calcext:value-type="float">
            <text:p>90980</text:p>
          </table:table-cell>
          <table:table-cell office:value-type="float" office:value="745019" calcext:value-type="float">
            <text:p>745019</text:p>
          </table:table-cell>
          <table:table-cell office:value-type="float" office:value="937189" calcext:value-type="float">
            <text:p>937189</text:p>
          </table:table-cell>
          <table:table-cell office:value-type="float" office:value="2332648" calcext:value-type="float">
            <text:p>2332648</text:p>
          </table:table-cell>
          <table:table-cell office:value-type="float" office:value="559970" calcext:value-type="float">
            <text:p>559970</text:p>
          </table:table-cell>
          <table:table-cell office:value-type="float" office:value="657459" calcext:value-type="float">
            <text:p>657459</text:p>
          </table:table-cell>
          <table:table-cell office:value-type="float" office:value="2417242" calcext:value-type="float">
            <text:p>2417242</text:p>
          </table:table-cell>
          <table:table-cell table:number-columns-repeated="8"/>
        </table:table-row>
        <table:table-row table:style-name="ro1">
          <table:table-cell office:value-type="float" office:value="128183" calcext:value-type="float">
            <text:p>128183</text:p>
          </table:table-cell>
          <table:table-cell office:value-type="float" office:value="73797" calcext:value-type="float">
            <text:p>73797</text:p>
          </table:table-cell>
          <table:table-cell office:value-type="float" office:value="452970" calcext:value-type="float">
            <text:p>452970</text:p>
          </table:table-cell>
          <table:table-cell office:value-type="float" office:value="1834695" calcext:value-type="float">
            <text:p>1834695</text:p>
          </table:table-cell>
          <table:table-cell office:value-type="float" office:value="76141" calcext:value-type="float">
            <text:p>76141</text:p>
          </table:table-cell>
          <table:table-cell office:value-type="float" office:value="577559" calcext:value-type="float">
            <text:p>577559</text:p>
          </table:table-cell>
          <table:table-cell office:value-type="float" office:value="79783" calcext:value-type="float">
            <text:p>79783</text:p>
          </table:table-cell>
          <table:table-cell office:value-type="float" office:value="744772" calcext:value-type="float">
            <text:p>744772</text:p>
          </table:table-cell>
          <table:table-cell office:value-type="float" office:value="891121" calcext:value-type="float">
            <text:p>891121</text:p>
          </table:table-cell>
          <table:table-cell office:value-type="float" office:value="2291115" calcext:value-type="float">
            <text:p>2291115</text:p>
          </table:table-cell>
          <table:table-cell office:value-type="float" office:value="553807" calcext:value-type="float">
            <text:p>553807</text:p>
          </table:table-cell>
          <table:table-cell office:value-type="float" office:value="664830" calcext:value-type="float">
            <text:p>664830</text:p>
          </table:table-cell>
          <table:table-cell office:value-type="float" office:value="2412700" calcext:value-type="float">
            <text:p>2412700</text:p>
          </table:table-cell>
          <table:table-cell table:number-columns-repeated="8"/>
        </table:table-row>
        <table:table-row table:style-name="ro1">
          <table:table-cell office:value-type="float" office:value="128295" calcext:value-type="float">
            <text:p>128295</text:p>
          </table:table-cell>
          <table:table-cell office:value-type="float" office:value="64656" calcext:value-type="float">
            <text:p>64656</text:p>
          </table:table-cell>
          <table:table-cell office:value-type="float" office:value="451472" calcext:value-type="float">
            <text:p>451472</text:p>
          </table:table-cell>
          <table:table-cell office:value-type="float" office:value="1833984" calcext:value-type="float">
            <text:p>1833984</text:p>
          </table:table-cell>
          <table:table-cell office:value-type="float" office:value="75573" calcext:value-type="float">
            <text:p>75573</text:p>
          </table:table-cell>
          <table:table-cell office:value-type="float" office:value="579705" calcext:value-type="float">
            <text:p>579705</text:p>
          </table:table-cell>
          <table:table-cell office:value-type="float" office:value="76797" calcext:value-type="float">
            <text:p>76797</text:p>
          </table:table-cell>
          <table:table-cell office:value-type="float" office:value="747334" calcext:value-type="float">
            <text:p>747334</text:p>
          </table:table-cell>
          <table:table-cell office:value-type="float" office:value="897131" calcext:value-type="float">
            <text:p>897131</text:p>
          </table:table-cell>
          <table:table-cell office:value-type="float" office:value="2305824" calcext:value-type="float">
            <text:p>2305824</text:p>
          </table:table-cell>
          <table:table-cell office:value-type="float" office:value="554356" calcext:value-type="float">
            <text:p>554356</text:p>
          </table:table-cell>
          <table:table-cell office:value-type="float" office:value="656847" calcext:value-type="float">
            <text:p>656847</text:p>
          </table:table-cell>
          <table:table-cell office:value-type="float" office:value="2410902" calcext:value-type="float">
            <text:p>2410902</text:p>
          </table:table-cell>
          <table:table-cell table:number-columns-repeated="8"/>
        </table:table-row>
        <table:table-row table:style-name="ro1">
          <table:table-cell office:value-type="float" office:value="129067" calcext:value-type="float">
            <text:p>129067</text:p>
          </table:table-cell>
          <table:table-cell office:value-type="float" office:value="68469" calcext:value-type="float">
            <text:p>68469</text:p>
          </table:table-cell>
          <table:table-cell office:value-type="float" office:value="446820" calcext:value-type="float">
            <text:p>446820</text:p>
          </table:table-cell>
          <table:table-cell office:value-type="float" office:value="1834479" calcext:value-type="float">
            <text:p>1834479</text:p>
          </table:table-cell>
          <table:table-cell office:value-type="float" office:value="74676" calcext:value-type="float">
            <text:p>74676</text:p>
          </table:table-cell>
          <table:table-cell office:value-type="float" office:value="578460" calcext:value-type="float">
            <text:p>578460</text:p>
          </table:table-cell>
          <table:table-cell office:value-type="float" office:value="78860" calcext:value-type="float">
            <text:p>78860</text:p>
          </table:table-cell>
          <table:table-cell office:value-type="float" office:value="748049" calcext:value-type="float">
            <text:p>748049</text:p>
          </table:table-cell>
          <table:table-cell office:value-type="float" office:value="978618" calcext:value-type="float">
            <text:p>978618</text:p>
          </table:table-cell>
          <table:table-cell office:value-type="float" office:value="2268344" calcext:value-type="float">
            <text:p>2268344</text:p>
          </table:table-cell>
          <table:table-cell office:value-type="float" office:value="554973" calcext:value-type="float">
            <text:p>554973</text:p>
          </table:table-cell>
          <table:table-cell office:value-type="float" office:value="659914" calcext:value-type="float">
            <text:p>659914</text:p>
          </table:table-cell>
          <table:table-cell office:value-type="float" office:value="2411298" calcext:value-type="float">
            <text:p>2411298</text:p>
          </table:table-cell>
          <table:table-cell table:number-columns-repeated="8"/>
        </table:table-row>
        <table:table-row table:style-name="ro1">
          <table:table-cell table:style-name="ce13" table:formula="of:=AVERAGE([.A64:.A73])" office:value-type="float" office:value="130821.3" calcext:value-type="float">
            <text:p>130821</text:p>
          </table:table-cell>
          <table:table-cell table:style-name="ce13" table:formula="of:=AVERAGE([.B64:.B73])" office:value-type="float" office:value="68635.9" calcext:value-type="float">
            <text:p>68636</text:p>
          </table:table-cell>
          <table:table-cell table:style-name="ce13" table:formula="of:=AVERAGE([.C64:.C73])" office:value-type="float" office:value="450249.2" calcext:value-type="float">
            <text:p>450249</text:p>
          </table:table-cell>
          <table:table-cell table:style-name="ce13" table:formula="of:=AVERAGE([.D64:.D73])" office:value-type="float" office:value="1833880.2" calcext:value-type="float">
            <text:p>1833880</text:p>
          </table:table-cell>
          <table:table-cell table:style-name="ce13" table:formula="of:=AVERAGE([.E64:.E73])" office:value-type="float" office:value="76581.9" calcext:value-type="float">
            <text:p>76582</text:p>
          </table:table-cell>
          <table:table-cell table:style-name="ce13" table:formula="of:=AVERAGE([.F64:.F73])" office:value-type="float" office:value="578208.6" calcext:value-type="float">
            <text:p>578209</text:p>
          </table:table-cell>
          <table:table-cell table:style-name="ce13" table:formula="of:=AVERAGE([.G64:.G73])" office:value-type="float" office:value="81530.8" calcext:value-type="float">
            <text:p>81531</text:p>
          </table:table-cell>
          <table:table-cell table:style-name="ce13" table:formula="of:=AVERAGE([.H64:.H73])" office:value-type="float" office:value="745560.7" calcext:value-type="float">
            <text:p>745561</text:p>
          </table:table-cell>
          <table:table-cell table:style-name="ce13" table:formula="of:=AVERAGE([.I64:.I73])" office:value-type="float" office:value="905649.1" calcext:value-type="float">
            <text:p>905649</text:p>
          </table:table-cell>
          <table:table-cell table:style-name="ce13" table:formula="of:=AVERAGE([.J64:.J73])" office:value-type="float" office:value="2313934.1" calcext:value-type="float">
            <text:p>2313934</text:p>
          </table:table-cell>
          <table:table-cell table:style-name="ce13" table:formula="of:=AVERAGE([.K64:.K73])" office:value-type="float" office:value="555552.6" calcext:value-type="float">
            <text:p>555553</text:p>
          </table:table-cell>
          <table:table-cell table:style-name="ce13" table:formula="of:=AVERAGE([.L64:.L73])" office:value-type="float" office:value="661277.4" calcext:value-type="float">
            <text:p>661277</text:p>
          </table:table-cell>
          <table:table-cell table:style-name="ce13" table:formula="of:=AVERAGE([.M64:.M73])" office:value-type="float" office:value="2424196" calcext:value-type="float">
            <text:p>2424196</text:p>
          </table:table-cell>
          <table:table-cell table:number-columns-repeated="8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G4: Performance comparison RPI3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MYRIAD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blackscholes</text:p>
          </table:table-cell>
          <table:table-cell table:style-name="ce5" table:formula="of:=[.J14]/[.I14]" office:value-type="float" office:value="1.12918882138327" calcext:value-type="float">
            <text:p>1.13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inversek2j</text:p>
          </table:table-cell>
          <table:table-cell table:style-name="ce5" table:formula="of:=[.J29]/[.I29]" office:value-type="float" office:value="0.775296046362906" calcext:value-type="float">
            <text:p>0.78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jmeint</text:p>
          </table:table-cell>
          <table:table-cell table:style-name="ce5" table:formula="of:=[.J44]/[.I44]" office:value-type="float" office:value="11.8298882564441" calcext:value-type="float">
            <text:p>11.83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kmeans</text:p>
          </table:table-cell>
          <table:table-cell table:style-name="ce5" table:formula="of:=[.J59]/[.I59]" office:value-type="float" office:value="21.4626940862391" calcext:value-type="float">
            <text:p>21.46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sobel</text:p>
          </table:table-cell>
          <table:table-cell table:style-name="ce5" table:formula="of:=[.J74]/[.I74]" office:value-type="float" office:value="2.55500071716518" calcext:value-type="float">
            <text:p>2.56</text:p>
          </table:table-cell>
          <table:table-cell table:number-columns-repeated="5"/>
        </table:table-row>
        <table:table-row table:style-name="ro1" table:number-rows-repeated="21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G5: Performance comparison RPI4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MYRIAD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blackscholes</text:p>
          </table:table-cell>
          <table:table-cell table:style-name="ce5" table:formula="of:=[.L14]/[.K14]" office:value-type="float" office:value="0.786248579915217" calcext:value-type="float">
            <text:p>0.79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inversek2j</text:p>
          </table:table-cell>
          <table:table-cell table:style-name="ce5" table:formula="of:=[.L29]/[.K29]" office:value-type="float" office:value="0.411695929563101" calcext:value-type="float">
            <text:p>0.41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jmeint</text:p>
          </table:table-cell>
          <table:table-cell table:style-name="ce5" table:formula="of:=[.L44]/[.K44]" office:value-type="float" office:value="4.15507695954726" calcext:value-type="float">
            <text:p>4.16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kmeans</text:p>
          </table:table-cell>
          <table:table-cell table:style-name="ce5" table:formula="of:=[.L59]/[.K59]" office:value-type="float" office:value="22.0466324158701" calcext:value-type="float">
            <text:p>22.05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sobel</text:p>
          </table:table-cell>
          <table:table-cell table:style-name="ce5" table:formula="of:=[.L74]/[.K74]" office:value-type="float" office:value="1.19030565242607" calcext:value-type="float">
            <text:p>1.19</text:p>
          </table:table-cell>
          <table:table-cell table:number-columns-repeated="5"/>
        </table:table-row>
      </table:table>
      <table:table table:name="error measurements" table:style-name="ta1">
        <table:shapes>
          <draw:frame draw:z-index="0" draw:style-name="gr1" draw:text-style-name="P1" svg:width="3.0374in" svg:height="2.0311in" svg:x="8.7016in" svg:y="0.374in">
            <draw:object draw:notify-on-update-of-ranges="'error measurements'.J2:'error measurements'.L2 'error measurements'.M2:'error measurements'.M2 'error measurements'.B3:'error measurements'.B3 'error measurements'.D3:'error measurements'.D3 'error measurements'.F3:'error measurements'.F3 'error measurements'.M2:'error measurements'.M2 'error measurements'.N2:'error measurements'.N2 'error measurements'.C3:'error measurements'.C3 'error measurements'.E3:'error measurements'.E3 'error measurements'.G3:'error measurements'.G3 'error measurements'.N2:'error measurements'.N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0.7327in" svg:height="3.535in" svg:x="14.9366in" svg:y="0in">
            <draw:object draw:notify-on-update-of-ranges="'error measurements'.J17:'error measurements'.J20 'error measurements'.K16:'error measurements'.K16 'error measurements'.K17:'error measurements'.K20 'error measurements'.L16:'error measurements'.L16 'error measurements'.L17:'error measurements'.L20 'error measurements'.M16:'error measurements'.M16 'error measurements'.M17:'error measurements'.M20 'error measurements'.N16:'error measurements'.N16 'error measurements'.N17:'error measurements'.N20 'error measurements'.O16:'error measurements'.O16 'error measurements'.O17:'error measurements'.O20 'error measurements'.P16:'error measurements'.P16 'error measurements'.P17:'error measurements'.P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0.7354in" svg:height="3.5343in" svg:x="14.9445in" svg:y="3.7756in">
            <draw:object draw:notify-on-update-of-ranges="'error measurements'.J23:'error measurements'.J26 'error measurements'.K22:'error measurements'.K22 'error measurements'.K23:'error measurements'.K26 'error measurements'.L22:'error measurements'.L22 'error measurements'.L23:'error measurements'.L26 'error measurements'.M22:'error measurements'.M22 'error measurements'.M23:'error measurements'.M26 'error measurements'.N22:'error measurements'.N22 'error measurements'.N23:'error measurements'.N26 'error measurements'.O22:'error measurements'.O22 'error measurements'.O23:'error measurements'.O26 'error measurements'.P22:'error measurements'.P22 'error measurements'.P23:'error measurements'.P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0.7346in" svg:height="3.5346in" svg:x="14.913in" svg:y="7.4874in">
            <draw:object draw:notify-on-update-of-ranges="'error measurements'.J29:'error measurements'.J32 'error measurements'.K28:'error measurements'.K28 'error measurements'.K29:'error measurements'.K32 'error measurements'.L28:'error measurements'.L28 'error measurements'.L29:'error measurements'.L32 'error measurements'.M28:'error measurements'.M28 'error measurements'.M29:'error measurements'.M32 'error measurements'.N28:'error measurements'.N28 'error measurements'.N29:'error measurements'.N32 'error measurements'.O28:'error measurements'.O28 'error measurements'.O29:'error measurements'.O32 'error measurements'.P28:'error measurements'.P28 'error measurements'.P29:'error measurements'.P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6.5606in" svg:height="3.5429in" svg:x="14.9343in" svg:y="11.239in">
            <draw:object draw:notify-on-update-of-ranges="'error measurements'.B14:'error measurements'.G14 'error measurements'.B15:'error measurements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9" table:default-cell-style-name="Default"/>
        <table:table-row table:style-name="ro1">
          <table:table-cell table:style-name="ce12" office:value-type="string" calcext:value-type="string">
            <text:p>blackschol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PU (NN 1)</text:p>
          </table:table-cell>
          <table:table-cell office:value-type="string" calcext:value-type="string">
            <text:p>MYRIAD (NN 1)</text:p>
          </table:table-cell>
          <table:table-cell office:value-type="string" calcext:value-type="string">
            <text:p>CPU (NN 2)</text:p>
          </table:table-cell>
          <table:table-cell office:value-type="string" calcext:value-type="string">
            <text:p>MYRIAD (NN 2)</text:p>
          </table:table-cell>
          <table:table-cell office:value-type="string" calcext:value-type="string">
            <text:p>CPU (NN 3)</text:p>
          </table:table-cell>
          <table:table-cell office:value-type="string" calcext:value-type="string">
            <text:p>MYRIAD (NN 3)</text:p>
          </table:table-cell>
          <table:table-cell table:number-columns-repeated="2"/>
          <table:table-cell office:value-type="string" calcext:value-type="string">
            <text:p>NN1</text:p>
          </table:table-cell>
          <table:table-cell office:value-type="string" calcext:value-type="string">
            <text:p>NN2</text:p>
          </table:table-cell>
          <table:table-cell office:value-type="string" calcext:value-type="string">
            <text:p>NN3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YR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APE</text:p>
          </table:table-cell>
          <table:table-cell table:style-name="ce5" office:value-type="float" office:value="3.03" calcext:value-type="float">
            <text:p>3.03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2.93" calcext:value-type="float">
            <text:p>2.93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3.93" calcext:value-type="float">
            <text:p>3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E</text:p>
          </table:table-cell>
          <table:table-cell table:style-name="ce5" office:value-type="float" office:value="18.73" calcext:value-type="float">
            <text:p>18.73</text:p>
          </table:table-cell>
          <table:table-cell table:style-name="ce5" office:value-type="float" office:value="23.83" calcext:value-type="float">
            <text:p>23.83</text:p>
          </table:table-cell>
          <table:table-cell table:style-name="ce5" office:value-type="float" office:value="12.21" calcext:value-type="float">
            <text:p>12.21</text:p>
          </table:table-cell>
          <table:table-cell table:style-name="ce5" office:value-type="float" office:value="15.58" calcext:value-type="float">
            <text:p>15.58</text:p>
          </table:table-cell>
          <table:table-cell table:style-name="ce5" office:value-type="float" office:value="9.8" calcext:value-type="float">
            <text:p>9.80</text:p>
          </table:table-cell>
          <table:table-cell table:style-name="ce5" office:value-type="float" office:value="16.59" calcext:value-type="float">
            <text:p>16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E</text:p>
          </table:table-cell>
          <table:table-cell table:style-name="ce7" office:value-type="float" office:value="0.00053694" calcext:value-type="float">
            <text:p>5.37E-04</text:p>
          </table:table-cell>
          <table:table-cell table:style-name="ce7" office:value-type="float" office:value="0.00147045" calcext:value-type="float">
            <text:p>1.47E-03</text:p>
          </table:table-cell>
          <table:table-cell table:style-name="ce7" office:value-type="float" office:value="0.00004528" calcext:value-type="float">
            <text:p>4.53E-05</text:p>
          </table:table-cell>
          <table:table-cell table:style-name="ce7" office:value-type="float" office:value="0.00040943" calcext:value-type="float">
            <text:p>4.09E-04</text:p>
          </table:table-cell>
          <table:table-cell table:style-name="ce7" office:value-type="float" office:value="0.00003347" calcext:value-type="float">
            <text:p>3.35E-05</text:p>
          </table:table-cell>
          <table:table-cell table:style-name="ce7" office:value-type="float" office:value="0.00065729" calcext:value-type="float">
            <text:p>6.57E-04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12" office:value-type="string" calcext:value-type="string">
            <text:p>inversek2j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PU (NN 1)</text:p>
          </table:table-cell>
          <table:table-cell office:value-type="string" calcext:value-type="string">
            <text:p>MYRIAD (NN 1)</text:p>
          </table:table-cell>
          <table:table-cell office:value-type="string" calcext:value-type="string">
            <text:p>CPU (NN 2)</text:p>
          </table:table-cell>
          <table:table-cell office:value-type="string" calcext:value-type="string">
            <text:p>MYRIAD (NN 2)</text:p>
          </table:table-cell>
          <table:table-cell office:value-type="string" calcext:value-type="string">
            <text:p>CPU (NN 3)</text:p>
          </table:table-cell>
          <table:table-cell office:value-type="string" calcext:value-type="string">
            <text:p>MYRIAD (NN 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MAPE</text:p>
          </table:table-cell>
          <table:table-cell table:style-name="ce5" office:value-type="float" office:value="4.34" calcext:value-type="float">
            <text:p>4.34</text:p>
          </table:table-cell>
          <table:table-cell table:style-name="ce5" office:value-type="float" office:value="4.32" calcext:value-type="float">
            <text:p>4.32</text:p>
          </table:table-cell>
          <table:table-cell table:style-name="ce5" office:value-type="float" office:value="1.92" calcext:value-type="float">
            <text:p>1.92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1.45" calcext:value-type="float">
            <text:p>1.45</text:p>
          </table:table-cell>
          <table:table-cell table:style-name="ce5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E</text:p>
          </table:table-cell>
          <table:table-cell table:style-name="ce5" office:value-type="float" office:value="10.84" calcext:value-type="float">
            <text:p>10.84</text:p>
          </table:table-cell>
          <table:table-cell table:style-name="ce5" office:value-type="float" office:value="10.81" calcext:value-type="float">
            <text:p>10.81</text:p>
          </table:table-cell>
          <table:table-cell table:style-name="ce5" office:value-type="float" office:value="6.14" calcext:value-type="float">
            <text:p>6.14</text:p>
          </table:table-cell>
          <table:table-cell table:style-name="ce5" office:value-type="float" office:value="6.27" calcext:value-type="float">
            <text:p>6.27</text:p>
          </table:table-cell>
          <table:table-cell table:style-name="ce5" office:value-type="float" office:value="5.18" calcext:value-type="float">
            <text:p>5.18</text:p>
          </table:table-cell>
          <table:table-cell table:style-name="ce5" office:value-type="float" office:value="5.35" calcext:value-type="float">
            <text:p>5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E</text:p>
          </table:table-cell>
          <table:table-cell table:style-name="ce7" office:value-type="float" office:value="0.18994779" calcext:value-type="float">
            <text:p>1.90E-01</text:p>
          </table:table-cell>
          <table:table-cell table:style-name="ce7" office:value-type="float" office:value="0.1895868" calcext:value-type="float">
            <text:p>1.90E-01</text:p>
          </table:table-cell>
          <table:table-cell table:style-name="ce7" office:value-type="float" office:value="0.04378773" calcext:value-type="float">
            <text:p>4.38E-02</text:p>
          </table:table-cell>
          <table:table-cell table:style-name="ce7" office:value-type="float" office:value="0.046911" calcext:value-type="float">
            <text:p>4.69E-02</text:p>
          </table:table-cell>
          <table:table-cell table:style-name="ce7" office:value-type="float" office:value="0.02763502" calcext:value-type="float">
            <text:p>2.76E-02</text:p>
          </table:table-cell>
          <table:table-cell table:style-name="ce7" office:value-type="float" office:value="0.03146483" calcext:value-type="float">
            <text:p>3.15E-0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12" office:value-type="string" calcext:value-type="string">
            <text:p>jmei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PU (NN 1)</text:p>
          </table:table-cell>
          <table:table-cell office:value-type="string" calcext:value-type="string">
            <text:p>MYRIAD (NN 1)</text:p>
          </table:table-cell>
          <table:table-cell office:value-type="string" calcext:value-type="string">
            <text:p>CPU (NN 2)</text:p>
          </table:table-cell>
          <table:table-cell office:value-type="string" calcext:value-type="string">
            <text:p>MYRIAD (NN 2)</text:p>
          </table:table-cell>
          <table:table-cell office:value-type="string" calcext:value-type="string">
            <text:p>CPU (NN 3)</text:p>
          </table:table-cell>
          <table:table-cell office:value-type="string" calcext:value-type="string">
            <text:p>MYRIAD (NN 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OR</text:p>
          </table:table-cell>
          <table:table-cell table:style-name="ce5" office:value-type="float" office:value="15.65" calcext:value-type="float">
            <text:p>15.65</text:p>
          </table:table-cell>
          <table:table-cell table:style-name="ce5" office:value-type="float" office:value="15.66" calcext:value-type="float">
            <text:p>15.66</text:p>
          </table:table-cell>
          <table:table-cell table:style-name="ce5" office:value-type="float" office:value="14.2" calcext:value-type="float">
            <text:p>14.20</text:p>
          </table:table-cell>
          <table:table-cell table:style-name="ce5" office:value-type="float" office:value="14.17" calcext:value-type="float">
            <text:p>14.17</text:p>
          </table:table-cell>
          <table:table-cell table:style-name="ce5" office:value-type="float" office:value="14.18" calcext:value-type="float">
            <text:p>14.18</text:p>
          </table:table-cell>
          <table:table-cell table:style-name="ce5" office:value-type="float" office:value="14.23" calcext:value-type="float">
            <text:p>14.2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CPU (NN 1)</text:p>
          </table:table-cell>
          <table:table-cell office:value-type="string" calcext:value-type="string">
            <text:p>MYRIAD (NN 1)</text:p>
          </table:table-cell>
          <table:table-cell office:value-type="string" calcext:value-type="string">
            <text:p>CPU (NN 2)</text:p>
          </table:table-cell>
          <table:table-cell office:value-type="string" calcext:value-type="string">
            <text:p>MYRIAD (NN 2)</text:p>
          </table:table-cell>
          <table:table-cell office:value-type="string" calcext:value-type="string">
            <text:p>CPU (NN 3)</text:p>
          </table:table-cell>
          <table:table-cell office:value-type="string" calcext:value-type="string">
            <text:p>MYRIAD (NN 3)</text:p>
          </table:table-cell>
        </table:table-row>
        <table:table-row table:style-name="ro1">
          <table:table-cell table:style-name="ce12" office:value-type="string" calcext:value-type="string">
            <text:p>kmeans</text:p>
          </table:table-cell>
          <table:table-cell office:value-type="string" calcext:value-type="string">
            <text:p>(img diff)</text:p>
          </table:table-cell>
          <table:table-cell table:number-columns-repeated="7"/>
          <table:table-cell office:value-type="string" calcext:value-type="string">
            <text:p>blackscholes</text:p>
          </table:table-cell>
          <table:table-cell table:style-name="ce5" office:value-type="float" office:value="3.03" calcext:value-type="float">
            <text:p>3.03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2.93" calcext:value-type="float">
            <text:p>2.93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3.93" calcext:value-type="float">
            <text:p>3.93</text:p>
          </table:table-cell>
        </table:table-row>
        <table:table-row table:style-name="ro1">
          <table:table-cell/>
          <table:table-cell office:value-type="string" calcext:value-type="string">
            <text:p>CPU (NN 1)</text:p>
          </table:table-cell>
          <table:table-cell office:value-type="string" calcext:value-type="string">
            <text:p>MYRIAD (NN 1)</text:p>
          </table:table-cell>
          <table:table-cell office:value-type="string" calcext:value-type="string">
            <text:p>CPU (NN 2)</text:p>
          </table:table-cell>
          <table:table-cell office:value-type="string" calcext:value-type="string">
            <text:p>MYRIAD (NN 2)</text:p>
          </table:table-cell>
          <table:table-cell office:value-type="string" calcext:value-type="string">
            <text:p>CPU (NN 3)</text:p>
          </table:table-cell>
          <table:table-cell office:value-type="string" calcext:value-type="string">
            <text:p>MYRIAD (NN 3)</text:p>
          </table:table-cell>
          <table:table-cell table:number-columns-repeated="2"/>
          <table:table-cell office:value-type="string" calcext:value-type="string">
            <text:p>inversek2j</text:p>
          </table:table-cell>
          <table:table-cell table:style-name="ce5" office:value-type="float" office:value="4.34" calcext:value-type="float">
            <text:p>4.34</text:p>
          </table:table-cell>
          <table:table-cell table:style-name="ce5" office:value-type="float" office:value="4.32" calcext:value-type="float">
            <text:p>4.32</text:p>
          </table:table-cell>
          <table:table-cell table:style-name="ce5" office:value-type="float" office:value="1.92" calcext:value-type="float">
            <text:p>1.92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1.45" calcext:value-type="float">
            <text:p>1.45</text:p>
          </table:table-cell>
          <table:table-cell table:style-name="ce5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WMAPE</text:p>
          </table:table-cell>
          <table:table-cell table:style-name="ce5" table:formula="of:=[$'image diff errors'.A40]" office:value-type="float" office:value="4.07333333333333" calcext:value-type="float">
            <text:p>4.07</text:p>
          </table:table-cell>
          <table:table-cell table:style-name="ce5" table:formula="of:=[$'image diff errors'.B40]" office:value-type="float" office:value="4.06888888888889" calcext:value-type="float">
            <text:p>4.07</text:p>
          </table:table-cell>
          <table:table-cell table:style-name="ce5" table:formula="of:=[$'image diff errors'.C40]" office:value-type="float" office:value="3.98583333333333" calcext:value-type="float">
            <text:p>3.99</text:p>
          </table:table-cell>
          <table:table-cell table:style-name="ce5" table:formula="of:=[$'image diff errors'.D40]" office:value-type="float" office:value="3.97166666666667" calcext:value-type="float">
            <text:p>3.97</text:p>
          </table:table-cell>
          <table:table-cell table:style-name="ce5" table:formula="of:=[$'image diff errors'.E40]" office:value-type="float" office:value="1.17527777777778" calcext:value-type="float">
            <text:p>1.18</text:p>
          </table:table-cell>
          <table:table-cell table:style-name="ce5" table:formula="of:=[$'image diff errors'.F40]" office:value-type="float" office:value="1.2675" calcext:value-type="float">
            <text:p>1.27</text:p>
          </table:table-cell>
          <table:table-cell table:number-columns-repeated="2"/>
          <table:table-cell office:value-type="string" calcext:value-type="string">
            <text:p>kmeans</text:p>
          </table:table-cell>
          <table:table-cell table:number-columns-repeated="2" table:style-name="ce5" office:value-type="float" office:value="4.07" calcext:value-type="float">
            <text:p>4.07</text:p>
          </table:table-cell>
          <table:table-cell table:style-name="ce5" office:value-type="float" office:value="3.99" calcext:value-type="float">
            <text:p>3.99</text:p>
          </table:table-cell>
          <table:table-cell table:style-name="ce5" office:value-type="float" office:value="3.97" calcext:value-type="float">
            <text:p>3.97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table:style-name="ce5" table:formula="of:=[$'image diff errors'.A80]" office:value-type="float" office:value="5.23083333333334" calcext:value-type="float">
            <text:p>5.23</text:p>
          </table:table-cell>
          <table:table-cell table:style-name="ce5" table:formula="of:=[$'image diff errors'.B80]" office:value-type="float" office:value="5.23944444444444" calcext:value-type="float">
            <text:p>5.24</text:p>
          </table:table-cell>
          <table:table-cell table:style-name="ce5" table:formula="of:=[$'image diff errors'.C80]" office:value-type="float" office:value="5.20583333333333" calcext:value-type="float">
            <text:p>5.21</text:p>
          </table:table-cell>
          <table:table-cell table:style-name="ce5" table:formula="of:=[$'image diff errors'.D80]" office:value-type="float" office:value="5.23277777777778" calcext:value-type="float">
            <text:p>5.23</text:p>
          </table:table-cell>
          <table:table-cell table:style-name="ce5" table:formula="of:=[$'image diff errors'.E80]" office:value-type="float" office:value="1.31055555555556" calcext:value-type="float">
            <text:p>1.31</text:p>
          </table:table-cell>
          <table:table-cell table:style-name="ce5" table:formula="of:=[$'image diff errors'.F80]" office:value-type="float" office:value="1.39555555555556" calcext:value-type="float">
            <text:p>1.40</text:p>
          </table:table-cell>
          <table:table-cell table:number-columns-repeated="2"/>
          <table:table-cell office:value-type="string" calcext:value-type="string">
            <text:p>sobel</text:p>
          </table:table-cell>
          <table:table-cell table:style-name="ce5" office:value-type="float" office:value="8.01" calcext:value-type="float">
            <text:p>8.01</text:p>
          </table:table-cell>
          <table:table-cell table:style-name="ce5" office:value-type="float" office:value="8.31" calcext:value-type="float">
            <text:p>8.31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4.4" calcext:value-type="float">
            <text:p>4.40</text:p>
          </table:table-cell>
          <table:table-cell table:style-name="ce5" office:value-type="float" office:value="5.74" calcext:value-type="float">
            <text:p>5.74</text:p>
          </table:table-cell>
          <table:table-cell table:style-name="ce5" office:value-type="float" office:value="5.6" calcext:value-type="float">
            <text:p>5.6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table:style-name="ce18" table:formula="of:=[$'image diff errors'.A120]" office:value-type="float" office:value="17911.5163909069" calcext:value-type="float">
            <text:p>17912</text:p>
          </table:table-cell>
          <table:table-cell table:style-name="ce18" table:formula="of:=[$'image diff errors'.B120]" office:value-type="float" office:value="17778.1188964844" calcext:value-type="float">
            <text:p>17778</text:p>
          </table:table-cell>
          <table:table-cell table:style-name="ce18" table:formula="of:=[$'image diff errors'.C120]" office:value-type="float" office:value="16008.4719128083" calcext:value-type="float">
            <text:p>16008</text:p>
          </table:table-cell>
          <table:table-cell table:style-name="ce18" table:formula="of:=[$'image diff errors'.D120]" office:value-type="float" office:value="16018.3216518822" calcext:value-type="float">
            <text:p>16018</text:p>
          </table:table-cell>
          <table:table-cell table:style-name="ce18" table:formula="of:=[$'image diff errors'.E120]" office:value-type="float" office:value="4927.05708609667" calcext:value-type="float">
            <text:p>4927</text:p>
          </table:table-cell>
          <table:table-cell table:style-name="ce18" table:formula="of:=[$'image diff errors'.F120]" office:value-type="float" office:value="5331.75613615278" calcext:value-type="float">
            <text:p>533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CPU (NN 1)</text:p>
          </table:table-cell>
          <table:table-cell office:value-type="string" calcext:value-type="string">
            <text:p>MYRIAD (NN 1)</text:p>
          </table:table-cell>
          <table:table-cell office:value-type="string" calcext:value-type="string">
            <text:p>CPU (NN 2)</text:p>
          </table:table-cell>
          <table:table-cell office:value-type="string" calcext:value-type="string">
            <text:p>MYRIAD (NN 2)</text:p>
          </table:table-cell>
          <table:table-cell office:value-type="string" calcext:value-type="string">
            <text:p>CPU (NN 3)</text:p>
          </table:table-cell>
          <table:table-cell office:value-type="string" calcext:value-type="string">
            <text:p>MYRIAD (NN 3)</text:p>
          </table:table-cell>
        </table:table-row>
        <table:table-row table:style-name="ro1">
          <table:table-cell table:style-name="ce12" office:value-type="string" calcext:value-type="string">
            <text:p>sobel</text:p>
          </table:table-cell>
          <table:table-cell office:value-type="string" calcext:value-type="string">
            <text:p>(img diff)</text:p>
          </table:table-cell>
          <table:table-cell table:number-columns-repeated="7"/>
          <table:table-cell office:value-type="string" calcext:value-type="string">
            <text:p>blackscholes</text:p>
          </table:table-cell>
          <table:table-cell table:style-name="ce5" office:value-type="float" office:value="18.73" calcext:value-type="float">
            <text:p>18.73</text:p>
          </table:table-cell>
          <table:table-cell table:style-name="ce5" office:value-type="float" office:value="23.83" calcext:value-type="float">
            <text:p>23.83</text:p>
          </table:table-cell>
          <table:table-cell table:style-name="ce5" office:value-type="float" office:value="12.21" calcext:value-type="float">
            <text:p>12.21</text:p>
          </table:table-cell>
          <table:table-cell table:style-name="ce5" office:value-type="float" office:value="15.58" calcext:value-type="float">
            <text:p>15.58</text:p>
          </table:table-cell>
          <table:table-cell table:style-name="ce5" office:value-type="float" office:value="9.8" calcext:value-type="float">
            <text:p>9.80</text:p>
          </table:table-cell>
          <table:table-cell table:style-name="ce5" office:value-type="float" office:value="16.59" calcext:value-type="float">
            <text:p>16.59</text:p>
          </table:table-cell>
        </table:table-row>
        <table:table-row table:style-name="ro1">
          <table:table-cell/>
          <table:table-cell office:value-type="string" calcext:value-type="string">
            <text:p>CPU (NN 1)</text:p>
          </table:table-cell>
          <table:table-cell office:value-type="string" calcext:value-type="string">
            <text:p>MYRIAD (NN 1)</text:p>
          </table:table-cell>
          <table:table-cell office:value-type="string" calcext:value-type="string">
            <text:p>CPU (NN 2)</text:p>
          </table:table-cell>
          <table:table-cell office:value-type="string" calcext:value-type="string">
            <text:p>MYRIAD (NN 2)</text:p>
          </table:table-cell>
          <table:table-cell office:value-type="string" calcext:value-type="string">
            <text:p>CPU (NN 3)</text:p>
          </table:table-cell>
          <table:table-cell office:value-type="string" calcext:value-type="string">
            <text:p>MYRIAD (NN 3)</text:p>
          </table:table-cell>
          <table:table-cell table:number-columns-repeated="2"/>
          <table:table-cell office:value-type="string" calcext:value-type="string">
            <text:p>inversek2j</text:p>
          </table:table-cell>
          <table:table-cell table:style-name="ce5" office:value-type="float" office:value="10.84" calcext:value-type="float">
            <text:p>10.84</text:p>
          </table:table-cell>
          <table:table-cell table:style-name="ce5" office:value-type="float" office:value="10.81" calcext:value-type="float">
            <text:p>10.81</text:p>
          </table:table-cell>
          <table:table-cell table:style-name="ce5" office:value-type="float" office:value="6.14" calcext:value-type="float">
            <text:p>6.14</text:p>
          </table:table-cell>
          <table:table-cell table:style-name="ce5" office:value-type="float" office:value="6.27" calcext:value-type="float">
            <text:p>6.27</text:p>
          </table:table-cell>
          <table:table-cell table:style-name="ce5" office:value-type="float" office:value="5.18" calcext:value-type="float">
            <text:p>5.18</text:p>
          </table:table-cell>
          <table:table-cell table:style-name="ce5"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WMAPE</text:p>
          </table:table-cell>
          <table:table-cell table:style-name="ce5" table:formula="of:=[$'image diff errors'.H40]" office:value-type="float" office:value="8.00694444444445" calcext:value-type="float">
            <text:p>8.01</text:p>
          </table:table-cell>
          <table:table-cell table:style-name="ce5" table:formula="of:=[$'image diff errors'.I40]" office:value-type="float" office:value="8.3075" calcext:value-type="float">
            <text:p>8.31</text:p>
          </table:table-cell>
          <table:table-cell table:style-name="ce5" table:formula="of:=[$'image diff errors'.J40]" office:value-type="float" office:value="3.79777777777778" calcext:value-type="float">
            <text:p>3.80</text:p>
          </table:table-cell>
          <table:table-cell table:style-name="ce5" table:formula="of:=[$'image diff errors'.K40]" office:value-type="float" office:value="4.39555555555555" calcext:value-type="float">
            <text:p>4.40</text:p>
          </table:table-cell>
          <table:table-cell table:style-name="ce5" table:formula="of:=[$'image diff errors'.L40]" office:value-type="float" office:value="5.73527777777778" calcext:value-type="float">
            <text:p>5.74</text:p>
          </table:table-cell>
          <table:table-cell table:style-name="ce5" table:formula="of:=[$'image diff errors'.M40]" office:value-type="float" office:value="5.59972222222222" calcext:value-type="float">
            <text:p>5.60</text:p>
          </table:table-cell>
          <table:table-cell table:number-columns-repeated="2"/>
          <table:table-cell office:value-type="string" calcext:value-type="string">
            <text:p>kmeans</text:p>
          </table:table-cell>
          <table:table-cell table:style-name="ce5" office:value-type="float" office:value="5.23" calcext:value-type="float">
            <text:p>5.23</text:p>
          </table:table-cell>
          <table:table-cell table:style-name="ce5" office:value-type="float" office:value="5.24" calcext:value-type="float">
            <text:p>5.24</text:p>
          </table:table-cell>
          <table:table-cell table:style-name="ce5" office:value-type="float" office:value="5.21" calcext:value-type="float">
            <text:p>5.21</text:p>
          </table:table-cell>
          <table:table-cell table:style-name="ce5" office:value-type="float" office:value="5.23" calcext:value-type="float">
            <text:p>5.23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table:style-name="ce5" table:formula="of:=[$'image diff errors'.H80]" office:value-type="float" office:value="15.9961111111111" calcext:value-type="float">
            <text:p>16.00</text:p>
          </table:table-cell>
          <table:table-cell table:style-name="ce5" table:formula="of:=[$'image diff errors'.I80]" office:value-type="float" office:value="17.5558333333333" calcext:value-type="float">
            <text:p>17.56</text:p>
          </table:table-cell>
          <table:table-cell table:style-name="ce5" table:formula="of:=[$'image diff errors'.J80]" office:value-type="float" office:value="9.29111111111111" calcext:value-type="float">
            <text:p>9.29</text:p>
          </table:table-cell>
          <table:table-cell table:style-name="ce5" table:formula="of:=[$'image diff errors'.K80]" office:value-type="float" office:value="11.5275" calcext:value-type="float">
            <text:p>11.53</text:p>
          </table:table-cell>
          <table:table-cell table:style-name="ce5" table:formula="of:=[$'image diff errors'.L80]" office:value-type="float" office:value="18.3994444444444" calcext:value-type="float">
            <text:p>18.40</text:p>
          </table:table-cell>
          <table:table-cell table:style-name="ce5" table:formula="of:=[$'image diff errors'.M80]" office:value-type="float" office:value="17.475" calcext:value-type="float">
            <text:p>17.48</text:p>
          </table:table-cell>
          <table:table-cell table:number-columns-repeated="2"/>
          <table:table-cell office:value-type="string" calcext:value-type="string">
            <text:p>sobel</text:p>
          </table:table-cell>
          <table:table-cell table:style-name="ce5" office:value-type="float" office:value="16" calcext:value-type="float">
            <text:p>16.00</text:p>
          </table:table-cell>
          <table:table-cell table:style-name="ce5" office:value-type="float" office:value="17.56" calcext:value-type="float">
            <text:p>17.56</text:p>
          </table:table-cell>
          <table:table-cell table:style-name="ce5" office:value-type="float" office:value="9.29" calcext:value-type="float">
            <text:p>9.29</text:p>
          </table:table-cell>
          <table:table-cell table:style-name="ce5" office:value-type="float" office:value="11.53" calcext:value-type="float">
            <text:p>11.53</text:p>
          </table:table-cell>
          <table:table-cell table:style-name="ce5" office:value-type="float" office:value="18.4" calcext:value-type="float">
            <text:p>18.40</text:p>
          </table:table-cell>
          <table:table-cell table:style-name="ce5" office:value-type="float" office:value="17.48" calcext:value-type="float">
            <text:p>17.48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table:style-name="ce18" table:formula="of:=[$'image diff errors'.H120]" office:value-type="float" office:value="15571.9877031106" calcext:value-type="float">
            <text:p>15572</text:p>
          </table:table-cell>
          <table:table-cell table:style-name="ce18" table:formula="of:=[$'image diff errors'.I120]" office:value-type="float" office:value="15914.9677700467" calcext:value-type="float">
            <text:p>15915</text:p>
          </table:table-cell>
          <table:table-cell table:style-name="ce18" table:formula="of:=[$'image diff errors'.J120]" office:value-type="float" office:value="4941.7705429925" calcext:value-type="float">
            <text:p>4942</text:p>
          </table:table-cell>
          <table:table-cell table:style-name="ce18" table:formula="of:=[$'image diff errors'.K120]" office:value-type="float" office:value="5229.88458209583" calcext:value-type="float">
            <text:p>5230</text:p>
          </table:table-cell>
          <table:table-cell table:style-name="ce18" table:formula="of:=[$'image diff errors'.L120]" office:value-type="float" office:value="6751.98147032111" calcext:value-type="float">
            <text:p>6752</text:p>
          </table:table-cell>
          <table:table-cell table:style-name="ce18" table:formula="of:=[$'image diff errors'.M120]" office:value-type="float" office:value="6839.71340391333" calcext:value-type="float">
            <text:p>6840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CPU (NN 1)</text:p>
          </table:table-cell>
          <table:table-cell office:value-type="string" calcext:value-type="string">
            <text:p>MYRIAD (NN 1)</text:p>
          </table:table-cell>
          <table:table-cell office:value-type="string" calcext:value-type="string">
            <text:p>CPU (NN 2)</text:p>
          </table:table-cell>
          <table:table-cell office:value-type="string" calcext:value-type="string">
            <text:p>MYRIAD (NN 2)</text:p>
          </table:table-cell>
          <table:table-cell office:value-type="string" calcext:value-type="string">
            <text:p>CPU (NN 3)</text:p>
          </table:table-cell>
          <table:table-cell office:value-type="string" calcext:value-type="string">
            <text:p>MYRIAD (NN 3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lackscholes</text:p>
          </table:table-cell>
          <table:table-cell table:style-name="ce14" table:formula="of:=[.B5]*150" office:value-type="float" office:value="0.080541" calcext:value-type="float">
            <text:p>0.08054100</text:p>
          </table:table-cell>
          <table:table-cell table:style-name="ce14" table:formula="of:=[.C5]*150" office:value-type="float" office:value="0.2205675" calcext:value-type="float">
            <text:p>0.22056750</text:p>
          </table:table-cell>
          <table:table-cell table:style-name="ce14" table:formula="of:=[.D5]*150" office:value-type="float" office:value="0.006792" calcext:value-type="float">
            <text:p>0.00679200</text:p>
          </table:table-cell>
          <table:table-cell table:style-name="ce14" table:formula="of:=[.E5]*150" office:value-type="float" office:value="0.0614145" calcext:value-type="float">
            <text:p>0.06141450</text:p>
          </table:table-cell>
          <table:table-cell table:style-name="ce14" table:formula="of:=[.F5]*150" office:value-type="float" office:value="0.0050205" calcext:value-type="float">
            <text:p>0.00502050</text:p>
          </table:table-cell>
          <table:table-cell table:style-name="ce14" table:formula="of:=[.G5]*150" office:value-type="float" office:value="0.0985935" calcext:value-type="float">
            <text:p>0.0985935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nversek2j</text:p>
          </table:table-cell>
          <table:table-cell table:style-name="ce14" office:value-type="float" office:value="0.18994779" calcext:value-type="float">
            <text:p>0.18994779</text:p>
          </table:table-cell>
          <table:table-cell table:style-name="ce14" office:value-type="float" office:value="0.1895868" calcext:value-type="float">
            <text:p>0.18958680</text:p>
          </table:table-cell>
          <table:table-cell table:style-name="ce14" office:value-type="float" office:value="0.04378773" calcext:value-type="float">
            <text:p>0.04378773</text:p>
          </table:table-cell>
          <table:table-cell table:style-name="ce14" office:value-type="float" office:value="0.046911" calcext:value-type="float">
            <text:p>0.04691100</text:p>
          </table:table-cell>
          <table:table-cell table:style-name="ce14" office:value-type="float" office:value="0.02763502" calcext:value-type="float">
            <text:p>0.02763502</text:p>
          </table:table-cell>
          <table:table-cell table:style-name="ce14" office:value-type="float" office:value="0.03146483" calcext:value-type="float">
            <text:p>0.031464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kmeans</text:p>
          </table:table-cell>
          <table:table-cell table:style-name="ce14" table:formula="of:=POWER(SQRT([.B21])/256;2)" office:value-type="float" office:value="0.27330805039836" calcext:value-type="float">
            <text:p>0.27330805</text:p>
          </table:table-cell>
          <table:table-cell table:style-name="ce14" table:formula="of:=POWER(SQRT([.C21])/256;2)" office:value-type="float" office:value="0.271272566169501" calcext:value-type="float">
            <text:p>0.27127257</text:p>
          </table:table-cell>
          <table:table-cell table:style-name="ce14" table:formula="of:=POWER(SQRT([.D21])/256;2)" office:value-type="float" office:value="0.244269896130498" calcext:value-type="float">
            <text:p>0.24426990</text:p>
          </table:table-cell>
          <table:table-cell table:style-name="ce14" table:formula="of:=POWER(SQRT([.E21])/256;2)" office:value-type="float" office:value="0.244420191221347" calcext:value-type="float">
            <text:p>0.24442019</text:p>
          </table:table-cell>
          <table:table-cell table:style-name="ce14" table:formula="of:=POWER(SQRT([.F21])/256;2)" office:value-type="float" office:value="0.0751809247756449" calcext:value-type="float">
            <text:p>0.07518092</text:p>
          </table:table-cell>
          <table:table-cell table:style-name="ce14" table:formula="of:=POWER(SQRT([.G21])/256;2)" office:value-type="float" office:value="0.0813561422142453" calcext:value-type="float">
            <text:p>0.0813561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obel</text:p>
          </table:table-cell>
          <table:table-cell table:style-name="ce14" table:formula="of:=POWER(SQRT([.B27])/256;2)" office:value-type="float" office:value="0.237609675645608" calcext:value-type="float">
            <text:p>0.23760968</text:p>
          </table:table-cell>
          <table:table-cell table:style-name="ce14" table:formula="of:=POWER(SQRT([.C27])/256;2)" office:value-type="float" office:value="0.242843136139628" calcext:value-type="float">
            <text:p>0.24284314</text:p>
          </table:table-cell>
          <table:table-cell table:style-name="ce14" table:formula="of:=POWER(SQRT([.D27])/256;2)" office:value-type="float" office:value="0.0754054343107987" calcext:value-type="float">
            <text:p>0.07540543</text:p>
          </table:table-cell>
          <table:table-cell table:style-name="ce14" table:formula="of:=POWER(SQRT([.E27])/256;2)" office:value-type="float" office:value="0.0798017056594213" calcext:value-type="float">
            <text:p>0.07980171</text:p>
          </table:table-cell>
          <table:table-cell table:style-name="ce14" table:formula="of:=POWER(SQRT([.F27])/256;2)" office:value-type="float" office:value="0.103027061009538" calcext:value-type="float">
            <text:p>0.10302706</text:p>
          </table:table-cell>
          <table:table-cell table:style-name="ce14" table:formula="of:=POWER(SQRT([.G27])/256;2)" office:value-type="float" office:value="0.104365744078267" calcext:value-type="float">
            <text:p>0.10436574</text:p>
          </table:table-cell>
        </table:table-row>
      </table:table>
      <table:table table:name="image diff errors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2" office:value-type="string" calcext:value-type="string">
            <text:p>kmeans</text:p>
          </table:table-cell>
          <table:table-cell office:value-type="string" calcext:value-type="string">
            <text:p>(img diff)</text:p>
          </table:table-cell>
          <table:table-cell table:number-columns-repeated="5"/>
          <table:table-cell table:style-name="ce12" office:value-type="string" calcext:value-type="string">
            <text:p>sobel</text:p>
          </table:table-cell>
          <table:table-cell office:value-type="string" calcext:value-type="string">
            <text:p>(img dif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MAPE</text:p>
          </table:table-cell>
          <table:table-cell table:number-columns-repeated="6"/>
          <table:table-cell office:value-type="string" calcext:value-type="string">
            <text:p>WM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  <table:table-cell/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23" calcext:value-type="float">
            <text:p>1.23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10.79" calcext:value-type="float">
            <text:p>10.79</text:p>
          </table:table-cell>
          <table:table-cell office:value-type="float" office:value="4.82" calcext:value-type="float">
            <text:p>4.82</text:p>
          </table:table-cell>
          <table:table-cell office:value-type="float" office:value="7.14" calcext:value-type="float">
            <text:p>7.14</text:p>
          </table:table-cell>
          <table:table-cell office:value-type="float" office:value="9.76" calcext:value-type="float">
            <text:p>9.76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66" calcext:value-type="float">
            <text:p>1.66</text:p>
          </table:table-cell>
          <table:table-cell office:value-type="float" office:value="1.45" calcext:value-type="float">
            <text:p>1.45</text:p>
          </table:table-cell>
          <table:table-cell office:value-type="float" office:value="1.42" calcext:value-type="float">
            <text:p>1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8.07" calcext:value-type="float">
            <text:p>8.07</text:p>
          </table:table-cell>
          <table:table-cell office:value-type="float" office:value="3.85" calcext:value-type="float">
            <text:p>3.85</text:p>
          </table:table-cell>
          <table:table-cell office:value-type="float" office:value="4.29" calcext:value-type="float">
            <text:p>4.29</text:p>
          </table:table-cell>
          <table:table-cell office:value-type="float" office:value="5.57" calcext:value-type="float">
            <text:p>5.57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4.65" calcext:value-type="float">
            <text:p>4.65</text:p>
          </table:table-cell>
          <table:table-cell office:value-type="float" office:value="4.06" calcext:value-type="float">
            <text:p>4.06</text:p>
          </table:table-cell>
          <table:table-cell office:value-type="float" office:value="4.04" calcext:value-type="float">
            <text:p>4.04</text:p>
          </table:table-cell>
          <table:table-cell office:value-type="float" office:value="1.89" calcext:value-type="float">
            <text:p>1.89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8.04" calcext:value-type="float">
            <text:p>8.04</text:p>
          </table:table-cell>
          <table:table-cell office:value-type="float" office:value="3.64" calcext:value-type="float">
            <text:p>3.64</text:p>
          </table:table-cell>
          <table:table-cell office:value-type="float" office:value="4.03" calcext:value-type="float">
            <text:p>4.03</text:p>
          </table:table-cell>
          <table:table-cell office:value-type="float" office:value="5.02" calcext:value-type="float">
            <text:p>5.02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6.8" calcext:value-type="float">
            <text:p>6.8</text:p>
          </table:table-cell>
          <table:table-cell office:value-type="float" office:value="2.63" calcext:value-type="float">
            <text:p>2.63</text:p>
          </table:table-cell>
          <table:table-cell office:value-type="float" office:value="3.01" calcext:value-type="float">
            <text:p>3.01</text:p>
          </table:table-cell>
          <table:table-cell office:value-type="float" office:value="4.02" calcext:value-type="float">
            <text:p>4.02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table:number-columns-repeated="2" office:value-type="float" office:value="10.22" calcext:value-type="float">
            <text:p>10.22</text:p>
          </table:table-cell>
          <table:table-cell table:number-columns-repeated="2" office:value-type="float" office:value="12.53" calcext:value-type="float">
            <text:p>12.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9.18" calcext:value-type="float">
            <text:p>9.18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5.16" calcext:value-type="float">
            <text:p>5.1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5.5" calcext:value-type="float">
            <text:p>5.5</text:p>
          </table:table-cell>
          <table:table-cell office:value-type="float" office:value="4.73" calcext:value-type="float">
            <text:p>4.73</text:p>
          </table:table-cell>
          <table:table-cell office:value-type="float" office:value="4.81" calcext:value-type="float">
            <text:p>4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7.66" calcext:value-type="float">
            <text:p>7.66</text:p>
          </table:table-cell>
          <table:table-cell office:value-type="float" office:value="3.72" calcext:value-type="float">
            <text:p>3.72</text:p>
          </table:table-cell>
          <table:table-cell office:value-type="float" office:value="4.01" calcext:value-type="float">
            <text:p>4.01</text:p>
          </table:table-cell>
          <table:table-cell office:value-type="float" office:value="5.61" calcext:value-type="float">
            <text:p>5.61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6.72" calcext:value-type="float">
            <text:p>6.72</text:p>
          </table:table-cell>
          <table:table-cell office:value-type="float" office:value="4.39" calcext:value-type="float">
            <text:p>4.39</text:p>
          </table:table-cell>
          <table:table-cell office:value-type="float" office:value="4.19" calcext:value-type="float">
            <text:p>4.19</text:p>
          </table:table-cell>
          <table:table-cell office:value-type="float" office:value="3.31" calcext:value-type="float">
            <text:p>3.31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.7" calcext:value-type="float">
            <text:p>6.7</text:p>
          </table:table-cell>
          <table:table-cell office:value-type="float" office:value="2.31" calcext:value-type="float">
            <text:p>2.31</text:p>
          </table:table-cell>
          <table:table-cell office:value-type="float" office:value="2.62" calcext:value-type="float">
            <text:p>2.62</text:p>
          </table:table-cell>
          <table:table-cell office:value-type="float" office:value="3.35" calcext:value-type="float">
            <text:p>3.3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.79" calcext:value-type="float">
            <text:p>2.79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10.52" calcext:value-type="float">
            <text:p>10.52</text:p>
          </table:table-cell>
          <table:table-cell office:value-type="float" office:value="4.56" calcext:value-type="float">
            <text:p>4.56</text:p>
          </table:table-cell>
          <table:table-cell office:value-type="float" office:value="5.81" calcext:value-type="float">
            <text:p>5.81</text:p>
          </table:table-cell>
          <table:table-cell office:value-type="float" office:value="8.24" calcext:value-type="float">
            <text:p>8.24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.33" calcext:value-type="float">
            <text:p>5.33</text:p>
          </table:table-cell>
          <table:table-cell office:value-type="float" office:value="3.8" calcext:value-type="float">
            <text:p>3.8</text:p>
          </table:table-cell>
          <table:table-cell office:value-type="float" office:value="3.76" calcext:value-type="float">
            <text:p>3.76</text:p>
          </table:table-cell>
          <table:table-cell office:value-type="float" office:value="0.86" calcext:value-type="float">
            <text:p>0.86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8.59" calcext:value-type="float">
            <text:p>8.59</text:p>
          </table:table-cell>
          <table:table-cell office:value-type="float" office:value="3.9" calcext:value-type="float">
            <text:p>3.9</text:p>
          </table:table-cell>
          <table:table-cell office:value-type="float" office:value="4.39" calcext:value-type="float">
            <text:p>4.39</text:p>
          </table:table-cell>
          <table:table-cell office:value-type="float" office:value="5.78" calcext:value-type="float">
            <text:p>5.7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4.57" calcext:value-type="float">
            <text:p>4.57</text:p>
          </table:table-cell>
          <table:table-cell office:value-type="float" office:value="5.39" calcext:value-type="float">
            <text:p>5.39</text:p>
          </table:table-cell>
          <table:table-cell office:value-type="float" office:value="5.47" calcext:value-type="float">
            <text:p>5.47</text:p>
          </table:table-cell>
          <table:table-cell office:value-type="float" office:value="1.14" calcext:value-type="float">
            <text:p>1.14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9.63" calcext:value-type="float">
            <text:p>9.63</text:p>
          </table:table-cell>
          <table:table-cell office:value-type="float" office:value="10.32" calcext:value-type="float">
            <text:p>10.32</text:p>
          </table:table-cell>
          <table:table-cell office:value-type="float" office:value="4.09" calcext:value-type="float">
            <text:p>4.09</text:p>
          </table:table-cell>
          <table:table-cell office:value-type="float" office:value="5.38" calcext:value-type="float">
            <text:p>5.38</text:p>
          </table:table-cell>
          <table:table-cell office:value-type="float" office:value="8.02" calcext:value-type="float">
            <text:p>8.02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table:number-columns-repeated="2" office:value-type="float" office:value="2.8" calcext:value-type="float">
            <text:p>2.8</text:p>
          </table:table-cell>
          <table:table-cell office:value-type="float" office:value="2.79" calcext:value-type="float">
            <text:p>2.79</text:p>
          </table:table-cell>
          <table:table-cell office:value-type="float" office:value="2.39" calcext:value-type="float">
            <text:p>2.39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8.59" calcext:value-type="float">
            <text:p>8.59</text:p>
          </table:table-cell>
          <table:table-cell office:value-type="float" office:value="4.16" calcext:value-type="float">
            <text:p>4.16</text:p>
          </table:table-cell>
          <table:table-cell office:value-type="float" office:value="4.46" calcext:value-type="float">
            <text:p>4.46</text:p>
          </table:table-cell>
          <table:table-cell office:value-type="float" office:value="7.25" calcext:value-type="float">
            <text:p>7.25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8.14" calcext:value-type="float">
            <text:p>8.14</text:p>
          </table:table-cell>
          <table:table-cell office:value-type="float" office:value="3.95" calcext:value-type="float">
            <text:p>3.95</text:p>
          </table:table-cell>
          <table:table-cell office:value-type="float" office:value="4.29" calcext:value-type="float">
            <text:p>4.29</text:p>
          </table:table-cell>
          <table:table-cell office:value-type="float" office:value="4.85" calcext:value-type="float">
            <text:p>4.85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.75" calcext:value-type="float">
            <text:p>2.75</text:p>
          </table:table-cell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office:value-type="float" office:value="1.39" calcext:value-type="float">
            <text:p>1.39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8.59" calcext:value-type="float">
            <text:p>8.59</text:p>
          </table:table-cell>
          <table:table-cell office:value-type="float" office:value="4" calcext:value-type="float">
            <text:p>4</text:p>
          </table:table-cell>
          <table:table-cell office:value-type="float" office:value="4.69" calcext:value-type="float">
            <text:p>4.69</text:p>
          </table:table-cell>
          <table:table-cell office:value-type="float" office:value="5.58" calcext:value-type="float">
            <text:p>5.58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5" calcext:value-type="float">
            <text:p>4.25</text:p>
          </table:table-cell>
          <table:table-cell office:value-type="float" office:value="4.05" calcext:value-type="float">
            <text:p>4.05</text:p>
          </table:table-cell>
          <table:table-cell office:value-type="float" office:value="4.06" calcext:value-type="float">
            <text:p>4.06</text:p>
          </table:table-cell>
          <table:table-cell office:value-type="float" office:value="2.03" calcext:value-type="float">
            <text:p>2.03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8.72" calcext:value-type="float">
            <text:p>8.72</text:p>
          </table:table-cell>
          <table:table-cell office:value-type="float" office:value="4.42" calcext:value-type="float">
            <text:p>4.42</text:p>
          </table:table-cell>
          <table:table-cell office:value-type="float" office:value="4.77" calcext:value-type="float">
            <text:p>4.77</text:p>
          </table:table-cell>
          <table:table-cell office:value-type="float" office:value="5.47" calcext:value-type="float">
            <text:p>5.4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39" calcext:value-type="float">
            <text:p>2.39</text:p>
          </table:table-cell>
          <table:table-cell office:value-type="float" office:value="1.75" calcext:value-type="float">
            <text:p>1.75</text:p>
          </table:table-cell>
          <table:table-cell office:value-type="float" office:value="1.72" calcext:value-type="float">
            <text:p>1.72</text:p>
          </table:table-cell>
          <table:table-cell office:value-type="float" office:value="2.28" calcext:value-type="float">
            <text:p>2.28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8.29" calcext:value-type="float">
            <text:p>8.29</text:p>
          </table:table-cell>
          <table:table-cell office:value-type="float" office:value="4.23" calcext:value-type="float">
            <text:p>4.23</text:p>
          </table:table-cell>
          <table:table-cell office:value-type="float" office:value="4.68" calcext:value-type="float">
            <text:p>4.68</text:p>
          </table:table-cell>
          <table:table-cell office:value-type="float" office:value="5.23" calcext:value-type="float">
            <text:p>5.23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table:number-columns-repeated="2" office:value-type="float" office:value="8.49" calcext:value-type="float">
            <text:p>8.49</text:p>
          </table:table-cell>
          <table:table-cell table:number-columns-repeated="2" office:value-type="float" office:value="8.47" calcext:value-type="float">
            <text:p>8.47</text:p>
          </table:table-cell>
          <table:table-cell office:value-type="float" office:value="0.86" calcext:value-type="float">
            <text:p>0.86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7.99" calcext:value-type="float">
            <text:p>7.99</text:p>
          </table:table-cell>
          <table:table-cell office:value-type="float" office:value="3.49" calcext:value-type="float">
            <text:p>3.49</text:p>
          </table:table-cell>
          <table:table-cell office:value-type="float" office:value="4.04" calcext:value-type="float">
            <text:p>4.04</text:p>
          </table:table-cell>
          <table:table-cell office:value-type="float" office:value="5.05" calcext:value-type="float">
            <text:p>5.05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6.63" calcext:value-type="float">
            <text:p>6.63</text:p>
          </table:table-cell>
          <table:table-cell office:value-type="float" office:value="4.54" calcext:value-type="float">
            <text:p>4.54</text:p>
          </table:table-cell>
          <table:table-cell office:value-type="float" office:value="4.5" calcext:value-type="float">
            <text:p>4.5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5.63" calcext:value-type="float">
            <text:p>5.63</text:p>
          </table:table-cell>
          <table:table-cell office:value-type="float" office:value="2.59" calcext:value-type="float">
            <text:p>2.59</text:p>
          </table:table-cell>
          <table:table-cell office:value-type="float" office:value="2.83" calcext:value-type="float">
            <text:p>2.83</text:p>
          </table:table-cell>
          <table:table-cell office:value-type="float" office:value="3.25" calcext:value-type="float">
            <text:p>3.2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2.63" calcext:value-type="float">
            <text:p>2.63</text:p>
          </table:table-cell>
          <table:table-cell office:value-type="float" office:value="4.48" calcext:value-type="float">
            <text:p>4.48</text:p>
          </table:table-cell>
          <table:table-cell office:value-type="float" office:value="4.46" calcext:value-type="float">
            <text:p>4.46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7.57" calcext:value-type="float">
            <text:p>7.57</text:p>
          </table:table-cell>
          <table:table-cell office:value-type="float" office:value="3.51" calcext:value-type="float">
            <text:p>3.51</text:p>
          </table:table-cell>
          <table:table-cell office:value-type="float" office:value="3.94" calcext:value-type="float">
            <text:p>3.94</text:p>
          </table:table-cell>
          <table:table-cell office:value-type="float" office:value="5.23" calcext:value-type="float">
            <text:p>5.23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2.41" calcext:value-type="float">
            <text:p>2.41</text:p>
          </table:table-cell>
          <table:table-cell office:value-type="float" office:value="1.53" calcext:value-type="float">
            <text:p>1.53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6.96" calcext:value-type="float">
            <text:p>6.96</text:p>
          </table:table-cell>
          <table:table-cell office:value-type="float" office:value="3.27" calcext:value-type="float">
            <text:p>3.27</text:p>
          </table:table-cell>
          <table:table-cell office:value-type="float" office:value="3.42" calcext:value-type="float">
            <text:p>3.42</text:p>
          </table:table-cell>
          <table:table-cell office:value-type="float" office:value="3.79" calcext:value-type="float">
            <text:p>3.7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5.09" calcext:value-type="float">
            <text:p>5.09</text:p>
          </table:table-cell>
          <table:table-cell office:value-type="float" office:value="2.42" calcext:value-type="float">
            <text:p>2.42</text:p>
          </table:table-cell>
          <table:table-cell office:value-type="float" office:value="2.47" calcext:value-type="float">
            <text:p>2.47</text:p>
          </table:table-cell>
          <table:table-cell office:value-type="float" office:value="1.1" calcext:value-type="float">
            <text:p>1.1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9.08" calcext:value-type="float">
            <text:p>9.08</text:p>
          </table:table-cell>
          <table:table-cell office:value-type="float" office:value="4.54" calcext:value-type="float">
            <text:p>4.54</text:p>
          </table:table-cell>
          <table:table-cell office:value-type="float" office:value="5.1" calcext:value-type="float">
            <text:p>5.1</text:p>
          </table:table-cell>
          <table:table-cell office:value-type="float" office:value="6.87" calcext:value-type="float">
            <text:p>6.87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11.39" calcext:value-type="float">
            <text:p>11.39</text:p>
          </table:table-cell>
          <table:table-cell office:value-type="float" office:value="9.05" calcext:value-type="float">
            <text:p>9.05</text:p>
          </table:table-cell>
          <table:table-cell office:value-type="float" office:value="9.31" calcext:value-type="float">
            <text:p>9.31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10.33" calcext:value-type="float">
            <text:p>10.33</text:p>
          </table:table-cell>
          <table:table-cell office:value-type="float" office:value="4.08" calcext:value-type="float">
            <text:p>4.08</text:p>
          </table:table-cell>
          <table:table-cell office:value-type="float" office:value="5.08" calcext:value-type="float">
            <text:p>5.08</text:p>
          </table:table-cell>
          <table:table-cell office:value-type="float" office:value="8.45" calcext:value-type="float">
            <text:p>8.45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5.35" calcext:value-type="float">
            <text:p>5.35</text:p>
          </table:table-cell>
          <table:table-cell office:value-type="float" office:value="4.74" calcext:value-type="float">
            <text:p>4.74</text:p>
          </table:table-cell>
          <table:table-cell office:value-type="float" office:value="4.71" calcext:value-type="float">
            <text:p>4.71</text:p>
          </table:table-cell>
          <table:table-cell office:value-type="float" office:value="2.22" calcext:value-type="float">
            <text:p>2.2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0.59" calcext:value-type="float">
            <text:p>10.59</text:p>
          </table:table-cell>
          <table:table-cell office:value-type="float" office:value="10.85" calcext:value-type="float">
            <text:p>10.85</text:p>
          </table:table-cell>
          <table:table-cell office:value-type="float" office:value="6.34" calcext:value-type="float">
            <text:p>6.34</text:p>
          </table:table-cell>
          <table:table-cell office:value-type="float" office:value="6.83" calcext:value-type="float">
            <text:p>6.83</text:p>
          </table:table-cell>
          <table:table-cell office:value-type="float" office:value="9.36" calcext:value-type="float">
            <text:p>9.3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7.71" calcext:value-type="float">
            <text:p>7.71</text:p>
          </table:table-cell>
          <table:table-cell office:value-type="float" office:value="12.76" calcext:value-type="float">
            <text:p>12.76</text:p>
          </table:table-cell>
          <table:table-cell office:value-type="float" office:value="12.82" calcext:value-type="float">
            <text:p>12.82</text:p>
          </table:table-cell>
          <table:table-cell office:value-type="float" office:value="1.99" calcext:value-type="float">
            <text:p>1.99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21" calcext:value-type="float">
            <text:p>7.21</text:p>
          </table:table-cell>
          <table:table-cell office:value-type="float" office:value="3.19" calcext:value-type="float">
            <text:p>3.19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table:number-columns-repeated="2" office:value-type="float" office:value="1.94" calcext:value-type="float">
            <text:p>1.94</text:p>
          </table:table-cell>
          <table:table-cell office:value-type="float" office:value="1.81" calcext:value-type="float">
            <text:p>1.81</text:p>
          </table:table-cell>
          <table:table-cell office:value-type="float" office:value="1.84" calcext:value-type="float">
            <text:p>1.84</text:p>
          </table:table-cell>
          <table:table-cell office:value-type="float" office:value="0.18" calcext:value-type="float">
            <text:p>0.18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10.54" calcext:value-type="float">
            <text:p>10.54</text:p>
          </table:table-cell>
          <table:table-cell office:value-type="float" office:value="11.21" calcext:value-type="float">
            <text:p>11.21</text:p>
          </table:table-cell>
          <table:table-cell office:value-type="float" office:value="4.33" calcext:value-type="float">
            <text:p>4.33</text:p>
          </table:table-cell>
          <table:table-cell office:value-type="float" office:value="5.89" calcext:value-type="float">
            <text:p>5.89</text:p>
          </table:table-cell>
          <table:table-cell office:value-type="float" office:value="8.67" calcext:value-type="float">
            <text:p>8.67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6.52" calcext:value-type="float">
            <text:p>6.52</text:p>
          </table:table-cell>
          <table:table-cell table:number-columns-repeated="2" office:value-type="float" office:value="6.34" calcext:value-type="float">
            <text:p>6.34</text:p>
          </table:table-cell>
          <table:table-cell office:value-type="float" office:value="2.47" calcext:value-type="float">
            <text:p>2.47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7.72" calcext:value-type="float">
            <text:p>7.72</text:p>
          </table:table-cell>
          <table:table-cell office:value-type="float" office:value="3.86" calcext:value-type="float">
            <text:p>3.86</text:p>
          </table:table-cell>
          <table:table-cell office:value-type="float" office:value="4.29" calcext:value-type="float">
            <text:p>4.29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.9" calcext:value-type="float">
            <text:p>2.9</text:p>
          </table:table-cell>
          <table:table-cell office:value-type="float" office:value="1.92" calcext:value-type="float">
            <text:p>1.92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.03" calcext:value-type="float">
            <text:p>1.03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8.52" calcext:value-type="float">
            <text:p>8.52</text:p>
          </table:table-cell>
          <table:table-cell office:value-type="float" office:value="3.49" calcext:value-type="float">
            <text:p>3.49</text:p>
          </table:table-cell>
          <table:table-cell office:value-type="float" office:value="4.07" calcext:value-type="float">
            <text:p>4.07</text:p>
          </table:table-cell>
          <table:table-cell office:value-type="float" office:value="6.52" calcext:value-type="float">
            <text:p>6.52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6.31" calcext:value-type="float">
            <text:p>6.31</text:p>
          </table:table-cell>
          <table:table-cell office:value-type="float" office:value="7.85" calcext:value-type="float">
            <text:p>7.85</text:p>
          </table:table-cell>
          <table:table-cell office:value-type="float" office:value="7.9" calcext:value-type="float">
            <text:p>7.9</text:p>
          </table:table-cell>
          <table:table-cell office:value-type="float" office:value="1.93" calcext:value-type="float">
            <text:p>1.93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8.72" calcext:value-type="float">
            <text:p>8.72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4.34" calcext:value-type="float">
            <text:p>4.34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2.45" calcext:value-type="float">
            <text:p>2.45</text:p>
          </table:table-cell>
          <table:table-cell office:value-type="float" office:value="4.7" calcext:value-type="float">
            <text:p>4.7</text:p>
          </table:table-cell>
          <table:table-cell office:value-type="float" office:value="4.75" calcext:value-type="float">
            <text:p>4.75</text:p>
          </table:table-cell>
          <table:table-cell office:value-type="float" office:value="2.24" calcext:value-type="float">
            <text:p>2.24</text:p>
          </table:table-cell>
          <table:table-cell office:value-type="float" office:value="2.47" calcext:value-type="float">
            <text:p>2.47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6.51" calcext:value-type="float">
            <text:p>6.51</text:p>
          </table:table-cell>
          <table:table-cell office:value-type="float" office:value="3.19" calcext:value-type="float">
            <text:p>3.19</text:p>
          </table:table-cell>
          <table:table-cell office:value-type="float" office:value="3.32" calcext:value-type="float">
            <text:p>3.32</text:p>
          </table:table-cell>
          <table:table-cell office:value-type="float" office:value="3.59" calcext:value-type="float">
            <text:p>3.5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36" calcext:value-type="float">
            <text:p>1.36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7.94" calcext:value-type="float">
            <text:p>7.94</text:p>
          </table:table-cell>
          <table:table-cell office:value-type="float" office:value="3.91" calcext:value-type="float">
            <text:p>3.91</text:p>
          </table:table-cell>
          <table:table-cell office:value-type="float" office:value="4.42" calcext:value-type="float">
            <text:p>4.42</text:p>
          </table:table-cell>
          <table:table-cell office:value-type="float" office:value="5.27" calcext:value-type="float">
            <text:p>5.27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8.6" calcext:value-type="float">
            <text:p>8.6</text:p>
          </table:table-cell>
          <table:table-cell office:value-type="float" office:value="3.55" calcext:value-type="float">
            <text:p>3.55</text:p>
          </table:table-cell>
          <table:table-cell office:value-type="float" office:value="4.53" calcext:value-type="float">
            <text:p>4.53</text:p>
          </table:table-cell>
          <table:table-cell office:value-type="float" office:value="6.78" calcext:value-type="float">
            <text:p>6.78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41" calcext:value-type="float">
            <text:p>1.41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9.83" calcext:value-type="float">
            <text:p>9.83</text:p>
          </table:table-cell>
          <table:table-cell office:value-type="float" office:value="4.2" calcext:value-type="float">
            <text:p>4.2</text:p>
          </table:table-cell>
          <table:table-cell office:value-type="float" office:value="5.65" calcext:value-type="float">
            <text:p>5.65</text:p>
          </table:table-cell>
          <table:table-cell office:value-type="float" office:value="6.92" calcext:value-type="float">
            <text:p>6.92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table:number-columns-repeated="2" office:value-type="float" office:value="1.89" calcext:value-type="float">
            <text:p>1.89</text:p>
          </table:table-cell>
          <table:table-cell office:value-type="float" office:value="2.02" calcext:value-type="float">
            <text:p>2.02</text:p>
          </table:table-cell>
          <table:table-cell office:value-type="float" office:value="2.09" calcext:value-type="float">
            <text:p>2.09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7.14" calcext:value-type="float">
            <text:p>7.14</text:p>
          </table:table-cell>
          <table:table-cell office:value-type="float" office:value="4.04" calcext:value-type="float">
            <text:p>4.04</text:p>
          </table:table-cell>
          <table:table-cell office:value-type="float" office:value="4.76" calcext:value-type="float">
            <text:p>4.76</text:p>
          </table:table-cell>
          <table:table-cell office:value-type="float" office:value="5.3" calcext:value-type="float">
            <text:p>5.3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office:value-type="float" office:value="3.03" calcext:value-type="float">
            <text:p>3.03</text:p>
          </table:table-cell>
          <table:table-cell office:value-type="float" office:value="2.99" calcext:value-type="float">
            <text:p>2.99</text:p>
          </table:table-cell>
          <table:table-cell office:value-type="float" office:value="1.83" calcext:value-type="float">
            <text:p>1.83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6.87" calcext:value-type="float">
            <text:p>6.87</text:p>
          </table:table-cell>
          <table:table-cell office:value-type="float" office:value="3.39" calcext:value-type="float">
            <text:p>3.39</text:p>
          </table:table-cell>
          <table:table-cell office:value-type="float" office:value="3.52" calcext:value-type="float">
            <text:p>3.52</text:p>
          </table:table-cell>
          <table:table-cell office:value-type="float" office:value="3.79" calcext:value-type="float">
            <text:p>3.7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table:number-columns-repeated="2" office:value-type="float" office:value="3.3" calcext:value-type="float">
            <text:p>3.3</text:p>
          </table:table-cell>
          <table:table-cell office:value-type="float" office:value="4.91" calcext:value-type="float">
            <text:p>4.91</text:p>
          </table:table-cell>
          <table:table-cell office:value-type="float" office:value="4.25" calcext:value-type="float">
            <text:p>4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8.38" calcext:value-type="float">
            <text:p>8.38</text:p>
          </table:table-cell>
          <table:table-cell office:value-type="float" office:value="3.47" calcext:value-type="float">
            <text:p>3.47</text:p>
          </table:table-cell>
          <table:table-cell office:value-type="float" office:value="3.95" calcext:value-type="float">
            <text:p>3.95</text:p>
          </table:table-cell>
          <table:table-cell office:value-type="float" office:value="7.41" calcext:value-type="float">
            <text:p>7.41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table:number-columns-repeated="2" office:value-type="float" office:value="6.56" calcext:value-type="float">
            <text:p>6.56</text:p>
          </table:table-cell>
          <table:table-cell office:value-type="float" office:value="7.09" calcext:value-type="float">
            <text:p>7.09</text:p>
          </table:table-cell>
          <table:table-cell office:value-type="float" office:value="7.18" calcext:value-type="float">
            <text:p>7.18</text:p>
          </table:table-cell>
          <table:table-cell office:value-type="float" office:value="0.67" calcext:value-type="float">
            <text:p>0.6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6.75" calcext:value-type="float">
            <text:p>6.75</text:p>
          </table:table-cell>
          <table:table-cell office:value-type="float" office:value="2.95" calcext:value-type="float">
            <text:p>2.95</text:p>
          </table:table-cell>
          <table:table-cell office:value-type="float" office:value="3.16" calcext:value-type="float">
            <text:p>3.16</text:p>
          </table:table-cell>
          <table:table-cell office:value-type="float" office:value="3.51" calcext:value-type="float">
            <text:p>3.5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67" calcext:value-type="float">
            <text:p>1.67</text:p>
          </table:table-cell>
          <table:table-cell office:value-type="float" office:value="1.55" calcext:value-type="float">
            <text:p>1.55</text:p>
          </table:table-cell>
          <table:table-cell office:value-type="float" office:value="1.38" calcext:value-type="float">
            <text:p>1.38</text:p>
          </table:table-cell>
          <table:table-cell office:value-type="float" office:value="1.1" calcext:value-type="float">
            <text:p>1.1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6.26" calcext:value-type="float">
            <text:p>6.26</text:p>
          </table:table-cell>
          <table:table-cell office:value-type="float" office:value="2.82" calcext:value-type="float">
            <text:p>2.82</text:p>
          </table:table-cell>
          <table:table-cell office:value-type="float" office:value="3.21" calcext:value-type="float">
            <text:p>3.21</text:p>
          </table:table-cell>
          <table:table-cell office:value-type="float" office:value="4.05" calcext:value-type="float">
            <text:p>4.05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table:style-name="ce20" table:formula="of:=AVERAGE([.A4:.A39])" office:value-type="float" office:value="4.07333333333333" calcext:value-type="float">
            <text:p>4.07</text:p>
          </table:table-cell>
          <table:table-cell table:style-name="ce20" table:formula="of:=AVERAGE([.B4:.B39])" office:value-type="float" office:value="4.06888888888889" calcext:value-type="float">
            <text:p>4.07</text:p>
          </table:table-cell>
          <table:table-cell table:style-name="ce20" table:formula="of:=AVERAGE([.C4:.C39])" office:value-type="float" office:value="3.98583333333333" calcext:value-type="float">
            <text:p>3.99</text:p>
          </table:table-cell>
          <table:table-cell table:style-name="ce20" table:formula="of:=AVERAGE([.D4:.D39])" office:value-type="float" office:value="3.97166666666667" calcext:value-type="float">
            <text:p>3.97</text:p>
          </table:table-cell>
          <table:table-cell table:style-name="ce20" table:formula="of:=AVERAGE([.E4:.E39])" office:value-type="float" office:value="1.17527777777778" calcext:value-type="float">
            <text:p>1.18</text:p>
          </table:table-cell>
          <table:table-cell table:style-name="ce20" table:formula="of:=AVERAGE([.F4:.F39])" office:value-type="float" office:value="1.2675" calcext:value-type="float">
            <text:p>1.27</text:p>
          </table:table-cell>
          <table:table-cell/>
          <table:table-cell table:style-name="ce20" table:formula="of:=AVERAGE([.H4:.H39])" office:value-type="float" office:value="8.00694444444445" calcext:value-type="float">
            <text:p>8.01</text:p>
          </table:table-cell>
          <table:table-cell table:style-name="ce20" table:formula="of:=AVERAGE([.I4:.I39])" office:value-type="float" office:value="8.3075" calcext:value-type="float">
            <text:p>8.31</text:p>
          </table:table-cell>
          <table:table-cell table:style-name="ce20" table:formula="of:=AVERAGE([.J4:.J39])" office:value-type="float" office:value="3.79777777777778" calcext:value-type="float">
            <text:p>3.80</text:p>
          </table:table-cell>
          <table:table-cell table:style-name="ce20" table:formula="of:=AVERAGE([.K4:.K39])" office:value-type="float" office:value="4.39555555555555" calcext:value-type="float">
            <text:p>4.40</text:p>
          </table:table-cell>
          <table:table-cell table:style-name="ce20" table:formula="of:=AVERAGE([.L4:.L39])" office:value-type="float" office:value="5.73527777777778" calcext:value-type="float">
            <text:p>5.74</text:p>
          </table:table-cell>
          <table:table-cell table:style-name="ce20" table:formula="of:=AVERAGE([.M4:.M39])" office:value-type="float" office:value="5.59972222222222" calcext:value-type="float">
            <text:p>5.6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PE</text:p>
          </table:table-cell>
          <table:table-cell table:number-columns-repeated="6"/>
          <table:table-cell office:value-type="string" calcext:value-type="string">
            <text:p>M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  <table:table-cell/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94" calcext:value-type="float">
            <text:p>1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1.83" calcext:value-type="float">
            <text:p>21.83</text:p>
          </table:table-cell>
          <table:table-cell office:value-type="float" office:value="26.04" calcext:value-type="float">
            <text:p>26.04</text:p>
          </table:table-cell>
          <table:table-cell office:value-type="float" office:value="11.61" calcext:value-type="float">
            <text:p>11.61</text:p>
          </table:table-cell>
          <table:table-cell office:value-type="float" office:value="22.57" calcext:value-type="float">
            <text:p>22.57</text:p>
          </table:table-cell>
          <table:table-cell office:value-type="float" office:value="31.99" calcext:value-type="float">
            <text:p>31.99</text:p>
          </table:table-cell>
          <table:table-cell office:value-type="float" office:value="28.43" calcext:value-type="float">
            <text:p>28.4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81" calcext:value-type="float">
            <text:p>1.81</text:p>
          </table:table-cell>
          <table:table-cell office:value-type="float" office:value="1.73" calcext:value-type="float">
            <text:p>1.73</text:p>
          </table:table-cell>
          <table:table-cell office:value-type="float" office:value="1.69" calcext:value-type="float">
            <text:p>1.69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8.02" calcext:value-type="float">
            <text:p>18.02</text:p>
          </table:table-cell>
          <table:table-cell office:value-type="float" office:value="19.05" calcext:value-type="float">
            <text:p>19.05</text:p>
          </table:table-cell>
          <table:table-cell office:value-type="float" office:value="10.15" calcext:value-type="float">
            <text:p>10.15</text:p>
          </table:table-cell>
          <table:table-cell office:value-type="float" office:value="12.48" calcext:value-type="float">
            <text:p>12.48</text:p>
          </table:table-cell>
          <table:table-cell office:value-type="float" office:value="21.98" calcext:value-type="float">
            <text:p>21.98</text:p>
          </table:table-cell>
          <table:table-cell office:value-type="float" office:value="21.22" calcext:value-type="float">
            <text:p>21.22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6.06" calcext:value-type="float">
            <text:p>6.06</text:p>
          </table:table-cell>
          <table:table-cell office:value-type="float" office:value="5.24" calcext:value-type="float">
            <text:p>5.24</text:p>
          </table:table-cell>
          <table:table-cell office:value-type="float" office:value="5.23" calcext:value-type="float">
            <text:p>5.23</text:p>
          </table:table-cell>
          <table:table-cell office:value-type="float" office:value="2.15" calcext:value-type="float">
            <text:p>2.15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13.14" calcext:value-type="float">
            <text:p>13.14</text:p>
          </table:table-cell>
          <table:table-cell office:value-type="float" office:value="14.33" calcext:value-type="float">
            <text:p>14.33</text:p>
          </table:table-cell>
          <table:table-cell office:value-type="float" office:value="7.02" calcext:value-type="float">
            <text:p>7.02</text:p>
          </table:table-cell>
          <table:table-cell office:value-type="float" office:value="9.31" calcext:value-type="float">
            <text:p>9.31</text:p>
          </table:table-cell>
          <table:table-cell office:value-type="float" office:value="13.45" calcext:value-type="float">
            <text:p>13.45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33" calcext:value-type="float">
            <text:p>1.33</text:p>
          </table:table-cell>
          <table:table-cell office:value-type="float" office:value="4.49" calcext:value-type="float">
            <text:p>4.49</text:p>
          </table:table-cell>
          <table:table-cell office:value-type="float" office:value="4.48" calcext:value-type="float">
            <text:p>4.48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14.04" calcext:value-type="float">
            <text:p>14.04</text:p>
          </table:table-cell>
          <table:table-cell office:value-type="float" office:value="5.8" calcext:value-type="float">
            <text:p>5.8</text:p>
          </table:table-cell>
          <table:table-cell office:value-type="float" office:value="8.22" calcext:value-type="float">
            <text:p>8.2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59" calcext:value-type="float">
            <text:p>13.59</text:p>
          </table:table-cell>
        </table:table-row>
        <table:table-row table:style-name="ro1">
          <table:table-cell table:number-columns-repeated="2" office:value-type="float" office:value="16.69" calcext:value-type="float">
            <text:p>16.69</text:p>
          </table:table-cell>
          <table:table-cell table:number-columns-repeated="2" office:value-type="float" office:value="18.81" calcext:value-type="float">
            <text:p>18.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19" calcext:value-type="float">
            <text:p>13.19</text:p>
          </table:table-cell>
          <table:table-cell office:value-type="float" office:value="14.54" calcext:value-type="float">
            <text:p>14.54</text:p>
          </table:table-cell>
          <table:table-cell office:value-type="float" office:value="10.03" calcext:value-type="float">
            <text:p>10.03</text:p>
          </table:table-cell>
          <table:table-cell office:value-type="float" office:value="9.24" calcext:value-type="float">
            <text:p>9.24</text:p>
          </table:table-cell>
          <table:table-cell office:value-type="float" office:value="12.09" calcext:value-type="float">
            <text:p>12.09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2.53" calcext:value-type="float">
            <text:p>2.53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0.43" calcext:value-type="float">
            <text:p>0.43</text:p>
          </table:table-cell>
          <table:table-cell/>
          <table:table-cell office:value-type="float" office:value="30.01" calcext:value-type="float">
            <text:p>30.01</text:p>
          </table:table-cell>
          <table:table-cell office:value-type="float" office:value="30.55" calcext:value-type="float">
            <text:p>30.55</text:p>
          </table:table-cell>
          <table:table-cell office:value-type="float" office:value="6.96" calcext:value-type="float">
            <text:p>6.96</text:p>
          </table:table-cell>
          <table:table-cell office:value-type="float" office:value="8.25" calcext:value-type="float">
            <text:p>8.25</text:p>
          </table:table-cell>
          <table:table-cell office:value-type="float" office:value="29.78" calcext:value-type="float">
            <text:p>29.78</text:p>
          </table:table-cell>
          <table:table-cell office:value-type="float" office:value="27.67" calcext:value-type="float">
            <text:p>27.67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1.3" calcext:value-type="float">
            <text:p>11.3</text:p>
          </table:table-cell>
          <table:table-cell office:value-type="float" office:value="6.79" calcext:value-type="float">
            <text:p>6.79</text:p>
          </table:table-cell>
          <table:table-cell office:value-type="float" office:value="6.4" calcext:value-type="float">
            <text:p>6.4</text:p>
          </table:table-cell>
          <table:table-cell office:value-type="float" office:value="3.91" calcext:value-type="float">
            <text:p>3.91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4.88" calcext:value-type="float">
            <text:p>14.88</text:p>
          </table:table-cell>
          <table:table-cell office:value-type="float" office:value="16.04" calcext:value-type="float">
            <text:p>16.04</text:p>
          </table:table-cell>
          <table:table-cell office:value-type="float" office:value="9.57" calcext:value-type="float">
            <text:p>9.57</text:p>
          </table:table-cell>
          <table:table-cell office:value-type="float" office:value="8.68" calcext:value-type="float">
            <text:p>8.68</text:p>
          </table:table-cell>
          <table:table-cell office:value-type="float" office:value="13.21" calcext:value-type="float">
            <text:p>13.21</text:p>
          </table:table-cell>
          <table:table-cell office:value-type="float" office:value="14.26" calcext:value-type="float">
            <text:p>14.26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2" calcext:value-type="float">
            <text:p>3.2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15.72" calcext:value-type="float">
            <text:p>15.72</text:p>
          </table:table-cell>
          <table:table-cell office:value-type="float" office:value="17.94" calcext:value-type="float">
            <text:p>17.94</text:p>
          </table:table-cell>
          <table:table-cell office:value-type="float" office:value="8.17" calcext:value-type="float">
            <text:p>8.17</text:p>
          </table:table-cell>
          <table:table-cell office:value-type="float" office:value="12.2" calcext:value-type="float">
            <text:p>12.2</text:p>
          </table:table-cell>
          <table:table-cell office:value-type="float" office:value="19.01" calcext:value-type="float">
            <text:p>19.01</text:p>
          </table:table-cell>
          <table:table-cell office:value-type="float" office:value="18.38" calcext:value-type="float">
            <text:p>18.38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6.87" calcext:value-type="float">
            <text:p>6.87</text:p>
          </table:table-cell>
          <table:table-cell office:value-type="float" office:value="4.35" calcext:value-type="float">
            <text:p>4.35</text:p>
          </table:table-cell>
          <table:table-cell office:value-type="float" office:value="4.32" calcext:value-type="float">
            <text:p>4.32</text:p>
          </table:table-cell>
          <table:table-cell office:value-type="float" office:value="0.7" calcext:value-type="float">
            <text:p>0.7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float" office:value="17.51" calcext:value-type="float">
            <text:p>17.51</text:p>
          </table:table-cell>
          <table:table-cell office:value-type="float" office:value="8.13" calcext:value-type="float">
            <text:p>8.13</text:p>
          </table:table-cell>
          <table:table-cell office:value-type="float" office:value="9.48" calcext:value-type="float">
            <text:p>9.48</text:p>
          </table:table-cell>
          <table:table-cell office:value-type="float" office:value="16.05" calcext:value-type="float">
            <text:p>16.05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6.49" calcext:value-type="float">
            <text:p>6.49</text:p>
          </table:table-cell>
          <table:table-cell office:value-type="float" office:value="8.65" calcext:value-type="float">
            <text:p>8.65</text:p>
          </table:table-cell>
          <table:table-cell office:value-type="float" office:value="8.87" calcext:value-type="float">
            <text:p>8.87</text:p>
          </table:table-cell>
          <table:table-cell office:value-type="float" office:value="1.42" calcext:value-type="float">
            <text:p>1.42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19.21" calcext:value-type="float">
            <text:p>19.21</text:p>
          </table:table-cell>
          <table:table-cell office:value-type="float" office:value="22.97" calcext:value-type="float">
            <text:p>22.97</text:p>
          </table:table-cell>
          <table:table-cell office:value-type="float" office:value="9.83" calcext:value-type="float">
            <text:p>9.83</text:p>
          </table:table-cell>
          <table:table-cell office:value-type="float" office:value="15.39" calcext:value-type="float">
            <text:p>15.39</text:p>
          </table:table-cell>
          <table:table-cell office:value-type="float" office:value="26.49" calcext:value-type="float">
            <text:p>26.49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5.06" calcext:value-type="float">
            <text:p>5.06</text:p>
          </table:table-cell>
          <table:table-cell office:value-type="float" office:value="4.79" calcext:value-type="float">
            <text:p>4.79</text:p>
          </table:table-cell>
          <table:table-cell office:value-type="float" office:value="4.23" calcext:value-type="float">
            <text:p>4.23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2.57" calcext:value-type="float">
            <text:p>12.57</text:p>
          </table:table-cell>
          <table:table-cell office:value-type="float" office:value="13.76" calcext:value-type="float">
            <text:p>13.76</text:p>
          </table:table-cell>
          <table:table-cell office:value-type="float" office:value="26.98" calcext:value-type="float">
            <text:p>26.98</text:p>
          </table:table-cell>
          <table:table-cell office:value-type="float" office:value="9.37" calcext:value-type="float">
            <text:p>9.37</text:p>
          </table:table-cell>
          <table:table-cell office:value-type="float" office:value="32.99" calcext:value-type="float">
            <text:p>32.99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0.83" calcext:value-type="float">
            <text:p>10.83</text:p>
          </table:table-cell>
          <table:table-cell office:value-type="float" office:value="11.6" calcext:value-type="float">
            <text:p>11.6</text:p>
          </table:table-cell>
          <table:table-cell office:value-type="float" office:value="6.13" calcext:value-type="float">
            <text:p>6.13</text:p>
          </table:table-cell>
          <table:table-cell office:value-type="float" office:value="7.21" calcext:value-type="float">
            <text:p>7.21</text:p>
          </table:table-cell>
          <table:table-cell office:value-type="float" office:value="8.83" calcext:value-type="float">
            <text:p>8.83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4" calcext:value-type="float">
            <text:p>2.4</text:p>
          </table:table-cell>
          <table:table-cell office:value-type="float" office:value="1.09" calcext:value-type="float">
            <text:p>1.09</text:p>
          </table:table-cell>
          <table:table-cell office:value-type="float" office:value="1.02" calcext:value-type="float">
            <text:p>1.02</text:p>
          </table:table-cell>
          <table:table-cell office:value-type="float" office:value="1.54" calcext:value-type="float">
            <text:p>1.5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4.13" calcext:value-type="float">
            <text:p>14.13</text:p>
          </table:table-cell>
          <table:table-cell office:value-type="float" office:value="15.78" calcext:value-type="float">
            <text:p>15.78</text:p>
          </table:table-cell>
          <table:table-cell office:value-type="float" office:value="7.92" calcext:value-type="float">
            <text:p>7.92</text:p>
          </table:table-cell>
          <table:table-cell office:value-type="float" office:value="10.17" calcext:value-type="float">
            <text:p>10.17</text:p>
          </table:table-cell>
          <table:table-cell office:value-type="float" office:value="14.02" calcext:value-type="float">
            <text:p>14.02</text:p>
          </table:table-cell>
          <table:table-cell office:value-type="float" office:value="15.38" calcext:value-type="float">
            <text:p>15.38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6.26" calcext:value-type="float">
            <text:p>6.26</text:p>
          </table:table-cell>
          <table:table-cell office:value-type="float" office:value="6.19" calcext:value-type="float">
            <text:p>6.19</text:p>
          </table:table-cell>
          <table:table-cell office:value-type="float" office:value="6.21" calcext:value-type="float">
            <text:p>6.21</text:p>
          </table:table-cell>
          <table:table-cell office:value-type="float" office:value="2.25" calcext:value-type="float">
            <text:p>2.25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15.34" calcext:value-type="float">
            <text:p>15.34</text:p>
          </table:table-cell>
          <table:table-cell office:value-type="float" office:value="16.22" calcext:value-type="float">
            <text:p>16.22</text:p>
          </table:table-cell>
          <table:table-cell office:value-type="float" office:value="8.98" calcext:value-type="float">
            <text:p>8.98</text:p>
          </table:table-cell>
          <table:table-cell office:value-type="float" office:value="11.04" calcext:value-type="float">
            <text:p>11.04</text:p>
          </table:table-cell>
          <table:table-cell office:value-type="float" office:value="14.35" calcext:value-type="float">
            <text:p>14.35</text:p>
          </table:table-cell>
          <table:table-cell office:value-type="float" office:value="14.33" calcext:value-type="float">
            <text:p>14.3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75" calcext:value-type="float">
            <text:p>1.75</text:p>
          </table:table-cell>
          <table:table-cell office:value-type="float" office:value="1.32" calcext:value-type="float">
            <text:p>1.32</text:p>
          </table:table-cell>
          <table:table-cell office:value-type="float" office:value="1.35" calcext:value-type="float">
            <text:p>1.35</text:p>
          </table:table-cell>
          <table:table-cell office:value-type="float" office:value="2.58" calcext:value-type="float">
            <text:p>2.58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11.94" calcext:value-type="float">
            <text:p>11.94</text:p>
          </table:table-cell>
          <table:table-cell office:value-type="float" office:value="12.81" calcext:value-type="float">
            <text:p>12.81</text:p>
          </table:table-cell>
          <table:table-cell office:value-type="float" office:value="6.7" calcext:value-type="float">
            <text:p>6.7</text:p>
          </table:table-cell>
          <table:table-cell office:value-type="float" office:value="8.69" calcext:value-type="float">
            <text:p>8.69</text:p>
          </table:table-cell>
          <table:table-cell office:value-type="float" office:value="11.38" calcext:value-type="float">
            <text:p>11.38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table:number-columns-repeated="2" office:value-type="float" office:value="9.78" calcext:value-type="float">
            <text:p>9.78</text:p>
          </table:table-cell>
          <table:table-cell office:value-type="float" office:value="9.57" calcext:value-type="float">
            <text:p>9.57</text:p>
          </table:table-cell>
          <table:table-cell office:value-type="float" office:value="9.77" calcext:value-type="float">
            <text:p>9.77</text:p>
          </table:table-cell>
          <table:table-cell office:value-type="float" office:value="1.33" calcext:value-type="float">
            <text:p>1.33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11.87" calcext:value-type="float">
            <text:p>11.87</text:p>
          </table:table-cell>
          <table:table-cell office:value-type="float" office:value="12.48" calcext:value-type="float">
            <text:p>12.48</text:p>
          </table:table-cell>
          <table:table-cell office:value-type="float" office:value="6.42" calcext:value-type="float">
            <text:p>6.42</text:p>
          </table:table-cell>
          <table:table-cell office:value-type="float" office:value="8.14" calcext:value-type="float">
            <text:p>8.14</text:p>
          </table:table-cell>
          <table:table-cell office:value-type="float" office:value="11.8" calcext:value-type="float">
            <text:p>11.8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9.93" calcext:value-type="float">
            <text:p>9.93</text:p>
          </table:table-cell>
          <table:table-cell office:value-type="float" office:value="6.36" calcext:value-type="float">
            <text:p>6.36</text:p>
          </table:table-cell>
          <table:table-cell office:value-type="float" office:value="6.32" calcext:value-type="float">
            <text:p>6.32</text:p>
          </table:table-cell>
          <table:table-cell office:value-type="float" office:value="1.33" calcext:value-type="float">
            <text:p>1.33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1.04" calcext:value-type="float">
            <text:p>11.04</text:p>
          </table:table-cell>
          <table:table-cell office:value-type="float" office:value="12.01" calcext:value-type="float">
            <text:p>12.01</text:p>
          </table:table-cell>
          <table:table-cell office:value-type="float" office:value="5.73" calcext:value-type="float">
            <text:p>5.73</text:p>
          </table:table-cell>
          <table:table-cell office:value-type="float" office:value="7.88" calcext:value-type="float">
            <text:p>7.88</text:p>
          </table:table-cell>
          <table:table-cell office:value-type="float" office:value="9.87" calcext:value-type="float">
            <text:p>9.87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2.91" calcext:value-type="float">
            <text:p>2.91</text:p>
          </table:table-cell>
          <table:table-cell office:value-type="float" office:value="5.33" calcext:value-type="float">
            <text:p>5.33</text:p>
          </table:table-cell>
          <table:table-cell office:value-type="float" office:value="5.34" calcext:value-type="float">
            <text:p>5.34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31" calcext:value-type="float">
            <text:p>15.31</text:p>
          </table:table-cell>
          <table:table-cell office:value-type="float" office:value="7.15" calcext:value-type="float">
            <text:p>7.15</text:p>
          </table:table-cell>
          <table:table-cell office:value-type="float" office:value="10.69" calcext:value-type="float">
            <text:p>10.69</text:p>
          </table:table-cell>
          <table:table-cell office:value-type="float" office:value="17.26" calcext:value-type="float">
            <text:p>17.26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.3" calcext:value-type="float">
            <text:p>2.3</text:p>
          </table:table-cell>
          <table:table-cell office:value-type="float" office:value="2.24" calcext:value-type="float">
            <text:p>2.24</text:p>
          </table:table-cell>
          <table:table-cell office:value-type="float" office:value="3.03" calcext:value-type="float">
            <text:p>3.03</text:p>
          </table:table-cell>
          <table:table-cell office:value-type="float" office:value="1.91" calcext:value-type="float">
            <text:p>1.91</text:p>
          </table:table-cell>
          <table:table-cell office:value-type="float" office:value="1.94" calcext:value-type="float">
            <text:p>1.94</text:p>
          </table:table-cell>
          <table:table-cell/>
          <table:table-cell office:value-type="float" office:value="10.08" calcext:value-type="float">
            <text:p>10.08</text:p>
          </table:table-cell>
          <table:table-cell office:value-type="float" office:value="10.48" calcext:value-type="float">
            <text:p>10.48</text:p>
          </table:table-cell>
          <table:table-cell office:value-type="float" office:value="5.14" calcext:value-type="float">
            <text:p>5.14</text:p>
          </table:table-cell>
          <table:table-cell office:value-type="float" office:value="5.77" calcext:value-type="float">
            <text:p>5.77</text:p>
          </table:table-cell>
          <table:table-cell office:value-type="float" office:value="7.28" calcext:value-type="float">
            <text:p>7.28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6.27" calcext:value-type="float">
            <text:p>6.27</text:p>
          </table:table-cell>
          <table:table-cell office:value-type="float" office:value="2.84" calcext:value-type="float">
            <text:p>2.84</text:p>
          </table:table-cell>
          <table:table-cell office:value-type="float" office:value="2.89" calcext:value-type="float">
            <text:p>2.89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14.38" calcext:value-type="float">
            <text:p>14.38</text:p>
          </table:table-cell>
          <table:table-cell office:value-type="float" office:value="15.55" calcext:value-type="float">
            <text:p>15.55</text:p>
          </table:table-cell>
          <table:table-cell office:value-type="float" office:value="8.86" calcext:value-type="float">
            <text:p>8.86</text:p>
          </table:table-cell>
          <table:table-cell office:value-type="float" office:value="10.53" calcext:value-type="float">
            <text:p>10.53</text:p>
          </table:table-cell>
          <table:table-cell office:value-type="float" office:value="15.67" calcext:value-type="float">
            <text:p>15.67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5.49" calcext:value-type="float">
            <text:p>15.49</text:p>
          </table:table-cell>
          <table:table-cell office:value-type="float" office:value="11.96" calcext:value-type="float">
            <text:p>11.96</text:p>
          </table:table-cell>
          <table:table-cell office:value-type="float" office:value="12.53" calcext:value-type="float">
            <text:p>12.53</text:p>
          </table:table-cell>
          <table:table-cell office:value-type="float" office:value="0.52" calcext:value-type="float">
            <text:p>0.52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18.38" calcext:value-type="float">
            <text:p>18.38</text:p>
          </table:table-cell>
          <table:table-cell office:value-type="float" office:value="21.17" calcext:value-type="float">
            <text:p>21.17</text:p>
          </table:table-cell>
          <table:table-cell office:value-type="float" office:value="9.27" calcext:value-type="float">
            <text:p>9.27</text:p>
          </table:table-cell>
          <table:table-cell office:value-type="float" office:value="13.33" calcext:value-type="float">
            <text:p>13.33</text:p>
          </table:table-cell>
          <table:table-cell office:value-type="float" office:value="24.12" calcext:value-type="float">
            <text:p>24.12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6.59" calcext:value-type="float">
            <text:p>6.59</text:p>
          </table:table-cell>
          <table:table-cell office:value-type="float" office:value="8.75" calcext:value-type="float">
            <text:p>8.75</text:p>
          </table:table-cell>
          <table:table-cell office:value-type="float" office:value="8.72" calcext:value-type="float">
            <text:p>8.72</text:p>
          </table:table-cell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20.05" calcext:value-type="float">
            <text:p>20.05</text:p>
          </table:table-cell>
          <table:table-cell office:value-type="float" office:value="21.5" calcext:value-type="float">
            <text:p>21.5</text:p>
          </table:table-cell>
          <table:table-cell office:value-type="float" office:value="10.87" calcext:value-type="float">
            <text:p>10.87</text:p>
          </table:table-cell>
          <table:table-cell office:value-type="float" office:value="13.43" calcext:value-type="float">
            <text:p>13.43</text:p>
          </table:table-cell>
          <table:table-cell office:value-type="float" office:value="24.33" calcext:value-type="float">
            <text:p>24.33</text:p>
          </table:table-cell>
          <table:table-cell office:value-type="float" office:value="23.23" calcext:value-type="float">
            <text:p>23.23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1.22" calcext:value-type="float">
            <text:p>11.22</text:p>
          </table:table-cell>
          <table:table-cell office:value-type="float" office:value="18.27" calcext:value-type="float">
            <text:p>18.27</text:p>
          </table:table-cell>
          <table:table-cell office:value-type="float" office:value="18.41" calcext:value-type="float">
            <text:p>18.41</text:p>
          </table:table-cell>
          <table:table-cell office:value-type="float" office:value="2.24" calcext:value-type="float">
            <text:p>2.24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15.54" calcext:value-type="float">
            <text:p>15.54</text:p>
          </table:table-cell>
          <table:table-cell office:value-type="float" office:value="17.2" calcext:value-type="float">
            <text:p>17.2</text:p>
          </table:table-cell>
          <table:table-cell office:value-type="float" office:value="8.62" calcext:value-type="float">
            <text:p>8.62</text:p>
          </table:table-cell>
          <table:table-cell office:value-type="float" office:value="12.78" calcext:value-type="float">
            <text:p>12.78</text:p>
          </table:table-cell>
          <table:table-cell office:value-type="float" office:value="21.35" calcext:value-type="float">
            <text:p>21.35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 office:value-type="float" office:value="3.62" calcext:value-type="float">
            <text:p>3.62</text:p>
          </table:table-cell>
          <table:table-cell office:value-type="float" office:value="3.34" calcext:value-type="float">
            <text:p>3.34</text:p>
          </table:table-cell>
          <table:table-cell office:value-type="float" office:value="3.48" calcext:value-type="float">
            <text:p>3.48</text:p>
          </table:table-cell>
          <table:table-cell office:value-type="float" office:value="0.28" calcext:value-type="float">
            <text:p>0.28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17.08" calcext:value-type="float">
            <text:p>17.08</text:p>
          </table:table-cell>
          <table:table-cell office:value-type="float" office:value="8.33" calcext:value-type="float">
            <text:p>8.33</text:p>
          </table:table-cell>
          <table:table-cell office:value-type="float" office:value="11.32" calcext:value-type="float">
            <text:p>11.32</text:p>
          </table:table-cell>
          <table:table-cell office:value-type="float" office:value="19.32" calcext:value-type="float">
            <text:p>19.32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2.76" calcext:value-type="float">
            <text:p>2.76</text:p>
          </table:table-cell>
          <table:table-cell office:value-type="float" office:value="2.77" calcext:value-type="float">
            <text:p>2.77</text:p>
          </table:table-cell>
          <table:table-cell office:value-type="float" office:value="2.78" calcext:value-type="float">
            <text:p>2.78</text:p>
          </table:table-cell>
          <table:table-cell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20.67" calcext:value-type="float">
            <text:p>20.67</text:p>
          </table:table-cell>
          <table:table-cell office:value-type="float" office:value="24.04" calcext:value-type="float">
            <text:p>24.04</text:p>
          </table:table-cell>
          <table:table-cell office:value-type="float" office:value="16.43" calcext:value-type="float">
            <text:p>16.43</text:p>
          </table:table-cell>
          <table:table-cell office:value-type="float" office:value="21.19" calcext:value-type="float">
            <text:p>21.19</text:p>
          </table:table-cell>
          <table:table-cell office:value-type="float" office:value="25.02" calcext:value-type="float">
            <text:p>25.0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61" calcext:value-type="float">
            <text:p>3.61</text:p>
          </table:table-cell>
          <table:table-cell office:value-type="float" office:value="2.36" calcext:value-type="float">
            <text:p>2.36</text:p>
          </table:table-cell>
          <table:table-cell office:value-type="float" office:value="2.1" calcext:value-type="float">
            <text:p>2.1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3.62" calcext:value-type="float">
            <text:p>23.62</text:p>
          </table:table-cell>
          <table:table-cell office:value-type="float" office:value="26.06" calcext:value-type="float">
            <text:p>26.06</text:p>
          </table:table-cell>
          <table:table-cell office:value-type="float" office:value="12.27" calcext:value-type="float">
            <text:p>12.27</text:p>
          </table:table-cell>
          <table:table-cell office:value-type="float" office:value="16.27" calcext:value-type="float">
            <text:p>16.27</text:p>
          </table:table-cell>
          <table:table-cell office:value-type="float" office:value="32.82" calcext:value-type="float">
            <text:p>32.82</text:p>
          </table:table-cell>
          <table:table-cell office:value-type="float" office:value="31.85" calcext:value-type="float">
            <text:p>31.85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7.2" calcext:value-type="float">
            <text:p>7.2</text:p>
          </table:table-cell>
          <table:table-cell office:value-type="float" office:value="8.99" calcext:value-type="float">
            <text:p>8.99</text:p>
          </table:table-cell>
          <table:table-cell office:value-type="float" office:value="9.09" calcext:value-type="float">
            <text:p>9.09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11.68" calcext:value-type="float">
            <text:p>11.68</text:p>
          </table:table-cell>
          <table:table-cell office:value-type="float" office:value="12.28" calcext:value-type="float">
            <text:p>12.28</text:p>
          </table:table-cell>
          <table:table-cell office:value-type="float" office:value="6.14" calcext:value-type="float">
            <text:p>6.14</text:p>
          </table:table-cell>
          <table:table-cell office:value-type="float" office:value="7.37" calcext:value-type="float">
            <text:p>7.37</text:p>
          </table:table-cell>
          <table:table-cell office:value-type="float" office:value="7.81" calcext:value-type="float">
            <text:p>7.81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23" calcext:value-type="float">
            <text:p>3.23</text:p>
          </table:table-cell>
          <table:table-cell office:value-type="float" office:value="7.18" calcext:value-type="float">
            <text:p>7.18</text:p>
          </table:table-cell>
          <table:table-cell office:value-type="float" office:value="7.24" calcext:value-type="float">
            <text:p>7.24</text:p>
          </table:table-cell>
          <table:table-cell office:value-type="float" office:value="3.82" calcext:value-type="float">
            <text:p>3.82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2.59" calcext:value-type="float">
            <text:p>12.59</text:p>
          </table:table-cell>
          <table:table-cell office:value-type="float" office:value="13.3" calcext:value-type="float">
            <text:p>13.3</text:p>
          </table:table-cell>
          <table:table-cell office:value-type="float" office:value="7.04" calcext:value-type="float">
            <text:p>7.04</text:p>
          </table:table-cell>
          <table:table-cell office:value-type="float" office:value="7.68" calcext:value-type="float">
            <text:p>7.68</text:p>
          </table:table-cell>
          <table:table-cell office:value-type="float" office:value="11.32" calcext:value-type="float">
            <text:p>11.32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.57" calcext:value-type="float">
            <text:p>1.57</text:p>
          </table:table-cell>
          <table:table-cell office:value-type="float" office:value="1.17" calcext:value-type="float">
            <text:p>1.17</text:p>
          </table:table-cell>
          <table:table-cell office:value-type="float" office:value="1.2" calcext:value-type="float">
            <text:p>1.2</text:p>
          </table:table-cell>
          <table:table-cell office:value-type="float" office:value="1.58" calcext:value-type="float">
            <text:p>1.5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32" calcext:value-type="float">
            <text:p>15.32</text:p>
          </table:table-cell>
          <table:table-cell office:value-type="float" office:value="7.65" calcext:value-type="float">
            <text:p>7.65</text:p>
          </table:table-cell>
          <table:table-cell office:value-type="float" office:value="10.95" calcext:value-type="float">
            <text:p>10.95</text:p>
          </table:table-cell>
          <table:table-cell office:value-type="float" office:value="15.36" calcext:value-type="float">
            <text:p>15.36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3.05" calcext:value-type="float">
            <text:p>23.05</text:p>
          </table:table-cell>
          <table:table-cell office:value-type="float" office:value="10.13" calcext:value-type="float">
            <text:p>10.13</text:p>
          </table:table-cell>
          <table:table-cell office:value-type="float" office:value="15.9" calcext:value-type="float">
            <text:p>15.9</text:p>
          </table:table-cell>
          <table:table-cell office:value-type="float" office:value="24.18" calcext:value-type="float">
            <text:p>24.18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.7" calcext:value-type="float">
            <text:p>1.7</text:p>
          </table:table-cell>
          <table:table-cell office:value-type="float" office:value="1.21" calcext:value-type="float">
            <text:p>1.21</text:p>
          </table:table-cell>
          <table:table-cell office:value-type="float" office:value="1.25" calcext:value-type="float">
            <text:p>1.25</text:p>
          </table:table-cell>
          <table:table-cell office:value-type="float" office:value="1.13" calcext:value-type="float">
            <text:p>1.13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5.32" calcext:value-type="float">
            <text:p>25.32</text:p>
          </table:table-cell>
          <table:table-cell office:value-type="float" office:value="10.83" calcext:value-type="float">
            <text:p>10.83</text:p>
          </table:table-cell>
          <table:table-cell office:value-type="float" office:value="21.61" calcext:value-type="float">
            <text:p>21.61</text:p>
          </table:table-cell>
          <table:table-cell office:value-type="float" office:value="26.76" calcext:value-type="float">
            <text:p>26.76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2.68" calcext:value-type="float">
            <text:p>2.68</text:p>
          </table:table-cell>
          <table:table-cell office:value-type="float" office:value="2.95" calcext:value-type="float">
            <text:p>2.95</text:p>
          </table:table-cell>
          <table:table-cell office:value-type="float" office:value="3.03" calcext:value-type="float">
            <text:p>3.03</text:p>
          </table:table-cell>
          <table:table-cell office:value-type="float" office:value="2.16" calcext:value-type="float">
            <text:p>2.16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22.45" calcext:value-type="float">
            <text:p>22.45</text:p>
          </table:table-cell>
          <table:table-cell office:value-type="float" office:value="25.06" calcext:value-type="float">
            <text:p>25.06</text:p>
          </table:table-cell>
          <table:table-cell office:value-type="float" office:value="16.96" calcext:value-type="float">
            <text:p>16.96</text:p>
          </table:table-cell>
          <table:table-cell office:value-type="float" office:value="20.41" calcext:value-type="float">
            <text:p>20.41</text:p>
          </table:table-cell>
          <table:table-cell office:value-type="float" office:value="26.43" calcext:value-type="float">
            <text:p>26.43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87" calcext:value-type="float">
            <text:p>3.87</text:p>
          </table:table-cell>
          <table:table-cell office:value-type="float" office:value="3.42" calcext:value-type="float">
            <text:p>3.42</text:p>
          </table:table-cell>
          <table:table-cell office:value-type="float" office:value="3.39" calcext:value-type="float">
            <text:p>3.39</text:p>
          </table:table-cell>
          <table:table-cell office:value-type="float" office:value="1.9" calcext:value-type="float">
            <text:p>1.9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10.04" calcext:value-type="float">
            <text:p>10.04</text:p>
          </table:table-cell>
          <table:table-cell office:value-type="float" office:value="10.35" calcext:value-type="float">
            <text:p>10.35</text:p>
          </table:table-cell>
          <table:table-cell office:value-type="float" office:value="5.73" calcext:value-type="float">
            <text:p>5.73</text:p>
          </table:table-cell>
          <table:table-cell office:value-type="float" office:value="6.15" calcext:value-type="float">
            <text:p>6.15</text:p>
          </table:table-cell>
          <table:table-cell office:value-type="float" office:value="7.3" calcext:value-type="float">
            <text:p>7.3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table:number-columns-repeated="2" office:value-type="float" office:value="5.81" calcext:value-type="float">
            <text:p>5.81</text:p>
          </table:table-cell>
          <table:table-cell office:value-type="float" office:value="7.27" calcext:value-type="float">
            <text:p>7.27</text:p>
          </table:table-cell>
          <table:table-cell office:value-type="float" office:value="6.71" calcext:value-type="float">
            <text:p>6.71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8.12" calcext:value-type="float">
            <text:p>18.12</text:p>
          </table:table-cell>
          <table:table-cell office:value-type="float" office:value="20.23" calcext:value-type="float">
            <text:p>20.23</text:p>
          </table:table-cell>
          <table:table-cell office:value-type="float" office:value="9.34" calcext:value-type="float">
            <text:p>9.34</text:p>
          </table:table-cell>
          <table:table-cell office:value-type="float" office:value="10.94" calcext:value-type="float">
            <text:p>10.94</text:p>
          </table:table-cell>
          <table:table-cell office:value-type="float" office:value="24.5" calcext:value-type="float">
            <text:p>24.5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table:number-columns-repeated="2" office:value-type="float" office:value="10.09" calcext:value-type="float">
            <text:p>10.09</text:p>
          </table:table-cell>
          <table:table-cell office:value-type="float" office:value="10.3" calcext:value-type="float">
            <text:p>10.3</text:p>
          </table:table-cell>
          <table:table-cell office:value-type="float" office:value="10.87" calcext:value-type="float">
            <text:p>10.87</text:p>
          </table:table-cell>
          <table:table-cell office:value-type="float" office:value="0.67" calcext:value-type="float">
            <text:p>0.67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12.21" calcext:value-type="float">
            <text:p>12.21</text:p>
          </table:table-cell>
          <table:table-cell office:value-type="float" office:value="12.87" calcext:value-type="float">
            <text:p>12.87</text:p>
          </table:table-cell>
          <table:table-cell office:value-type="float" office:value="6.17" calcext:value-type="float">
            <text:p>6.17</text:p>
          </table:table-cell>
          <table:table-cell office:value-type="float" office:value="7.69" calcext:value-type="float">
            <text:p>7.69</text:p>
          </table:table-cell>
          <table:table-cell office:value-type="float" office:value="10.11" calcext:value-type="float">
            <text:p>10.11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2.13" calcext:value-type="float">
            <text:p>2.13</text:p>
          </table:table-cell>
          <table:table-cell office:value-type="float" office:value="1.51" calcext:value-type="float">
            <text:p>1.51</text:p>
          </table:table-cell>
          <table:table-cell office:value-type="float" office:value="1.43" calcext:value-type="float">
            <text:p>1.43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18.19" calcext:value-type="float">
            <text:p>18.19</text:p>
          </table:table-cell>
          <table:table-cell office:value-type="float" office:value="18.17" calcext:value-type="float">
            <text:p>18.17</text:p>
          </table:table-cell>
          <table:table-cell office:value-type="float" office:value="11.42" calcext:value-type="float">
            <text:p>11.42</text:p>
          </table:table-cell>
          <table:table-cell office:value-type="float" office:value="12.66" calcext:value-type="float">
            <text:p>12.66</text:p>
          </table:table-cell>
          <table:table-cell office:value-type="float" office:value="20.86" calcext:value-type="float">
            <text:p>20.86</text:p>
          </table:table-cell>
          <table:table-cell office:value-type="float" office:value="21.71" calcext:value-type="float">
            <text:p>21.71</text:p>
          </table:table-cell>
        </table:table-row>
        <table:table-row table:style-name="ro1">
          <table:table-cell table:style-name="ce20" table:formula="of:=AVERAGE([.A44:.A79])" office:value-type="float" office:value="5.23083333333334" calcext:value-type="float">
            <text:p>5.23</text:p>
          </table:table-cell>
          <table:table-cell table:style-name="ce20" table:formula="of:=AVERAGE([.B44:.B79])" office:value-type="float" office:value="5.23944444444444" calcext:value-type="float">
            <text:p>5.24</text:p>
          </table:table-cell>
          <table:table-cell table:style-name="ce20" table:formula="of:=AVERAGE([.C44:.C79])" office:value-type="float" office:value="5.20583333333333" calcext:value-type="float">
            <text:p>5.21</text:p>
          </table:table-cell>
          <table:table-cell table:style-name="ce20" table:formula="of:=AVERAGE([.D44:.D79])" office:value-type="float" office:value="5.23277777777778" calcext:value-type="float">
            <text:p>5.23</text:p>
          </table:table-cell>
          <table:table-cell table:style-name="ce20" table:formula="of:=AVERAGE([.E44:.E79])" office:value-type="float" office:value="1.31055555555556" calcext:value-type="float">
            <text:p>1.31</text:p>
          </table:table-cell>
          <table:table-cell table:style-name="ce20" table:formula="of:=AVERAGE([.F44:.F79])" office:value-type="float" office:value="1.39555555555556" calcext:value-type="float">
            <text:p>1.40</text:p>
          </table:table-cell>
          <table:table-cell/>
          <table:table-cell table:style-name="ce20" table:formula="of:=AVERAGE([.H44:.H79])" office:value-type="float" office:value="15.9961111111111" calcext:value-type="float">
            <text:p>16.00</text:p>
          </table:table-cell>
          <table:table-cell table:style-name="ce20" table:formula="of:=AVERAGE([.I44:.I79])" office:value-type="float" office:value="17.5558333333333" calcext:value-type="float">
            <text:p>17.56</text:p>
          </table:table-cell>
          <table:table-cell table:style-name="ce20" table:formula="of:=AVERAGE([.J44:.J79])" office:value-type="float" office:value="9.29111111111111" calcext:value-type="float">
            <text:p>9.29</text:p>
          </table:table-cell>
          <table:table-cell table:style-name="ce20" table:formula="of:=AVERAGE([.K44:.K79])" office:value-type="float" office:value="11.5275" calcext:value-type="float">
            <text:p>11.53</text:p>
          </table:table-cell>
          <table:table-cell table:style-name="ce20" table:formula="of:=AVERAGE([.L44:.L79])" office:value-type="float" office:value="18.3994444444444" calcext:value-type="float">
            <text:p>18.40</text:p>
          </table:table-cell>
          <table:table-cell table:style-name="ce20" table:formula="of:=AVERAGE([.M44:.M79])" office:value-type="float" office:value="17.475" calcext:value-type="float">
            <text:p>17.4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table:number-columns-repeated="6"/>
          <table:table-cell office:value-type="string" calcext:value-type="string">
            <text:p>M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  <table:table-cell/>
          <table:table-cell office:value-type="string" calcext:value-type="string">
            <text:p>OV CPU (1)</text:p>
          </table:table-cell>
          <table:table-cell office:value-type="string" calcext:value-type="string">
            <text:p>OV MYRIAD (1)</text:p>
          </table:table-cell>
          <table:table-cell office:value-type="string" calcext:value-type="string">
            <text:p>OV CPU (2)</text:p>
          </table:table-cell>
          <table:table-cell office:value-type="string" calcext:value-type="string">
            <text:p>OV MYRIAD (2)</text:p>
          </table:table-cell>
          <table:table-cell office:value-type="string" calcext:value-type="string">
            <text:p>OV CPU (3)</text:p>
          </table:table-cell>
          <table:table-cell office:value-type="string" calcext:value-type="string">
            <text:p>OV MYRIAD (3)</text:p>
          </table:table-cell>
        </table:table-row>
        <table:table-row table:style-name="ro1">
          <table:table-cell table:style-name="ce18" office:value-type="float" office:value="7668.34564209" calcext:value-type="float">
            <text:p>7668</text:p>
          </table:table-cell>
          <table:table-cell table:style-name="ce18" office:value-type="float" office:value="7588.73634338" calcext:value-type="float">
            <text:p>7589</text:p>
          </table:table-cell>
          <table:table-cell table:style-name="ce18" office:value-type="float" office:value="6071.65412903" calcext:value-type="float">
            <text:p>6072</text:p>
          </table:table-cell>
          <table:table-cell table:style-name="ce18" office:value-type="float" office:value="6168.84384155" calcext:value-type="float">
            <text:p>6169</text:p>
          </table:table-cell>
          <table:table-cell table:style-name="ce18" office:value-type="float" office:value="2039.58816528" calcext:value-type="float">
            <text:p>2040</text:p>
          </table:table-cell>
          <table:table-cell table:style-name="ce18" office:value-type="float" office:value="1892.1749115" calcext:value-type="float">
            <text:p>1892</text:p>
          </table:table-cell>
          <table:table-cell/>
          <table:table-cell table:style-name="ce18" office:value-type="float" office:value="7610.00595093" calcext:value-type="float">
            <text:p>7610</text:p>
          </table:table-cell>
          <table:table-cell table:style-name="ce18" office:value-type="float" office:value="7891.91360474" calcext:value-type="float">
            <text:p>7892</text:p>
          </table:table-cell>
          <table:table-cell table:style-name="ce18" office:value-type="float" office:value="1963.36669922" calcext:value-type="float">
            <text:p>1963</text:p>
          </table:table-cell>
          <table:table-cell table:style-name="ce18" office:value-type="float" office:value="2301.06925964" calcext:value-type="float">
            <text:p>2301</text:p>
          </table:table-cell>
          <table:table-cell table:style-name="ce18" office:value-type="float" office:value="3304.8538208" calcext:value-type="float">
            <text:p>3305</text:p>
          </table:table-cell>
          <table:table-cell table:style-name="ce18" office:value-type="float" office:value="3012.46261597" calcext:value-type="float">
            <text:p>3012</text:p>
          </table:table-cell>
        </table:table-row>
        <table:table-row table:style-name="ro1">
          <table:table-cell table:style-name="ce18" office:value-type="float" office:value="8552.02560425" calcext:value-type="float">
            <text:p>8552</text:p>
          </table:table-cell>
          <table:table-cell table:style-name="ce18" office:value-type="float" office:value="8864.48326111" calcext:value-type="float">
            <text:p>8864</text:p>
          </table:table-cell>
          <table:table-cell table:style-name="ce18" office:value-type="float" office:value="8942.69638062" calcext:value-type="float">
            <text:p>8943</text:p>
          </table:table-cell>
          <table:table-cell table:style-name="ce18" office:value-type="float" office:value="8553.19671631" calcext:value-type="float">
            <text:p>8553</text:p>
          </table:table-cell>
          <table:table-cell table:style-name="ce18" office:value-type="float" office:value="3211.73706055" calcext:value-type="float">
            <text:p>3212</text:p>
          </table:table-cell>
          <table:table-cell table:style-name="ce18" office:value-type="float" office:value="3020.48416138" calcext:value-type="float">
            <text:p>3020</text:p>
          </table:table-cell>
          <table:table-cell/>
          <table:table-cell table:style-name="ce18" office:value-type="float" office:value="15806.48536682" calcext:value-type="float">
            <text:p>15806</text:p>
          </table:table-cell>
          <table:table-cell table:style-name="ce18" office:value-type="float" office:value="16204.43878174" calcext:value-type="float">
            <text:p>16204</text:p>
          </table:table-cell>
          <table:table-cell table:style-name="ce18" office:value-type="float" office:value="4258.04443359" calcext:value-type="float">
            <text:p>4258</text:p>
          </table:table-cell>
          <table:table-cell table:style-name="ce18" office:value-type="float" office:value="4614.11209106" calcext:value-type="float">
            <text:p>4614</text:p>
          </table:table-cell>
          <table:table-cell table:style-name="ce18" office:value-type="float" office:value="5606.99195862" calcext:value-type="float">
            <text:p>5607</text:p>
          </table:table-cell>
          <table:table-cell table:style-name="ce18" office:value-type="float" office:value="5505.63049316" calcext:value-type="float">
            <text:p>5506</text:p>
          </table:table-cell>
        </table:table-row>
        <table:table-row table:style-name="ro1">
          <table:table-cell table:style-name="ce18" office:value-type="float" office:value="15641.27159119" calcext:value-type="float">
            <text:p>15641</text:p>
          </table:table-cell>
          <table:table-cell table:style-name="ce18" office:value-type="float" office:value="15823.20022583" calcext:value-type="float">
            <text:p>15823</text:p>
          </table:table-cell>
          <table:table-cell table:style-name="ce18" office:value-type="float" office:value="14574.97711182" calcext:value-type="float">
            <text:p>14575</text:p>
          </table:table-cell>
          <table:table-cell table:style-name="ce18" office:value-type="float" office:value="14612.62016296" calcext:value-type="float">
            <text:p>14613</text:p>
          </table:table-cell>
          <table:table-cell table:style-name="ce18" office:value-type="float" office:value="7479.16717529" calcext:value-type="float">
            <text:p>7479</text:p>
          </table:table-cell>
          <table:table-cell table:style-name="ce18" office:value-type="float" office:value="7839.65911865" calcext:value-type="float">
            <text:p>7840</text:p>
          </table:table-cell>
          <table:table-cell/>
          <table:table-cell table:style-name="ce18" office:value-type="float" office:value="16719.09561157" calcext:value-type="float">
            <text:p>16719</text:p>
          </table:table-cell>
          <table:table-cell table:style-name="ce18" office:value-type="float" office:value="17049.00283813" calcext:value-type="float">
            <text:p>17049</text:p>
          </table:table-cell>
          <table:table-cell table:style-name="ce18" office:value-type="float" office:value="5418.32962036" calcext:value-type="float">
            <text:p>5418</text:p>
          </table:table-cell>
          <table:table-cell table:style-name="ce18" office:value-type="float" office:value="5625.24795532" calcext:value-type="float">
            <text:p>5625</text:p>
          </table:table-cell>
          <table:table-cell table:style-name="ce18" office:value-type="float" office:value="6977.07023621" calcext:value-type="float">
            <text:p>6977</text:p>
          </table:table-cell>
          <table:table-cell table:style-name="ce18" office:value-type="float" office:value="6983.63189697" calcext:value-type="float">
            <text:p>6984</text:p>
          </table:table-cell>
        </table:table-row>
        <table:table-row table:style-name="ro1">
          <table:table-cell table:style-name="ce18" office:value-type="float" office:value="7333.74214172" calcext:value-type="float">
            <text:p>7334</text:p>
          </table:table-cell>
          <table:table-cell table:style-name="ce18" office:value-type="float" office:value="7507.32078552" calcext:value-type="float">
            <text:p>7507</text:p>
          </table:table-cell>
          <table:table-cell table:style-name="ce18" office:value-type="float" office:value="11563.12179565" calcext:value-type="float">
            <text:p>11563</text:p>
          </table:table-cell>
          <table:table-cell table:style-name="ce18" office:value-type="float" office:value="11388.04626465" calcext:value-type="float">
            <text:p>11388</text:p>
          </table:table-cell>
          <table:table-cell table:style-name="ce18" office:value-type="float" office:value="3549.57427979" calcext:value-type="float">
            <text:p>3550</text:p>
          </table:table-cell>
          <table:table-cell table:style-name="ce18" office:value-type="float" office:value="4463.20114136" calcext:value-type="float">
            <text:p>4463</text:p>
          </table:table-cell>
          <table:table-cell/>
          <table:table-cell table:style-name="ce18" office:value-type="float" office:value="20279.53529358" calcext:value-type="float">
            <text:p>20280</text:p>
          </table:table-cell>
          <table:table-cell table:style-name="ce18" office:value-type="float" office:value="20754.06799316" calcext:value-type="float">
            <text:p>20754</text:p>
          </table:table-cell>
          <table:table-cell table:style-name="ce18" office:value-type="float" office:value="3150.50506592" calcext:value-type="float">
            <text:p>3151</text:p>
          </table:table-cell>
          <table:table-cell table:style-name="ce18" office:value-type="float" office:value="3510.55603027" calcext:value-type="float">
            <text:p>3511</text:p>
          </table:table-cell>
          <table:table-cell table:style-name="ce18" office:value-type="float" office:value="5050.57907104" calcext:value-type="float">
            <text:p>5051</text:p>
          </table:table-cell>
          <table:table-cell table:style-name="ce18" office:value-type="float" office:value="5130.56564331" calcext:value-type="float">
            <text:p>5131</text:p>
          </table:table-cell>
        </table:table-row>
        <table:table-row table:style-name="ro1">
          <table:table-cell table:number-columns-repeated="2" table:style-name="ce18" office:value-type="float" office:value="35259.90257263" calcext:value-type="float">
            <text:p>35260</text:p>
          </table:table-cell>
          <table:table-cell table:number-columns-repeated="2" table:style-name="ce18" office:value-type="float" office:value="49622.96180725" calcext:value-type="float">
            <text:p>4962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style-name="ce18" office:value-type="float" office:value="10949.6257782" calcext:value-type="float">
            <text:p>10950</text:p>
          </table:table-cell>
          <table:table-cell table:style-name="ce18" office:value-type="float" office:value="11252.32124329" calcext:value-type="float">
            <text:p>11252</text:p>
          </table:table-cell>
          <table:table-cell table:style-name="ce18" office:value-type="float" office:value="2328.63960266" calcext:value-type="float">
            <text:p>2329</text:p>
          </table:table-cell>
          <table:table-cell table:style-name="ce18" office:value-type="float" office:value="2720.43762207" calcext:value-type="float">
            <text:p>2720</text:p>
          </table:table-cell>
          <table:table-cell table:style-name="ce18" office:value-type="float" office:value="2905.0365448" calcext:value-type="float">
            <text:p>2905</text:p>
          </table:table-cell>
          <table:table-cell table:style-name="ce18" office:value-type="float" office:value="3175.93231201" calcext:value-type="float">
            <text:p>3176</text:p>
          </table:table-cell>
        </table:table-row>
        <table:table-row table:style-name="ro1">
          <table:table-cell table:style-name="ce18" office:value-type="float" office:value="25980.08346558" calcext:value-type="float">
            <text:p>25980</text:p>
          </table:table-cell>
          <table:table-cell table:style-name="ce18" office:value-type="float" office:value="25429.24385071" calcext:value-type="float">
            <text:p>25429</text:p>
          </table:table-cell>
          <table:table-cell table:style-name="ce18" office:value-type="float" office:value="20077.70080566" calcext:value-type="float">
            <text:p>20078</text:p>
          </table:table-cell>
          <table:table-cell table:style-name="ce18" office:value-type="float" office:value="20487.0300293" calcext:value-type="float">
            <text:p>20487</text:p>
          </table:table-cell>
          <table:table-cell table:style-name="ce18" office:value-type="float" office:value="4423.52180481" calcext:value-type="float">
            <text:p>4424</text:p>
          </table:table-cell>
          <table:table-cell table:style-name="ce18" office:value-type="float" office:value="4553.85360718" calcext:value-type="float">
            <text:p>4554</text:p>
          </table:table-cell>
          <table:table-cell/>
          <table:table-cell table:style-name="ce18" office:value-type="float" office:value="10168.82362366" calcext:value-type="float">
            <text:p>10169</text:p>
          </table:table-cell>
          <table:table-cell table:style-name="ce18" office:value-type="float" office:value="10277.02331543" calcext:value-type="float">
            <text:p>10277</text:p>
          </table:table-cell>
          <table:table-cell table:style-name="ce18" office:value-type="float" office:value="4017.58460999" calcext:value-type="float">
            <text:p>4018</text:p>
          </table:table-cell>
          <table:table-cell table:style-name="ce18" office:value-type="float" office:value="4134.65042114" calcext:value-type="float">
            <text:p>4135</text:p>
          </table:table-cell>
          <table:table-cell table:style-name="ce18" office:value-type="float" office:value="5511.58943176" calcext:value-type="float">
            <text:p>5512</text:p>
          </table:table-cell>
          <table:table-cell table:style-name="ce18" office:value-type="float" office:value="5214.12734985" calcext:value-type="float">
            <text:p>5214</text:p>
          </table:table-cell>
        </table:table-row>
        <table:table-row table:style-name="ro1">
          <table:table-cell table:style-name="ce18" office:value-type="float" office:value="21234.39216614" calcext:value-type="float">
            <text:p>21234</text:p>
          </table:table-cell>
          <table:table-cell table:style-name="ce18" office:value-type="float" office:value="21184.4379425" calcext:value-type="float">
            <text:p>21184</text:p>
          </table:table-cell>
          <table:table-cell table:style-name="ce18" office:value-type="float" office:value="15989.35432434" calcext:value-type="float">
            <text:p>15989</text:p>
          </table:table-cell>
          <table:table-cell table:style-name="ce18" office:value-type="float" office:value="15564.36843872" calcext:value-type="float">
            <text:p>15564</text:p>
          </table:table-cell>
          <table:table-cell table:style-name="ce18" office:value-type="float" office:value="12031.04019165" calcext:value-type="float">
            <text:p>12031</text:p>
          </table:table-cell>
          <table:table-cell table:style-name="ce18" office:value-type="float" office:value="12374.01618958" calcext:value-type="float">
            <text:p>12374</text:p>
          </table:table-cell>
          <table:table-cell/>
          <table:table-cell table:style-name="ce18" office:value-type="float" office:value="11760.90354919" calcext:value-type="float">
            <text:p>11761</text:p>
          </table:table-cell>
          <table:table-cell table:style-name="ce18" office:value-type="float" office:value="12210.47172546" calcext:value-type="float">
            <text:p>12210</text:p>
          </table:table-cell>
          <table:table-cell table:style-name="ce18" office:value-type="float" office:value="1533.36791992" calcext:value-type="float">
            <text:p>1533</text:p>
          </table:table-cell>
          <table:table-cell table:style-name="ce18" office:value-type="float" office:value="1793.56880188" calcext:value-type="float">
            <text:p>1794</text:p>
          </table:table-cell>
          <table:table-cell table:style-name="ce18" office:value-type="float" office:value="2616.17584229" calcext:value-type="float">
            <text:p>2616</text:p>
          </table:table-cell>
          <table:table-cell table:style-name="ce18" office:value-type="float" office:value="2711.22016907" calcext:value-type="float">
            <text:p>2711</text:p>
          </table:table-cell>
        </table:table-row>
        <table:table-row table:style-name="ro1">
          <table:table-cell table:style-name="ce18" office:value-type="float" office:value="7562.27989197" calcext:value-type="float">
            <text:p>7562</text:p>
          </table:table-cell>
          <table:table-cell table:style-name="ce18" office:value-type="float" office:value="7536.71836853" calcext:value-type="float">
            <text:p>7537</text:p>
          </table:table-cell>
          <table:table-cell table:style-name="ce18" office:value-type="float" office:value="4340.92407227" calcext:value-type="float">
            <text:p>4341</text:p>
          </table:table-cell>
          <table:table-cell table:style-name="ce18" office:value-type="float" office:value="4271.28715515" calcext:value-type="float">
            <text:p>4271</text:p>
          </table:table-cell>
          <table:table-cell table:style-name="ce18" office:value-type="float" office:value="2184.54208374" calcext:value-type="float">
            <text:p>2185</text:p>
          </table:table-cell>
          <table:table-cell table:style-name="ce18" office:value-type="float" office:value="2496.77467346" calcext:value-type="float">
            <text:p>2497</text:p>
          </table:table-cell>
          <table:table-cell/>
          <table:table-cell table:style-name="ce18" office:value-type="float" office:value="12064.07051086" calcext:value-type="float">
            <text:p>12064</text:p>
          </table:table-cell>
          <table:table-cell table:style-name="ce18" office:value-type="float" office:value="12455.07659912" calcext:value-type="float">
            <text:p>12455</text:p>
          </table:table-cell>
          <table:table-cell table:style-name="ce18" office:value-type="float" office:value="3039.42832947" calcext:value-type="float">
            <text:p>3039</text:p>
          </table:table-cell>
          <table:table-cell table:style-name="ce18" office:value-type="float" office:value="3352.73361206" calcext:value-type="float">
            <text:p>3353</text:p>
          </table:table-cell>
          <table:table-cell table:style-name="ce18" office:value-type="float" office:value="5269.84291077" calcext:value-type="float">
            <text:p>5270</text:p>
          </table:table-cell>
          <table:table-cell table:style-name="ce18" office:value-type="float" office:value="5381.71806335" calcext:value-type="float">
            <text:p>5382</text:p>
          </table:table-cell>
        </table:table-row>
        <table:table-row table:style-name="ro1">
          <table:table-cell table:style-name="ce18" office:value-type="float" office:value="22982.54585266" calcext:value-type="float">
            <text:p>22983</text:p>
          </table:table-cell>
          <table:table-cell table:style-name="ce18" office:value-type="float" office:value="23351.80625916" calcext:value-type="float">
            <text:p>23352</text:p>
          </table:table-cell>
          <table:table-cell table:style-name="ce18" office:value-type="float" office:value="16184.72480774" calcext:value-type="float">
            <text:p>16185</text:p>
          </table:table-cell>
          <table:table-cell table:style-name="ce18" office:value-type="float" office:value="15918.3506012" calcext:value-type="float">
            <text:p>15918</text:p>
          </table:table-cell>
          <table:table-cell table:style-name="ce18" office:value-type="float" office:value="4376.52130127" calcext:value-type="float">
            <text:p>4377</text:p>
          </table:table-cell>
          <table:table-cell table:style-name="ce18" office:value-type="float" office:value="3587.18109131" calcext:value-type="float">
            <text:p>3587</text:p>
          </table:table-cell>
          <table:table-cell/>
          <table:table-cell table:style-name="ce18" office:value-type="float" office:value="10680.62934875" calcext:value-type="float">
            <text:p>10681</text:p>
          </table:table-cell>
          <table:table-cell table:style-name="ce18" office:value-type="float" office:value="10972.35603333" calcext:value-type="float">
            <text:p>10972</text:p>
          </table:table-cell>
          <table:table-cell table:style-name="ce18" office:value-type="float" office:value="3280.46302795" calcext:value-type="float">
            <text:p>3280</text:p>
          </table:table-cell>
          <table:table-cell table:style-name="ce18" office:value-type="float" office:value="3585.39924622" calcext:value-type="float">
            <text:p>3585</text:p>
          </table:table-cell>
          <table:table-cell table:style-name="ce18" office:value-type="float" office:value="5289.81933594" calcext:value-type="float">
            <text:p>5290</text:p>
          </table:table-cell>
          <table:table-cell table:style-name="ce18" office:value-type="float" office:value="5077.14958191" calcext:value-type="float">
            <text:p>5077</text:p>
          </table:table-cell>
        </table:table-row>
        <table:table-row table:style-name="ro1">
          <table:table-cell table:style-name="ce18" office:value-type="float" office:value="11676.87492371" calcext:value-type="float">
            <text:p>11677</text:p>
          </table:table-cell>
          <table:table-cell table:style-name="ce18" office:value-type="float" office:value="11388.74359131" calcext:value-type="float">
            <text:p>11389</text:p>
          </table:table-cell>
          <table:table-cell table:style-name="ce18" office:value-type="float" office:value="13215.04325867" calcext:value-type="float">
            <text:p>13215</text:p>
          </table:table-cell>
          <table:table-cell table:style-name="ce18" office:value-type="float" office:value="13068.61419678" calcext:value-type="float">
            <text:p>13069</text:p>
          </table:table-cell>
          <table:table-cell table:style-name="ce18" office:value-type="float" office:value="4042.54455566" calcext:value-type="float">
            <text:p>4043</text:p>
          </table:table-cell>
          <table:table-cell table:style-name="ce18" office:value-type="float" office:value="4478.92990112" calcext:value-type="float">
            <text:p>4479</text:p>
          </table:table-cell>
          <table:table-cell/>
          <table:table-cell table:style-name="ce18" office:value-type="float" office:value="8248.25019836" calcext:value-type="float">
            <text:p>8248</text:p>
          </table:table-cell>
          <table:table-cell table:style-name="ce18" office:value-type="float" office:value="8586.09237671" calcext:value-type="float">
            <text:p>8586</text:p>
          </table:table-cell>
          <table:table-cell table:style-name="ce18" office:value-type="float" office:value="3912.36724854" calcext:value-type="float">
            <text:p>3912</text:p>
          </table:table-cell>
          <table:table-cell table:style-name="ce18" office:value-type="float" office:value="4117.53845215" calcext:value-type="float">
            <text:p>4118</text:p>
          </table:table-cell>
          <table:table-cell table:style-name="ce18" office:value-type="float" office:value="5669.84062195" calcext:value-type="float">
            <text:p>5670</text:p>
          </table:table-cell>
          <table:table-cell table:style-name="ce18" office:value-type="float" office:value="5729.95796204" calcext:value-type="float">
            <text:p>5730</text:p>
          </table:table-cell>
        </table:table-row>
        <table:table-row table:style-name="ro1">
          <table:table-cell table:style-name="ce18" office:value-type="float" office:value="25149.76921082" calcext:value-type="float">
            <text:p>25150</text:p>
          </table:table-cell>
          <table:table-cell table:style-name="ce18" office:value-type="float" office:value="25186.14349365" calcext:value-type="float">
            <text:p>25186</text:p>
          </table:table-cell>
          <table:table-cell table:style-name="ce18" office:value-type="float" office:value="21472.88856506" calcext:value-type="float">
            <text:p>21473</text:p>
          </table:table-cell>
          <table:table-cell table:style-name="ce18" office:value-type="float" office:value="21296.27609253" calcext:value-type="float">
            <text:p>21296</text:p>
          </table:table-cell>
          <table:table-cell table:style-name="ce18" office:value-type="float" office:value="4388.33122253" calcext:value-type="float">
            <text:p>4388</text:p>
          </table:table-cell>
          <table:table-cell table:style-name="ce18" office:value-type="float" office:value="4630.19332886" calcext:value-type="float">
            <text:p>4630</text:p>
          </table:table-cell>
          <table:table-cell/>
          <table:table-cell table:style-name="ce18" office:value-type="float" office:value="8762.15057373" calcext:value-type="float">
            <text:p>8762</text:p>
          </table:table-cell>
          <table:table-cell table:style-name="ce18" office:value-type="float" office:value="9062.0300293" calcext:value-type="float">
            <text:p>9062</text:p>
          </table:table-cell>
          <table:table-cell table:style-name="ce18" office:value-type="float" office:value="1962.29133606" calcext:value-type="float">
            <text:p>1962</text:p>
          </table:table-cell>
          <table:table-cell table:style-name="ce18" office:value-type="float" office:value="2263.71498108" calcext:value-type="float">
            <text:p>2264</text:p>
          </table:table-cell>
          <table:table-cell table:style-name="ce18" office:value-type="float" office:value="3673.39401245" calcext:value-type="float">
            <text:p>3673</text:p>
          </table:table-cell>
          <table:table-cell table:style-name="ce18" office:value-type="float" office:value="4107.33680725" calcext:value-type="float">
            <text:p>4107</text:p>
          </table:table-cell>
        </table:table-row>
        <table:table-row table:style-name="ro1">
          <table:table-cell table:style-name="ce18" office:value-type="float" office:value="2385.37521362" calcext:value-type="float">
            <text:p>2385</text:p>
          </table:table-cell>
          <table:table-cell table:style-name="ce18" office:value-type="float" office:value="2208.72688293" calcext:value-type="float">
            <text:p>2209</text:p>
          </table:table-cell>
          <table:table-cell table:style-name="ce18" office:value-type="float" office:value="2015.02838135" calcext:value-type="float">
            <text:p>2015</text:p>
          </table:table-cell>
          <table:table-cell table:style-name="ce18" office:value-type="float" office:value="2038.94538879" calcext:value-type="float">
            <text:p>2039</text:p>
          </table:table-cell>
          <table:table-cell table:style-name="ce18" office:value-type="float" office:value="824.09286499" calcext:value-type="float">
            <text:p>824</text:p>
          </table:table-cell>
          <table:table-cell table:style-name="ce18" office:value-type="float" office:value="1060.54420471" calcext:value-type="float">
            <text:p>1061</text:p>
          </table:table-cell>
          <table:table-cell/>
          <table:table-cell table:style-name="ce18" office:value-type="float" office:value="10896.86012268" calcext:value-type="float">
            <text:p>10897</text:p>
          </table:table-cell>
          <table:table-cell table:style-name="ce18" office:value-type="float" office:value="11270.83396912" calcext:value-type="float">
            <text:p>11271</text:p>
          </table:table-cell>
          <table:table-cell table:style-name="ce18" office:value-type="float" office:value="2694.13948059" calcext:value-type="float">
            <text:p>2694</text:p>
          </table:table-cell>
          <table:table-cell table:style-name="ce18" office:value-type="float" office:value="2996.83151245" calcext:value-type="float">
            <text:p>2997</text:p>
          </table:table-cell>
          <table:table-cell table:style-name="ce18" office:value-type="float" office:value="3477.92129517" calcext:value-type="float">
            <text:p>3478</text:p>
          </table:table-cell>
          <table:table-cell table:style-name="ce18" office:value-type="float" office:value="3693.3429718" calcext:value-type="float">
            <text:p>3693</text:p>
          </table:table-cell>
        </table:table-row>
        <table:table-row table:style-name="ro1">
          <table:table-cell table:style-name="ce18" office:value-type="float" office:value="10211.69281006" calcext:value-type="float">
            <text:p>10212</text:p>
          </table:table-cell>
          <table:table-cell table:style-name="ce18" office:value-type="float" office:value="10257.29751587" calcext:value-type="float">
            <text:p>10257</text:p>
          </table:table-cell>
          <table:table-cell table:style-name="ce18" office:value-type="float" office:value="5693.08929443" calcext:value-type="float">
            <text:p>5693</text:p>
          </table:table-cell>
          <table:table-cell table:style-name="ce18" office:value-type="float" office:value="5332.32498169" calcext:value-type="float">
            <text:p>5332</text:p>
          </table:table-cell>
          <table:table-cell table:style-name="ce18" office:value-type="float" office:value="4387.0174408" calcext:value-type="float">
            <text:p>4387</text:p>
          </table:table-cell>
          <table:table-cell table:style-name="ce18" office:value-type="float" office:value="3763.65318298" calcext:value-type="float">
            <text:p>3764</text:p>
          </table:table-cell>
          <table:table-cell/>
          <table:table-cell table:style-name="ce18" office:value-type="float" office:value="6030.20172119" calcext:value-type="float">
            <text:p>6030</text:p>
          </table:table-cell>
          <table:table-cell table:style-name="ce18" office:value-type="float" office:value="6372.43881226" calcext:value-type="float">
            <text:p>6372</text:p>
          </table:table-cell>
          <table:table-cell table:style-name="ce18" office:value-type="float" office:value="1382.74497986" calcext:value-type="float">
            <text:p>1383</text:p>
          </table:table-cell>
          <table:table-cell table:style-name="ce18" office:value-type="float" office:value="1692.28630066" calcext:value-type="float">
            <text:p>1692</text:p>
          </table:table-cell>
          <table:table-cell table:style-name="ce18" office:value-type="float" office:value="2132.87315369" calcext:value-type="float">
            <text:p>2133</text:p>
          </table:table-cell>
          <table:table-cell table:style-name="ce18" office:value-type="float" office:value="2332.45201111" calcext:value-type="float">
            <text:p>2332</text:p>
          </table:table-cell>
        </table:table-row>
        <table:table-row table:style-name="ro1">
          <table:table-cell table:style-name="ce18" office:value-type="float" office:value="27479.22477722" calcext:value-type="float">
            <text:p>27479</text:p>
          </table:table-cell>
          <table:table-cell table:style-name="ce18" office:value-type="float" office:value="27317.94929504" calcext:value-type="float">
            <text:p>27318</text:p>
          </table:table-cell>
          <table:table-cell table:style-name="ce18" office:value-type="float" office:value="23635.42289734" calcext:value-type="float">
            <text:p>23635</text:p>
          </table:table-cell>
          <table:table-cell table:style-name="ce18" office:value-type="float" office:value="23627.80227661" calcext:value-type="float">
            <text:p>23628</text:p>
          </table:table-cell>
          <table:table-cell table:style-name="ce18" office:value-type="float" office:value="10459.79537964" calcext:value-type="float">
            <text:p>10460</text:p>
          </table:table-cell>
          <table:table-cell table:style-name="ce18" office:value-type="float" office:value="11269.99740601" calcext:value-type="float">
            <text:p>11270</text:p>
          </table:table-cell>
          <table:table-cell/>
          <table:table-cell table:style-name="ce18" office:value-type="float" office:value="19117.94624329" calcext:value-type="float">
            <text:p>19118</text:p>
          </table:table-cell>
          <table:table-cell table:style-name="ce18" office:value-type="float" office:value="19385.76889038" calcext:value-type="float">
            <text:p>19386</text:p>
          </table:table-cell>
          <table:table-cell table:style-name="ce18" office:value-type="float" office:value="6107.23342896" calcext:value-type="float">
            <text:p>6107</text:p>
          </table:table-cell>
          <table:table-cell table:style-name="ce18" office:value-type="float" office:value="6403.57246399" calcext:value-type="float">
            <text:p>6404</text:p>
          </table:table-cell>
          <table:table-cell table:style-name="ce18" office:value-type="float" office:value="7304.00924683" calcext:value-type="float">
            <text:p>7304</text:p>
          </table:table-cell>
          <table:table-cell table:style-name="ce18" office:value-type="float" office:value="7341.9002533" calcext:value-type="float">
            <text:p>7342</text:p>
          </table:table-cell>
        </table:table-row>
        <table:table-row table:style-name="ro1">
          <table:table-cell table:style-name="ce18" office:value-type="float" office:value="10295.19996643" calcext:value-type="float">
            <text:p>10295</text:p>
          </table:table-cell>
          <table:table-cell table:style-name="ce18" office:value-type="float" office:value="10297.34115601" calcext:value-type="float">
            <text:p>10297</text:p>
          </table:table-cell>
          <table:table-cell table:style-name="ce18" office:value-type="float" office:value="7283.07037354" calcext:value-type="float">
            <text:p>7283</text:p>
          </table:table-cell>
          <table:table-cell table:style-name="ce18" office:value-type="float" office:value="7179.35638428" calcext:value-type="float">
            <text:p>7179</text:p>
          </table:table-cell>
          <table:table-cell table:style-name="ce18" office:value-type="float" office:value="6353.52516174" calcext:value-type="float">
            <text:p>6354</text:p>
          </table:table-cell>
          <table:table-cell table:style-name="ce18" office:value-type="float" office:value="6207.96699524" calcext:value-type="float">
            <text:p>6208</text:p>
          </table:table-cell>
          <table:table-cell/>
          <table:table-cell table:style-name="ce18" office:value-type="float" office:value="11445.0214386" calcext:value-type="float">
            <text:p>11445</text:p>
          </table:table-cell>
          <table:table-cell table:style-name="ce18" office:value-type="float" office:value="11594.88487244" calcext:value-type="float">
            <text:p>11595</text:p>
          </table:table-cell>
          <table:table-cell table:style-name="ce18" office:value-type="float" office:value="3160.54725647" calcext:value-type="float">
            <text:p>3161</text:p>
          </table:table-cell>
          <table:table-cell table:style-name="ce18" office:value-type="float" office:value="3466.15905762" calcext:value-type="float">
            <text:p>3466</text:p>
          </table:table-cell>
          <table:table-cell table:style-name="ce18" office:value-type="float" office:value="3732.13424683" calcext:value-type="float">
            <text:p>3732</text:p>
          </table:table-cell>
          <table:table-cell table:style-name="ce18" office:value-type="float" office:value="3438.54942322" calcext:value-type="float">
            <text:p>3439</text:p>
          </table:table-cell>
        </table:table-row>
        <table:table-row table:style-name="ro1">
          <table:table-cell table:number-columns-repeated="2" table:style-name="ce18" office:value-type="float" office:value="31526.71203613" calcext:value-type="float">
            <text:p>31527</text:p>
          </table:table-cell>
          <table:table-cell table:style-name="ce18" office:value-type="float" office:value="28289.99481201" calcext:value-type="float">
            <text:p>28290</text:p>
          </table:table-cell>
          <table:table-cell table:style-name="ce18" office:value-type="float" office:value="28713.72146606" calcext:value-type="float">
            <text:p>28714</text:p>
          </table:table-cell>
          <table:table-cell table:style-name="ce18" office:value-type="float" office:value="2344.69985962" calcext:value-type="float">
            <text:p>2345</text:p>
          </table:table-cell>
          <table:table-cell table:style-name="ce18" office:value-type="float" office:value="4667.05474854" calcext:value-type="float">
            <text:p>4667</text:p>
          </table:table-cell>
          <table:table-cell/>
          <table:table-cell table:style-name="ce18" office:value-type="float" office:value="9017.43164062" calcext:value-type="float">
            <text:p>9017</text:p>
          </table:table-cell>
          <table:table-cell table:style-name="ce18" office:value-type="float" office:value="9276.11808777" calcext:value-type="float">
            <text:p>9276</text:p>
          </table:table-cell>
          <table:table-cell table:style-name="ce18" office:value-type="float" office:value="1857.56874084" calcext:value-type="float">
            <text:p>1858</text:p>
          </table:table-cell>
          <table:table-cell table:style-name="ce18" office:value-type="float" office:value="2146.46110535" calcext:value-type="float">
            <text:p>2146</text:p>
          </table:table-cell>
          <table:table-cell table:style-name="ce18" office:value-type="float" office:value="2861.38343811" calcext:value-type="float">
            <text:p>2861</text:p>
          </table:table-cell>
          <table:table-cell table:style-name="ce18" office:value-type="float" office:value="2575.66452026" calcext:value-type="float">
            <text:p>2576</text:p>
          </table:table-cell>
        </table:table-row>
        <table:table-row table:style-name="ro1">
          <table:table-cell table:style-name="ce18" office:value-type="float" office:value="31418.80302429" calcext:value-type="float">
            <text:p>31419</text:p>
          </table:table-cell>
          <table:table-cell table:style-name="ce18" office:value-type="float" office:value="32231.08634949" calcext:value-type="float">
            <text:p>32231</text:p>
          </table:table-cell>
          <table:table-cell table:style-name="ce18" office:value-type="float" office:value="24311.38305664" calcext:value-type="float">
            <text:p>24311</text:p>
          </table:table-cell>
          <table:table-cell table:style-name="ce18" office:value-type="float" office:value="23944.91767883" calcext:value-type="float">
            <text:p>23945</text:p>
          </table:table-cell>
          <table:table-cell table:style-name="ce18" office:value-type="float" office:value="5748.9730835" calcext:value-type="float">
            <text:p>5749</text:p>
          </table:table-cell>
          <table:table-cell table:style-name="ce18" office:value-type="float" office:value="4884.05418396" calcext:value-type="float">
            <text:p>4884</text:p>
          </table:table-cell>
          <table:table-cell/>
          <table:table-cell table:style-name="ce18" office:value-type="float" office:value="23700.17623901" calcext:value-type="float">
            <text:p>23700</text:p>
          </table:table-cell>
          <table:table-cell table:style-name="ce18" office:value-type="float" office:value="24086.69548035" calcext:value-type="float">
            <text:p>24087</text:p>
          </table:table-cell>
          <table:table-cell table:style-name="ce18" office:value-type="float" office:value="5952.03781128" calcext:value-type="float">
            <text:p>5952</text:p>
          </table:table-cell>
          <table:table-cell table:style-name="ce18" office:value-type="float" office:value="6285.50643921" calcext:value-type="float">
            <text:p>6286</text:p>
          </table:table-cell>
          <table:table-cell table:style-name="ce18" office:value-type="float" office:value="7358.81500244" calcext:value-type="float">
            <text:p>7359</text:p>
          </table:table-cell>
          <table:table-cell table:style-name="ce18" office:value-type="float" office:value="7237.62054443" calcext:value-type="float">
            <text:p>7238</text:p>
          </table:table-cell>
        </table:table-row>
        <table:table-row table:style-name="ro1">
          <table:table-cell table:style-name="ce18" office:value-type="float" office:value="8698.01750183" calcext:value-type="float">
            <text:p>8698</text:p>
          </table:table-cell>
          <table:table-cell table:style-name="ce18" office:value-type="float" office:value="8425.573349" calcext:value-type="float">
            <text:p>8426</text:p>
          </table:table-cell>
          <table:table-cell table:style-name="ce18" office:value-type="float" office:value="8947.75772095" calcext:value-type="float">
            <text:p>8948</text:p>
          </table:table-cell>
          <table:table-cell table:style-name="ce18" office:value-type="float" office:value="8739.87693787" calcext:value-type="float">
            <text:p>8740</text:p>
          </table:table-cell>
          <table:table-cell table:style-name="ce18" office:value-type="float" office:value="3514.7064209" calcext:value-type="float">
            <text:p>3515</text:p>
          </table:table-cell>
          <table:table-cell table:style-name="ce18" office:value-type="float" office:value="3961.48605347" calcext:value-type="float">
            <text:p>3961</text:p>
          </table:table-cell>
          <table:table-cell/>
          <table:table-cell table:style-name="ce18" office:value-type="float" office:value="18180.47294617" calcext:value-type="float">
            <text:p>18180</text:p>
          </table:table-cell>
          <table:table-cell table:style-name="ce18" office:value-type="float" office:value="18478.31192017" calcext:value-type="float">
            <text:p>18478</text:p>
          </table:table-cell>
          <table:table-cell table:style-name="ce18" office:value-type="float" office:value="8069.15550232" calcext:value-type="float">
            <text:p>8069</text:p>
          </table:table-cell>
          <table:table-cell table:style-name="ce18" office:value-type="float" office:value="8206.44416809" calcext:value-type="float">
            <text:p>8206</text:p>
          </table:table-cell>
          <table:table-cell table:style-name="ce18" office:value-type="float" office:value="10501.18103027" calcext:value-type="float">
            <text:p>10501</text:p>
          </table:table-cell>
          <table:table-cell table:style-name="ce18" office:value-type="float" office:value="10498.34823608" calcext:value-type="float">
            <text:p>10498</text:p>
          </table:table-cell>
        </table:table-row>
        <table:table-row table:style-name="ro1">
          <table:table-cell table:style-name="ce18" office:value-type="float" office:value="15208.87756348" calcext:value-type="float">
            <text:p>15209</text:p>
          </table:table-cell>
          <table:table-cell table:style-name="ce18" office:value-type="float" office:value="14885.91270447" calcext:value-type="float">
            <text:p>14886</text:p>
          </table:table-cell>
          <table:table-cell table:style-name="ce18" office:value-type="float" office:value="11599.24659729" calcext:value-type="float">
            <text:p>11599</text:p>
          </table:table-cell>
          <table:table-cell table:style-name="ce18" office:value-type="float" office:value="12055.56221008" calcext:value-type="float">
            <text:p>12056</text:p>
          </table:table-cell>
          <table:table-cell table:style-name="ce18" office:value-type="float" office:value="8050.8644104" calcext:value-type="float">
            <text:p>8051</text:p>
          </table:table-cell>
          <table:table-cell table:style-name="ce18" office:value-type="float" office:value="8584.67788696" calcext:value-type="float">
            <text:p>8585</text:p>
          </table:table-cell>
          <table:table-cell/>
          <table:table-cell table:style-name="ce18" office:value-type="float" office:value="23761.99455261" calcext:value-type="float">
            <text:p>23762</text:p>
          </table:table-cell>
          <table:table-cell table:style-name="ce18" office:value-type="float" office:value="24110.31913757" calcext:value-type="float">
            <text:p>24110</text:p>
          </table:table-cell>
          <table:table-cell table:style-name="ce18" office:value-type="float" office:value="7069.41680908" calcext:value-type="float">
            <text:p>7069</text:p>
          </table:table-cell>
          <table:table-cell table:style-name="ce18" office:value-type="float" office:value="7315.65742493" calcext:value-type="float">
            <text:p>7316</text:p>
          </table:table-cell>
          <table:table-cell table:style-name="ce18" office:value-type="float" office:value="7841.94641113" calcext:value-type="float">
            <text:p>7842</text:p>
          </table:table-cell>
          <table:table-cell table:style-name="ce18" office:value-type="float" office:value="7740.35415649" calcext:value-type="float">
            <text:p>7740</text:p>
          </table:table-cell>
        </table:table-row>
        <table:table-row table:style-name="ro1">
          <table:table-cell table:style-name="ce18" office:value-type="float" office:value="18617.91534424" calcext:value-type="float">
            <text:p>18618</text:p>
          </table:table-cell>
          <table:table-cell table:style-name="ce18" office:value-type="float" office:value="18920.80307007" calcext:value-type="float">
            <text:p>18921</text:p>
          </table:table-cell>
          <table:table-cell table:style-name="ce18" office:value-type="float" office:value="14255.69992065" calcext:value-type="float">
            <text:p>14256</text:p>
          </table:table-cell>
          <table:table-cell table:style-name="ce18" office:value-type="float" office:value="14550.59013367" calcext:value-type="float">
            <text:p>14551</text:p>
          </table:table-cell>
          <table:table-cell table:style-name="ce18" office:value-type="float" office:value="4181.52999878" calcext:value-type="float">
            <text:p>4182</text:p>
          </table:table-cell>
          <table:table-cell table:style-name="ce18" office:value-type="float" office:value="4600.69770813" calcext:value-type="float">
            <text:p>4601</text:p>
          </table:table-cell>
          <table:table-cell/>
          <table:table-cell table:style-name="ce18" office:value-type="float" office:value="8036.07788086" calcext:value-type="float">
            <text:p>8036</text:p>
          </table:table-cell>
          <table:table-cell table:style-name="ce18" office:value-type="float" office:value="8305.43632507" calcext:value-type="float">
            <text:p>8305</text:p>
          </table:table-cell>
          <table:table-cell table:style-name="ce18" office:value-type="float" office:value="1762.52212524" calcext:value-type="float">
            <text:p>1763</text:p>
          </table:table-cell>
          <table:table-cell table:style-name="ce18" office:value-type="float" office:value="1980.53894043" calcext:value-type="float">
            <text:p>1981</text:p>
          </table:table-cell>
          <table:table-cell table:style-name="ce18" office:value-type="float" office:value="3181.85272217" calcext:value-type="float">
            <text:p>3182</text:p>
          </table:table-cell>
          <table:table-cell table:style-name="ce18" office:value-type="float" office:value="2999.54795837" calcext:value-type="float">
            <text:p>3000</text:p>
          </table:table-cell>
        </table:table-row>
        <table:table-row table:style-name="ro1">
          <table:table-cell table:style-name="ce18" office:value-type="float" office:value="58661.96479797" calcext:value-type="float">
            <text:p>58662</text:p>
          </table:table-cell>
          <table:table-cell table:style-name="ce18" office:value-type="float" office:value="54626.60827637" calcext:value-type="float">
            <text:p>54627</text:p>
          </table:table-cell>
          <table:table-cell table:style-name="ce18" office:value-type="float" office:value="41768.04046631" calcext:value-type="float">
            <text:p>41768</text:p>
          </table:table-cell>
          <table:table-cell table:style-name="ce18" office:value-type="float" office:value="43572.91069031" calcext:value-type="float">
            <text:p>43573</text:p>
          </table:table-cell>
          <table:table-cell table:style-name="ce18" office:value-type="float" office:value="4664.02664185" calcext:value-type="float">
            <text:p>4664</text:p>
          </table:table-cell>
          <table:table-cell table:style-name="ce18" office:value-type="float" office:value="4899.10507202" calcext:value-type="float">
            <text:p>4899</text:p>
          </table:table-cell>
          <table:table-cell/>
          <table:table-cell table:style-name="ce18" office:value-type="float" office:value="9140.87524414" calcext:value-type="float">
            <text:p>9141</text:p>
          </table:table-cell>
          <table:table-cell table:style-name="ce18" office:value-type="float" office:value="9539.67170715" calcext:value-type="float">
            <text:p>9540</text:p>
          </table:table-cell>
          <table:table-cell table:style-name="ce18" office:value-type="float" office:value="4440.92063904" calcext:value-type="float">
            <text:p>4441</text:p>
          </table:table-cell>
          <table:table-cell table:style-name="ce18" office:value-type="float" office:value="4656.91299438" calcext:value-type="float">
            <text:p>4657</text:p>
          </table:table-cell>
          <table:table-cell table:style-name="ce18" office:value-type="float" office:value="6057.9044342" calcext:value-type="float">
            <text:p>6058</text:p>
          </table:table-cell>
          <table:table-cell table:style-name="ce18" office:value-type="float" office:value="6226.44386292" calcext:value-type="float">
            <text:p>6226</text:p>
          </table:table-cell>
        </table:table-row>
        <table:table-row table:style-name="ro1">
          <table:table-cell table:style-name="ce18" office:value-type="float" office:value="23795.1877594" calcext:value-type="float">
            <text:p>23795</text:p>
          </table:table-cell>
          <table:table-cell table:style-name="ce18" office:value-type="float" office:value="23626.58576965" calcext:value-type="float">
            <text:p>23627</text:p>
          </table:table-cell>
          <table:table-cell table:style-name="ce18" office:value-type="float" office:value="19897.13020325" calcext:value-type="float">
            <text:p>19897</text:p>
          </table:table-cell>
          <table:table-cell table:style-name="ce18" office:value-type="float" office:value="19585.61058044" calcext:value-type="float">
            <text:p>19586</text:p>
          </table:table-cell>
          <table:table-cell table:style-name="ce18" office:value-type="float" office:value="9624.20463562" calcext:value-type="float">
            <text:p>9624</text:p>
          </table:table-cell>
          <table:table-cell table:style-name="ce18" office:value-type="float" office:value="9961.75308228" calcext:value-type="float">
            <text:p>9962</text:p>
          </table:table-cell>
          <table:table-cell/>
          <table:table-cell table:style-name="ce18" office:value-type="float" office:value="58362.9360199" calcext:value-type="float">
            <text:p>58363</text:p>
          </table:table-cell>
          <table:table-cell table:style-name="ce18" office:value-type="float" office:value="59060.66932678" calcext:value-type="float">
            <text:p>59061</text:p>
          </table:table-cell>
          <table:table-cell table:style-name="ce18" office:value-type="float" office:value="38699.05319214" calcext:value-type="float">
            <text:p>38699</text:p>
          </table:table-cell>
          <table:table-cell table:style-name="ce18" office:value-type="float" office:value="39140.93551636" calcext:value-type="float">
            <text:p>39141</text:p>
          </table:table-cell>
          <table:table-cell table:style-name="ce18" office:value-type="float" office:value="56833.12301636" calcext:value-type="float">
            <text:p>56833</text:p>
          </table:table-cell>
          <table:table-cell table:style-name="ce18" office:value-type="float" office:value="59493.83659363" calcext:value-type="float">
            <text:p>59494</text:p>
          </table:table-cell>
        </table:table-row>
        <table:table-row table:style-name="ro1">
          <table:table-cell table:style-name="ce18" office:value-type="float" office:value="19553.25317383" calcext:value-type="float">
            <text:p>19553</text:p>
          </table:table-cell>
          <table:table-cell table:style-name="ce18" office:value-type="float" office:value="21017.44613647" calcext:value-type="float">
            <text:p>21017</text:p>
          </table:table-cell>
          <table:table-cell table:style-name="ce18" office:value-type="float" office:value="25896.79641724" calcext:value-type="float">
            <text:p>25897</text:p>
          </table:table-cell>
          <table:table-cell table:style-name="ce18" office:value-type="float" office:value="25947.93319702" calcext:value-type="float">
            <text:p>25948</text:p>
          </table:table-cell>
          <table:table-cell table:style-name="ce18" office:value-type="float" office:value="3668.89305115" calcext:value-type="float">
            <text:p>3669</text:p>
          </table:table-cell>
          <table:table-cell table:style-name="ce18" office:value-type="float" office:value="4769.50263977" calcext:value-type="float">
            <text:p>4770</text:p>
          </table:table-cell>
          <table:table-cell/>
          <table:table-cell table:style-name="ce18" office:value-type="float" office:value="28866.10717773" calcext:value-type="float">
            <text:p>28866</text:p>
          </table:table-cell>
          <table:table-cell table:style-name="ce18" office:value-type="float" office:value="29197.61581421" calcext:value-type="float">
            <text:p>29198</text:p>
          </table:table-cell>
          <table:table-cell table:style-name="ce18" office:value-type="float" office:value="10728.77159119" calcext:value-type="float">
            <text:p>10729</text:p>
          </table:table-cell>
          <table:table-cell table:style-name="ce18" office:value-type="float" office:value="10936.38343811" calcext:value-type="float">
            <text:p>10936</text:p>
          </table:table-cell>
          <table:table-cell table:style-name="ce18" office:value-type="float" office:value="12429.76417542" calcext:value-type="float">
            <text:p>12430</text:p>
          </table:table-cell>
          <table:table-cell table:style-name="ce18" office:value-type="float" office:value="12496.17424011" calcext:value-type="float">
            <text:p>12496</text:p>
          </table:table-cell>
        </table:table-row>
        <table:table-row table:style-name="ro1">
          <table:table-cell table:number-columns-repeated="2" table:style-name="ce18" office:value-type="float" office:value="9550.35552979" calcext:value-type="float">
            <text:p>9550</text:p>
          </table:table-cell>
          <table:table-cell table:style-name="ce18" office:value-type="float" office:value="9096.56066895" calcext:value-type="float">
            <text:p>9097</text:p>
          </table:table-cell>
          <table:table-cell table:style-name="ce18" office:value-type="float" office:value="8810.68382263" calcext:value-type="float">
            <text:p>8811</text:p>
          </table:table-cell>
          <table:table-cell table:style-name="ce18" office:value-type="float" office:value="1000.18310547" calcext:value-type="float">
            <text:p>1000</text:p>
          </table:table-cell>
          <table:table-cell table:style-name="ce18" office:value-type="float" office:value="2065.13671875" calcext:value-type="float">
            <text:p>2065</text:p>
          </table:table-cell>
          <table:table-cell/>
          <table:table-cell table:style-name="ce18" office:value-type="float" office:value="5817.55027771" calcext:value-type="float">
            <text:p>5818</text:p>
          </table:table-cell>
          <table:table-cell table:style-name="ce18" office:value-type="float" office:value="6262.38174438" calcext:value-type="float">
            <text:p>6262</text:p>
          </table:table-cell>
          <table:table-cell table:style-name="ce18" office:value-type="float" office:value="1104.1305542" calcext:value-type="float">
            <text:p>1104</text:p>
          </table:table-cell>
          <table:table-cell table:style-name="ce18" office:value-type="float" office:value="1555.76515198" calcext:value-type="float">
            <text:p>1556</text:p>
          </table:table-cell>
          <table:table-cell table:style-name="ce18" office:value-type="float" office:value="2655.41648865" calcext:value-type="float">
            <text:p>2655</text:p>
          </table:table-cell>
          <table:table-cell table:style-name="ce18" office:value-type="float" office:value="2888.62304688" calcext:value-type="float">
            <text:p>2889</text:p>
          </table:table-cell>
        </table:table-row>
        <table:table-row table:style-name="ro1">
          <table:table-cell table:style-name="ce18" office:value-type="float" office:value="21198.37303162" calcext:value-type="float">
            <text:p>21198</text:p>
          </table:table-cell>
          <table:table-cell table:style-name="ce18" office:value-type="float" office:value="21035.60028076" calcext:value-type="float">
            <text:p>21036</text:p>
          </table:table-cell>
          <table:table-cell table:style-name="ce18" office:value-type="float" office:value="19496.42829895" calcext:value-type="float">
            <text:p>19496</text:p>
          </table:table-cell>
          <table:table-cell table:style-name="ce18" office:value-type="float" office:value="19495.56694031" calcext:value-type="float">
            <text:p>19496</text:p>
          </table:table-cell>
          <table:table-cell table:style-name="ce18" office:value-type="float" office:value="6526.45149231" calcext:value-type="float">
            <text:p>6526</text:p>
          </table:table-cell>
          <table:table-cell table:style-name="ce18" office:value-type="float" office:value="7114.43748474" calcext:value-type="float">
            <text:p>7114</text:p>
          </table:table-cell>
          <table:table-cell/>
          <table:table-cell table:style-name="ce18" office:value-type="float" office:value="20019.39735413" calcext:value-type="float">
            <text:p>20019</text:p>
          </table:table-cell>
          <table:table-cell table:style-name="ce18" office:value-type="float" office:value="20226.28707886" calcext:value-type="float">
            <text:p>20226</text:p>
          </table:table-cell>
          <table:table-cell table:style-name="ce18" office:value-type="float" office:value="6863.2270813" calcext:value-type="float">
            <text:p>6863</text:p>
          </table:table-cell>
          <table:table-cell table:style-name="ce18" office:value-type="float" office:value="7027.5188446" calcext:value-type="float">
            <text:p>7028</text:p>
          </table:table-cell>
          <table:table-cell table:style-name="ce18" office:value-type="float" office:value="8125.27503967" calcext:value-type="float">
            <text:p>8125</text:p>
          </table:table-cell>
          <table:table-cell table:style-name="ce18" office:value-type="float" office:value="8000.04463196" calcext:value-type="float">
            <text:p>8000</text:p>
          </table:table-cell>
        </table:table-row>
        <table:table-row table:style-name="ro1">
          <table:table-cell table:style-name="ce18" office:value-type="float" office:value="14952.81181335" calcext:value-type="float">
            <text:p>14953</text:p>
          </table:table-cell>
          <table:table-cell table:style-name="ce18" office:value-type="float" office:value="15095.73898315" calcext:value-type="float">
            <text:p>15096</text:p>
          </table:table-cell>
          <table:table-cell table:style-name="ce18" office:value-type="float" office:value="10657.55729675" calcext:value-type="float">
            <text:p>10658</text:p>
          </table:table-cell>
          <table:table-cell table:style-name="ce18" office:value-type="float" office:value="10305.03578186" calcext:value-type="float">
            <text:p>10305</text:p>
          </table:table-cell>
          <table:table-cell table:style-name="ce18" office:value-type="float" office:value="3915.94085693" calcext:value-type="float">
            <text:p>3916</text:p>
          </table:table-cell>
          <table:table-cell table:style-name="ce18" office:value-type="float" office:value="3877.87704468" calcext:value-type="float">
            <text:p>3878</text:p>
          </table:table-cell>
          <table:table-cell/>
          <table:table-cell table:style-name="ce18" office:value-type="float" office:value="11056.85882568" calcext:value-type="float">
            <text:p>11057</text:p>
          </table:table-cell>
          <table:table-cell table:style-name="ce18" office:value-type="float" office:value="11457.61299133" calcext:value-type="float">
            <text:p>11458</text:p>
          </table:table-cell>
          <table:table-cell table:style-name="ce18" office:value-type="float" office:value="2264.77584839" calcext:value-type="float">
            <text:p>2265</text:p>
          </table:table-cell>
          <table:table-cell table:style-name="ce18" office:value-type="float" office:value="2553.43437195" calcext:value-type="float">
            <text:p>2553</text:p>
          </table:table-cell>
          <table:table-cell table:style-name="ce18" office:value-type="float" office:value="3936.51695251" calcext:value-type="float">
            <text:p>3937</text:p>
          </table:table-cell>
          <table:table-cell table:style-name="ce18" office:value-type="float" office:value="3919.28329468" calcext:value-type="float">
            <text:p>3919</text:p>
          </table:table-cell>
        </table:table-row>
        <table:table-row table:style-name="ro1">
          <table:table-cell table:style-name="ce18" office:value-type="float" office:value="17049.8249054" calcext:value-type="float">
            <text:p>17050</text:p>
          </table:table-cell>
          <table:table-cell table:style-name="ce18" office:value-type="float" office:value="16431.69441223" calcext:value-type="float">
            <text:p>16432</text:p>
          </table:table-cell>
          <table:table-cell table:style-name="ce18" office:value-type="float" office:value="17609.54780579" calcext:value-type="float">
            <text:p>17610</text:p>
          </table:table-cell>
          <table:table-cell table:style-name="ce18" office:value-type="float" office:value="17695.69664001" calcext:value-type="float">
            <text:p>17696</text:p>
          </table:table-cell>
          <table:table-cell table:style-name="ce18" office:value-type="float" office:value="5687.37068176" calcext:value-type="float">
            <text:p>5687</text:p>
          </table:table-cell>
          <table:table-cell table:style-name="ce18" office:value-type="float" office:value="5751.6254425" calcext:value-type="float">
            <text:p>5752</text:p>
          </table:table-cell>
          <table:table-cell/>
          <table:table-cell table:style-name="ce18" office:value-type="float" office:value="13056.94770813" calcext:value-type="float">
            <text:p>13057</text:p>
          </table:table-cell>
          <table:table-cell table:style-name="ce18" office:value-type="float" office:value="13435.20774841" calcext:value-type="float">
            <text:p>13435</text:p>
          </table:table-cell>
          <table:table-cell table:style-name="ce18" office:value-type="float" office:value="2573.20594788" calcext:value-type="float">
            <text:p>2573</text:p>
          </table:table-cell>
          <table:table-cell table:style-name="ce18" office:value-type="float" office:value="3061.87171936" calcext:value-type="float">
            <text:p>3062</text:p>
          </table:table-cell>
          <table:table-cell table:style-name="ce18" office:value-type="float" office:value="2960.92948914" calcext:value-type="float">
            <text:p>2961</text:p>
          </table:table-cell>
          <table:table-cell table:style-name="ce18" office:value-type="float" office:value="2837.69836426" calcext:value-type="float">
            <text:p>2838</text:p>
          </table:table-cell>
        </table:table-row>
        <table:table-row table:style-name="ro1">
          <table:table-cell table:style-name="ce18" office:value-type="float" office:value="12856.27403259" calcext:value-type="float">
            <text:p>12856</text:p>
          </table:table-cell>
          <table:table-cell table:style-name="ce18" office:value-type="float" office:value="11307.79800415" calcext:value-type="float">
            <text:p>11308</text:p>
          </table:table-cell>
          <table:table-cell table:style-name="ce18" office:value-type="float" office:value="24756.62193298" calcext:value-type="float">
            <text:p>24757</text:p>
          </table:table-cell>
          <table:table-cell table:style-name="ce18" office:value-type="float" office:value="25400.83732605" calcext:value-type="float">
            <text:p>25401</text:p>
          </table:table-cell>
          <table:table-cell table:style-name="ce18" office:value-type="float" office:value="12406.53610229" calcext:value-type="float">
            <text:p>12407</text:p>
          </table:table-cell>
          <table:table-cell table:style-name="ce18" office:value-type="float" office:value="14666.04347229" calcext:value-type="float">
            <text:p>14666</text:p>
          </table:table-cell>
          <table:table-cell/>
          <table:table-cell table:style-name="ce18" office:value-type="float" office:value="34316.76368713" calcext:value-type="float">
            <text:p>34317</text:p>
          </table:table-cell>
          <table:table-cell table:style-name="ce18" office:value-type="float" office:value="34598.55918884" calcext:value-type="float">
            <text:p>34599</text:p>
          </table:table-cell>
          <table:table-cell table:style-name="ce18" office:value-type="float" office:value="8218.18962097" calcext:value-type="float">
            <text:p>8218</text:p>
          </table:table-cell>
          <table:table-cell table:style-name="ce18" office:value-type="float" office:value="8439.09416199" calcext:value-type="float">
            <text:p>8439</text:p>
          </table:table-cell>
          <table:table-cell table:style-name="ce18" office:value-type="float" office:value="8504.24461365" calcext:value-type="float">
            <text:p>8504</text:p>
          </table:table-cell>
          <table:table-cell table:style-name="ce18" office:value-type="float" office:value="8308.29391479" calcext:value-type="float">
            <text:p>8308</text:p>
          </table:table-cell>
        </table:table-row>
        <table:table-row table:style-name="ro1">
          <table:table-cell table:style-name="ce18" office:value-type="float" office:value="9034.86785889" calcext:value-type="float">
            <text:p>9035</text:p>
          </table:table-cell>
          <table:table-cell table:style-name="ce18" office:value-type="float" office:value="8917.24395752" calcext:value-type="float">
            <text:p>8917</text:p>
          </table:table-cell>
          <table:table-cell table:style-name="ce18" office:value-type="float" office:value="4884.69429016" calcext:value-type="float">
            <text:p>4885</text:p>
          </table:table-cell>
          <table:table-cell table:style-name="ce18" office:value-type="float" office:value="5135.46218872" calcext:value-type="float">
            <text:p>5135</text:p>
          </table:table-cell>
          <table:table-cell table:style-name="ce18" office:value-type="float" office:value="6101.32331848" calcext:value-type="float">
            <text:p>6101</text:p>
          </table:table-cell>
          <table:table-cell table:style-name="ce18" office:value-type="float" office:value="6063.58184814" calcext:value-type="float">
            <text:p>6064</text:p>
          </table:table-cell>
          <table:table-cell/>
          <table:table-cell table:style-name="ce18" office:value-type="float" office:value="11481.91833496" calcext:value-type="float">
            <text:p>11482</text:p>
          </table:table-cell>
          <table:table-cell table:style-name="ce18" office:value-type="float" office:value="11874.11231995" calcext:value-type="float">
            <text:p>11874</text:p>
          </table:table-cell>
          <table:table-cell table:style-name="ce18" office:value-type="float" office:value="3453.96995544" calcext:value-type="float">
            <text:p>3454</text:p>
          </table:table-cell>
          <table:table-cell table:style-name="ce18" office:value-type="float" office:value="3778.65142822" calcext:value-type="float">
            <text:p>3779</text:p>
          </table:table-cell>
          <table:table-cell table:style-name="ce18" office:value-type="float" office:value="4574.31716919" calcext:value-type="float">
            <text:p>4574</text:p>
          </table:table-cell>
          <table:table-cell table:style-name="ce18" office:value-type="float" office:value="4508.71658325" calcext:value-type="float">
            <text:p>4509</text:p>
          </table:table-cell>
        </table:table-row>
        <table:table-row table:style-name="ro1">
          <table:table-cell table:style-name="ce18" office:value-type="float" office:value="3688.75999451" calcext:value-type="float">
            <text:p>3689</text:p>
          </table:table-cell>
          <table:table-cell table:style-name="ce18" office:value-type="float" office:value="3937.63084412" calcext:value-type="float">
            <text:p>3938</text:p>
          </table:table-cell>
          <table:table-cell table:style-name="ce18" office:value-type="float" office:value="2308.12187195" calcext:value-type="float">
            <text:p>2308</text:p>
          </table:table-cell>
          <table:table-cell table:style-name="ce18" office:value-type="float" office:value="1945.65925598" calcext:value-type="float">
            <text:p>1946</text:p>
          </table:table-cell>
          <table:table-cell table:style-name="ce18" office:value-type="float" office:value="695.66879272" calcext:value-type="float">
            <text:p>696</text:p>
          </table:table-cell>
          <table:table-cell table:style-name="ce18" office:value-type="float" office:value="887.33100891" calcext:value-type="float">
            <text:p>887</text:p>
          </table:table-cell>
          <table:table-cell/>
          <table:table-cell table:style-name="ce18" office:value-type="float" office:value="6323.13804626" calcext:value-type="float">
            <text:p>6323</text:p>
          </table:table-cell>
          <table:table-cell table:style-name="ce18" office:value-type="float" office:value="6925.80718994" calcext:value-type="float">
            <text:p>6926</text:p>
          </table:table-cell>
          <table:table-cell table:style-name="ce18" office:value-type="float" office:value="1244.94400024" calcext:value-type="float">
            <text:p>1245</text:p>
          </table:table-cell>
          <table:table-cell table:style-name="ce18" office:value-type="float" office:value="1608.41903687" calcext:value-type="float">
            <text:p>1608</text:p>
          </table:table-cell>
          <table:table-cell table:style-name="ce18" office:value-type="float" office:value="2950.67329407" calcext:value-type="float">
            <text:p>2951</text:p>
          </table:table-cell>
          <table:table-cell table:style-name="ce18" office:value-type="float" office:value="3808.49609375" calcext:value-type="float">
            <text:p>3808</text:p>
          </table:table-cell>
        </table:table-row>
        <table:table-row table:style-name="ro1">
          <table:table-cell table:style-name="ce18" office:value-type="float" office:value="9156.2587738" calcext:value-type="float">
            <text:p>9156</text:p>
          </table:table-cell>
          <table:table-cell table:style-name="ce18" office:value-type="float" office:value="9106.72073364" calcext:value-type="float">
            <text:p>9107</text:p>
          </table:table-cell>
          <table:table-cell table:style-name="ce18" office:value-type="float" office:value="5603.65257263" calcext:value-type="float">
            <text:p>5604</text:p>
          </table:table-cell>
          <table:table-cell table:style-name="ce18" office:value-type="float" office:value="5687.64686584" calcext:value-type="float">
            <text:p>5688</text:p>
          </table:table-cell>
          <table:table-cell table:style-name="ce18" office:value-type="float" office:value="5111.0496521" calcext:value-type="float">
            <text:p>5111</text:p>
          </table:table-cell>
          <table:table-cell table:style-name="ce18" office:value-type="float" office:value="5271.84257507" calcext:value-type="float">
            <text:p>5272</text:p>
          </table:table-cell>
          <table:table-cell/>
          <table:table-cell table:style-name="ce18" office:value-type="float" office:value="6143.98117065" calcext:value-type="float">
            <text:p>6144</text:p>
          </table:table-cell>
          <table:table-cell table:style-name="ce18" office:value-type="float" office:value="6446.27838135" calcext:value-type="float">
            <text:p>6446</text:p>
          </table:table-cell>
          <table:table-cell table:style-name="ce18" office:value-type="float" office:value="1354.95300293" calcext:value-type="float">
            <text:p>1355</text:p>
          </table:table-cell>
          <table:table-cell table:style-name="ce18" office:value-type="float" office:value="1723.89602661" calcext:value-type="float">
            <text:p>1724</text:p>
          </table:table-cell>
          <table:table-cell table:style-name="ce18" office:value-type="float" office:value="2328.7853241" calcext:value-type="float">
            <text:p>2329</text:p>
          </table:table-cell>
          <table:table-cell table:style-name="ce18" office:value-type="float" office:value="2525.72021484" calcext:value-type="float">
            <text:p>2526</text:p>
          </table:table-cell>
        </table:table-row>
        <table:table-row table:style-name="ro1">
          <table:table-cell table:style-name="ce18" office:value-type="float" office:value="8378.90090942" calcext:value-type="float">
            <text:p>8379</text:p>
          </table:table-cell>
          <table:table-cell table:style-name="ce18" office:value-type="float" office:value="8759.01527405" calcext:value-type="float">
            <text:p>8759</text:p>
          </table:table-cell>
          <table:table-cell table:style-name="ce18" office:value-type="float" office:value="7005.85823059" calcext:value-type="float">
            <text:p>7006</text:p>
          </table:table-cell>
          <table:table-cell table:style-name="ce18" office:value-type="float" office:value="7233.84666443" calcext:value-type="float">
            <text:p>7234</text:p>
          </table:table-cell>
          <table:table-cell table:style-name="ce18" office:value-type="float" office:value="3821.83113098" calcext:value-type="float">
            <text:p>3822</text:p>
          </table:table-cell>
          <table:table-cell table:style-name="ce18" office:value-type="float" office:value="4427.53601074" calcext:value-type="float">
            <text:p>4428</text:p>
          </table:table-cell>
          <table:table-cell/>
          <table:table-cell table:style-name="ce18" office:value-type="float" office:value="10292.23480225" calcext:value-type="float">
            <text:p>10292</text:p>
          </table:table-cell>
          <table:table-cell table:style-name="ce18" office:value-type="float" office:value="10670.40328979" calcext:value-type="float">
            <text:p>10670</text:p>
          </table:table-cell>
          <table:table-cell table:style-name="ce18" office:value-type="float" office:value="5281.32858276" calcext:value-type="float">
            <text:p>5281</text:p>
          </table:table-cell>
          <table:table-cell table:style-name="ce18" office:value-type="float" office:value="5581.87866211" calcext:value-type="float">
            <text:p>5582</text:p>
          </table:table-cell>
          <table:table-cell table:style-name="ce18" office:value-type="float" office:value="6044.06890869" calcext:value-type="float">
            <text:p>6044</text:p>
          </table:table-cell>
          <table:table-cell table:style-name="ce18" office:value-type="float" office:value="6190.55595398" calcext:value-type="float">
            <text:p>6191</text:p>
          </table:table-cell>
        </table:table-row>
        <table:table-row table:style-name="ro1">
          <table:table-cell table:style-name="ce18" office:value-type="float" office:value="16392.89970398" calcext:value-type="float">
            <text:p>16393</text:p>
          </table:table-cell>
          <table:table-cell table:style-name="ce18" office:value-type="float" office:value="16009.00192261" calcext:value-type="float">
            <text:p>16009</text:p>
          </table:table-cell>
          <table:table-cell table:style-name="ce18" office:value-type="float" office:value="11921.7754364" calcext:value-type="float">
            <text:p>11922</text:p>
          </table:table-cell>
          <table:table-cell table:style-name="ce18" office:value-type="float" office:value="11756.26106262" calcext:value-type="float">
            <text:p>11756</text:p>
          </table:table-cell>
          <table:table-cell table:style-name="ce18" office:value-type="float" office:value="10043.39637756" calcext:value-type="float">
            <text:p>10043</text:p>
          </table:table-cell>
          <table:table-cell table:style-name="ce18" office:value-type="float" office:value="9690.16609192" calcext:value-type="float">
            <text:p>9690</text:p>
          </table:table-cell>
          <table:table-cell/>
          <table:table-cell table:style-name="ce18" office:value-type="float" office:value="28051.0684967" calcext:value-type="float">
            <text:p>28051</text:p>
          </table:table-cell>
          <table:table-cell table:style-name="ce18" office:value-type="float" office:value="28290.44685364" calcext:value-type="float">
            <text:p>28290</text:p>
          </table:table-cell>
          <table:table-cell table:style-name="ce18" office:value-type="float" office:value="6943.82247925" calcext:value-type="float">
            <text:p>6944</text:p>
          </table:table-cell>
          <table:table-cell table:style-name="ce18" office:value-type="float" office:value="7209.16786194" calcext:value-type="float">
            <text:p>7209</text:p>
          </table:table-cell>
          <table:table-cell table:style-name="ce18" office:value-type="float" office:value="7633.06846619" calcext:value-type="float">
            <text:p>7633</text:p>
          </table:table-cell>
          <table:table-cell table:style-name="ce18" office:value-type="float" office:value="7354.33235168" calcext:value-type="float">
            <text:p>7354</text:p>
          </table:table-cell>
        </table:table-row>
        <table:table-row table:style-name="ro1">
          <table:table-cell table:number-columns-repeated="2" table:style-name="ce18" office:value-type="float" office:value="23920.21865845" calcext:value-type="float">
            <text:p>23920</text:p>
          </table:table-cell>
          <table:table-cell table:style-name="ce18" office:value-type="float" office:value="21756.51397705" calcext:value-type="float">
            <text:p>21757</text:p>
          </table:table-cell>
          <table:table-cell table:style-name="ce18" office:value-type="float" office:value="21851.67312622" calcext:value-type="float">
            <text:p>21852</text:p>
          </table:table-cell>
          <table:table-cell table:style-name="ce18" office:value-type="float" office:value="1396.64382935" calcext:value-type="float">
            <text:p>1397</text:p>
          </table:table-cell>
          <table:table-cell table:style-name="ce18" office:value-type="float" office:value="2677.86254883" calcext:value-type="float">
            <text:p>2678</text:p>
          </table:table-cell>
          <table:table-cell/>
          <table:table-cell table:style-name="ce18" office:value-type="float" office:value="5663.32130432" calcext:value-type="float">
            <text:p>5663</text:p>
          </table:table-cell>
          <table:table-cell table:style-name="ce18" office:value-type="float" office:value="5973.29177856" calcext:value-type="float">
            <text:p>5973</text:p>
          </table:table-cell>
          <table:table-cell table:style-name="ce18" office:value-type="float" office:value="2096.87271118" calcext:value-type="float">
            <text:p>2097</text:p>
          </table:table-cell>
          <table:table-cell table:style-name="ce18" office:value-type="float" office:value="2254.14810181" calcext:value-type="float">
            <text:p>2254</text:p>
          </table:table-cell>
          <table:table-cell table:style-name="ce18" office:value-type="float" office:value="5358.22181702" calcext:value-type="float">
            <text:p>5358</text:p>
          </table:table-cell>
          <table:table-cell table:style-name="ce18" office:value-type="float" office:value="5255.26199341" calcext:value-type="float">
            <text:p>5255</text:p>
          </table:table-cell>
        </table:table-row>
        <table:table-row table:style-name="ro1">
          <table:table-cell table:number-columns-repeated="2" table:style-name="ce18" office:value-type="float" office:value="41133.26339722" calcext:value-type="float">
            <text:p>41133</text:p>
          </table:table-cell>
          <table:table-cell table:style-name="ce18" office:value-type="float" office:value="38019.74105835" calcext:value-type="float">
            <text:p>38020</text:p>
          </table:table-cell>
          <table:table-cell table:style-name="ce18" office:value-type="float" office:value="37380.83839417" calcext:value-type="float">
            <text:p>37381</text:p>
          </table:table-cell>
          <table:table-cell table:style-name="ce18" office:value-type="float" office:value="3100.82893372" calcext:value-type="float">
            <text:p>3101</text:p>
          </table:table-cell>
          <table:table-cell table:style-name="ce18" office:value-type="float" office:value="5843.93234253" calcext:value-type="float">
            <text:p>5844</text:p>
          </table:table-cell>
          <table:table-cell/>
          <table:table-cell table:style-name="ce18" office:value-type="float" office:value="34483.68148804" calcext:value-type="float">
            <text:p>34484</text:p>
          </table:table-cell>
          <table:table-cell table:style-name="ce18" office:value-type="float" office:value="34755.80329895" calcext:value-type="float">
            <text:p>34756</text:p>
          </table:table-cell>
          <table:table-cell table:style-name="ce18" office:value-type="float" office:value="5668.33229065" calcext:value-type="float">
            <text:p>5668</text:p>
          </table:table-cell>
          <table:table-cell table:style-name="ce18" office:value-type="float" office:value="5958.48007202" calcext:value-type="float">
            <text:p>5958</text:p>
          </table:table-cell>
          <table:table-cell table:style-name="ce18" office:value-type="float" office:value="6472.8553772" calcext:value-type="float">
            <text:p>6473</text:p>
          </table:table-cell>
          <table:table-cell table:style-name="ce18" office:value-type="float" office:value="6300.1739502" calcext:value-type="float">
            <text:p>6300</text:p>
          </table:table-cell>
        </table:table-row>
        <table:table-row table:style-name="ro1">
          <table:table-cell table:style-name="ce18" office:value-type="float" office:value="10608.32443237" calcext:value-type="float">
            <text:p>10608</text:p>
          </table:table-cell>
          <table:table-cell table:style-name="ce18" office:value-type="float" office:value="10345.21903992" calcext:value-type="float">
            <text:p>10345</text:p>
          </table:table-cell>
          <table:table-cell table:style-name="ce18" office:value-type="float" office:value="7539.20822144" calcext:value-type="float">
            <text:p>7539</text:p>
          </table:table-cell>
          <table:table-cell table:style-name="ce18" office:value-type="float" office:value="7719.22416687" calcext:value-type="float">
            <text:p>7719</text:p>
          </table:table-cell>
          <table:table-cell table:style-name="ce18" office:value-type="float" office:value="6017.93403625" calcext:value-type="float">
            <text:p>6018</text:p>
          </table:table-cell>
          <table:table-cell table:style-name="ce18" office:value-type="float" office:value="5638.88702393" calcext:value-type="float">
            <text:p>5639</text:p>
          </table:table-cell>
          <table:table-cell/>
          <table:table-cell table:style-name="ce18" office:value-type="float" office:value="14279.01878357" calcext:value-type="float">
            <text:p>14279</text:p>
          </table:table-cell>
          <table:table-cell table:style-name="ce18" office:value-type="float" office:value="14629.088974" calcext:value-type="float">
            <text:p>14629</text:p>
          </table:table-cell>
          <table:table-cell table:style-name="ce18" office:value-type="float" office:value="4047.48802185" calcext:value-type="float">
            <text:p>4047</text:p>
          </table:table-cell>
          <table:table-cell table:style-name="ce18" office:value-type="float" office:value="4276.80168152" calcext:value-type="float">
            <text:p>4277</text:p>
          </table:table-cell>
          <table:table-cell table:style-name="ce18" office:value-type="float" office:value="5938.85803223" calcext:value-type="float">
            <text:p>5939</text:p>
          </table:table-cell>
          <table:table-cell table:style-name="ce18" office:value-type="float" office:value="6228.51448059" calcext:value-type="float">
            <text:p>6229</text:p>
          </table:table-cell>
        </table:table-row>
        <table:table-row table:style-name="ro1">
          <table:table-cell table:style-name="ce13" table:formula="of:=AVERAGE([.A84:.A119])" office:value-type="float" office:value="17911.5163909069" calcext:value-type="float">
            <text:p>17912</text:p>
          </table:table-cell>
          <table:table-cell table:style-name="ce13" table:formula="of:=AVERAGE([.B84:.B119])" office:value-type="float" office:value="17778.1188964844" calcext:value-type="float">
            <text:p>17778</text:p>
          </table:table-cell>
          <table:table-cell table:style-name="ce13" table:formula="of:=AVERAGE([.C84:.C119])" office:value-type="float" office:value="16008.4719128083" calcext:value-type="float">
            <text:p>16008</text:p>
          </table:table-cell>
          <table:table-cell table:style-name="ce13" table:formula="of:=AVERAGE([.D84:.D119])" office:value-type="float" office:value="16018.3216518822" calcext:value-type="float">
            <text:p>16018</text:p>
          </table:table-cell>
          <table:table-cell table:style-name="ce13" table:formula="of:=AVERAGE([.E84:.E119])" office:value-type="float" office:value="4927.05708609667" calcext:value-type="float">
            <text:p>4927</text:p>
          </table:table-cell>
          <table:table-cell table:style-name="ce13" table:formula="of:=AVERAGE([.F84:.F119])" office:value-type="float" office:value="5331.75613615278" calcext:value-type="float">
            <text:p>5332</text:p>
          </table:table-cell>
          <table:table-cell/>
          <table:table-cell table:style-name="ce13" table:formula="of:=AVERAGE([.H84:.H119])" office:value-type="float" office:value="15571.9877031106" calcext:value-type="float">
            <text:p>15572</text:p>
          </table:table-cell>
          <table:table-cell table:style-name="ce13" table:formula="of:=AVERAGE([.I84:.I119])" office:value-type="float" office:value="15914.9677700467" calcext:value-type="float">
            <text:p>15915</text:p>
          </table:table-cell>
          <table:table-cell table:style-name="ce13" table:formula="of:=AVERAGE([.J84:.J119])" office:value-type="float" office:value="4941.7705429925" calcext:value-type="float">
            <text:p>4942</text:p>
          </table:table-cell>
          <table:table-cell table:style-name="ce13" table:formula="of:=AVERAGE([.K84:.K119])" office:value-type="float" office:value="5229.88458209583" calcext:value-type="float">
            <text:p>5230</text:p>
          </table:table-cell>
          <table:table-cell table:style-name="ce13" table:formula="of:=AVERAGE([.L84:.L119])" office:value-type="float" office:value="6751.98147032111" calcext:value-type="float">
            <text:p>6752</text:p>
          </table:table-cell>
          <table:table-cell table:style-name="ce13" table:formula="of:=AVERAGE([.M84:.M119])" office:value-type="float" office:value="6839.71340391333" calcext:value-type="float">
            <text:p>6840</text:p>
          </table:table-cell>
        </table:table-row>
      </table:table>
      <table:table table:name="NN summary" table:style-name="ta1">
        <table:table-column table:style-name="co5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9" table:default-cell-style-name="ce16"/>
        <table:table-row table:style-name="ro1">
          <table:table-cell table:style-name="ce10"/>
          <table:table-cell table:style-name="ce17" office:value-type="string" calcext:value-type="string" table:number-columns-spanned="2" table:number-rows-spanned="1">
            <text:p>NN 1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NN 2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NN 3</text:p>
          </table:table-cell>
          <table:covered-table-cell table:style-name="ce10"/>
        </table:table-row>
        <table:table-row table:style-name="ro1">
          <table:table-cell table:style-name="ce10" office:value-type="string" calcext:value-type="string">
            <text:p>Application</text:p>
          </table:table-cell>
          <table:table-cell table:style-name="ce10" office:value-type="string" calcext:value-type="string">
            <text:p>Topology</text:p>
          </table:table-cell>
          <table:table-cell table:style-name="ce10" office:value-type="string" calcext:value-type="string">
            <text:p>Parameters</text:p>
          </table:table-cell>
          <table:table-cell table:style-name="ce10" office:value-type="string" calcext:value-type="string">
            <text:p>Topology</text:p>
          </table:table-cell>
          <table:table-cell table:style-name="ce10" office:value-type="string" calcext:value-type="string">
            <text:p>Parameters</text:p>
          </table:table-cell>
          <table:table-cell table:style-name="ce10" office:value-type="string" calcext:value-type="string">
            <text:p>Topology</text:p>
          </table:table-cell>
          <table:table-cell table:style-name="ce10" office:value-type="string" calcext:value-type="string">
            <text:p>Parameters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string" calcext:value-type="string">
            <text:p>6-20-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6-20-20-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6-20-20-20-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inversek2j</text:p>
          </table:table-cell>
          <table:table-cell office:value-type="string" calcext:value-type="string">
            <text:p>2-8-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-8-8-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-8-8-8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jmeint</text:p>
          </table:table-cell>
          <table:table-cell office:value-type="string" calcext:value-type="string">
            <text:p>18-32-8-1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18-32-16-8-1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18-32-16-16-8-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string" calcext:value-type="string">
            <text:p>6-8-4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-8-6-4-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6-8-6-6-4-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sobel</text:p>
          </table:table-cell>
          <table:table-cell office:value-type="string" calcext:value-type="string">
            <text:p>9-8-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-8-8-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9-8-8-8-1</text:p>
          </table:table-cell>
          <table:table-cell office:value-type="float" office:value="233" calcext:value-type="float">
            <text:p>233</text:p>
          </table:table-cell>
        </table:table-row>
      </table:table>
      <table:table table:name="appendix tables" table:style-name="ta1">
        <table:table-column table:style-name="co1" table:default-cell-style-name="ce15"/>
        <table:table-column table:style-name="co11" table:default-cell-style-name="ce16"/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2" table:default-cell-style-name="ce31"/>
        <table:table-column table:style-name="co13" table:default-cell-style-name="ce31"/>
        <table:table-column table:style-name="co12" table:default-cell-style-name="Default"/>
        <table:table-row table:style-name="ro1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Measurement</text:p>
          </table:table-cell>
          <table:table-cell table:style-name="ce22" office:value-type="string" calcext:value-type="string">
            <text:p>blackscholes</text:p>
          </table:table-cell>
          <table:table-cell table:style-name="ce22" office:value-type="string" calcext:value-type="string">
            <text:p>inversek2j</text:p>
          </table:table-cell>
          <table:table-cell table:style-name="ce22" office:value-type="string" calcext:value-type="string">
            <text:p>jmeint</text:p>
          </table:table-cell>
          <table:table-cell table:style-name="ce22" office:value-type="string" calcext:value-type="string">
            <text:p>kmeans</text:p>
          </table:table-cell>
          <table:table-cell table:style-name="ce22" office:value-type="string" calcext:value-type="string">
            <text:p>sobel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1" table:number-rows-spanned="8">
            <text:p>PC</text:p>
          </table:table-cell>
          <table:table-cell table:style-name="ce25" office:value-type="string" calcext:value-type="string">
            <text:p>Original code</text:p>
          </table:table-cell>
          <table:table-cell table:style-name="ce28" office:value-type="float" office:value="12224" calcext:value-type="float">
            <text:p>12224</text:p>
          </table:table-cell>
          <table:table-cell table:style-name="ce28" office:value-type="float" office:value="70804" calcext:value-type="float">
            <text:p>70804</text:p>
          </table:table-cell>
          <table:table-cell table:style-name="ce34" office:value-type="float" office:value="36483.4" calcext:value-type="float">
            <text:p>36483</text:p>
          </table:table-cell>
          <table:table-cell table:style-name="ce34" office:value-type="float" office:value="149084.3" calcext:value-type="float">
            <text:p>149084</text:p>
          </table:table-cell>
          <table:table-cell table:style-name="ce34" office:value-type="float" office:value="130821.3" calcext:value-type="float">
            <text:p>130821</text:p>
          </table:table-cell>
          <table:table-cell/>
        </table:table-row>
        <table:table-row table:style-name="ro1">
          <table:covered-table-cell/>
          <table:table-cell table:style-name="ce26" office:value-type="string" calcext:value-type="string">
            <text:p>OV CPU (NN 1)</text:p>
          </table:table-cell>
          <table:table-cell table:style-name="ce29" office:value-type="float" office:value="4108" calcext:value-type="float">
            <text:p>4108</text:p>
          </table:table-cell>
          <table:table-cell table:style-name="ce29" office:value-type="float" office:value="9698" calcext:value-type="float">
            <text:p>9698</text:p>
          </table:table-cell>
          <table:table-cell table:style-name="ce35" office:value-type="float" office:value="22572.1" calcext:value-type="float">
            <text:p>22572</text:p>
          </table:table-cell>
          <table:table-cell table:style-name="ce35" office:value-type="float" office:value="847731.4" calcext:value-type="float">
            <text:p>847731</text:p>
          </table:table-cell>
          <table:table-cell table:style-name="ce35" office:value-type="float" office:value="68635.9" calcext:value-type="float">
            <text:p>68636</text:p>
          </table:table-cell>
          <table:table-cell/>
        </table:table-row>
        <table:table-row table:style-name="ro1">
          <table:covered-table-cell/>
          <table:table-cell table:style-name="ce26" office:value-type="string" calcext:value-type="string">
            <text:p><text:span text:style-name="T1">OV MYRIAD (NN </text:span>1)</text:p>
          </table:table-cell>
          <table:table-cell table:style-name="ce29" office:value-type="float" office:value="32129" calcext:value-type="float">
            <text:p>32129</text:p>
          </table:table-cell>
          <table:table-cell table:style-name="ce29" office:value-type="float" office:value="86233" calcext:value-type="float">
            <text:p>86233</text:p>
          </table:table-cell>
          <table:table-cell table:style-name="ce35" office:value-type="float" office:value="326173.6" calcext:value-type="float">
            <text:p>326174</text:p>
          </table:table-cell>
          <table:table-cell table:style-name="ce35" office:value-type="float" office:value="5707387.1" calcext:value-type="float">
            <text:p>5707387</text:p>
          </table:table-cell>
          <table:table-cell table:style-name="ce35" office:value-type="float" office:value="450249.2" calcext:value-type="float">
            <text:p>450249</text:p>
          </table:table-cell>
          <table:table-cell/>
        </table:table-row>
        <table:table-row table:style-name="ro1">
          <table:covered-table-cell/>
          <table:table-cell table:style-name="ce26" office:value-type="string" calcext:value-type="string">
            <text:p>OV MYRIAD USB2</text:p>
          </table:table-cell>
          <table:table-cell table:style-name="ce29" office:value-type="float" office:value="147127" calcext:value-type="float">
            <text:p>147127</text:p>
          </table:table-cell>
          <table:table-cell table:style-name="ce29" office:value-type="float" office:value="402953" calcext:value-type="float">
            <text:p>402953</text:p>
          </table:table-cell>
          <table:table-cell table:style-name="ce35" office:value-type="float" office:value="1872464.7" calcext:value-type="float">
            <text:p>1872465</text:p>
          </table:table-cell>
          <table:table-cell table:style-name="ce35" office:value-type="float" office:value="33734205.5" calcext:value-type="float">
            <text:p>33734206</text:p>
          </table:table-cell>
          <table:table-cell table:style-name="ce35" office:value-type="float" office:value="1833880.2" calcext:value-type="float">
            <text:p>1833880</text:p>
          </table:table-cell>
          <table:table-cell/>
        </table:table-row>
        <table:table-row table:style-name="ro1">
          <table:covered-table-cell/>
          <table:table-cell table:style-name="ce26" office:value-type="string" calcext:value-type="string">
            <text:p><text:span text:style-name="T1">OV CPU (NN </text:span>2)</text:p>
          </table:table-cell>
          <table:table-cell table:style-name="ce29" office:value-type="float" office:value="6600" calcext:value-type="float">
            <text:p>6600</text:p>
          </table:table-cell>
          <table:table-cell table:style-name="ce29" office:value-type="float" office:value="11847" calcext:value-type="float">
            <text:p>11847</text:p>
          </table:table-cell>
          <table:table-cell table:style-name="ce35" office:value-type="float" office:value="24721.4" calcext:value-type="float">
            <text:p>24721</text:p>
          </table:table-cell>
          <table:table-cell table:style-name="ce35" office:value-type="float" office:value="846761.1" calcext:value-type="float">
            <text:p>846761</text:p>
          </table:table-cell>
          <table:table-cell table:style-name="ce35" office:value-type="float" office:value="76581.9" calcext:value-type="float">
            <text:p>76582</text:p>
          </table:table-cell>
          <table:table-cell/>
        </table:table-row>
        <table:table-row table:style-name="ro1">
          <table:covered-table-cell/>
          <table:table-cell table:style-name="ce26" office:value-type="string" calcext:value-type="string">
            <text:p><text:span text:style-name="T1">OV MYRIAD (NN </text:span>2)</text:p>
          </table:table-cell>
          <table:table-cell table:style-name="ce29" office:value-type="float" office:value="34616" calcext:value-type="float">
            <text:p>34616</text:p>
          </table:table-cell>
          <table:table-cell table:style-name="ce29" office:value-type="float" office:value="82474" calcext:value-type="float">
            <text:p>82474</text:p>
          </table:table-cell>
          <table:table-cell table:style-name="ce35" office:value-type="float" office:value="340230.6" calcext:value-type="float">
            <text:p>340231</text:p>
          </table:table-cell>
          <table:table-cell table:style-name="ce35" office:value-type="float" office:value="5667970.4" calcext:value-type="float">
            <text:p>5667970</text:p>
          </table:table-cell>
          <table:table-cell table:style-name="ce35" office:value-type="float" office:value="578208.6" calcext:value-type="float">
            <text:p>578209</text:p>
          </table:table-cell>
          <table:table-cell/>
        </table:table-row>
        <table:table-row table:style-name="ro1">
          <table:covered-table-cell/>
          <table:table-cell table:style-name="ce26" office:value-type="string" calcext:value-type="string">
            <text:p><text:span text:style-name="T1">OV CPU (NN </text:span>3)</text:p>
          </table:table-cell>
          <table:table-cell table:style-name="ce29" office:value-type="float" office:value="7969" calcext:value-type="float">
            <text:p>7969</text:p>
          </table:table-cell>
          <table:table-cell table:style-name="ce29" office:value-type="float" office:value="12830" calcext:value-type="float">
            <text:p>12830</text:p>
          </table:table-cell>
          <table:table-cell table:style-name="ce35" office:value-type="float" office:value="26571.4" calcext:value-type="float">
            <text:p>26571</text:p>
          </table:table-cell>
          <table:table-cell table:style-name="ce35" office:value-type="float" office:value="848350.1" calcext:value-type="float">
            <text:p>848350</text:p>
          </table:table-cell>
          <table:table-cell table:style-name="ce35" office:value-type="float" office:value="81530.8" calcext:value-type="float">
            <text:p>81531</text:p>
          </table:table-cell>
          <table:table-cell/>
        </table:table-row>
        <table:table-row table:style-name="ro1">
          <table:covered-table-cell/>
          <table:table-cell table:style-name="ce27" office:value-type="string" calcext:value-type="string">
            <text:p><text:span text:style-name="T1">OV MYRIAD (NN </text:span>3)</text:p>
          </table:table-cell>
          <table:table-cell table:style-name="ce30" office:value-type="float" office:value="40629" calcext:value-type="float">
            <text:p>40629</text:p>
          </table:table-cell>
          <table:table-cell table:style-name="ce30" office:value-type="float" office:value="90092" calcext:value-type="float">
            <text:p>90092</text:p>
          </table:table-cell>
          <table:table-cell table:style-name="ce36" office:value-type="float" office:value="361310.6" calcext:value-type="float">
            <text:p>361311</text:p>
          </table:table-cell>
          <table:table-cell table:style-name="ce36" office:value-type="float" office:value="5696227.1" calcext:value-type="float">
            <text:p>5696227</text:p>
          </table:table-cell>
          <table:table-cell table:style-name="ce36" office:value-type="float" office:value="745560.7" calcext:value-type="float">
            <text:p>745561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1" table:number-rows-spanned="2">
            <text:p>RPi3</text:p>
          </table:table-cell>
          <table:table-cell table:style-name="ce25" office:value-type="string" calcext:value-type="string">
            <text:p>Original code</text:p>
          </table:table-cell>
          <table:table-cell table:style-name="ce28" office:value-type="float" office:value="152695" calcext:value-type="float">
            <text:p>152695</text:p>
          </table:table-cell>
          <table:table-cell table:style-name="ce28" office:value-type="float" office:value="607658" calcext:value-type="float">
            <text:p>607658</text:p>
          </table:table-cell>
          <table:table-cell table:style-name="ce34" office:value-type="float" office:value="190794" calcext:value-type="float">
            <text:p>190794</text:p>
          </table:table-cell>
          <table:table-cell table:style-name="ce34" office:value-type="float" office:value="2053880.8" calcext:value-type="float">
            <text:p>2053881</text:p>
          </table:table-cell>
          <table:table-cell table:style-name="ce34" office:value-type="float" office:value="905649.1" calcext:value-type="float">
            <text:p>905649</text:p>
          </table:table-cell>
          <table:table-cell/>
        </table:table-row>
        <table:table-row table:style-name="ro1">
          <table:covered-table-cell/>
          <table:table-cell table:style-name="ce27" office:value-type="string" calcext:value-type="string">
            <text:p>OV MYRIAD</text:p>
          </table:table-cell>
          <table:table-cell table:style-name="ce30" office:value-type="float" office:value="172422" calcext:value-type="float">
            <text:p>172422</text:p>
          </table:table-cell>
          <table:table-cell table:style-name="ce30" office:value-type="float" office:value="471115" calcext:value-type="float">
            <text:p>471115</text:p>
          </table:table-cell>
          <table:table-cell table:style-name="ce36" office:value-type="float" office:value="2257071.7" calcext:value-type="float">
            <text:p>2257072</text:p>
          </table:table-cell>
          <table:table-cell table:style-name="ce36" office:value-type="float" office:value="44081815.3" calcext:value-type="float">
            <text:p>44081815</text:p>
          </table:table-cell>
          <table:table-cell table:style-name="ce36" office:value-type="float" office:value="2313934.1" calcext:value-type="float">
            <text:p>2313934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1" table:number-rows-spanned="3">
            <text:p>RPi4</text:p>
          </table:table-cell>
          <table:table-cell table:style-name="ce28" office:value-type="string" calcext:value-type="string">
            <text:p>Original code</text:p>
          </table:table-cell>
          <table:table-cell table:style-name="ce28" office:value-type="float" office:value="58007" calcext:value-type="float">
            <text:p>58007</text:p>
          </table:table-cell>
          <table:table-cell table:style-name="ce28" office:value-type="float" office:value="293278" calcext:value-type="float">
            <text:p>293278</text:p>
          </table:table-cell>
          <table:table-cell table:style-name="ce34" office:value-type="float" office:value="113052.9" calcext:value-type="float">
            <text:p>113053</text:p>
          </table:table-cell>
          <table:table-cell table:style-name="ce34" office:value-type="float" office:value="565203.4" calcext:value-type="float">
            <text:p>565203</text:p>
          </table:table-cell>
          <table:table-cell table:style-name="ce34" office:value-type="float" office:value="555552.6" calcext:value-type="float">
            <text:p>555553</text:p>
          </table:table-cell>
          <table:table-cell/>
        </table:table-row>
        <table:table-row table:style-name="ro1">
          <table:covered-table-cell/>
          <table:table-cell table:style-name="ce29" office:value-type="string" calcext:value-type="string">
            <text:p>OV MYRIAD</text:p>
          </table:table-cell>
          <table:table-cell table:style-name="ce29" office:value-type="float" office:value="45608" calcext:value-type="float">
            <text:p>45608</text:p>
          </table:table-cell>
          <table:table-cell table:style-name="ce29" office:value-type="float" office:value="120741" calcext:value-type="float">
            <text:p>120741</text:p>
          </table:table-cell>
          <table:table-cell table:style-name="ce35" office:value-type="float" office:value="469743.5" calcext:value-type="float">
            <text:p>469744</text:p>
          </table:table-cell>
          <table:table-cell table:style-name="ce35" office:value-type="float" office:value="12460831.6" calcext:value-type="float">
            <text:p>12460832</text:p>
          </table:table-cell>
          <table:table-cell table:style-name="ce35" office:value-type="float" office:value="661277.4" calcext:value-type="float">
            <text:p>661277</text:p>
          </table:table-cell>
          <table:table-cell/>
        </table:table-row>
        <table:table-row table:style-name="ro1">
          <table:covered-table-cell/>
          <table:table-cell table:style-name="ce30" office:value-type="string" calcext:value-type="string">
            <text:p>OV MYRIAD USB2</text:p>
          </table:table-cell>
          <table:table-cell table:style-name="ce30" office:value-type="float" office:value="184947" calcext:value-type="float">
            <text:p>184947</text:p>
          </table:table-cell>
          <table:table-cell table:style-name="ce30" office:value-type="float" office:value="496012" calcext:value-type="float">
            <text:p>496012</text:p>
          </table:table-cell>
          <table:table-cell table:style-name="ce36" office:value-type="float" office:value="2506141.4" calcext:value-type="float">
            <text:p>2506141</text:p>
          </table:table-cell>
          <table:table-cell table:style-name="ce36" office:value-type="float" office:value="48206985.5" calcext:value-type="float">
            <text:p>48206986</text:p>
          </table:table-cell>
          <table:table-cell table:style-name="ce36" office:value-type="float" office:value="2424196" calcext:value-type="float">
            <text:p>2424196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2" office:value-type="string" calcext:value-type="string">
            <text:p>Application</text:p>
          </table:table-cell>
          <table:table-cell table:style-name="ce22" office:value-type="string" calcext:value-type="string">
            <text:p>Error type</text:p>
          </table:table-cell>
          <table:table-cell table:style-name="ce22" office:value-type="string" calcext:value-type="string">
            <text:p>CPU (NN 1)</text:p>
          </table:table-cell>
          <table:table-cell table:style-name="ce22" office:value-type="string" calcext:value-type="string">
            <text:p>MYRIAD (NN 1)</text:p>
          </table:table-cell>
          <table:table-cell table:style-name="ce22" office:value-type="string" calcext:value-type="string">
            <text:p>CPU (NN 2)</text:p>
          </table:table-cell>
          <table:table-cell table:style-name="ce22" office:value-type="string" calcext:value-type="string">
            <text:p>MYRIAD (NN 2)</text:p>
          </table:table-cell>
          <table:table-cell table:style-name="ce22" office:value-type="string" calcext:value-type="string">
            <text:p>CPU (NN 3)</text:p>
          </table:table-cell>
          <table:table-cell table:style-name="ce22" office:value-type="string" calcext:value-type="string">
            <text:p>MYRIAD (NN 3)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3">
            <text:p>blackscholes</text:p>
          </table:table-cell>
          <table:table-cell office:value-type="string" calcext:value-type="string">
            <text:p>WMAPE</text:p>
          </table:table-cell>
          <table:table-cell office:value-type="float" office:value="3.03" calcext:value-type="float">
            <text:p>3.03</text:p>
          </table:table-cell>
          <table:table-cell office:value-type="float" office:value="5.54" calcext:value-type="float">
            <text:p>5.54</text:p>
          </table:table-cell>
          <table:table-cell office:value-type="float" office:value="0.85" calcext:value-type="float">
            <text:p>0.85</text:p>
          </table:table-cell>
          <table:table-cell office:value-type="float" office:value="2.93" calcext:value-type="float">
            <text:p>2.93</text:p>
          </table:table-cell>
          <table:table-cell office:value-type="float" office:value="0.83" calcext:value-type="float">
            <text:p>0.83</text:p>
          </table:table-cell>
          <table:table-cell table:style-name="ce31" office:value-type="float" office:value="3.93" calcext:value-type="float">
            <text:p>3.93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MAPE</text:p>
          </table:table-cell>
          <table:table-cell office:value-type="float" office:value="18.73" calcext:value-type="float">
            <text:p>18.73</text:p>
          </table:table-cell>
          <table:table-cell office:value-type="float" office:value="23.83" calcext:value-type="float">
            <text:p>23.83</text:p>
          </table:table-cell>
          <table:table-cell office:value-type="float" office:value="12.21" calcext:value-type="float">
            <text:p>12.21</text:p>
          </table:table-cell>
          <table:table-cell office:value-type="float" office:value="15.58" calcext:value-type="float">
            <text:p>15.58</text:p>
          </table:table-cell>
          <table:table-cell office:value-type="float" office:value="9.8" calcext:value-type="float">
            <text:p>9.80</text:p>
          </table:table-cell>
          <table:table-cell table:style-name="ce31" office:value-type="float" office:value="16.59" calcext:value-type="float">
            <text:p>16.59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MSE</text:p>
          </table:table-cell>
          <table:table-cell table:style-name="ce32" office:value-type="float" office:value="0.00053694" calcext:value-type="float">
            <text:p>5.37E-04</text:p>
          </table:table-cell>
          <table:table-cell table:style-name="ce32" office:value-type="float" office:value="0.00147045" calcext:value-type="float">
            <text:p>1.47E-03</text:p>
          </table:table-cell>
          <table:table-cell table:style-name="ce32" office:value-type="float" office:value="0.00004528" calcext:value-type="float">
            <text:p>4.53E-05</text:p>
          </table:table-cell>
          <table:table-cell table:style-name="ce32" office:value-type="float" office:value="0.00040943" calcext:value-type="float">
            <text:p>4.09E-04</text:p>
          </table:table-cell>
          <table:table-cell table:style-name="ce32" office:value-type="float" office:value="0.00003347" calcext:value-type="float">
            <text:p>3.35E-05</text:p>
          </table:table-cell>
          <table:table-cell table:style-name="ce32" office:value-type="float" office:value="0.00065729" calcext:value-type="float">
            <text:p>6.57E-04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3">
            <text:p>inversek2j</text:p>
          </table:table-cell>
          <table:table-cell office:value-type="string" calcext:value-type="string">
            <text:p>WMAPE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1.45" calcext:value-type="float">
            <text:p>1.45</text:p>
          </table:table-cell>
          <table:table-cell table:style-name="ce31" office:value-type="float" office:value="1.55" calcext:value-type="float">
            <text:p>1.55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MAPE</text:p>
          </table:table-cell>
          <table:table-cell office:value-type="float" office:value="10.84" calcext:value-type="float">
            <text:p>10.84</text:p>
          </table:table-cell>
          <table:table-cell office:value-type="float" office:value="10.81" calcext:value-type="float">
            <text:p>10.81</text:p>
          </table:table-cell>
          <table:table-cell office:value-type="float" office:value="6.14" calcext:value-type="float">
            <text:p>6.14</text:p>
          </table:table-cell>
          <table:table-cell office:value-type="float" office:value="6.27" calcext:value-type="float">
            <text:p>6.27</text:p>
          </table:table-cell>
          <table:table-cell office:value-type="float" office:value="5.18" calcext:value-type="float">
            <text:p>5.18</text:p>
          </table:table-cell>
          <table:table-cell table:style-name="ce31" office:value-type="float" office:value="5.35" calcext:value-type="float">
            <text:p>5.35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MSE</text:p>
          </table:table-cell>
          <table:table-cell table:style-name="ce32" office:value-type="float" office:value="0.18994779" calcext:value-type="float">
            <text:p>1.90E-01</text:p>
          </table:table-cell>
          <table:table-cell table:style-name="ce32" office:value-type="float" office:value="0.1895868" calcext:value-type="float">
            <text:p>1.90E-01</text:p>
          </table:table-cell>
          <table:table-cell table:style-name="ce32" office:value-type="float" office:value="0.04378773" calcext:value-type="float">
            <text:p>4.38E-02</text:p>
          </table:table-cell>
          <table:table-cell table:style-name="ce32" office:value-type="float" office:value="0.046911" calcext:value-type="float">
            <text:p>4.69E-02</text:p>
          </table:table-cell>
          <table:table-cell table:style-name="ce32" office:value-type="float" office:value="0.02763502" calcext:value-type="float">
            <text:p>2.76E-02</text:p>
          </table:table-cell>
          <table:table-cell table:style-name="ce32" office:value-type="float" office:value="0.03146483" calcext:value-type="float">
            <text:p>3.15E-02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3">
            <text:p>kmeans</text:p>
          </table:table-cell>
          <table:table-cell office:value-type="string" calcext:value-type="string">
            <text:p>WMAPE</text:p>
          </table:table-cell>
          <table:table-cell office:value-type="float" office:value="4.07333333333333" calcext:value-type="float">
            <text:p>4.07</text:p>
          </table:table-cell>
          <table:table-cell office:value-type="float" office:value="4.06888888888889" calcext:value-type="float">
            <text:p>4.07</text:p>
          </table:table-cell>
          <table:table-cell office:value-type="float" office:value="3.98583333333333" calcext:value-type="float">
            <text:p>3.99</text:p>
          </table:table-cell>
          <table:table-cell office:value-type="float" office:value="3.97166666666667" calcext:value-type="float">
            <text:p>3.97</text:p>
          </table:table-cell>
          <table:table-cell office:value-type="float" office:value="1.17527777777778" calcext:value-type="float">
            <text:p>1.18</text:p>
          </table:table-cell>
          <table:table-cell table:style-name="ce31" office:value-type="float" office:value="1.2675" calcext:value-type="float">
            <text:p>1.27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MAPE</text:p>
          </table:table-cell>
          <table:table-cell office:value-type="float" office:value="5.23083333333334" calcext:value-type="float">
            <text:p>5.23</text:p>
          </table:table-cell>
          <table:table-cell office:value-type="float" office:value="5.23944444444444" calcext:value-type="float">
            <text:p>5.24</text:p>
          </table:table-cell>
          <table:table-cell office:value-type="float" office:value="5.20583333333333" calcext:value-type="float">
            <text:p>5.21</text:p>
          </table:table-cell>
          <table:table-cell office:value-type="float" office:value="5.23277777777778" calcext:value-type="float">
            <text:p>5.23</text:p>
          </table:table-cell>
          <table:table-cell office:value-type="float" office:value="1.31055555555556" calcext:value-type="float">
            <text:p>1.31</text:p>
          </table:table-cell>
          <table:table-cell table:style-name="ce31" office:value-type="float" office:value="1.39555555555556" calcext:value-type="float">
            <text:p>1.40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MSE</text:p>
          </table:table-cell>
          <table:table-cell table:style-name="ce33" office:value-type="float" office:value="17911.5163909069" calcext:value-type="float">
            <text:p>17912</text:p>
          </table:table-cell>
          <table:table-cell table:style-name="ce33" office:value-type="float" office:value="17778.1188964844" calcext:value-type="float">
            <text:p>17778</text:p>
          </table:table-cell>
          <table:table-cell table:style-name="ce33" office:value-type="float" office:value="16008.4719128083" calcext:value-type="float">
            <text:p>16008</text:p>
          </table:table-cell>
          <table:table-cell table:style-name="ce33" office:value-type="float" office:value="16018.3216518822" calcext:value-type="float">
            <text:p>16018</text:p>
          </table:table-cell>
          <table:table-cell table:style-name="ce33" office:value-type="float" office:value="4927.05708609667" calcext:value-type="float">
            <text:p>4927</text:p>
          </table:table-cell>
          <table:table-cell table:style-name="ce33" office:value-type="float" office:value="5331.75613615278" calcext:value-type="float">
            <text:p>5332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3">
            <text:p>sobel</text:p>
          </table:table-cell>
          <table:table-cell office:value-type="string" calcext:value-type="string">
            <text:p>WMAPE</text:p>
          </table:table-cell>
          <table:table-cell office:value-type="float" office:value="8.00694444444445" calcext:value-type="float">
            <text:p>8.01</text:p>
          </table:table-cell>
          <table:table-cell office:value-type="float" office:value="8.3075" calcext:value-type="float">
            <text:p>8.31</text:p>
          </table:table-cell>
          <table:table-cell office:value-type="float" office:value="3.79777777777778" calcext:value-type="float">
            <text:p>3.80</text:p>
          </table:table-cell>
          <table:table-cell office:value-type="float" office:value="4.39555555555555" calcext:value-type="float">
            <text:p>4.40</text:p>
          </table:table-cell>
          <table:table-cell office:value-type="float" office:value="5.73527777777778" calcext:value-type="float">
            <text:p>5.74</text:p>
          </table:table-cell>
          <table:table-cell table:style-name="ce31" office:value-type="float" office:value="5.59972222222222" calcext:value-type="float">
            <text:p>5.60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MAPE</text:p>
          </table:table-cell>
          <table:table-cell office:value-type="float" office:value="15.9961111111111" calcext:value-type="float">
            <text:p>16.00</text:p>
          </table:table-cell>
          <table:table-cell office:value-type="float" office:value="17.5558333333333" calcext:value-type="float">
            <text:p>17.56</text:p>
          </table:table-cell>
          <table:table-cell office:value-type="float" office:value="9.29111111111111" calcext:value-type="float">
            <text:p>9.29</text:p>
          </table:table-cell>
          <table:table-cell office:value-type="float" office:value="11.5275" calcext:value-type="float">
            <text:p>11.53</text:p>
          </table:table-cell>
          <table:table-cell office:value-type="float" office:value="18.3994444444444" calcext:value-type="float">
            <text:p>18.40</text:p>
          </table:table-cell>
          <table:table-cell table:style-name="ce31" office:value-type="float" office:value="17.475" calcext:value-type="float">
            <text:p>17.48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MSE</text:p>
          </table:table-cell>
          <table:table-cell table:style-name="ce33" office:value-type="float" office:value="15571.9877031106" calcext:value-type="float">
            <text:p>15572</text:p>
          </table:table-cell>
          <table:table-cell table:style-name="ce33" office:value-type="float" office:value="15914.9677700467" calcext:value-type="float">
            <text:p>15915</text:p>
          </table:table-cell>
          <table:table-cell table:style-name="ce33" office:value-type="float" office:value="4941.7705429925" calcext:value-type="float">
            <text:p>4942</text:p>
          </table:table-cell>
          <table:table-cell table:style-name="ce33" office:value-type="float" office:value="5229.88458209583" calcext:value-type="float">
            <text:p>5230</text:p>
          </table:table-cell>
          <table:table-cell table:style-name="ce33" office:value-type="float" office:value="6751.98147032111" calcext:value-type="float">
            <text:p>6752</text:p>
          </table:table-cell>
          <table:table-cell table:style-name="ce33" office:value-type="float" office:value="6839.71340391333" calcext:value-type="float">
            <text:p>6840</text:p>
          </table:table-cell>
        </table:table-row>
        <table:table-row table:style-name="ro1">
          <table:table-cell table:style-name="ce22" office:value-type="string" calcext:value-type="string">
            <text:p>jmeint</text:p>
          </table:table-cell>
          <table:table-cell office:value-type="string" calcext:value-type="string">
            <text:p>Miss rate</text:p>
          </table:table-cell>
          <table:table-cell table:style-name="ce16" office:value-type="float" office:value="15.65" calcext:value-type="float">
            <text:p>15.65</text:p>
          </table:table-cell>
          <table:table-cell table:style-name="ce16" office:value-type="float" office:value="15.66" calcext:value-type="float">
            <text:p>15.66</text:p>
          </table:table-cell>
          <table:table-cell table:style-name="ce16" office:value-type="float" office:value="14.2" calcext:value-type="float">
            <text:p>14.2</text:p>
          </table:table-cell>
          <table:table-cell table:style-name="ce16" office:value-type="float" office:value="14.17" calcext:value-type="float">
            <text:p>14.17</text:p>
          </table:table-cell>
          <table:table-cell table:style-name="ce16" office:value-type="float" office:value="14.18" calcext:value-type="float">
            <text:p>14.18</text:p>
          </table:table-cell>
          <table:table-cell table:style-name="ce16" office:value-type="float" office:value="14.23" calcext:value-type="float">
            <text:p>14.23</text:p>
          </table:table-cell>
        </table:table-row>
      </table:table>
      <table:table table:name="part2_measurements" table:style-name="ta1">
        <table:shapes>
          <draw:frame draw:z-index="0" draw:style-name="gr1" draw:text-style-name="P1" svg:width="9.9358in" svg:height="4.9362in" svg:x="0.0756in" svg:y="6.2953in">
            <draw:object draw:notify-on-update-of-ranges="part2_measurements.B5:part2_measurements.B11 part2_measurements.C4:part2_measurements.C4 part2_measurements.C5:part2_measurements.C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9.9358in" svg:height="4.9378in" svg:x="0.0429in" svg:y="11.6587in">
            <draw:object draw:notify-on-update-of-ranges="part2_measurements.B16:part2_measurements.B22 part2_measurements.C15:part2_measurements.C15 part2_measurements.C16:part2_measurements.C2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9.9358in" svg:height="4.9358in" svg:x="0.0217in" svg:y="16.9835in">
            <draw:object draw:notify-on-update-of-ranges="part2_measurements.B27:part2_measurements.B33 part2_measurements.C26:part2_measurements.C26 part2_measurements.C27:part2_measurements.C3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9.9354in" svg:height="4.9386in" svg:x="10.2571in" svg:y="6.4496in">
            <draw:object draw:notify-on-update-of-ranges="part2_measurements.B5:part2_measurements.B11 part2_measurements.D4:part2_measurements.D4 part2_measurements.D5:part2_measurements.D11 part2_measurements.E4:part2_measurements.E4 part2_measurements.E5:part2_measurements.E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9.9311in" svg:height="4.9382in" svg:x="10.2819in" svg:y="11.678in">
            <draw:object draw:notify-on-update-of-ranges="part2_measurements.B16:part2_measurements.B22 part2_measurements.D15:part2_measurements.D15 part2_measurements.D16:part2_measurements.D22 part2_measurements.E15:part2_measurements.E15 part2_measurements.E16:part2_measurements.E2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9.9315in" svg:height="4.9382in" svg:x="10.2823in" svg:y="17.0118in">
            <draw:object draw:notify-on-update-of-ranges="part2_measurements.B27:part2_measurements.B33 part2_measurements.D26:part2_measurements.D26 part2_measurements.D27:part2_measurements.D33 part2_measurements.E26:part2_measurements.E26 part2_measurements.E27:part2_measurements.E3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6" draw:style-name="gr1" draw:text-style-name="P1" svg:width="9.9339in" svg:height="4.9378in" svg:x="20.739in" svg:y="5.7287in">
            <draw:object draw:notify-on-update-of-ranges="part2_measurements.B5:part2_measurements.B11 part2_measurements.H4:part2_measurements.H4 part2_measurements.H5:part2_measurements.H11 part2_measurements.I4:part2_measurements.I4 part2_measurements.I5:part2_measurements.I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7" draw:style-name="gr1" draw:text-style-name="P1" svg:width="9.9335in" svg:height="4.9382in" svg:x="20.8291in" svg:y="10.9256in">
            <draw:object draw:notify-on-update-of-ranges="part2_measurements.B16:part2_measurements.B22 part2_measurements.H15:part2_measurements.H15 part2_measurements.H16:part2_measurements.H22 part2_measurements.I15:part2_measurements.I15 part2_measurements.I16:part2_measurements.I2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8" draw:style-name="gr1" draw:text-style-name="P1" svg:width="9.9339in" svg:height="4.9382in" svg:x="20.7965in" svg:y="16.0913in">
            <draw:object draw:notify-on-update-of-ranges="part2_measurements.B27:part2_measurements.B33 part2_measurements.H26:part2_measurements.H26 part2_measurements.H27:part2_measurements.H33 part2_measurements.I26:part2_measurements.I26 part2_measurements.I27:part2_measurements.I3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9" draw:style-name="gr1" draw:text-style-name="P1" svg:width="6.7327in" svg:height="4.2276in" svg:x="16.0272in" svg:y="0.4051in">
            <draw:object draw:notify-on-update-of-ranges="part2_measurements.B5:part2_measurements.B11 part2_measurements.C5:part2_measurements.C11 part2_measurements.E5:part2_measurements.E1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0" draw:style-name="gr1" draw:text-style-name="P1" svg:width="6.7327in" svg:height="4.2276in" svg:x="23.0858in" svg:y="0.3972in">
            <draw:object draw:notify-on-update-of-ranges="part2_measurements.B5:part2_measurements.B11 part2_measurements.C16:part2_measurements.C22 part2_measurements.E16:part2_measurements.E22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1" draw:style-name="gr1" draw:text-style-name="P1" svg:width="6.7327in" svg:height="4.2276in" svg:x="30.1354in" svg:y="0.4598in">
            <draw:object draw:notify-on-update-of-ranges="part2_measurements.B5:part2_measurements.B11 part2_measurements.C27:part2_measurements.C33 part2_measurements.E27:part2_measurements.E33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4" table:default-cell-style-name="ce52"/>
        <table:table-column table:style-name="co15" table:default-cell-style-name="ce56"/>
        <table:table-column table:style-name="co16" table:default-cell-style-name="ce57"/>
        <table:table-column table:style-name="co17" table:number-columns-repeated="2" table:default-cell-style-name="ce31"/>
        <table:table-column table:style-name="co13" table:default-cell-style-name="ce58"/>
        <table:table-column table:style-name="co18" table:default-cell-style-name="ce58"/>
        <table:table-column table:style-name="co19" table:number-columns-repeated="2" table:default-cell-style-name="ce58"/>
        <table:table-column table:style-name="co20" table:number-columns-repeated="2" table:default-cell-style-name="ce31"/>
        <table:table-column table:style-name="co21" table:number-columns-repeated="2" table:default-cell-style-name="ce31"/>
        <table:table-row table:style-name="ro1">
          <table:table-cell table:style-name="Default" table:number-columns-repeated="13"/>
        </table:table-row>
        <table:table-row table:style-name="ro1">
          <table:table-cell table:style-name="ce12"/>
          <table:table-cell table:style-name="ce54" office:value-type="string" calcext:value-type="string" table:number-columns-spanned="12" table:number-rows-spanned="1">
            <text:p>Audio Classification</text:p>
          </table:table-cell>
          <table:covered-table-cell table:style-name="ce54"/>
          <table:covered-table-cell table:number-columns-repeated="8" table:style-name="ce12"/>
          <table:covered-table-cell table:number-columns-repeated="2" table:style-name="Default"/>
        </table:table-row>
        <table:table-row table:style-name="ro1">
          <table:table-cell table:style-name="ce12"/>
          <table:table-cell table:style-name="ce17" office:value-type="string" calcext:value-type="string" table:number-columns-spanned="1" table:number-rows-spanned="2">
            <text:p>Neural Network</text:p>
          </table:table-cell>
          <table:table-cell table:style-name="ce17" office:value-type="string" calcext:value-type="string" table:number-columns-spanned="1" table:number-rows-spanned="2">
            <text:p>Accuracy</text:p>
          </table:table-cell>
          <table:table-cell table:style-name="ce17" office:value-type="string" calcext:value-type="string" table:number-columns-spanned="2" table:number-rows-spanned="1">
            <text:p>Performance (inferences/s)</text:p>
          </table:table-cell>
          <table:covered-table-cell table:style-name="ce10" office:value-type="string" calcext:value-type="string">
            <text:p>Performance – OpenVINO (inferences/second)</text:p>
          </table:covered-table-cell>
          <table:table-cell table:style-name="ce17" office:value-type="string" calcext:value-type="string" table:number-columns-spanned="2" table:number-rows-spanned="1">
            <text:p>Power (W)</text:p>
          </table:table-cell>
          <table:covered-table-cell table:style-name="ce10" office:value-type="string" calcext:value-type="string">
            <text:p>Power – OpenVINO (W)</text:p>
          </table:covered-table-cell>
          <table:table-cell table:style-name="ce17" office:value-type="string" calcext:value-type="string" table:number-columns-spanned="2" table:number-rows-spanned="1">
            <text:p>Performance per Watt (inferences/s/W)</text:p>
          </table:table-cell>
          <table:covered-table-cell table:style-name="ce10" office:value-type="string" calcext:value-type="string">
            <text:p>Performance per Watt – OpenVINO (inferences/second/watt)</text:p>
          </table:covered-table-cell>
          <table:table-cell table:style-name="ce17" office:value-type="string" calcext:value-type="string" table:number-columns-spanned="2" table:number-rows-spanned="1">
            <text:p><text:span text:style-name="T2">Inference </text:span>Execution Time (ms)</text:p>
          </table:table-cell>
          <table:covered-table-cell table:style-name="ce10" office:value-type="string" calcext:value-type="string">
            <text:p><text:span text:style-name="T2">Inference </text:span>Execution Time – OpenVINO (ms)</text:p>
          </table:covered-table-cell>
          <table:table-cell table:style-name="ce17" office:value-type="string" calcext:value-type="string" table:number-columns-spanned="2" table:number-rows-spanned="1">
            <text:p>Energy Efficiency (mJ/inference)</text:p>
          </table:table-cell>
          <table:covered-table-cell table:style-name="ce10" office:value-type="string" calcext:value-type="string">
            <text:p>Energy Efficiency – OpenVINO (mJ/inference)</text:p>
          </table:covered-table-cell>
        </table:table-row>
        <table:table-row table:style-name="ro1">
          <table:table-cell table:style-name="ce12"/>
          <table:covered-table-cell table:style-name="ce17"/>
          <table:covered-table-cell table:style-name="ce10"/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</table:table-row>
        <table:table-row table:style-name="ro1">
          <table:table-cell table:number-columns-repeated="2" office:value-type="string" calcext:value-type="string">
            <text:p>Baseline</text:p>
          </table:table-cell>
          <table:table-cell office:value-type="float" office:value="0.955" calcext:value-type="float">
            <text:p>0.9550</text:p>
          </table:table-cell>
          <table:table-cell office:value-type="float" office:value="96.1904418666131" calcext:value-type="float">
            <text:p>96.19</text:p>
          </table:table-cell>
          <table:table-cell office:value-type="float" office:value="653.22" calcext:value-type="float">
            <text:p>653.22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table:formula="of:=[.D5]/[.F5]" office:value-type="float" office:value="16.3034647231548" calcext:value-type="float">
            <text:p>16.3</text:p>
          </table:table-cell>
          <table:table-cell table:formula="of:=[.E5]/[.G5]" office:value-type="float" office:value="105.358064516129" calcext:value-type="float">
            <text:p>105.4</text:p>
          </table:table-cell>
          <table:table-cell table:formula="of:=1000/[.D5]" office:value-type="float" office:value="10.3960433136038" calcext:value-type="float">
            <text:p>10.40</text:p>
          </table:table-cell>
          <table:table-cell table:formula="of:=1000/[.E5]" office:value-type="float" office:value="1.53087780533358" calcext:value-type="float">
            <text:p>1.53</text:p>
          </table:table-cell>
          <table:table-cell table:formula="of:=[.J5]*[.F5]" office:value-type="float" office:value="61.3366555502625" calcext:value-type="float">
            <text:p>61.34</text:p>
          </table:table-cell>
          <table:table-cell table:formula="of:=[.K5]*[.G5]" office:value-type="float" office:value="9.49144239306819" calcext:value-type="float">
            <text:p>9.49</text:p>
          </table:table-cell>
        </table:table-row>
        <table:table-row table:style-name="ro1">
          <table:table-cell office:value-type="string" calcext:value-type="string">
            <text:p>Reduced Input Size</text:p>
          </table:table-cell>
          <table:table-cell office:value-type="string" calcext:value-type="string">
            <text:p>Red. In. Size</text:p>
          </table:table-cell>
          <table:table-cell office:value-type="float" office:value="0.965" calcext:value-type="float">
            <text:p>0.9650</text:p>
          </table:table-cell>
          <table:table-cell office:value-type="float" office:value="159.239493285328" calcext:value-type="float">
            <text:p>159.24</text:p>
          </table:table-cell>
          <table:table-cell office:value-type="float" office:value="669.79" calcext:value-type="float">
            <text:p>669.79</text:p>
          </table:table-cell>
          <table:table-cell table:number-columns-repeated="2" office:value-type="float" office:value="6" calcext:value-type="float">
            <text:p>6.0</text:p>
          </table:table-cell>
          <table:table-cell table:formula="of:=[.D6]/[.F6]" office:value-type="float" office:value="26.5399155475547" calcext:value-type="float">
            <text:p>26.5</text:p>
          </table:table-cell>
          <table:table-cell table:formula="of:=[.E6]/[.G6]" office:value-type="float" office:value="111.631666666667" calcext:value-type="float">
            <text:p>111.6</text:p>
          </table:table-cell>
          <table:table-cell table:formula="of:=1000/[.D6]" office:value-type="float" office:value="6.27984917163849" calcext:value-type="float">
            <text:p>6.28</text:p>
          </table:table-cell>
          <table:table-cell table:formula="of:=1000/[.E6]" office:value-type="float" office:value="1.4930052703086" calcext:value-type="float">
            <text:p>1.49</text:p>
          </table:table-cell>
          <table:table-cell table:formula="of:=[.J6]*[.F6]" office:value-type="float" office:value="37.6790950298309" calcext:value-type="float">
            <text:p>37.68</text:p>
          </table:table-cell>
          <table:table-cell table:formula="of:=[.K6]*[.G6]" office:value-type="float" office:value="8.95803162185163" calcext:value-type="float">
            <text:p>8.96</text:p>
          </table:table-cell>
        </table:table-row>
        <table:table-row table:style-name="ro1">
          <table:table-cell office:value-type="string" calcext:value-type="string">
            <text:p>Reduced Layers Size</text:p>
          </table:table-cell>
          <table:table-cell office:value-type="string" calcext:value-type="string">
            <text:p>Red. Layer Size</text:p>
          </table:table-cell>
          <table:table-cell office:value-type="float" office:value="0.961666666666667" calcext:value-type="float">
            <text:p>0.9617</text:p>
          </table:table-cell>
          <table:table-cell office:value-type="float" office:value="157.026389145523" calcext:value-type="float">
            <text:p>157.03</text:p>
          </table:table-cell>
          <table:table-cell office:value-type="float" office:value="663.93" calcext:value-type="float">
            <text:p>663.93</text:p>
          </table:table-cell>
          <table:table-cell table:number-columns-repeated="2" office:value-type="float" office:value="6.1" calcext:value-type="float">
            <text:p>6.1</text:p>
          </table:table-cell>
          <table:table-cell table:formula="of:=[.D7]/[.F7]" office:value-type="float" office:value="25.7420310074628" calcext:value-type="float">
            <text:p>25.7</text:p>
          </table:table-cell>
          <table:table-cell table:formula="of:=[.E7]/[.G7]" office:value-type="float" office:value="108.840983606557" calcext:value-type="float">
            <text:p>108.8</text:p>
          </table:table-cell>
          <table:table-cell table:formula="of:=1000/[.D7]" office:value-type="float" office:value="6.36835633450921" calcext:value-type="float">
            <text:p>6.37</text:p>
          </table:table-cell>
          <table:table-cell table:formula="of:=1000/[.E7]" office:value-type="float" office:value="1.50618288072538" calcext:value-type="float">
            <text:p>1.51</text:p>
          </table:table-cell>
          <table:table-cell table:formula="of:=[.J7]*[.F7]" office:value-type="float" office:value="38.8469736405062" calcext:value-type="float">
            <text:p>38.85</text:p>
          </table:table-cell>
          <table:table-cell table:formula="of:=[.K7]*[.G7]" office:value-type="float" office:value="9.18771557242481" calcext:value-type="float">
            <text:p>9.19</text:p>
          </table:table-cell>
        </table:table-row>
        <table:table-row table:style-name="ro1">
          <table:table-cell table:number-columns-repeated="2" office:value-type="string" calcext:value-type="string">
            <text:p>Pruning</text:p>
          </table:table-cell>
          <table:table-cell office:value-type="float" office:value="0.95" calcext:value-type="float">
            <text:p>0.9500</text:p>
          </table:table-cell>
          <table:table-cell office:value-type="float" office:value="95.3532495393595" calcext:value-type="float">
            <text:p>95.35</text:p>
          </table:table-cell>
          <table:table-cell office:value-type="float" office:value="664.99" calcext:value-type="float">
            <text:p>664.99</text:p>
          </table:table-cell>
          <table:table-cell office:value-type="float" office:value="5.9" calcext:value-type="float">
            <text:p>5.9</text:p>
          </table:table-cell>
          <table:table-cell office:value-type="float" office:value="6.1" calcext:value-type="float">
            <text:p>6.1</text:p>
          </table:table-cell>
          <table:table-cell table:formula="of:=[.D8]/[.F8]" office:value-type="float" office:value="16.1615677185355" calcext:value-type="float">
            <text:p>16.2</text:p>
          </table:table-cell>
          <table:table-cell table:formula="of:=[.E8]/[.G8]" office:value-type="float" office:value="109.014754098361" calcext:value-type="float">
            <text:p>109.0</text:p>
          </table:table-cell>
          <table:table-cell table:formula="of:=1000/[.D8]" office:value-type="float" office:value="10.4873195704487" calcext:value-type="float">
            <text:p>10.49</text:p>
          </table:table-cell>
          <table:table-cell table:formula="of:=1000/[.E8]" office:value-type="float" office:value="1.50378201175958" calcext:value-type="float">
            <text:p>1.50</text:p>
          </table:table-cell>
          <table:table-cell table:formula="of:=[.J8]*[.F8]" office:value-type="float" office:value="61.8751854656471" calcext:value-type="float">
            <text:p>61.88</text:p>
          </table:table-cell>
          <table:table-cell table:formula="of:=[.K8]*[.G8]" office:value-type="float" office:value="9.17307027173341" calcext:value-type="float">
            <text:p>9.17</text:p>
          </table:table-cell>
        </table:table-row>
        <table:table-row table:style-name="ro1">
          <table:table-cell office:value-type="string" calcext:value-type="string">
            <text:p>Separable Convolution</text:p>
          </table:table-cell>
          <table:table-cell office:value-type="string" calcext:value-type="string">
            <text:p>Sep. Conv.</text:p>
          </table:table-cell>
          <table:table-cell office:value-type="float" office:value="0.946666666666667" calcext:value-type="float">
            <text:p>0.9467</text:p>
          </table:table-cell>
          <table:table-cell office:value-type="float" office:value="131.312456921441" calcext:value-type="float">
            <text:p>131.31</text:p>
          </table:table-cell>
          <table:table-cell office:value-type="float" office:value="637.29" calcext:value-type="float">
            <text:p>637.29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table:formula="of:=[.D9]/[.F9]" office:value-type="float" office:value="24.3171216521187" calcext:value-type="float">
            <text:p>24.3</text:p>
          </table:table-cell>
          <table:table-cell table:formula="of:=[.E9]/[.G9]" office:value-type="float" office:value="102.788709677419" calcext:value-type="float">
            <text:p>102.8</text:p>
          </table:table-cell>
          <table:table-cell table:formula="of:=1000/[.D9]" office:value-type="float" office:value="7.61542372631303" calcext:value-type="float">
            <text:p>7.62</text:p>
          </table:table-cell>
          <table:table-cell table:formula="of:=1000/[.E9]" office:value-type="float" office:value="1.56914434558835" calcext:value-type="float">
            <text:p>1.57</text:p>
          </table:table-cell>
          <table:table-cell table:formula="of:=[.J9]*[.F9]" office:value-type="float" office:value="41.1232881220904" calcext:value-type="float">
            <text:p>41.12</text:p>
          </table:table-cell>
          <table:table-cell table:formula="of:=[.K9]*[.G9]" office:value-type="float" office:value="9.72869494264777" calcext:value-type="float">
            <text:p>9.73</text:p>
          </table:table-cell>
        </table:table-row>
        <table:table-row table:style-name="ro1">
          <table:table-cell table:number-columns-repeated="2" office:value-type="string" calcext:value-type="string">
            <text:p>Combined</text:p>
          </table:table-cell>
          <table:table-cell office:value-type="float" office:value="0.965" calcext:value-type="float">
            <text:p>0.9650</text:p>
          </table:table-cell>
          <table:table-cell office:value-type="float" office:value="260.67793885622" calcext:value-type="float">
            <text:p>260.68</text:p>
          </table:table-cell>
          <table:table-cell office:value-type="float" office:value="590.03" calcext:value-type="float">
            <text:p>590.03</text:p>
          </table:table-cell>
          <table:table-cell office:value-type="float" office:value="5" calcext:value-type="float">
            <text:p>5.0</text:p>
          </table:table-cell>
          <table:table-cell office:value-type="float" office:value="5.9" calcext:value-type="float">
            <text:p>5.9</text:p>
          </table:table-cell>
          <table:table-cell table:formula="of:=[.D10]/[.F10]" office:value-type="float" office:value="52.135587771244" calcext:value-type="float">
            <text:p>52.1</text:p>
          </table:table-cell>
          <table:table-cell table:formula="of:=[.E10]/[.G10]" office:value-type="float" office:value="100.005084745763" calcext:value-type="float">
            <text:p>100.0</text:p>
          </table:table-cell>
          <table:table-cell table:formula="of:=1000/[.D10]" office:value-type="float" office:value="3.83615124619948" calcext:value-type="float">
            <text:p>3.84</text:p>
          </table:table-cell>
          <table:table-cell table:formula="of:=1000/[.E10]" office:value-type="float" office:value="1.69482907648764" calcext:value-type="float">
            <text:p>1.69</text:p>
          </table:table-cell>
          <table:table-cell table:formula="of:=[.J10]*[.F10]" office:value-type="float" office:value="19.1807562309974" calcext:value-type="float">
            <text:p>19.18</text:p>
          </table:table-cell>
          <table:table-cell table:formula="of:=[.K10]*[.G10]" office:value-type="float" office:value="9.99949155127706" calcext:value-type="float">
            <text:p>10.00</text:p>
          </table:table-cell>
        </table:table-row>
        <table:table-row table:style-name="ro1">
          <table:table-cell office:value-type="string" calcext:value-type="string">
            <text:p>Combined without Separable Convolution</text:p>
          </table:table-cell>
          <table:table-cell office:value-type="string" calcext:value-type="string">
            <text:p>Combined no Sep. Conv.</text:p>
          </table:table-cell>
          <table:table-cell office:value-type="float" office:value="0.965" calcext:value-type="float">
            <text:p>0.9650</text:p>
          </table:table-cell>
          <table:table-cell office:value-type="float" office:value="298.059808472987" calcext:value-type="float">
            <text:p>298.06</text:p>
          </table:table-cell>
          <table:table-cell office:value-type="float" office:value="671.6" calcext:value-type="float">
            <text:p>671.60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.0</text:p>
          </table:table-cell>
          <table:table-cell table:formula="of:=[.D11]/[.F11]" office:value-type="float" office:value="50.518611605591" calcext:value-type="float">
            <text:p>50.5</text:p>
          </table:table-cell>
          <table:table-cell table:formula="of:=[.E11]/[.G11]" office:value-type="float" office:value="111.933333333333" calcext:value-type="float">
            <text:p>111.9</text:p>
          </table:table-cell>
          <table:table-cell table:formula="of:=1000/[.D11]" office:value-type="float" office:value="3.35503134462569" calcext:value-type="float">
            <text:p>3.36</text:p>
          </table:table-cell>
          <table:table-cell table:formula="of:=1000/[.E11]" office:value-type="float" office:value="1.48898153662895" calcext:value-type="float">
            <text:p>1.49</text:p>
          </table:table-cell>
          <table:table-cell table:formula="of:=[.J11]*[.F11]" office:value-type="float" office:value="19.7946849332915" calcext:value-type="float">
            <text:p>19.79</text:p>
          </table:table-cell>
          <table:table-cell table:formula="of:=[.K11]*[.G11]" office:value-type="float" office:value="8.93388921977368" calcext:value-type="float">
            <text:p>8.93</text:p>
          </table:table-cell>
        </table:table-row>
        <table:table-row table:style-name="ro1">
          <table:table-cell/>
          <table:table-cell table:style-name="ce60"/>
          <table:table-cell table:style-name="ce62"/>
          <table:table-cell table:style-name="ce63" table:number-columns-repeated="2"/>
          <table:table-cell table:style-name="ce65" table:number-columns-repeated="4"/>
          <table:table-cell table:style-name="ce63" table:number-columns-repeated="4"/>
        </table:table-row>
        <table:table-row table:style-name="ro1">
          <table:table-cell table:style-name="Default"/>
          <table:table-cell table:style-name="ce54" office:value-type="string" calcext:value-type="string" table:number-columns-spanned="12" table:number-rows-spanned="1">
            <text:p>Fruit Classification</text:p>
          </table:table-cell>
          <table:covered-table-cell table:style-name="ce54"/>
          <table:covered-table-cell table:number-columns-repeated="6" table:style-name="ce12"/>
          <table:covered-table-cell table:number-columns-repeated="2" table:style-name="ce59"/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17" office:value-type="string" calcext:value-type="string" table:number-columns-spanned="1" table:number-rows-spanned="2">
            <text:p>Neural Network</text:p>
          </table:table-cell>
          <table:table-cell table:style-name="ce17" office:value-type="string" calcext:value-type="string" table:number-columns-spanned="1" table:number-rows-spanned="2">
            <text:p>Accuracy</text:p>
          </table:table-cell>
          <table:table-cell table:style-name="ce17" office:value-type="string" calcext:value-type="string" table:number-columns-spanned="2" table:number-rows-spanned="1">
            <text:p>Performance (inferences/s)</text:p>
          </table:table-cell>
          <table:covered-table-cell table:style-name="ce10" office:value-type="string" calcext:value-type="string">
            <text:p>Performance – OpenVINO (inferences/second)</text:p>
          </table:covered-table-cell>
          <table:table-cell table:style-name="ce17" office:value-type="string" calcext:value-type="string" table:number-columns-spanned="2" table:number-rows-spanned="1">
            <text:p>Power (W)</text:p>
          </table:table-cell>
          <table:covered-table-cell table:style-name="ce10" office:value-type="string" calcext:value-type="string">
            <text:p>Power – OpenVINO (W)</text:p>
          </table:covered-table-cell>
          <table:table-cell table:style-name="ce17" office:value-type="string" calcext:value-type="string" table:number-columns-spanned="2" table:number-rows-spanned="1">
            <text:p>Performance per Watt (inferences/s/W)</text:p>
          </table:table-cell>
          <table:covered-table-cell table:style-name="ce10" office:value-type="string" calcext:value-type="string">
            <text:p>Performance per Watt – OpenVINO (inferences/second/watt)</text:p>
          </table:covered-table-cell>
          <table:table-cell table:style-name="ce17" office:value-type="string" calcext:value-type="string" table:number-columns-spanned="2" table:number-rows-spanned="1">
            <text:p><text:span text:style-name="T2">Inference </text:span>Execution Time (ms)</text:p>
          </table:table-cell>
          <table:covered-table-cell table:style-name="ce10" office:value-type="string" calcext:value-type="string">
            <text:p><text:span text:style-name="T2">Inference </text:span>Execution Time – OpenVINO (ms)</text:p>
          </table:covered-table-cell>
          <table:table-cell table:style-name="ce17" office:value-type="string" calcext:value-type="string" table:number-columns-spanned="2" table:number-rows-spanned="1">
            <text:p>Energy Efficiency (mJ/inference)</text:p>
          </table:table-cell>
          <table:covered-table-cell table:style-name="ce10" office:value-type="string" calcext:value-type="string">
            <text:p>Energy Efficiency – OpenVINO (mJ/inference)</text:p>
          </table:covered-table-cell>
        </table:table-row>
        <table:table-row table:style-name="ro1">
          <table:table-cell table:style-name="Default"/>
          <table:covered-table-cell table:style-name="ce16"/>
          <table:covered-table-cell table:style-name="ce10"/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</table:table-row>
        <table:table-row table:style-name="ro1">
          <table:table-cell table:number-columns-repeated="2" office:value-type="string" calcext:value-type="string">
            <text:p>Baseline</text:p>
          </table:table-cell>
          <table:table-cell office:value-type="float" office:value="0.976066643159379" calcext:value-type="float">
            <text:p>0.9761</text:p>
          </table:table-cell>
          <table:table-cell office:value-type="float" office:value="40.8211038783787" calcext:value-type="float">
            <text:p>40.82</text:p>
          </table:table-cell>
          <table:table-cell office:value-type="float" office:value="552.01" calcext:value-type="float">
            <text:p>552.01</text:p>
          </table:table-cell>
          <table:table-cell table:number-columns-repeated="2" office:value-type="float" office:value="6.1" calcext:value-type="float">
            <text:p>6.1</text:p>
          </table:table-cell>
          <table:table-cell table:formula="of:=[.D16]/[.F16]" office:value-type="float" office:value="6.69198424235716" calcext:value-type="float">
            <text:p>6.7</text:p>
          </table:table-cell>
          <table:table-cell table:formula="of:=[.E16]/[.G16]" office:value-type="float" office:value="90.4934426229508" calcext:value-type="float">
            <text:p>90.5</text:p>
          </table:table-cell>
          <table:table-cell table:formula="of:=1000/[.D16]" office:value-type="float" office:value="24.4971327326026" calcext:value-type="float">
            <text:p>24.50</text:p>
          </table:table-cell>
          <table:table-cell table:formula="of:=1000/[.E16]" office:value-type="float" office:value="1.81156138475752" calcext:value-type="float">
            <text:p>1.81</text:p>
          </table:table-cell>
          <table:table-cell table:formula="of:=[.J16]*[.F16]" office:value-type="float" office:value="149.432509668876" calcext:value-type="float">
            <text:p>149.43</text:p>
          </table:table-cell>
          <table:table-cell table:formula="of:=[.K16]*[.G16]" office:value-type="float" office:value="11.0505244470209" calcext:value-type="float">
            <text:p>11.05</text:p>
          </table:table-cell>
        </table:table-row>
        <table:table-row table:style-name="ro1">
          <table:table-cell office:value-type="string" calcext:value-type="string">
            <text:p>Reduced Input Size</text:p>
          </table:table-cell>
          <table:table-cell office:value-type="string" calcext:value-type="string">
            <text:p>Red. In. Size</text:p>
          </table:table-cell>
          <table:table-cell office:value-type="float" office:value="0.977741537376587" calcext:value-type="float">
            <text:p>0.9777</text:p>
          </table:table-cell>
          <table:table-cell office:value-type="float" office:value="73.3910331294631" calcext:value-type="float">
            <text:p>73.39</text:p>
          </table:table-cell>
          <table:table-cell office:value-type="float" office:value="554.48" calcext:value-type="float">
            <text:p>554.48</text:p>
          </table:table-cell>
          <table:table-cell office:value-type="float" office:value="6" calcext:value-type="float">
            <text:p>6.0</text:p>
          </table:table-cell>
          <table:table-cell office:value-type="float" office:value="6.3" calcext:value-type="float">
            <text:p>6.3</text:p>
          </table:table-cell>
          <table:table-cell table:formula="of:=[.D17]/[.F17]" office:value-type="float" office:value="12.2318388549105" calcext:value-type="float">
            <text:p>12.2</text:p>
          </table:table-cell>
          <table:table-cell table:formula="of:=[.E17]/[.G17]" office:value-type="float" office:value="88.0126984126984" calcext:value-type="float">
            <text:p>88.0</text:p>
          </table:table-cell>
          <table:table-cell table:formula="of:=1000/[.D17]" office:value-type="float" office:value="13.6256427707726" calcext:value-type="float">
            <text:p>13.63</text:p>
          </table:table-cell>
          <table:table-cell table:formula="of:=1000/[.E17]" office:value-type="float" office:value="1.8034915596595" calcext:value-type="float">
            <text:p>1.80</text:p>
          </table:table-cell>
          <table:table-cell table:formula="of:=[.J17]*[.F17]" office:value-type="float" office:value="81.7538566246355" calcext:value-type="float">
            <text:p>81.75</text:p>
          </table:table-cell>
          <table:table-cell table:formula="of:=[.K17]*[.G17]" office:value-type="float" office:value="11.3619968258549" calcext:value-type="float">
            <text:p>11.36</text:p>
          </table:table-cell>
        </table:table-row>
        <table:table-row table:style-name="ro1">
          <table:table-cell office:value-type="string" calcext:value-type="string">
            <text:p>Reduced Layers Size</text:p>
          </table:table-cell>
          <table:table-cell office:value-type="string" calcext:value-type="string">
            <text:p>Red. Layer Size</text:p>
          </table:table-cell>
          <table:table-cell office:value-type="float" office:value="0.977388928067701" calcext:value-type="float">
            <text:p>0.9774</text:p>
          </table:table-cell>
          <table:table-cell office:value-type="float" office:value="59.2200616527862" calcext:value-type="float">
            <text:p>59.22</text:p>
          </table:table-cell>
          <table:table-cell office:value-type="float" office:value="549.89" calcext:value-type="float">
            <text:p>549.89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table:formula="of:=[.D18]/[.F18]" office:value-type="float" office:value="9.55162284722358" calcext:value-type="float">
            <text:p>9.6</text:p>
          </table:table-cell>
          <table:table-cell table:formula="of:=[.E18]/[.G18]" office:value-type="float" office:value="87.284126984127" calcext:value-type="float">
            <text:p>87.3</text:p>
          </table:table-cell>
          <table:table-cell table:formula="of:=1000/[.D18]" office:value-type="float" office:value="16.8861695190915" calcext:value-type="float">
            <text:p>16.89</text:p>
          </table:table-cell>
          <table:table-cell table:formula="of:=1000/[.E18]" office:value-type="float" office:value="1.81854552728728" calcext:value-type="float">
            <text:p>1.82</text:p>
          </table:table-cell>
          <table:table-cell table:formula="of:=[.J18]*[.F18]" office:value-type="float" office:value="104.694251018368" calcext:value-type="float">
            <text:p>104.69</text:p>
          </table:table-cell>
          <table:table-cell table:formula="of:=[.K18]*[.G18]" office:value-type="float" office:value="11.4568368219098" calcext:value-type="float">
            <text:p>11.46</text:p>
          </table:table-cell>
        </table:table-row>
        <table:table-row table:style-name="ro1">
          <table:table-cell table:number-columns-repeated="2" office:value-type="string" calcext:value-type="string">
            <text:p>Pruning</text:p>
          </table:table-cell>
          <table:table-cell office:value-type="float" office:value="0.964430535966149" calcext:value-type="float">
            <text:p>0.9644</text:p>
          </table:table-cell>
          <table:table-cell office:value-type="float" office:value="41.2683903104546" calcext:value-type="float">
            <text:p>41.27</text:p>
          </table:table-cell>
          <table:table-cell office:value-type="float" office:value="553.07" calcext:value-type="float">
            <text:p>553.07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table:formula="of:=[.D19]/[.F19]" office:value-type="float" office:value="6.65619198555719" calcext:value-type="float">
            <text:p>6.7</text:p>
          </table:table-cell>
          <table:table-cell table:formula="of:=[.E19]/[.G19]" office:value-type="float" office:value="86.4171875" calcext:value-type="float">
            <text:p>86.4</text:p>
          </table:table-cell>
          <table:table-cell table:formula="of:=1000/[.D19]" office:value-type="float" office:value="24.2316211627636" calcext:value-type="float">
            <text:p>24.23</text:p>
          </table:table-cell>
          <table:table-cell table:formula="of:=1000/[.E19]" office:value-type="float" office:value="1.80808939193954" calcext:value-type="float">
            <text:p>1.81</text:p>
          </table:table-cell>
          <table:table-cell table:formula="of:=[.J19]*[.F19]" office:value-type="float" office:value="150.236051209134" calcext:value-type="float">
            <text:p>150.24</text:p>
          </table:table-cell>
          <table:table-cell table:formula="of:=[.K19]*[.G19]" office:value-type="float" office:value="11.571772108413" calcext:value-type="float">
            <text:p>11.57</text:p>
          </table:table-cell>
        </table:table-row>
        <table:table-row table:style-name="ro1">
          <table:table-cell office:value-type="string" calcext:value-type="string">
            <text:p>Separable Convolution</text:p>
          </table:table-cell>
          <table:table-cell office:value-type="string" calcext:value-type="string">
            <text:p>Sep. Conv.</text:p>
          </table:table-cell>
          <table:table-cell office:value-type="float" office:value="0.978490832157969" calcext:value-type="float">
            <text:p>0.9785</text:p>
          </table:table-cell>
          <table:table-cell office:value-type="float" office:value="61.775559146506" calcext:value-type="float">
            <text:p>61.78</text:p>
          </table:table-cell>
          <table:table-cell office:value-type="float" office:value="489.4" calcext:value-type="float">
            <text:p>489.40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.0</text:p>
          </table:table-cell>
          <table:table-cell table:formula="of:=[.D20]/[.F20]" office:value-type="float" office:value="11.8799152204819" calcext:value-type="float">
            <text:p>11.9</text:p>
          </table:table-cell>
          <table:table-cell table:formula="of:=[.E20]/[.G20]" office:value-type="float" office:value="81.5666666666667" calcext:value-type="float">
            <text:p>81.6</text:p>
          </table:table-cell>
          <table:table-cell table:formula="of:=1000/[.D20]" office:value-type="float" office:value="16.1876317076858" calcext:value-type="float">
            <text:p>16.19</text:p>
          </table:table-cell>
          <table:table-cell table:formula="of:=1000/[.E20]" office:value-type="float" office:value="2.04331834899877" calcext:value-type="float">
            <text:p>2.04</text:p>
          </table:table-cell>
          <table:table-cell table:formula="of:=[.J20]*[.F20]" office:value-type="float" office:value="84.1756848799662" calcext:value-type="float">
            <text:p>84.18</text:p>
          </table:table-cell>
          <table:table-cell table:formula="of:=[.K20]*[.G20]" office:value-type="float" office:value="12.2599100939926" calcext:value-type="float">
            <text:p>12.26</text:p>
          </table:table-cell>
        </table:table-row>
        <table:table-row table:style-name="ro1">
          <table:table-cell table:number-columns-repeated="2" office:value-type="string" calcext:value-type="string">
            <text:p>Combined</text:p>
          </table:table-cell>
          <table:table-cell office:value-type="float" office:value="0.94054125528914" calcext:value-type="float">
            <text:p>0.9405</text:p>
          </table:table-cell>
          <table:table-cell office:value-type="float" office:value="142.064721481578" calcext:value-type="float">
            <text:p>142.06</text:p>
          </table:table-cell>
          <table:table-cell office:value-type="float" office:value="525.68" calcext:value-type="float">
            <text:p>525.68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.0</text:p>
          </table:table-cell>
          <table:table-cell table:formula="of:=[.D21]/[.F21]" office:value-type="float" office:value="27.3201387464573" calcext:value-type="float">
            <text:p>27.3</text:p>
          </table:table-cell>
          <table:table-cell table:formula="of:=[.E21]/[.G21]" office:value-type="float" office:value="87.6133333333333" calcext:value-type="float">
            <text:p>87.6</text:p>
          </table:table-cell>
          <table:table-cell table:formula="of:=1000/[.D21]" office:value-type="float" office:value="7.03904522932298" calcext:value-type="float">
            <text:p>7.04</text:p>
          </table:table-cell>
          <table:table-cell table:formula="of:=1000/[.E21]" office:value-type="float" office:value="1.90229797595495" calcext:value-type="float">
            <text:p>1.90</text:p>
          </table:table-cell>
          <table:table-cell table:formula="of:=[.J21]*[.F21]" office:value-type="float" office:value="36.6030351924795" calcext:value-type="float">
            <text:p>36.60</text:p>
          </table:table-cell>
          <table:table-cell table:formula="of:=[.K21]*[.G21]" office:value-type="float" office:value="11.4137878557297" calcext:value-type="float">
            <text:p>11.41</text:p>
          </table:table-cell>
        </table:table-row>
        <table:table-row table:style-name="ro1">
          <table:table-cell office:value-type="string" calcext:value-type="string">
            <text:p>Combined without Separable Convolution</text:p>
          </table:table-cell>
          <table:table-cell office:value-type="string" calcext:value-type="string">
            <text:p>Combined no Sep. Conv.</text:p>
          </table:table-cell>
          <table:table-cell office:value-type="float" office:value="0.942348377997179" calcext:value-type="float">
            <text:p>0.9423</text:p>
          </table:table-cell>
          <table:table-cell office:value-type="float" office:value="108.225125144724" calcext:value-type="float">
            <text:p>108.23</text:p>
          </table:table-cell>
          <table:table-cell office:value-type="float" office:value="557.62" calcext:value-type="float">
            <text:p>557.62</text:p>
          </table:table-cell>
          <table:table-cell office:value-type="float" office:value="6" calcext:value-type="float">
            <text:p>6.0</text:p>
          </table:table-cell>
          <table:table-cell office:value-type="float" office:value="5.9" calcext:value-type="float">
            <text:p>5.9</text:p>
          </table:table-cell>
          <table:table-cell table:formula="of:=[.D22]/[.F22]" office:value-type="float" office:value="18.037520857454" calcext:value-type="float">
            <text:p>18.0</text:p>
          </table:table-cell>
          <table:table-cell table:formula="of:=[.E22]/[.G22]" office:value-type="float" office:value="94.5118644067797" calcext:value-type="float">
            <text:p>94.5</text:p>
          </table:table-cell>
          <table:table-cell table:formula="of:=1000/[.D22]" office:value-type="float" office:value="9.23999855544404" calcext:value-type="float">
            <text:p>9.24</text:p>
          </table:table-cell>
          <table:table-cell table:formula="of:=1000/[.E22]" office:value-type="float" office:value="1.79333596355941" calcext:value-type="float">
            <text:p>1.79</text:p>
          </table:table-cell>
          <table:table-cell table:formula="of:=[.J22]*[.F22]" office:value-type="float" office:value="55.4399913326642" calcext:value-type="float">
            <text:p>55.44</text:p>
          </table:table-cell>
          <table:table-cell table:formula="of:=[.K22]*[.G22]" office:value-type="float" office:value="10.5806821850005" calcext:value-type="float">
            <text:p>10.58</text:p>
          </table:table-cell>
        </table:table-row>
        <table:table-row table:style-name="ro1">
          <table:table-cell/>
          <table:table-cell table:style-name="ce60"/>
          <table:table-cell table:style-name="ce62"/>
          <table:table-cell table:style-name="ce63" table:number-columns-repeated="2"/>
          <table:table-cell table:style-name="ce65" table:number-columns-repeated="4"/>
          <table:table-cell table:style-name="ce63" table:number-columns-repeated="4"/>
        </table:table-row>
        <table:table-row table:style-name="ro1">
          <table:table-cell table:style-name="Default"/>
          <table:table-cell table:style-name="ce54" office:value-type="string" calcext:value-type="string" table:number-columns-spanned="12" table:number-rows-spanned="1">
            <text:p>Scene Classification</text:p>
          </table:table-cell>
          <table:covered-table-cell table:style-name="ce54"/>
          <table:covered-table-cell table:number-columns-repeated="6" table:style-name="ce12"/>
          <table:covered-table-cell table:number-columns-repeated="2" table:style-name="ce59"/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17" office:value-type="string" calcext:value-type="string" table:number-columns-spanned="1" table:number-rows-spanned="2">
            <text:p>Neural Network</text:p>
          </table:table-cell>
          <table:table-cell table:style-name="ce17" office:value-type="string" calcext:value-type="string" table:number-columns-spanned="1" table:number-rows-spanned="2">
            <text:p>Accuracy</text:p>
          </table:table-cell>
          <table:table-cell table:style-name="ce17" office:value-type="string" calcext:value-type="string" table:number-columns-spanned="2" table:number-rows-spanned="1">
            <text:p>Performance (inferences/s)</text:p>
          </table:table-cell>
          <table:covered-table-cell table:style-name="ce10" office:value-type="string" calcext:value-type="string">
            <text:p>Performance – OpenVINO (inferences/second)</text:p>
          </table:covered-table-cell>
          <table:table-cell table:style-name="ce17" office:value-type="string" calcext:value-type="string" table:number-columns-spanned="2" table:number-rows-spanned="1">
            <text:p>Power (W)</text:p>
          </table:table-cell>
          <table:covered-table-cell table:style-name="ce10" office:value-type="string" calcext:value-type="string">
            <text:p>Power – OpenVINO (W)</text:p>
          </table:covered-table-cell>
          <table:table-cell table:style-name="ce17" office:value-type="string" calcext:value-type="string" table:number-columns-spanned="2" table:number-rows-spanned="1">
            <text:p>Performance per Watt (inferences/s/W)</text:p>
          </table:table-cell>
          <table:covered-table-cell table:style-name="ce10" office:value-type="string" calcext:value-type="string">
            <text:p>Performance per Watt – OpenVINO (inferences/second/watt)</text:p>
          </table:covered-table-cell>
          <table:table-cell table:style-name="ce17" office:value-type="string" calcext:value-type="string" table:number-columns-spanned="2" table:number-rows-spanned="1">
            <text:p><text:span text:style-name="T2">Inference </text:span>Execution Time (ms)</text:p>
          </table:table-cell>
          <table:covered-table-cell table:style-name="ce10" office:value-type="string" calcext:value-type="string">
            <text:p><text:span text:style-name="T2">Inference </text:span>Execution Time – OpenVINO (ms)</text:p>
          </table:covered-table-cell>
          <table:table-cell table:style-name="ce17" office:value-type="string" calcext:value-type="string" table:number-columns-spanned="2" table:number-rows-spanned="1">
            <text:p>Energy Efficiency (mJ/inference)</text:p>
          </table:table-cell>
          <table:covered-table-cell table:style-name="ce10" office:value-type="string" calcext:value-type="string">
            <text:p>Energy Efficiency – OpenVINO (mJ/inference)</text:p>
          </table:covered-table-cell>
        </table:table-row>
        <table:table-row table:style-name="ro1">
          <table:table-cell table:style-name="Default"/>
          <table:covered-table-cell table:style-name="ce16"/>
          <table:covered-table-cell table:style-name="ce10"/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</table:table-row>
        <table:table-row table:style-name="ro1">
          <table:table-cell table:number-columns-repeated="2" office:value-type="string" calcext:value-type="string">
            <text:p>Baseline</text:p>
          </table:table-cell>
          <table:table-cell office:value-type="float" office:value="0.836666666666667" calcext:value-type="float">
            <text:p>0.8367</text:p>
          </table:table-cell>
          <table:table-cell office:value-type="float" office:value="8.16015579421589" calcext:value-type="float">
            <text:p>8.16</text:p>
          </table:table-cell>
          <table:table-cell office:value-type="float" office:value="163.57" calcext:value-type="float">
            <text:p>163.57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table:formula="of:=[.D27]/[.F27]" office:value-type="float" office:value="1.27502434284623" calcext:value-type="float">
            <text:p>1.3</text:p>
          </table:table-cell>
          <table:table-cell table:formula="of:=[.E27]/[.G27]" office:value-type="float" office:value="26.3822580645161" calcext:value-type="float">
            <text:p>26.4</text:p>
          </table:table-cell>
          <table:table-cell table:formula="of:=1000/[.D27]" office:value-type="float" office:value="122.546679894129" calcext:value-type="float">
            <text:p>122.55</text:p>
          </table:table-cell>
          <table:table-cell table:formula="of:=1000/[.E27]" office:value-type="float" office:value="6.11359051170753" calcext:value-type="float">
            <text:p>6.11</text:p>
          </table:table-cell>
          <table:table-cell table:formula="of:=[.J27]*[.F27]" office:value-type="float" office:value="784.298751322428" calcext:value-type="float">
            <text:p>784.30</text:p>
          </table:table-cell>
          <table:table-cell table:formula="of:=[.K27]*[.G27]" office:value-type="float" office:value="37.9042611725867" calcext:value-type="float">
            <text:p>37.90</text:p>
          </table:table-cell>
        </table:table-row>
        <table:table-row table:style-name="ro1">
          <table:table-cell office:value-type="string" calcext:value-type="string">
            <text:p>Reduced Input Size</text:p>
          </table:table-cell>
          <table:table-cell office:value-type="string" calcext:value-type="string">
            <text:p>Red. In. Size</text:p>
          </table:table-cell>
          <table:table-cell office:value-type="float" office:value="0.845" calcext:value-type="float">
            <text:p>0.8450</text:p>
          </table:table-cell>
          <table:table-cell office:value-type="float" office:value="15.3284134296462" calcext:value-type="float">
            <text:p>15.33</text:p>
          </table:table-cell>
          <table:table-cell office:value-type="float" office:value="341.22" calcext:value-type="float">
            <text:p>341.22</text:p>
          </table:table-cell>
          <table:table-cell office:value-type="float" office:value="6.4" calcext:value-type="float">
            <text:p>6.4</text:p>
          </table:table-cell>
          <table:table-cell office:value-type="float" office:value="6.6" calcext:value-type="float">
            <text:p>6.6</text:p>
          </table:table-cell>
          <table:table-cell table:formula="of:=[.D28]/[.F28]" office:value-type="float" office:value="2.39506459838222" calcext:value-type="float">
            <text:p>2.4</text:p>
          </table:table-cell>
          <table:table-cell table:formula="of:=[.E28]/[.G28]" office:value-type="float" office:value="51.7" calcext:value-type="float">
            <text:p>51.7</text:p>
          </table:table-cell>
          <table:table-cell table:formula="of:=1000/[.D28]" office:value-type="float" office:value="65.2383238871892" calcext:value-type="float">
            <text:p>65.24</text:p>
          </table:table-cell>
          <table:table-cell table:formula="of:=1000/[.E28]" office:value-type="float" office:value="2.93066057089268" calcext:value-type="float">
            <text:p>2.93</text:p>
          </table:table-cell>
          <table:table-cell table:formula="of:=[.J28]*[.F28]" office:value-type="float" office:value="417.525272878011" calcext:value-type="float">
            <text:p>417.53</text:p>
          </table:table-cell>
          <table:table-cell table:formula="of:=[.K28]*[.G28]" office:value-type="float" office:value="19.3423597678917" calcext:value-type="float">
            <text:p>19.34</text:p>
          </table:table-cell>
        </table:table-row>
        <table:table-row table:style-name="ro1">
          <table:table-cell office:value-type="string" calcext:value-type="string">
            <text:p>Reduced Layers Size</text:p>
          </table:table-cell>
          <table:table-cell office:value-type="string" calcext:value-type="string">
            <text:p>Red. Layer Size</text:p>
          </table:table-cell>
          <table:table-cell office:value-type="float" office:value="0.834333333333333" calcext:value-type="float">
            <text:p>0.8343</text:p>
          </table:table-cell>
          <table:table-cell office:value-type="float" office:value="12.5257786917361" calcext:value-type="float">
            <text:p>12.53</text:p>
          </table:table-cell>
          <table:table-cell office:value-type="float" office:value="197.06" calcext:value-type="float">
            <text:p>197.06</text:p>
          </table:table-cell>
          <table:table-cell table:number-columns-repeated="2" office:value-type="float" office:value="6.2" calcext:value-type="float">
            <text:p>6.2</text:p>
          </table:table-cell>
          <table:table-cell table:formula="of:=[.D29]/[.F29]" office:value-type="float" office:value="2.02028688576389" calcext:value-type="float">
            <text:p>2.0</text:p>
          </table:table-cell>
          <table:table-cell table:formula="of:=[.E29]/[.G29]" office:value-type="float" office:value="31.7838709677419" calcext:value-type="float">
            <text:p>31.8</text:p>
          </table:table-cell>
          <table:table-cell table:formula="of:=1000/[.D29]" office:value-type="float" office:value="79.8353559176127" calcext:value-type="float">
            <text:p>79.84</text:p>
          </table:table-cell>
          <table:table-cell table:formula="of:=1000/[.E29]" office:value-type="float" office:value="5.07459656957272" calcext:value-type="float">
            <text:p>5.07</text:p>
          </table:table-cell>
          <table:table-cell table:formula="of:=[.J29]*[.F29]" office:value-type="float" office:value="494.979206689198" calcext:value-type="float">
            <text:p>494.98</text:p>
          </table:table-cell>
          <table:table-cell table:formula="of:=[.K29]*[.G29]" office:value-type="float" office:value="31.4624987313509" calcext:value-type="float">
            <text:p>31.46</text:p>
          </table:table-cell>
        </table:table-row>
        <table:table-row table:style-name="ro1">
          <table:table-cell table:number-columns-repeated="2" office:value-type="string" calcext:value-type="string">
            <text:p>Pruning</text:p>
          </table:table-cell>
          <table:table-cell office:value-type="float" office:value="0.841333333333333" calcext:value-type="float">
            <text:p>0.8413</text:p>
          </table:table-cell>
          <table:table-cell office:value-type="float" office:value="8.47840106126417" calcext:value-type="float">
            <text:p>8.48</text:p>
          </table:table-cell>
          <table:table-cell office:value-type="float" office:value="163.39" calcext:value-type="float">
            <text:p>163.39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table:formula="of:=[.D30]/[.F30]" office:value-type="float" office:value="1.36748404213938" calcext:value-type="float">
            <text:p>1.4</text:p>
          </table:table-cell>
          <table:table-cell table:formula="of:=[.E30]/[.G30]" office:value-type="float" office:value="25.9349206349206" calcext:value-type="float">
            <text:p>25.9</text:p>
          </table:table-cell>
          <table:table-cell table:formula="of:=1000/[.D30]" office:value-type="float" office:value="117.946767648061" calcext:value-type="float">
            <text:p>117.95</text:p>
          </table:table-cell>
          <table:table-cell table:formula="of:=1000/[.E30]" office:value-type="float" office:value="6.12032560132199" calcext:value-type="float">
            <text:p>6.12</text:p>
          </table:table-cell>
          <table:table-cell table:formula="of:=[.J30]*[.F30]" office:value-type="float" office:value="731.269959417979" calcext:value-type="float">
            <text:p>731.27</text:p>
          </table:table-cell>
          <table:table-cell table:formula="of:=[.K30]*[.G30]" office:value-type="float" office:value="38.5580512883285" calcext:value-type="float">
            <text:p>38.56</text:p>
          </table:table-cell>
        </table:table-row>
        <table:table-row table:style-name="ro1">
          <table:table-cell office:value-type="string" calcext:value-type="string">
            <text:p>Separable Convolution</text:p>
          </table:table-cell>
          <table:table-cell office:value-type="string" calcext:value-type="string">
            <text:p>Sep. Conv.</text:p>
          </table:table-cell>
          <table:table-cell office:value-type="float" office:value="0.824333333333333" calcext:value-type="float">
            <text:p>0.8243</text:p>
          </table:table-cell>
          <table:table-cell office:value-type="float" office:value="14.9919569994925" calcext:value-type="float">
            <text:p>14.99</text:p>
          </table:table-cell>
          <table:table-cell office:value-type="float" office:value="130.09" calcext:value-type="float">
            <text:p>130.09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table:formula="of:=[.D31]/[.F31]" office:value-type="float" office:value="2.77628833323935" calcext:value-type="float">
            <text:p>2.8</text:p>
          </table:table-cell>
          <table:table-cell table:formula="of:=[.E31]/[.G31]" office:value-type="float" office:value="22.4293103448276" calcext:value-type="float">
            <text:p>22.4</text:p>
          </table:table-cell>
          <table:table-cell table:formula="of:=1000/[.D31]" office:value-type="float" office:value="66.702432513237" calcext:value-type="float">
            <text:p>66.70</text:p>
          </table:table-cell>
          <table:table-cell table:formula="of:=1000/[.E31]" office:value-type="float" office:value="7.68698593281574" calcext:value-type="float">
            <text:p>7.69</text:p>
          </table:table-cell>
          <table:table-cell table:formula="of:=[.J31]*[.F31]" office:value-type="float" office:value="360.19313557148" calcext:value-type="float">
            <text:p>360.19</text:p>
          </table:table-cell>
          <table:table-cell table:formula="of:=[.K31]*[.G31]" office:value-type="float" office:value="44.5845184103313" calcext:value-type="float">
            <text:p>44.58</text:p>
          </table:table-cell>
        </table:table-row>
        <table:table-row table:style-name="ro1">
          <table:table-cell table:number-columns-repeated="2" office:value-type="string" calcext:value-type="string">
            <text:p>Combined</text:p>
          </table:table-cell>
          <table:table-cell office:value-type="float" office:value="0.814666666666667" calcext:value-type="float">
            <text:p>0.8147</text:p>
          </table:table-cell>
          <table:table-cell office:value-type="float" office:value="34.9219820798246" calcext:value-type="float">
            <text:p>34.92</text:p>
          </table:table-cell>
          <table:table-cell office:value-type="float" office:value="242.9" calcext:value-type="float">
            <text:p>242.90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table:formula="of:=[.D32]/[.F32]" office:value-type="float" office:value="6.34945128724084" calcext:value-type="float">
            <text:p>6.3</text:p>
          </table:table-cell>
          <table:table-cell table:formula="of:=[.E32]/[.G32]" office:value-type="float" office:value="42.6140350877193" calcext:value-type="float">
            <text:p>42.6</text:p>
          </table:table-cell>
          <table:table-cell table:formula="of:=1000/[.D32]" office:value-type="float" office:value="28.6352589527766" calcext:value-type="float">
            <text:p>28.64</text:p>
          </table:table-cell>
          <table:table-cell table:formula="of:=1000/[.E32]" office:value-type="float" office:value="4.11692054343351" calcext:value-type="float">
            <text:p>4.12</text:p>
          </table:table-cell>
          <table:table-cell table:formula="of:=[.J32]*[.F32]" office:value-type="float" office:value="157.493924240271" calcext:value-type="float">
            <text:p>157.49</text:p>
          </table:table-cell>
          <table:table-cell table:formula="of:=[.K32]*[.G32]" office:value-type="float" office:value="23.466447097571" calcext:value-type="float">
            <text:p>23.47</text:p>
          </table:table-cell>
        </table:table-row>
        <table:table-row table:style-name="ro1">
          <table:table-cell office:value-type="string" calcext:value-type="string">
            <text:p>Combined without Separable Convolution</text:p>
          </table:table-cell>
          <table:table-cell office:value-type="string" calcext:value-type="string">
            <text:p>Combined no Sep. Conv.</text:p>
          </table:table-cell>
          <table:table-cell office:value-type="float" office:value="0.855" calcext:value-type="float">
            <text:p>0.8550</text:p>
          </table:table-cell>
          <table:table-cell office:value-type="float" office:value="22.9351509997071" calcext:value-type="float">
            <text:p>22.94</text:p>
          </table:table-cell>
          <table:table-cell office:value-type="float" office:value="398.59" calcext:value-type="float">
            <text:p>398.59</text:p>
          </table:table-cell>
          <table:table-cell table:number-columns-repeated="2" office:value-type="float" office:value="6.4" calcext:value-type="float">
            <text:p>6.4</text:p>
          </table:table-cell>
          <table:table-cell table:formula="of:=[.D33]/[.F33]" office:value-type="float" office:value="3.58361734370423" calcext:value-type="float">
            <text:p>3.6</text:p>
          </table:table-cell>
          <table:table-cell table:formula="of:=[.E33]/[.G33]" office:value-type="float" office:value="62.2796875" calcext:value-type="float">
            <text:p>62.3</text:p>
          </table:table-cell>
          <table:table-cell table:formula="of:=1000/[.D33]" office:value-type="float" office:value="43.6011953883701" calcext:value-type="float">
            <text:p>43.60</text:p>
          </table:table-cell>
          <table:table-cell table:formula="of:=1000/[.E33]" office:value-type="float" office:value="2.50884367395068" calcext:value-type="float">
            <text:p>2.51</text:p>
          </table:table-cell>
          <table:table-cell table:formula="of:=[.J33]*[.F33]" office:value-type="float" office:value="279.047650485568" calcext:value-type="float">
            <text:p>279.05</text:p>
          </table:table-cell>
          <table:table-cell table:formula="of:=[.K33]*[.G33]" office:value-type="float" office:value="16.0565995132843" calcext:value-type="float">
            <text:p>16.06</text:p>
          </table:table-cell>
        </table:table-row>
      </table:table>
      <table:table table:name="weld_results" table:style-name="ta1">
        <table:shapes>
          <draw:frame draw:z-index="0" draw:style-name="gr1" draw:text-style-name="P1" svg:width="6.2988in" svg:height="3.5429in" svg:x="0in" svg:y="0.8969in">
            <draw:object draw:notify-on-update-of-ranges="weld_results.A4:weld_results.A5 weld_results.B3:weld_results.B3 weld_results.B4:weld_results.B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6.2988in" svg:height="3.5429in" svg:x="7.4453in" svg:y="0.8445in">
            <draw:object draw:notify-on-update-of-ranges="weld_results.A4:weld_results.A5 weld_results.C3:weld_results.C3 weld_results.C4:weld_results.C5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6.2988in" svg:height="3.5429in" svg:x="7.8996in" svg:y="4.6516in">
            <draw:object draw:notify-on-update-of-ranges="weld_results.A4:weld_results.A5 weld_results.B3:weld_results.B3 weld_results.B4:weld_results.B5 weld_results.C3:weld_results.C3 weld_results.C4:weld_results.C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22" table:default-cell-style-name="ce16"/>
        <table:table-column table:style-name="co1" table:default-cell-style-name="ce57"/>
        <table:table-column table:style-name="co23" table:default-cell-style-name="ce16"/>
        <table:table-column table:style-name="co24" table:default-cell-style-name="ce31"/>
        <table:table-row table:style-name="ro1">
          <table:table-cell table:style-name="ce72" table:number-columns-repeated="2"/>
          <table:table-cell table:style-name="ce68" table:number-columns-repeated="2"/>
        </table:table-row>
        <table:table-row table:style-name="ro1">
          <table:table-cell table:style-name="ce72" office:value-type="string" calcext:value-type="string" table:number-columns-spanned="4" table:number-rows-spanned="1">
            <text:p>Weld Defect Detection</text:p>
          </table:table-cell>
          <table:covered-table-cell table:style-name="ce17"/>
          <table:covered-table-cell table:number-columns-repeated="2" table:style-name="ce10"/>
        </table:table-row>
        <table:table-row table:style-name="ro1">
          <table:table-cell table:style-name="ce17" office:value-type="string" calcext:value-type="string">
            <text:p>Neural Network</text:p>
          </table:table-cell>
          <table:table-cell table:style-name="ce17" office:value-type="string" calcext:value-type="string">
            <text:p>Accuracy (%)</text:p>
          </table:table-cell>
          <table:table-cell table:style-name="ce10" office:value-type="string" calcext:value-type="string">
            <text:p>Performance (inferences/s)</text:p>
          </table:table-cell>
          <table:table-cell table:style-name="ce10" office:value-type="string" calcext:value-type="string">
            <text:p>Inference Execution Time (ms)</text:p>
          </table:table-cell>
        </table:table-row>
        <table:table-row table:style-name="ro1">
          <table:table-cell office:value-type="string" calcext:value-type="string">
            <text:p>FP16</text:p>
          </table:table-cell>
          <table:table-cell office:value-type="float" office:value="0.985697940503432" calcext:value-type="float">
            <text:p>0.9857</text:p>
          </table:table-cell>
          <table:table-cell office:value-type="float" office:value="155.45" calcext:value-type="float">
            <text:p>155.45</text:p>
          </table:table-cell>
          <table:table-cell table:formula="of:=1000/[.C4]" office:value-type="float" office:value="6.43293663557414" calcext:value-type="float">
            <text:p>6.43</text:p>
          </table:table-cell>
        </table:table-row>
        <table:table-row table:style-name="ro1">
          <table:table-cell office:value-type="string" calcext:value-type="string">
            <text:p>FP16-INT8</text:p>
          </table:table-cell>
          <table:table-cell office:value-type="float" office:value="0.984839816933638" calcext:value-type="float">
            <text:p>0.9848</text:p>
          </table:table-cell>
          <table:table-cell office:value-type="float" office:value="207.48" calcext:value-type="float">
            <text:p>207.48</text:p>
          </table:table-cell>
          <table:table-cell table:formula="of:=1000/[.C5]" office:value-type="float" office:value="4.81974166184693" calcext:value-type="float">
            <text:p>4.82</text:p>
          </table:table-cell>
        </table:table-row>
      </table:table>
      <table:table table:name="Sheet8" table:style-name="ta1">
        <table:table-column table:style-name="co7" table:number-columns-repeated="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7" table:number-columns-repeated="6" table:default-cell-style-name="Default"/>
        <table:table-row table:style-name="ro1">
          <table:table-cell table:style-name="ce74" office:value-type="string" calcext:value-type="string" table:number-columns-spanned="1" table:number-rows-spanned="2">
            <text:p>Application</text:p>
          </table:table-cell>
          <table:table-cell table:style-name="ce74" office:value-type="string" calcext:value-type="string" table:number-columns-spanned="1" table:number-rows-spanned="2">
            <text:p>Categories</text:p>
          </table:table-cell>
          <table:table-cell table:style-name="ce74" office:value-type="string" calcext:value-type="string" table:number-columns-spanned="3" table:number-rows-spanned="1">
            <text:p>Dataset Split</text:p>
          </table:table-cell>
          <table:covered-table-cell table:number-columns-repeated="2"/>
          <table:table-cell table:style-name="ce74" office:value-type="string" calcext:value-type="string" table:number-columns-spanned="1" table:number-rows-spanned="2">
            <text:p>Size</text:p>
          </table:table-cell>
          <table:table-cell/>
          <table:table-cell table:style-name="ce74" office:value-type="string" calcext:value-type="string" table:number-columns-spanned="2" table:number-rows-spanned="1">
            <text:p>Audio Classification</text:p>
          </table:table-cell>
          <table:covered-table-cell/>
          <table:table-cell/>
          <table:table-cell table:style-name="ce74" office:value-type="string" calcext:value-type="string" table:number-columns-spanned="2" table:number-rows-spanned="1">
            <text:p>Fruit Classification</text:p>
          </table:table-cell>
          <table:covered-table-cell/>
          <table:table-cell/>
          <table:table-cell table:style-name="ce74" office:value-type="string" calcext:value-type="string" table:number-columns-spanned="2" table:number-rows-spanned="1">
            <text:p>Scene Classification</text:p>
          </table:table-cell>
          <table:covered-table-cell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covered-table-cell/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Details</text:p>
          </table:table-cell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Details</text:p>
          </table:table-cell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Detai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10" calcext:value-type="float">
            <text:p>10</text:p>
          </table:table-cell>
          <table:table-cell office:value-type="float" office:value="2160" calcext:value-type="float">
            <text:p>2160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64x64x1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hape=64x64x1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<text:span text:style-name="T1">shape=</text:span>100x100x3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hape=150x150x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131" calcext:value-type="float">
            <text:p>131</text:p>
          </table:table-cell>
          <table:table-cell office:value-type="float" office:value="50769" calcext:value-type="float">
            <text:p>50769</text:p>
          </table:table-cell>
          <table:table-cell office:value-type="float" office:value="16923" calcext:value-type="float">
            <text:p>16923</text:p>
          </table:table-cell>
          <table:table-cell office:value-type="float" office:value="22688" calcext:value-type="float">
            <text:p>22688</text:p>
          </table:table-cell>
          <table:table-cell office:value-type="string" calcext:value-type="string">
            <text:p>100x100x3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64x64x32, kernel=3x3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100x100x48, kernel=5x5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150x150x48, kernel=5x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</text:p>
          </table:table-cell>
          <table:table-cell office:value-type="float" office:value="6" calcext:value-type="float">
            <text:p>6</text:p>
          </table:table-cell>
          <table:table-cell office:value-type="float" office:value="11929" calcext:value-type="float">
            <text:p>11929</text:p>
          </table:table-cell>
          <table:table-cell office:value-type="float" office:value="2105" calcext:value-type="float">
            <text:p>21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50x150x3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64x64x32, kernel=3x3</text:p>
          </table:table-cell>
          <table:table-cell/>
          <table:table-cell office:value-type="string" calcext:value-type="string">
            <text:p>MaxPooling2D</text:p>
          </table:table-cell>
          <table:table-cell office:value-type="string" calcext:value-type="string">
            <text:p>pool_size=2x2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150x150x48, kernel=3x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axPooling2D</text:p>
          </table:table-cell>
          <table:table-cell office:value-type="string" calcext:value-type="string">
            <text:p>pool_size=2x2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50x50x32, kernel=5x5</text:p>
          </table:table-cell>
          <table:table-cell/>
          <table:table-cell office:value-type="string" calcext:value-type="string">
            <text:p>MaxPooling2D</text:p>
          </table:table-cell>
          <table:table-cell office:value-type="string" calcext:value-type="string">
            <text:p>pool_size=2x2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Performance (inferences/s)</text:p>
          </table:table-cell>
          <table:covered-table-cell table:style-name="ce10" office:value-type="string" calcext:value-type="string">
            <text:p>Performance – OpenVINO (inferences/second)</text:p>
          </table:covered-table-cell>
        </table:table-row>
        <table:table-row table:style-name="ro1">
          <table:table-cell table:number-columns-repeated="7"/>
          <table:table-cell office:value-type="string" calcext:value-type="string">
            <text:p>Conv2D</text:p>
          </table:table-cell>
          <table:table-cell office:value-type="string" calcext:value-type="string">
            <text:p>shape=32x32x16, kernel=3x3</text:p>
          </table:table-cell>
          <table:table-cell/>
          <table:table-cell office:value-type="string" calcext:value-type="string">
            <text:p>MaxPooling2D</text:p>
          </table:table-cell>
          <table:table-cell office:value-type="string" calcext:value-type="string">
            <text:p>pool_size=2x2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75x75x32, kernel=5x5</text:p>
          </table:table-cell>
          <table:table-cell table:number-columns-repeated="4"/>
          <table:table-cell table:style-name="ce10" office:value-type="string" calcext:value-type="string">
            <text:p>Tensorflow</text:p>
          </table:table-cell>
          <table:table-cell table:style-name="ce10" office:value-type="string" calcext:value-type="string">
            <text:p>OpenVIN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nv2D</text:p>
          </table:table-cell>
          <table:table-cell office:value-type="string" calcext:value-type="string">
            <text:p>shape=32x32x16, kernel=3x3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12x12x24, kernel=5x5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75x75x32, kernel=3x3</text:p>
          </table:table-cell>
          <table:table-cell table:number-columns-repeated="3"/>
          <table:table-cell table:style-name="ce52" office:value-type="string" calcext:value-type="string">
            <text:p>Baseline</text:p>
          </table:table-cell>
          <table:table-cell table:style-name="ce58" office:value-type="float" office:value="5.9" calcext:value-type="float">
            <text:p>5.9</text:p>
          </table:table-cell>
          <table:table-cell table:style-name="ce58" office:value-type="float" office:value="6.2" calcext:value-type="float">
            <text:p>6.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xPooling2D</text:p>
          </table:table-cell>
          <table:table-cell office:value-type="string" calcext:value-type="string">
            <text:p>pool_size=2x2</text:p>
          </table:table-cell>
          <table:table-cell/>
          <table:table-cell office:value-type="string" calcext:value-type="string">
            <text:p>MaxPooling2D</text:p>
          </table:table-cell>
          <table:table-cell office:value-type="string" calcext:value-type="string">
            <text:p>pool_size=2x2</text:p>
          </table:table-cell>
          <table:table-cell/>
          <table:table-cell office:value-type="string" calcext:value-type="string">
            <text:p>MaxPooling2D</text:p>
          </table:table-cell>
          <table:table-cell office:value-type="string" calcext:value-type="string">
            <text:p>pool_size=2x2</text:p>
          </table:table-cell>
          <table:table-cell table:number-columns-repeated="3"/>
          <table:table-cell table:style-name="ce52" office:value-type="string" calcext:value-type="string">
            <text:p>Reduced Input Size</text:p>
          </table:table-cell>
          <table:table-cell table:number-columns-repeated="2" table:style-name="ce58" office:value-type="float" office:value="6" calcext:value-type="float">
            <text:p>6.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latten</text:p>
          </table:table-cell>
          <table:table-cell table:number-columns-repeated="2"/>
          <table:table-cell office:value-type="string" calcext:value-type="string">
            <text:p>Flatten</text:p>
          </table:table-cell>
          <table:table-cell table:number-columns-repeated="2"/>
          <table:table-cell office:value-type="string" calcext:value-type="string">
            <text:p>Conv2D</text:p>
          </table:table-cell>
          <table:table-cell office:value-type="string" calcext:value-type="string">
            <text:p>shape=37x37x24, kernel=5x5</text:p>
          </table:table-cell>
          <table:table-cell table:number-columns-repeated="3"/>
          <table:table-cell table:style-name="ce52" office:value-type="string" calcext:value-type="string">
            <text:p>Reduced Layers Size</text:p>
          </table:table-cell>
          <table:table-cell table:number-columns-repeated="2" table:style-name="ce58" office:value-type="float" office:value="6.1" calcext:value-type="float">
            <text:p>6.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opout</text:p>
          </table:table-cell>
          <table:table-cell office:value-type="string" calcext:value-type="string">
            <text:p>rate=0.25</text:p>
          </table:table-cell>
          <table:table-cell/>
          <table:table-cell office:value-type="string" calcext:value-type="string">
            <text:p>Dropout</text:p>
          </table:table-cell>
          <table:table-cell office:value-type="string" calcext:value-type="string">
            <text:p>rate=0.25</text:p>
          </table:table-cell>
          <table:table-cell/>
          <table:table-cell office:value-type="string" calcext:value-type="string">
            <text:p>Conv2D</text:p>
          </table:table-cell>
          <table:table-cell office:value-type="string" calcext:value-type="string">
            <text:p>shape=37x37x24, kernel=3x3</text:p>
          </table:table-cell>
          <table:table-cell table:number-columns-repeated="3"/>
          <table:table-cell table:style-name="ce52" office:value-type="string" calcext:value-type="string">
            <text:p>Pruning</text:p>
          </table:table-cell>
          <table:table-cell table:style-name="ce58" office:value-type="float" office:value="5.9" calcext:value-type="float">
            <text:p>5.9</text:p>
          </table:table-cell>
          <table:table-cell table:style-name="ce58" office:value-type="float" office:value="6.1" calcext:value-type="float">
            <text:p>6.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nse</text:p>
          </table:table-cell>
          <table:table-cell office:value-type="string" calcext:value-type="string">
            <text:p>size=32</text:p>
          </table:table-cell>
          <table:table-cell/>
          <table:table-cell office:value-type="string" calcext:value-type="string">
            <text:p>Dense</text:p>
          </table:table-cell>
          <table:table-cell office:value-type="string" calcext:value-type="string">
            <text:p>size=128</text:p>
          </table:table-cell>
          <table:table-cell/>
          <table:table-cell office:value-type="string" calcext:value-type="string">
            <text:p>MaxPooling2D</text:p>
          </table:table-cell>
          <table:table-cell office:value-type="string" calcext:value-type="string">
            <text:p>pool_size=2x2</text:p>
          </table:table-cell>
          <table:table-cell table:number-columns-repeated="3"/>
          <table:table-cell table:style-name="ce52" office:value-type="string" calcext:value-type="string">
            <text:p>Separable Convolution</text:p>
          </table:table-cell>
          <table:table-cell table:style-name="ce58" office:value-type="float" office:value="5.4" calcext:value-type="float">
            <text:p>5.4</text:p>
          </table:table-cell>
          <table:table-cell table:style-name="ce58" office:value-type="float" office:value="6.2" calcext:value-type="float">
            <text:p>6.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opout</text:p>
          </table:table-cell>
          <table:table-cell office:value-type="string" calcext:value-type="string">
            <text:p>rate=0.25</text:p>
          </table:table-cell>
          <table:table-cell/>
          <table:table-cell office:value-type="string" calcext:value-type="string">
            <text:p>Dropout</text:p>
          </table:table-cell>
          <table:table-cell office:value-type="string" calcext:value-type="string">
            <text:p>rate=0.25</text:p>
          </table:table-cell>
          <table:table-cell/>
          <table:table-cell office:value-type="string" calcext:value-type="string">
            <text:p>Flatten</text:p>
          </table:table-cell>
          <table:table-cell table:number-columns-repeated="4"/>
          <table:table-cell table:style-name="ce52" office:value-type="string" calcext:value-type="string">
            <text:p>Combined</text:p>
          </table:table-cell>
          <table:table-cell table:style-name="ce58" office:value-type="float" office:value="5" calcext:value-type="float">
            <text:p>5.0</text:p>
          </table:table-cell>
          <table:table-cell table:style-name="ce58" office:value-type="float" office:value="5.9" calcext:value-type="float">
            <text:p>5.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nse (Output)</text:p>
          </table:table-cell>
          <table:table-cell office:value-type="string" calcext:value-type="string">
            <text:p>size=10, activation=softmax</text:p>
          </table:table-cell>
          <table:table-cell/>
          <table:table-cell office:value-type="string" calcext:value-type="string">
            <text:p>Dense</text:p>
          </table:table-cell>
          <table:table-cell office:value-type="string" calcext:value-type="string">
            <text:p><text:span text:style-name="T1">size=</text:span>64</text:p>
          </table:table-cell>
          <table:table-cell/>
          <table:table-cell office:value-type="string" calcext:value-type="string">
            <text:p>Dropout</text:p>
          </table:table-cell>
          <table:table-cell office:value-type="string" calcext:value-type="string">
            <text:p>rate=0.25</text:p>
          </table:table-cell>
          <table:table-cell table:number-columns-repeated="3"/>
          <table:table-cell table:style-name="ce52" office:value-type="string" calcext:value-type="string">
            <text:p>Combined without Separable Convolution</text:p>
          </table:table-cell>
          <table:table-cell table:style-name="ce58" office:value-type="float" office:value="5.9" calcext:value-type="float">
            <text:p>5.9</text:p>
          </table:table-cell>
          <table:table-cell table:style-name="ce58" office:value-type="float" office:value="6" calcext:value-type="float">
            <text:p>6.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ropout</text:p>
          </table:table-cell>
          <table:table-cell office:value-type="string" calcext:value-type="string">
            <text:p>rate=0.25</text:p>
          </table:table-cell>
          <table:table-cell/>
          <table:table-cell office:value-type="string" calcext:value-type="string">
            <text:p>Dense</text:p>
          </table:table-cell>
          <table:table-cell office:value-type="string" calcext:value-type="string">
            <text:p>size=25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otal params</text:p>
          </table:table-cell>
          <table:table-cell office:value-type="float" office:value="147946" calcext:value-type="float">
            <text:p>147946</text:p>
          </table:table-cell>
          <table:table-cell/>
          <table:table-cell office:value-type="string" calcext:value-type="string">
            <text:p>Dense (Output)</text:p>
          </table:table-cell>
          <table:table-cell office:value-type="string" calcext:value-type="string">
            <text:p>size=131, activation=softmax</text:p>
          </table:table-cell>
          <table:table-cell/>
          <table:table-cell office:value-type="string" calcext:value-type="string">
            <text:p>Dropout</text:p>
          </table:table-cell>
          <table:table-cell office:value-type="string" calcext:value-type="string">
            <text:p>rate=0.2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Dense</text:p>
          </table:table-cell>
          <table:table-cell office:value-type="string" calcext:value-type="string">
            <text:p>size=128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Total params</text:p>
          </table:table-cell>
          <table:table-cell office:value-type="float" office:value="520571" calcext:value-type="float">
            <text:p>520571</text:p>
          </table:table-cell>
          <table:table-cell/>
          <table:table-cell office:value-type="string" calcext:value-type="string">
            <text:p>Dropout</text:p>
          </table:table-cell>
          <table:table-cell office:value-type="string" calcext:value-type="string">
            <text:p>rate=0.2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Dense</text:p>
          </table:table-cell>
          <table:table-cell office:value-type="string" calcext:value-type="string">
            <text:p>size=64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Dropout</text:p>
          </table:table-cell>
          <table:table-cell office:value-type="string" calcext:value-type="string">
            <text:p>rate=0.2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Dense (Output)</text:p>
          </table:table-cell>
          <table:table-cell office:value-type="string" calcext:value-type="string">
            <text:p>size=6, activation=softmax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Total params</text:p>
          </table:table-cell>
          <table:table-cell office:value-type="float" office:value="2128998" calcext:value-type="float">
            <text:p>212899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 number:title="User-defined">
      <number:number number:decimal-places="4" loext:min-decimal-places="4" number:min-integer-digits="1"/>
    </number:number-style>
    <number:number-style style:name="N124" number:title="User-defined">
      <number:number number:decimal-places="1" loext:min-decimal-places="1" number:min-integer-digits="1"/>
    </number:number-style>
    <number:number-style style:name="N125">
      <number:number number:decimal-places="6" loext:min-decimal-places="6" number:min-integer-digits="1"/>
    </number:number-style>
    <number:percentage-style style:name="N126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8:59:17.621384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07:55:01.792559072</meta:creation-date>
    <dc:date>2020-11-20T22:03:59.755200365</dc:date>
    <meta:editing-duration>PT19H11M9S</meta:editing-duration>
    <meta:editing-cycles>103</meta:editing-cycles>
    <meta:generator>LibreOffice/6.4.6.2$Linux_X86_64 LibreOffice_project/40$Build-2</meta:generator>
    <meta:document-statistic meta:table-count="8" meta:cell-count="3259" meta:object-count="2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link-data-style-to-source="fals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423cm" svg:y="0.185cm" style:legend-expansion="wide" chart:style-name="ch2"/>
        <chart:plot-area chart:style-name="ch3" table:cell-range-address="'time measurements'.O2:'time measurements'.Q7" chart:data-source-has-labels="both" svg:x="1.331cm" svg:y="0.963cm" svg:width="14.349cm" svg:height="7.857cm">
          <chartooo:coordinate-region svg:x="2.614cm" svg:y="1.162cm" svg:width="13.066cm" svg:height="7.011cm"/>
          <chart:axis chart:dimension="x" chart:name="primary-x" chart:style-name="ch4" chartooo:axis-type="auto">
            <chartooo:date-scale/>
            <chart:categories table:cell-range-address="'time measurements'.O3:'time measurements'.O7"/>
          </chart:axis>
          <chart:axis chart:dimension="x" chart:name="secondary-x" chart:style-name="ch5"/>
          <chart:axis chart:dimension="y" chart:name="primary-y" chart:style-name="ch6">
            <chart:title svg:x="0.451cm" svg:y="6.695cm" chart:style-name="ch7">
              <text:p>Relative Execution Tim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ime measurements'.P3:'time measurements'.P7" chart:label-cell-address="'time measurements'.P2:'time measurements'.P2" chart:class="chart:bar">
            <chart:data-point chart:style-name="ch11"/>
            <chart:data-point chart:repeated="4"/>
          </chart:series>
          <chart:series chart:style-name="ch12" chart:values-cell-range-address="'time measurements'.Q3:'time measurements'.Q7" chart:label-cell-address="'time measurements'.Q2:'time measurements'.Q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time measurements'.P2:'time measurements'.P2</svg:desc>
                </draw:g>
              </table:table-cell>
              <table:table-cell office:value-type="string">
                <text:p>MYRIAD</text:p>
                <draw:g>
                  <svg:desc>'time measurements'.Q2:'time measurements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scholes</text:p>
                <draw:g>
                  <svg:desc>'time measurements'.O3:'time measurements'.O7</svg:desc>
                </draw:g>
              </table:table-cell>
              <table:table-cell office:value-type="float" office:value="0.33607113932542">
                <text:p>0.33607113932542</text:p>
                <draw:g>
                  <svg:desc>'time measurements'.P3:'time measurements'.P7</svg:desc>
                </draw:g>
              </table:table-cell>
              <table:table-cell office:value-type="float" office:value="2.62840010144062">
                <text:p>2.62840010144062</text:p>
                <draw:g>
                  <svg:desc>'time measurements'.Q3:'time measurements'.Q7</svg:desc>
                </draw:g>
              </table:table-cell>
            </table:table-row>
            <table:table-row>
              <table:table-cell office:value-type="string">
                <text:p>inversek2j</text:p>
              </table:table-cell>
              <table:table-cell office:value-type="float" office:value="0.136970629982981">
                <text:p>0.136970629982981</text:p>
              </table:table-cell>
              <table:table-cell office:value-type="float" office:value="1.21791578099953">
                <text:p>1.21791578099953</text:p>
              </table:table-cell>
            </table:table-row>
            <table:table-row>
              <table:table-cell office:value-type="string">
                <text:p>jmeint</text:p>
              </table:table-cell>
              <table:table-cell office:value-type="float" office:value="0.618695077761393">
                <text:p>0.618695077761393</text:p>
              </table:table-cell>
              <table:table-cell office:value-type="float" office:value="8.94032902635171">
                <text:p>8.94032902635171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5.68625536022237">
                <text:p>5.68625536022237</text:p>
              </table:table-cell>
              <table:table-cell office:value-type="float" office:value="38.2829519942744">
                <text:p>38.2829519942744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0.524653859883673">
                <text:p>0.524653859883673</text:p>
              </table:table-cell>
              <table:table-cell office:value-type="float" office:value="3.44171170902598">
                <text:p>3.44171170902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7.053cm" svg:y="0.185cm" style:legend-expansion="wide" chart:style-name="ch2"/>
        <chart:plot-area chart:style-name="ch3" table:cell-range-address="'time measurements'.O116:'time measurements'.P121" chart:data-source-has-labels="both" svg:x="1.331cm" svg:y="0.963cm" svg:width="14.349cm" svg:height="7.857cm">
          <chartooo:coordinate-region svg:x="2.614cm" svg:y="1.162cm" svg:width="13.066cm" svg:height="7.011cm"/>
          <chart:axis chart:dimension="x" chart:name="primary-x" chart:style-name="ch4" chartooo:axis-type="auto">
            <chartooo:date-scale/>
            <chart:categories table:cell-range-address="'time measurements'.O117:'time measurements'.O121"/>
          </chart:axis>
          <chart:axis chart:dimension="y" chart:name="primary-y" chart:style-name="ch5">
            <chart:title svg:x="0.451cm" svg:y="6.695cm" chart:style-name="ch6">
              <text:p>Relative Execution Time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time measurements'.P117:'time measurements'.P121" chart:label-cell-address="'time measurements'.P116:'time measurements'.P11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RIAD</text:p>
                <draw:g>
                  <svg:desc>'time measurements'.P116:'time measurements'.P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scholes</text:p>
                <draw:g>
                  <svg:desc>'time measurements'.O117:'time measurements'.O121</svg:desc>
                </draw:g>
              </table:table-cell>
              <table:table-cell office:value-type="float" office:value="0.786248579915217">
                <text:p>0.786248579915217</text:p>
                <draw:g>
                  <svg:desc>'time measurements'.P117:'time measurements'.P121</svg:desc>
                </draw:g>
              </table:table-cell>
            </table:table-row>
            <table:table-row>
              <table:table-cell office:value-type="string">
                <text:p>inversek2j</text:p>
              </table:table-cell>
              <table:table-cell office:value-type="float" office:value="0.411695929563101">
                <text:p>0.411695929563101</text:p>
              </table:table-cell>
            </table:table-row>
            <table:table-row>
              <table:table-cell office:value-type="string">
                <text:p>jmeint</text:p>
              </table:table-cell>
              <table:table-cell office:value-type="float" office:value="4.15507695954726">
                <text:p>4.15507695954726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22.0466324158701">
                <text:p>22.0466324158701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1.19030565242607">
                <text:p>1.190305652426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loext:label-stroke-color="#3465a4" chart:link-data-style-to-source="fals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38cm" svg:height="12.539cm" xlink:href=".." xlink:type="simple" chart:class="chart:bar" chart:style-name="ch1">
        <chart:title svg:x="9.427cm" svg:y="0.386cm" chart:style-name="ch2">
          <text:p>Audio Classification - Accuracy</text:p>
        </chart:title>
        <chart:plot-area chart:style-name="ch3" table:cell-range-address="part2_measurements.B4:part2_measurements.C11" chart:data-source-has-labels="both" svg:x="1.515cm" svg:y="1.415cm" svg:width="23.219cm" svg:height="10.874cm">
          <chartooo:coordinate-region svg:x="2.454cm" svg:y="1.614cm" svg:width="21.767cm" svg:height="10.028cm"/>
          <chart:axis chart:dimension="x" chart:name="primary-x" chart:style-name="ch4" chartooo:axis-type="auto">
            <chartooo:date-scale/>
            <chart:categories table:cell-range-address="part2_measurements.B5:part2_measurements.B11"/>
          </chart:axis>
          <chart:axis chart:dimension="y" chart:name="primary-y" chart:style-name="ch5">
            <chart:title svg:x="0.451cm" svg:y="7.862cm" chart:style-name="ch6">
              <text:p>Accuracy (%)</text:p>
            </chart:title>
            <chart:grid chart:style-name="ch7" chart:class="major"/>
          </chart:axis>
          <chart:series chart:style-name="ch8" chart:values-cell-range-address="part2_measurements.C5:part2_measurements.C11" chart:label-cell-address="part2_measurements.C4:part2_measurements.C4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rt2_measurements.C4:part2_measurements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5:part2_measurements.B11</svg:desc>
                </draw:g>
              </table:table-cell>
              <table:table-cell office:value-type="float" office:value="0.955">
                <text:p>0.955</text:p>
                <draw:g>
                  <svg:desc>part2_measurements.C5:part2_measurements.C11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0.961666666666667">
                <text:p>0.961666666666667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0.946666666666667">
                <text:p>0.946666666666667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0.965">
                <text:p>0.9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loext:label-stroke-color="#3465a4" chart:link-data-style-to-source="fals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38cm" svg:height="12.543cm" xlink:href=".." xlink:type="simple" chart:class="chart:bar" chart:style-name="ch1">
        <chart:title svg:x="9.533cm" svg:y="0.386cm" chart:style-name="ch2">
          <text:p>Fruit Classification - Accuracy</text:p>
        </chart:title>
        <chart:plot-area chart:style-name="ch3" table:cell-range-address="part2_measurements.B15:part2_measurements.C22" chart:data-source-has-labels="both" svg:x="1.515cm" svg:y="1.415cm" svg:width="23.219cm" svg:height="10.878cm">
          <chartooo:coordinate-region svg:x="2.454cm" svg:y="1.614cm" svg:width="21.767cm" svg:height="10.032cm"/>
          <chart:axis chart:dimension="x" chart:name="primary-x" chart:style-name="ch4" chartooo:axis-type="auto">
            <chartooo:date-scale/>
            <chart:categories table:cell-range-address="part2_measurements.B16:part2_measurements.B22"/>
          </chart:axis>
          <chart:axis chart:dimension="y" chart:name="primary-y" chart:style-name="ch5">
            <chart:title svg:x="0.451cm" svg:y="7.864cm" chart:style-name="ch6">
              <text:p>Accuracy (%)</text:p>
            </chart:title>
            <chart:grid chart:style-name="ch7" chart:class="major"/>
          </chart:axis>
          <chart:series chart:style-name="ch8" chart:values-cell-range-address="part2_measurements.C16:part2_measurements.C22" chart:label-cell-address="part2_measurements.C15:part2_measurements.C15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rt2_measurements.C15:part2_measurements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16:part2_measurements.B22</svg:desc>
                </draw:g>
              </table:table-cell>
              <table:table-cell office:value-type="float" office:value="0.976066643159379">
                <text:p>0.976066643159379</text:p>
                <draw:g>
                  <svg:desc>part2_measurements.C16:part2_measurements.C22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0.977741537376587">
                <text:p>0.977741537376587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0.977388928067701">
                <text:p>0.977388928067701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0.964430535966149">
                <text:p>0.964430535966149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0.978490832157969">
                <text:p>0.978490832157969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0.94054125528914">
                <text:p>0.94054125528914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0.942348377997179">
                <text:p>0.9423483779971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38cm" svg:height="12.538cm" xlink:href=".." xlink:type="simple" chart:class="chart:bar" chart:style-name="ch1">
        <chart:title svg:x="9.361cm" svg:y="0.386cm" chart:style-name="ch2">
          <text:p>Scene Classification - Accuracy</text:p>
        </chart:title>
        <chart:plot-area chart:style-name="ch3" table:cell-range-address="part2_measurements.B26:part2_measurements.C33" chart:data-source-has-labels="both" svg:x="1.515cm" svg:y="1.415cm" svg:width="23.219cm" svg:height="10.873cm">
          <chartooo:coordinate-region svg:x="2.454cm" svg:y="1.614cm" svg:width="21.767cm" svg:height="10.027cm"/>
          <chart:axis chart:dimension="x" chart:name="primary-x" chart:style-name="ch4" chartooo:axis-type="auto">
            <chartooo:date-scale/>
            <chart:categories table:cell-range-address="part2_measurements.B27:part2_measurements.B33"/>
          </chart:axis>
          <chart:axis chart:dimension="y" chart:name="primary-y" chart:style-name="ch5">
            <chart:title svg:x="0.451cm" svg:y="7.861cm" chart:style-name="ch6">
              <text:p>Accuracy (%)</text:p>
            </chart:title>
            <chart:grid chart:style-name="ch7" chart:class="major"/>
          </chart:axis>
          <chart:series chart:style-name="ch8" chart:values-cell-range-address="part2_measurements.C27:part2_measurements.C33" chart:label-cell-address="part2_measurements.C26:part2_measurements.C26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rt2_measurements.C26:part2_measurements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27:part2_measurements.B33</svg:desc>
                </draw:g>
              </table:table-cell>
              <table:table-cell office:value-type="float" office:value="0.836666666666667">
                <text:p>0.836666666666667</text:p>
                <draw:g>
                  <svg:desc>part2_measurements.C27:part2_measurements.C33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0.834333333333333">
                <text:p>0.834333333333333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0.814666666666667">
                <text:p>0.814666666666667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0.855">
                <text:p>0.8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7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37cm" svg:height="12.545cm" xlink:href=".." xlink:type="simple" chart:class="chart:bar" chart:style-name="ch1">
        <chart:title svg:x="9.095cm" svg:y="0.386cm" chart:style-name="ch2">
          <text:p>Audio Classification - Performance</text:p>
        </chart:title>
        <chart:legend chart:legend-position="top" svg:x="10.406cm" svg:y="1.35cm" style:legend-expansion="wide" chart:style-name="ch3"/>
        <chart:plot-area chart:style-name="ch4" table:cell-range-address="part2_measurements.B5:part2_measurements.B11 part2_measurements.D4:part2_measurements.E11" chart:data-source-has-labels="both" svg:x="1.515cm" svg:y="2.198cm" svg:width="23.218cm" svg:height="10.097cm">
          <chartooo:coordinate-region svg:x="2.322cm" svg:y="2.397cm" svg:width="22.092cm" svg:height="9.251cm"/>
          <chart:axis chart:dimension="x" chart:name="primary-x" chart:style-name="ch5" chartooo:axis-type="auto">
            <chartooo:date-scale/>
            <chart:categories table:cell-range-address="part2_measurements.B5:part2_measurements.B11"/>
          </chart:axis>
          <chart:axis chart:dimension="y" chart:name="primary-y" chart:style-name="ch6">
            <chart:title svg:x="0.451cm" svg:y="9.248cm" chart:style-name="ch7">
              <text:p>Performance (inferences/s)</text:p>
            </chart:title>
            <chart:grid chart:style-name="ch8" chart:class="major"/>
          </chart:axis>
          <chart:series chart:style-name="ch9" chart:values-cell-range-address="part2_measurements.D5:part2_measurements.D11" chart:label-cell-address="part2_measurements.D4:part2_measurements.D4" chart:class="chart:bar">
            <chart:data-point chart:repeated="7"/>
          </chart:series>
          <chart:series chart:style-name="ch10" chart:values-cell-range-address="part2_measurements.E5:part2_measurements.E11" chart:label-cell-address="part2_measurements.E4:part2_measurements.E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orflow</text:p>
                <draw:g>
                  <svg:desc>part2_measurements.D4:part2_measurements.D4</svg:desc>
                </draw:g>
              </table:table-cell>
              <table:table-cell office:value-type="string">
                <text:p>OpenVINO</text:p>
                <draw:g>
                  <svg:desc>part2_measurements.E4:part2_measurement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5:part2_measurements.B11</svg:desc>
                </draw:g>
              </table:table-cell>
              <table:table-cell office:value-type="float" office:value="96.1904418666131">
                <text:p>96.1904418666131</text:p>
                <draw:g>
                  <svg:desc>part2_measurements.D5:part2_measurements.D11</svg:desc>
                </draw:g>
              </table:table-cell>
              <table:table-cell office:value-type="float" office:value="653.22">
                <text:p>653.22</text:p>
                <draw:g>
                  <svg:desc>part2_measurements.E5:part2_measurements.E11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159.239493285328">
                <text:p>159.239493285328</text:p>
              </table:table-cell>
              <table:table-cell office:value-type="float" office:value="669.79">
                <text:p>669.79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157.026389145523">
                <text:p>157.026389145523</text:p>
              </table:table-cell>
              <table:table-cell office:value-type="float" office:value="663.93">
                <text:p>663.93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95.3532495393595">
                <text:p>95.3532495393595</text:p>
              </table:table-cell>
              <table:table-cell office:value-type="float" office:value="664.99">
                <text:p>664.99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131.312456921441">
                <text:p>131.312456921441</text:p>
              </table:table-cell>
              <table:table-cell office:value-type="float" office:value="637.29">
                <text:p>637.29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260.67793885622">
                <text:p>260.67793885622</text:p>
              </table:table-cell>
              <table:table-cell office:value-type="float" office:value="590.03">
                <text:p>590.03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298.059808472987">
                <text:p>298.059808472987</text:p>
              </table:table-cell>
              <table:table-cell office:value-type="float" office:value="671.6">
                <text:p>671.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6cm" svg:height="12.544cm" xlink:href=".." xlink:type="simple" chart:class="chart:bar" chart:style-name="ch1">
        <chart:title svg:x="9.196cm" svg:y="0.386cm" chart:style-name="ch2">
          <text:p>Fruit Classification - Performance</text:p>
        </chart:title>
        <chart:legend chart:legend-position="top" svg:x="10.401cm" svg:y="1.35cm" style:legend-expansion="wide" chart:style-name="ch3"/>
        <chart:plot-area chart:style-name="ch4" table:cell-range-address="part2_measurements.B16:part2_measurements.B22 part2_measurements.D15:part2_measurements.E22" chart:data-source-has-labels="both" svg:x="1.515cm" svg:y="2.198cm" svg:width="23.207cm" svg:height="10.096cm">
          <chartooo:coordinate-region svg:x="2.322cm" svg:y="2.397cm" svg:width="22.08cm" svg:height="9.25cm"/>
          <chart:axis chart:dimension="x" chart:name="primary-x" chart:style-name="ch5" chartooo:axis-type="auto">
            <chartooo:date-scale/>
            <chart:categories table:cell-range-address="part2_measurements.B16:part2_measurements.B22"/>
          </chart:axis>
          <chart:axis chart:dimension="y" chart:name="primary-y" chart:style-name="ch6">
            <chart:title svg:x="0.451cm" svg:y="9.248cm" chart:style-name="ch7">
              <text:p>Performance (inferences/s)</text:p>
            </chart:title>
            <chart:grid chart:style-name="ch8" chart:class="major"/>
          </chart:axis>
          <chart:series chart:style-name="ch9" chart:values-cell-range-address="part2_measurements.D16:part2_measurements.D22" chart:label-cell-address="part2_measurements.D15:part2_measurements.D15" chart:class="chart:bar">
            <chart:data-point chart:repeated="7"/>
          </chart:series>
          <chart:series chart:style-name="ch10" chart:values-cell-range-address="part2_measurements.E16:part2_measurements.E22" chart:label-cell-address="part2_measurements.E15:part2_measurements.E1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orflow</text:p>
                <draw:g>
                  <svg:desc>part2_measurements.D15:part2_measurements.D15</svg:desc>
                </draw:g>
              </table:table-cell>
              <table:table-cell office:value-type="string">
                <text:p>OpenVINO</text:p>
                <draw:g>
                  <svg:desc>part2_measurements.E15:part2_measurements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16:part2_measurements.B22</svg:desc>
                </draw:g>
              </table:table-cell>
              <table:table-cell office:value-type="float" office:value="40.8211038783787">
                <text:p>40.8211038783787</text:p>
                <draw:g>
                  <svg:desc>part2_measurements.D16:part2_measurements.D22</svg:desc>
                </draw:g>
              </table:table-cell>
              <table:table-cell office:value-type="float" office:value="552.01">
                <text:p>552.01</text:p>
                <draw:g>
                  <svg:desc>part2_measurements.E16:part2_measurements.E22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73.3910331294631">
                <text:p>73.3910331294631</text:p>
              </table:table-cell>
              <table:table-cell office:value-type="float" office:value="554.48">
                <text:p>554.48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59.2200616527862">
                <text:p>59.2200616527862</text:p>
              </table:table-cell>
              <table:table-cell office:value-type="float" office:value="549.89">
                <text:p>549.89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41.2683903104546">
                <text:p>41.2683903104546</text:p>
              </table:table-cell>
              <table:table-cell office:value-type="float" office:value="553.07">
                <text:p>553.07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61.775559146506">
                <text:p>61.775559146506</text:p>
              </table:table-cell>
              <table:table-cell office:value-type="float" office:value="489.4">
                <text:p>489.4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142.064721481578">
                <text:p>142.064721481578</text:p>
              </table:table-cell>
              <table:table-cell office:value-type="float" office:value="525.68">
                <text:p>525.68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108.225125144724">
                <text:p>108.225125144724</text:p>
              </table:table-cell>
              <table:table-cell office:value-type="float" office:value="557.62">
                <text:p>557.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4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7cm" svg:height="12.544cm" xlink:href=".." xlink:type="simple" chart:class="chart:bar" chart:style-name="ch1">
        <chart:title svg:x="9.024cm" svg:y="0.386cm" chart:style-name="ch2">
          <text:p>Scene Classification - Performance</text:p>
        </chart:title>
        <chart:legend chart:legend-position="top" svg:x="10.401cm" svg:y="1.35cm" style:legend-expansion="wide" chart:style-name="ch3"/>
        <chart:plot-area chart:style-name="ch4" table:cell-range-address="part2_measurements.B27:part2_measurements.B33 part2_measurements.D26:part2_measurements.E33" chart:data-source-has-labels="both" svg:x="1.515cm" svg:y="2.198cm" svg:width="23.208cm" svg:height="10.096cm">
          <chartooo:coordinate-region svg:x="2.322cm" svg:y="2.397cm" svg:width="22.082cm" svg:height="9.25cm"/>
          <chart:axis chart:dimension="x" chart:name="primary-x" chart:style-name="ch5" chartooo:axis-type="auto">
            <chartooo:date-scale/>
            <chart:categories table:cell-range-address="part2_measurements.B27:part2_measurements.B33"/>
          </chart:axis>
          <chart:axis chart:dimension="y" chart:name="primary-y" chart:style-name="ch6">
            <chart:title svg:x="0.451cm" svg:y="9.248cm" chart:style-name="ch7">
              <text:p>Performance (inferences/s)</text:p>
            </chart:title>
            <chart:grid chart:style-name="ch8" chart:class="major"/>
          </chart:axis>
          <chart:series chart:style-name="ch9" chart:values-cell-range-address="part2_measurements.D27:part2_measurements.D33" chart:label-cell-address="part2_measurements.D26:part2_measurements.D26" chart:class="chart:bar">
            <chart:data-point chart:repeated="7"/>
          </chart:series>
          <chart:series chart:style-name="ch10" chart:values-cell-range-address="part2_measurements.E27:part2_measurements.E33" chart:label-cell-address="part2_measurements.E26:part2_measurements.E2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orflow</text:p>
                <draw:g>
                  <svg:desc>part2_measurements.D26:part2_measurements.D26</svg:desc>
                </draw:g>
              </table:table-cell>
              <table:table-cell office:value-type="string">
                <text:p>OpenVINO</text:p>
                <draw:g>
                  <svg:desc>part2_measurements.E26:part2_measurements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27:part2_measurements.B33</svg:desc>
                </draw:g>
              </table:table-cell>
              <table:table-cell office:value-type="float" office:value="8.16015579421589">
                <text:p>8.16015579421589</text:p>
                <draw:g>
                  <svg:desc>part2_measurements.D27:part2_measurements.D33</svg:desc>
                </draw:g>
              </table:table-cell>
              <table:table-cell office:value-type="float" office:value="163.57">
                <text:p>163.57</text:p>
                <draw:g>
                  <svg:desc>part2_measurements.E27:part2_measurements.E33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15.3284134296462">
                <text:p>15.3284134296462</text:p>
              </table:table-cell>
              <table:table-cell office:value-type="float" office:value="341.22">
                <text:p>341.22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12.5257786917361">
                <text:p>12.5257786917361</text:p>
              </table:table-cell>
              <table:table-cell office:value-type="float" office:value="197.06">
                <text:p>197.06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8.47840106126417">
                <text:p>8.47840106126417</text:p>
              </table:table-cell>
              <table:table-cell office:value-type="float" office:value="163.39">
                <text:p>163.39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14.9919569994925">
                <text:p>14.9919569994925</text:p>
              </table:table-cell>
              <table:table-cell office:value-type="float" office:value="130.09">
                <text:p>130.09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34.9219820798246">
                <text:p>34.9219820798246</text:p>
              </table:table-cell>
              <table:table-cell office:value-type="float" office:value="242.9">
                <text:p>242.9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22.9351509997071">
                <text:p>22.9351509997071</text:p>
              </table:table-cell>
              <table:table-cell office:value-type="float" office:value="398.59">
                <text:p>398.5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33cm" svg:height="12.543cm" xlink:href=".." xlink:type="simple" chart:class="chart:bar" chart:style-name="ch1">
        <chart:title svg:x="8.617cm" svg:y="0.386cm" chart:style-name="ch2">
          <text:p>Audio Classification - Energy Efficiency</text:p>
        </chart:title>
        <chart:legend chart:legend-position="top" svg:x="10.404cm" svg:y="1.35cm" style:legend-expansion="wide" chart:style-name="ch3"/>
        <chart:plot-area chart:style-name="ch4" table:cell-range-address="part2_measurements.B5:part2_measurements.B11 part2_measurements.H4:part2_measurements.I11" chart:data-source-has-labels="both" svg:x="1.515cm" svg:y="2.198cm" svg:width="23.214cm" svg:height="10.095cm">
          <chartooo:coordinate-region svg:x="2.136cm" svg:y="2.397cm" svg:width="22.101cm" svg:height="9.249cm"/>
          <chart:axis chart:dimension="x" chart:name="primary-x" chart:style-name="ch5" chartooo:axis-type="auto">
            <chartooo:date-scale/>
            <chart:categories table:cell-range-address="part2_measurements.B5:part2_measurements.B11"/>
          </chart:axis>
          <chart:axis chart:dimension="y" chart:name="primary-y" chart:style-name="ch6">
            <chart:title svg:x="0.451cm" svg:y="10.067cm" chart:style-name="ch7">
              <text:p>Performance per Watt (inferences/s/W)</text:p>
            </chart:title>
            <chart:grid chart:style-name="ch8" chart:class="major"/>
          </chart:axis>
          <chart:series chart:style-name="ch9" chart:values-cell-range-address="part2_measurements.H5:part2_measurements.H11" chart:label-cell-address="part2_measurements.H4:part2_measurements.H4" chart:class="chart:bar">
            <chart:data-point chart:repeated="7"/>
          </chart:series>
          <chart:series chart:style-name="ch10" chart:values-cell-range-address="part2_measurements.I5:part2_measurements.I11" chart:label-cell-address="part2_measurements.I4:part2_measurements.I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orflow</text:p>
                <draw:g>
                  <svg:desc>part2_measurements.H4:part2_measurements.H4</svg:desc>
                </draw:g>
              </table:table-cell>
              <table:table-cell office:value-type="string">
                <text:p>OpenVINO</text:p>
                <draw:g>
                  <svg:desc>part2_measurements.I4:part2_measurements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5:part2_measurements.B11</svg:desc>
                </draw:g>
              </table:table-cell>
              <table:table-cell office:value-type="float" office:value="16.3034647231548">
                <text:p>16.3034647231548</text:p>
                <draw:g>
                  <svg:desc>part2_measurements.H5:part2_measurements.H11</svg:desc>
                </draw:g>
              </table:table-cell>
              <table:table-cell office:value-type="float" office:value="105.358064516129">
                <text:p>105.358064516129</text:p>
                <draw:g>
                  <svg:desc>part2_measurements.I5:part2_measurements.I11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26.5399155475547">
                <text:p>26.5399155475547</text:p>
              </table:table-cell>
              <table:table-cell office:value-type="float" office:value="111.631666666667">
                <text:p>111.631666666667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25.7420310074628">
                <text:p>25.7420310074628</text:p>
              </table:table-cell>
              <table:table-cell office:value-type="float" office:value="108.840983606557">
                <text:p>108.840983606557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16.1615677185355">
                <text:p>16.1615677185355</text:p>
              </table:table-cell>
              <table:table-cell office:value-type="float" office:value="109.014754098361">
                <text:p>109.014754098361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24.3171216521187">
                <text:p>24.3171216521187</text:p>
              </table:table-cell>
              <table:table-cell office:value-type="float" office:value="102.788709677419">
                <text:p>102.788709677419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52.135587771244">
                <text:p>52.135587771244</text:p>
              </table:table-cell>
              <table:table-cell office:value-type="float" office:value="100.005084745763">
                <text:p>100.005084745763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50.518611605591">
                <text:p>50.518611605591</text:p>
              </table:table-cell>
              <table:table-cell office:value-type="float" office:value="111.933333333333">
                <text:p>111.9333333333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32cm" svg:height="12.544cm" xlink:href=".." xlink:type="simple" chart:class="chart:bar" chart:style-name="ch1">
        <chart:title svg:x="8.723cm" svg:y="0.386cm" chart:style-name="ch2">
          <text:p>Fruit Classification - Energy Efficiency</text:p>
        </chart:title>
        <chart:legend chart:legend-position="top" svg:x="10.404cm" svg:y="1.35cm" style:legend-expansion="wide" chart:style-name="ch3"/>
        <chart:plot-area chart:style-name="ch4" table:cell-range-address="part2_measurements.B16:part2_measurements.B22 part2_measurements.H15:part2_measurements.I22" chart:data-source-has-labels="both" svg:x="1.515cm" svg:y="2.198cm" svg:width="23.213cm" svg:height="10.096cm">
          <chartooo:coordinate-region svg:x="2.136cm" svg:y="2.397cm" svg:width="22.1cm" svg:height="9.25cm"/>
          <chart:axis chart:dimension="x" chart:name="primary-x" chart:style-name="ch5" chartooo:axis-type="auto">
            <chartooo:date-scale/>
            <chart:categories table:cell-range-address="part2_measurements.B16:part2_measurements.B22"/>
          </chart:axis>
          <chart:axis chart:dimension="y" chart:name="primary-y" chart:style-name="ch6">
            <chart:title svg:x="0.451cm" svg:y="10.068cm" chart:style-name="ch7">
              <text:p>Performance per Watt (inferences/s/W)</text:p>
            </chart:title>
            <chart:grid chart:style-name="ch8" chart:class="major"/>
          </chart:axis>
          <chart:series chart:style-name="ch9" chart:values-cell-range-address="part2_measurements.H16:part2_measurements.H22" chart:label-cell-address="part2_measurements.H15:part2_measurements.H15" chart:class="chart:bar">
            <chart:data-point chart:repeated="7"/>
          </chart:series>
          <chart:series chart:style-name="ch10" chart:values-cell-range-address="part2_measurements.I16:part2_measurements.I22" chart:label-cell-address="part2_measurements.I15:part2_measurements.I1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orflow</text:p>
                <draw:g>
                  <svg:desc>part2_measurements.H15:part2_measurements.H15</svg:desc>
                </draw:g>
              </table:table-cell>
              <table:table-cell office:value-type="string">
                <text:p>OpenVINO</text:p>
                <draw:g>
                  <svg:desc>part2_measurements.I15:part2_measurements.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16:part2_measurements.B22</svg:desc>
                </draw:g>
              </table:table-cell>
              <table:table-cell office:value-type="float" office:value="6.69198424235716">
                <text:p>6.69198424235716</text:p>
                <draw:g>
                  <svg:desc>part2_measurements.H16:part2_measurements.H22</svg:desc>
                </draw:g>
              </table:table-cell>
              <table:table-cell office:value-type="float" office:value="90.4934426229508">
                <text:p>90.4934426229508</text:p>
                <draw:g>
                  <svg:desc>part2_measurements.I16:part2_measurements.I22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12.2318388549105">
                <text:p>12.2318388549105</text:p>
              </table:table-cell>
              <table:table-cell office:value-type="float" office:value="88.0126984126984">
                <text:p>88.0126984126984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9.55162284722358">
                <text:p>9.55162284722358</text:p>
              </table:table-cell>
              <table:table-cell office:value-type="float" office:value="87.284126984127">
                <text:p>87.284126984127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6.65619198555719">
                <text:p>6.65619198555719</text:p>
              </table:table-cell>
              <table:table-cell office:value-type="float" office:value="86.4171875">
                <text:p>86.4171875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11.8799152204819">
                <text:p>11.8799152204819</text:p>
              </table:table-cell>
              <table:table-cell office:value-type="float" office:value="81.5666666666667">
                <text:p>81.5666666666667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27.3201387464573">
                <text:p>27.3201387464573</text:p>
              </table:table-cell>
              <table:table-cell office:value-type="float" office:value="87.6133333333333">
                <text:p>87.6133333333333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18.037520857454">
                <text:p>18.037520857454</text:p>
              </table:table-cell>
              <table:table-cell office:value-type="float" office:value="94.5118644067797">
                <text:p>94.511864406779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33cm" svg:height="12.544cm" xlink:href=".." xlink:type="simple" chart:class="chart:bar" chart:style-name="ch1">
        <chart:title svg:x="8.551cm" svg:y="0.386cm" chart:style-name="ch2">
          <text:p>Scene Classification - Energy Efficiency</text:p>
        </chart:title>
        <chart:legend chart:legend-position="top" svg:x="10.404cm" svg:y="1.35cm" style:legend-expansion="wide" chart:style-name="ch3"/>
        <chart:plot-area chart:style-name="ch4" table:cell-range-address="part2_measurements.B27:part2_measurements.B33 part2_measurements.H26:part2_measurements.I33" chart:data-source-has-labels="both" svg:x="1.515cm" svg:y="2.198cm" svg:width="23.214cm" svg:height="10.096cm">
          <chartooo:coordinate-region svg:x="2.136cm" svg:y="2.397cm" svg:width="22.287cm" svg:height="9.25cm"/>
          <chart:axis chart:dimension="x" chart:name="primary-x" chart:style-name="ch5" chartooo:axis-type="auto">
            <chartooo:date-scale/>
            <chart:categories table:cell-range-address="part2_measurements.B27:part2_measurements.B33"/>
          </chart:axis>
          <chart:axis chart:dimension="y" chart:name="primary-y" chart:style-name="ch6">
            <chart:title svg:x="0.451cm" svg:y="10.068cm" chart:style-name="ch7">
              <text:p>Performance per Watt (inferences/s/W)</text:p>
            </chart:title>
            <chart:grid chart:style-name="ch8" chart:class="major"/>
          </chart:axis>
          <chart:series chart:style-name="ch9" chart:values-cell-range-address="part2_measurements.H27:part2_measurements.H33" chart:label-cell-address="part2_measurements.H26:part2_measurements.H26" chart:class="chart:bar">
            <chart:data-point chart:repeated="7"/>
          </chart:series>
          <chart:series chart:style-name="ch10" chart:values-cell-range-address="part2_measurements.I27:part2_measurements.I33" chart:label-cell-address="part2_measurements.I26:part2_measurements.I2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orflow</text:p>
                <draw:g>
                  <svg:desc>part2_measurements.H26:part2_measurements.H26</svg:desc>
                </draw:g>
              </table:table-cell>
              <table:table-cell office:value-type="string">
                <text:p>OpenVINO</text:p>
                <draw:g>
                  <svg:desc>part2_measurements.I26:part2_measurements.I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27:part2_measurements.B33</svg:desc>
                </draw:g>
              </table:table-cell>
              <table:table-cell office:value-type="float" office:value="1.27502434284623">
                <text:p>1.27502434284623</text:p>
                <draw:g>
                  <svg:desc>part2_measurements.H27:part2_measurements.H33</svg:desc>
                </draw:g>
              </table:table-cell>
              <table:table-cell office:value-type="float" office:value="26.3822580645161">
                <text:p>26.3822580645161</text:p>
                <draw:g>
                  <svg:desc>part2_measurements.I27:part2_measurements.I33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2.39506459838222">
                <text:p>2.39506459838222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2.02028688576389">
                <text:p>2.02028688576389</text:p>
              </table:table-cell>
              <table:table-cell office:value-type="float" office:value="31.7838709677419">
                <text:p>31.7838709677419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1.36748404213938">
                <text:p>1.36748404213938</text:p>
              </table:table-cell>
              <table:table-cell office:value-type="float" office:value="25.9349206349206">
                <text:p>25.9349206349206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2.77628833323935">
                <text:p>2.77628833323935</text:p>
              </table:table-cell>
              <table:table-cell office:value-type="float" office:value="22.4293103448276">
                <text:p>22.4293103448276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6.34945128724084">
                <text:p>6.34945128724084</text:p>
              </table:table-cell>
              <table:table-cell office:value-type="float" office:value="42.6140350877193">
                <text:p>42.6140350877193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3.58361734370423">
                <text:p>3.58361734370423</text:p>
              </table:table-cell>
              <table:table-cell office:value-type="float" office:value="62.2796875">
                <text:p>62.27968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846cm" svg:y="0.185cm" style:legend-expansion="wide" chart:style-name="ch2"/>
        <chart:plot-area chart:style-name="ch3" table:cell-range-address="'time measurements'.O31:'time measurements'.Q36" chart:data-source-has-labels="both" svg:x="1.331cm" svg:y="0.963cm" svg:width="14.349cm" svg:height="7.857cm">
          <chartooo:coordinate-region svg:x="2.243cm" svg:y="1.163cm" svg:width="13.437cm" svg:height="7.01cm"/>
          <chart:axis chart:dimension="x" chart:name="primary-x" chart:style-name="ch4" chartooo:axis-type="auto">
            <chartooo:date-scale/>
            <chart:categories table:cell-range-address="'time measurements'.O32:'time measurements'.O36"/>
          </chart:axis>
          <chart:axis chart:dimension="y" chart:name="primary-y" chart:style-name="ch5">
            <chart:title svg:x="0.451cm" svg:y="6.695cm" chart:style-name="ch6">
              <text:p>Relative Execution Time</text:p>
            </chart:title>
            <chart:grid chart:style-name="ch7" chart:class="major"/>
          </chart:axis>
          <chart:series chart:style-name="ch8" chart:values-cell-range-address="'time measurements'.P32:'time measurements'.P36" chart:label-cell-address="'time measurements'.P31:'time measurements'.P31" chart:class="chart:bar">
            <chart:data-point chart:repeated="5"/>
          </chart:series>
          <chart:series chart:style-name="ch9" chart:values-cell-range-address="'time measurements'.Q32:'time measurements'.Q36" chart:label-cell-address="'time measurements'.Q31:'time measurements'.Q3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</text:p>
                <draw:g>
                  <svg:desc>'time measurements'.P31:'time measurements'.P31</svg:desc>
                </draw:g>
              </table:table-cell>
              <table:table-cell office:value-type="string">
                <text:p>RPi4</text:p>
                <draw:g>
                  <svg:desc>'time measurements'.Q31:'time measurements'.Q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scholes</text:p>
                <draw:g>
                  <svg:desc>'time measurements'.O32:'time measurements'.O36</svg:desc>
                </draw:g>
              </table:table-cell>
              <table:table-cell office:value-type="float" office:value="4.61204201575591">
                <text:p>4.61204201575591</text:p>
                <draw:g>
                  <svg:desc>'time measurements'.P32:'time measurements'.P36</svg:desc>
                </draw:g>
              </table:table-cell>
              <table:table-cell office:value-type="float" office:value="4.05513944921943">
                <text:p>4.05513944921943</text:p>
                <draw:g>
                  <svg:desc>'time measurements'.Q32:'time measurements'.Q36</svg:desc>
                </draw:g>
              </table:table-cell>
            </table:table-row>
            <table:table-row>
              <table:table-cell office:value-type="string">
                <text:p>inversek2j</text:p>
              </table:table-cell>
              <table:table-cell office:value-type="float" office:value="4.58749642836734">
                <text:p>4.58749642836734</text:p>
              </table:table-cell>
              <table:table-cell office:value-type="float" office:value="4.10805324437186">
                <text:p>4.10805324437186</text:p>
              </table:table-cell>
            </table:table-row>
            <table:table-row>
              <table:table-cell office:value-type="string">
                <text:p>jmeint</text:p>
              </table:table-cell>
              <table:table-cell office:value-type="float" office:value="5.78526462180329">
                <text:p>5.78526462180329</text:p>
              </table:table-cell>
              <table:table-cell office:value-type="float" office:value="5.33512736206036">
                <text:p>5.33512736206036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5.92290460223936">
                <text:p>5.92290460223936</text:p>
              </table:table-cell>
              <table:table-cell office:value-type="float" office:value="3.86868124435612">
                <text:p>3.86868124435612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4.09392696826095">
                <text:p>4.09392696826095</text:p>
              </table:table-cell>
              <table:table-cell office:value-type="float" office:value="3.66592900347116">
                <text:p>3.66592900347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43cm" svg:y="0.316cm" chart:style-name="ch2">
          <text:p>Weld Defect Detection - Accuracy</text:p>
        </chart:title>
        <chart:plot-area chart:style-name="ch3" table:cell-range-address="weld_results.A3:weld_results.B5" chart:data-source-has-labels="both" svg:x="1.331cm" svg:y="1.275cm" svg:width="14.349cm" svg:height="7.545cm">
          <chartooo:coordinate-region svg:x="2.614cm" svg:y="1.474cm" svg:width="13.066cm" svg:height="6.699cm"/>
          <chart:axis chart:dimension="x" chart:name="primary-x" chart:style-name="ch4" chartooo:axis-type="auto">
            <chartooo:date-scale/>
            <chart:categories table:cell-range-address="weld_results.A4:weld_results.A5"/>
          </chart:axis>
          <chart:axis chart:dimension="y" chart:name="primary-y" chart:style-name="ch5">
            <chart:title svg:x="0.451cm" svg:y="6.057cm" chart:style-name="ch6">
              <text:p>Accuracy (%)</text:p>
            </chart:title>
            <chart:grid chart:style-name="ch7" chart:class="major"/>
          </chart:axis>
          <chart:series chart:style-name="ch8" chart:values-cell-range-address="weld_results.B4:weld_results.B5" chart:label-cell-address="weld_results.B3:weld_results.B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(%)</text:p>
                <draw:g>
                  <svg:desc>weld_results.B3:weld_results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P16</text:p>
                <draw:g>
                  <svg:desc>weld_results.A4:weld_results.A5</svg:desc>
                </draw:g>
              </table:table-cell>
              <table:table-cell office:value-type="float" office:value="0.985697940503432">
                <text:p>0.985697940503432</text:p>
                <draw:g>
                  <svg:desc>weld_results.B4:weld_results.B5</svg:desc>
                </draw:g>
              </table:table-cell>
            </table:table-row>
            <table:table-row>
              <table:table-cell office:value-type="string">
                <text:p>FP16-INT8</text:p>
              </table:table-cell>
              <table:table-cell office:value-type="float" office:value="0.984839816933638">
                <text:p>0.98483981693363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13cm" svg:y="0.316cm" chart:style-name="ch2">
          <text:p>Weld Defect Detection - Performance</text:p>
        </chart:title>
        <chart:plot-area chart:style-name="ch3" table:cell-range-address="weld_results.A4:weld_results.A5 weld_results.C3:weld_results.C5" chart:data-source-has-labels="both" svg:x="1.331cm" svg:y="1.275cm" svg:width="14.349cm" svg:height="7.545cm">
          <chartooo:coordinate-region svg:x="2.138cm" svg:y="1.474cm" svg:width="13.542cm" svg:height="6.699cm"/>
          <chart:axis chart:dimension="x" chart:name="primary-x" chart:style-name="ch4" chartooo:axis-type="auto">
            <chartooo:date-scale/>
            <chart:categories table:cell-range-address="weld_results.A4:weld_results.A5"/>
          </chart:axis>
          <chart:axis chart:dimension="y" chart:name="primary-y" chart:style-name="ch5">
            <chart:title svg:x="0.451cm" svg:y="7.049cm" chart:style-name="ch6">
              <text:p>Performance (inferences/s)</text:p>
            </chart:title>
            <chart:grid chart:style-name="ch7" chart:class="major"/>
          </chart:axis>
          <chart:series chart:style-name="ch8" chart:values-cell-range-address="weld_results.C4:weld_results.C5" chart:label-cell-address="weld_results.C3:weld_results.C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inferences/s)</text:p>
                <draw:g>
                  <svg:desc>weld_results.C3:weld_result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P16</text:p>
                <draw:g>
                  <svg:desc>weld_results.A4:weld_results.A5</svg:desc>
                </draw:g>
              </table:table-cell>
              <table:table-cell office:value-type="float" office:value="155.45">
                <text:p>155.45</text:p>
                <draw:g>
                  <svg:desc>weld_results.C4:weld_results.C5</svg:desc>
                </draw:g>
              </table:table-cell>
            </table:table-row>
            <table:table-row>
              <table:table-cell office:value-type="string">
                <text:p>FP16-INT8</text:p>
              </table:table-cell>
              <table:table-cell office:value-type="float" office:value="207.48">
                <text:p>207.4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fals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Weld Defect Detection - Performance and Accuracy</text:p>
        </chart:title>
        <chart:legend chart:legend-position="top" svg:x="4.333cm" svg:y="1.28cm" style:legend-expansion="wide" chart:style-name="ch3"/>
        <chart:plot-area chart:style-name="ch4" table:cell-range-address="weld_results.A3:weld_results.C5" chart:data-source-has-labels="both" svg:x="0.32cm" svg:y="2.058cm" svg:width="15.36cm" svg:height="6.762cm">
          <chartooo:coordinate-region svg:x="1.444cm" svg:y="2.257cm" svg:width="13.428cm" svg:height="5.916cm"/>
          <chart:axis chart:dimension="x" chart:name="primary-x" chart:style-name="ch5" chartooo:axis-type="auto">
            <chartooo:date-scale/>
            <chart:categories table:cell-range-address="weld_results.A4:weld_results.A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weld_results.B4:weld_results.B5" chart:label-cell-address="weld_results.B3:weld_results.B3" chart:class="chart:bar">
            <chart:data-point chart:repeated="2"/>
          </chart:series>
          <chart:series chart:attached-axis="secondary-y" chart:style-name="ch10" chart:values-cell-range-address="weld_results.C4:weld_results.C5" chart:label-cell-address="weld_results.C3:weld_results.C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(%)</text:p>
                <draw:g>
                  <svg:desc>weld_results.B3:weld_results.B3</svg:desc>
                </draw:g>
              </table:table-cell>
              <table:table-cell office:value-type="string">
                <text:p>Performance (inferences/s)</text:p>
                <draw:g>
                  <svg:desc>weld_results.C3:weld_result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P16</text:p>
                <draw:g>
                  <svg:desc>weld_results.A4:weld_results.A5</svg:desc>
                </draw:g>
              </table:table-cell>
              <table:table-cell office:value-type="float" office:value="0.985697940503432">
                <text:p>0.985697940503432</text:p>
                <draw:g>
                  <svg:desc>weld_results.B4:weld_results.B5</svg:desc>
                </draw:g>
              </table:table-cell>
              <table:table-cell office:value-type="float" office:value="155.45">
                <text:p>155.45</text:p>
                <draw:g>
                  <svg:desc>weld_results.C4:weld_results.C5</svg:desc>
                </draw:g>
              </table:table-cell>
            </table:table-row>
            <table:table-row>
              <table:table-cell office:value-type="string">
                <text:p>FP16-INT8</text:p>
              </table:table-cell>
              <table:table-cell office:value-type="float" office:value="0.984839816933638">
                <text:p>0.984839816933638</text:p>
              </table:table-cell>
              <table:table-cell office:value-type="float" office:value="207.48">
                <text:p>207.4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26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2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5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02cm" svg:height="10.739cm" xlink:href=".." xlink:type="simple" chart:class="chart:scatter" chart:style-name="ch1">
        <chart:title svg:x="3.718cm" svg:y="0.35cm" chart:style-name="ch2">
          <text:p>Audio Classification - Performance vs Accuracy</text:p>
        </chart:title>
        <chart:plot-area chart:style-name="ch3" table:cell-range-address="part2_measurements.B5:part2_measurements.C11 part2_measurements.E5:part2_measurements.E11" chart:data-source-has-labels="column" svg:x="1.353cm" svg:y="1.343cm" svg:width="15.407cm" svg:height="8.201cm">
          <chartooo:coordinate-region svg:x="2.16cm" svg:y="1.542cm" svg:width="14.109cm" svg:height="7.355cm"/>
          <chart:axis chart:dimension="x" chart:name="primary-x" chart:style-name="ch4" chartooo:axis-type="auto">
            <chart:title svg:x="8.046cm" svg:y="9.758cm" chart:style-name="ch5">
              <text:p>Accuracy (%)</text:p>
            </chart:title>
            <chart:categories table:cell-range-address="part2_measurements.B5:part2_measurements.B11"/>
            <chart:grid chart:style-name="ch6" chart:class="major"/>
          </chart:axis>
          <chart:axis chart:dimension="y" chart:name="primary-y" chart:style-name="ch7">
            <chart:title svg:x="0.451cm" svg:y="7.445cm" chart:style-name="ch8">
              <text:p>Performance (inferences/s)</text:p>
            </chart:title>
            <chart:grid chart:style-name="ch6" chart:class="major"/>
          </chart:axis>
          <chart:series chart:style-name="ch9" chart:values-cell-range-address="part2_measurements.E5:part2_measurements.E11" chart:class="chart:scatter">
            <chart:domain table:cell-range-address="part2_measurements.C5:part2_measurements.C11"/>
            <chart:data-point chart:style-name="ch10"/>
            <chart:data-point chart:style-name="ch11"/>
            <chart:data-point chart:style-name="ch10" chart:repeated="2"/>
            <chart:data-point/>
            <chart:data-point chart:style-name="ch10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5:part2_measurements.B11</svg:desc>
                </draw:g>
              </table:table-cell>
              <table:table-cell office:value-type="float" office:value="0.955">
                <text:p>0.955</text:p>
                <draw:g>
                  <svg:desc>part2_measurements.C5:part2_measurements.C11</svg:desc>
                </draw:g>
              </table:table-cell>
              <table:table-cell office:value-type="float" office:value="653.22">
                <text:p>653.22</text:p>
                <draw:g>
                  <svg:desc>part2_measurements.E5:part2_measurements.E11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0.965">
                <text:p>0.965</text:p>
              </table:table-cell>
              <table:table-cell office:value-type="float" office:value="669.79">
                <text:p>669.79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0.961666666666667">
                <text:p>0.961666666666667</text:p>
              </table:table-cell>
              <table:table-cell office:value-type="float" office:value="663.93">
                <text:p>663.93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0.95">
                <text:p>0.95</text:p>
              </table:table-cell>
              <table:table-cell office:value-type="float" office:value="664.99">
                <text:p>664.99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637.29">
                <text:p>637.29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0.965">
                <text:p>0.965</text:p>
              </table:table-cell>
              <table:table-cell office:value-type="float" office:value="590.03">
                <text:p>590.03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0.965">
                <text:p>0.965</text:p>
              </table:table-cell>
              <table:table-cell office:value-type="float" office:value="671.6">
                <text:p>671.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26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2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4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label-position="lef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739cm" xlink:href=".." xlink:type="simple" chart:class="chart:scatter" chart:style-name="ch1">
        <chart:title svg:x="3.824cm" svg:y="0.35cm" chart:style-name="ch2">
          <text:p>Fruit Classification - Performance vs Accuracy</text:p>
        </chart:title>
        <chart:plot-area chart:style-name="ch3" table:cell-range-address="part2_measurements.B5:part2_measurements.B11 part2_measurements.C16:part2_measurements.C22 part2_measurements.E16:part2_measurements.E22" chart:data-source-has-labels="column" svg:x="1.353cm" svg:y="1.343cm" svg:width="15.407cm" svg:height="8.201cm">
          <chartooo:coordinate-region svg:x="2.16cm" svg:y="1.542cm" svg:width="14.109cm" svg:height="7.355cm"/>
          <chart:axis chart:dimension="x" chart:name="primary-x" chart:style-name="ch4" chartooo:axis-type="auto">
            <chart:title svg:x="8.046cm" svg:y="9.758cm" chart:style-name="ch5">
              <text:p>Accuracy (%)</text:p>
            </chart:title>
            <chart:categories table:cell-range-address="part2_measurements.B5:part2_measurements.B11"/>
            <chart:grid chart:style-name="ch6" chart:class="major"/>
          </chart:axis>
          <chart:axis chart:dimension="y" chart:name="primary-y" chart:style-name="ch7">
            <chart:title svg:x="0.451cm" svg:y="7.445cm" chart:style-name="ch8">
              <text:p>Performance (inferences/s)</text:p>
            </chart:title>
            <chart:grid chart:style-name="ch6" chart:class="major"/>
          </chart:axis>
          <chart:series chart:style-name="ch9" chart:values-cell-range-address="part2_measurements.E16:part2_measurements.E22" chart:class="chart:scatter">
            <chart:domain table:cell-range-address="part2_measurements.C16:part2_measurements.C22"/>
            <chart:data-point chart:style-name="ch10"/>
            <chart:data-point chart:style-name="ch11"/>
            <chart:data-point chart:style-name="ch12"/>
            <chart:data-point chart:style-name="ch11"/>
            <chart:data-point/>
            <chart:data-point chart:style-name="ch11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5:part2_measurements.B11</svg:desc>
                </draw:g>
              </table:table-cell>
              <table:table-cell office:value-type="float" office:value="0.976066643159379">
                <text:p>0.976066643159379</text:p>
                <draw:g>
                  <svg:desc>part2_measurements.C16:part2_measurements.C22</svg:desc>
                </draw:g>
              </table:table-cell>
              <table:table-cell office:value-type="float" office:value="552.01">
                <text:p>552.01</text:p>
                <draw:g>
                  <svg:desc>part2_measurements.E16:part2_measurements.E22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0.977741537376587">
                <text:p>0.977741537376587</text:p>
              </table:table-cell>
              <table:table-cell office:value-type="float" office:value="554.48">
                <text:p>554.48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0.977388928067701">
                <text:p>0.977388928067701</text:p>
              </table:table-cell>
              <table:table-cell office:value-type="float" office:value="549.89">
                <text:p>549.89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0.964430535966149">
                <text:p>0.964430535966149</text:p>
              </table:table-cell>
              <table:table-cell office:value-type="float" office:value="553.07">
                <text:p>553.07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0.978490832157969">
                <text:p>0.978490832157969</text:p>
              </table:table-cell>
              <table:table-cell office:value-type="float" office:value="489.4">
                <text:p>489.4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0.94054125528914">
                <text:p>0.94054125528914</text:p>
              </table:table-cell>
              <table:table-cell office:value-type="float" office:value="525.68">
                <text:p>525.68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0.942348377997179">
                <text:p>0.942348377997179</text:p>
              </table:table-cell>
              <table:table-cell office:value-type="float" office:value="557.62">
                <text:p>557.6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26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2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02cm" svg:height="10.739cm" xlink:href=".." xlink:type="simple" chart:class="chart:scatter" chart:style-name="ch1">
        <chart:title svg:x="3.652cm" svg:y="0.35cm" chart:style-name="ch2">
          <text:p>Scene Classification - Performance vs Accuracy</text:p>
        </chart:title>
        <chart:plot-area chart:style-name="ch3" table:cell-range-address="part2_measurements.B5:part2_measurements.B11 part2_measurements.C27:part2_measurements.C33 part2_measurements.E27:part2_measurements.E33" chart:data-source-has-labels="column" svg:x="1.353cm" svg:y="1.343cm" svg:width="15.407cm" svg:height="8.201cm">
          <chartooo:coordinate-region svg:x="2.16cm" svg:y="1.542cm" svg:width="14.108cm" svg:height="7.355cm"/>
          <chart:axis chart:dimension="x" chart:name="primary-x" chart:style-name="ch4" chartooo:axis-type="auto">
            <chart:title svg:x="8.046cm" svg:y="9.758cm" chart:style-name="ch5">
              <text:p>Accuracy (%)</text:p>
            </chart:title>
            <chart:categories table:cell-range-address="part2_measurements.B5:part2_measurements.B11"/>
            <chart:grid chart:style-name="ch6" chart:class="major"/>
          </chart:axis>
          <chart:axis chart:dimension="y" chart:name="primary-y" chart:style-name="ch7">
            <chart:title svg:x="0.451cm" svg:y="7.445cm" chart:style-name="ch8">
              <text:p>Performance (inferences/s)</text:p>
            </chart:title>
            <chart:grid chart:style-name="ch6" chart:class="major"/>
          </chart:axis>
          <chart:series chart:style-name="ch9" chart:values-cell-range-address="part2_measurements.E27:part2_measurements.E33" chart:class="chart:scatter">
            <chart:domain table:cell-range-address="part2_measurements.C27:part2_measurements.C33"/>
            <chart:data-point chart:style-name="ch10"/>
            <chart:data-point chart:style-name="ch11"/>
            <chart:data-point chart:style-name="ch10" chart:repeated="2"/>
            <chart:data-point/>
            <chart:data-point chart:style-name="ch10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part2_measurements.B5:part2_measurements.B11</svg:desc>
                </draw:g>
              </table:table-cell>
              <table:table-cell office:value-type="float" office:value="0.836666666666667">
                <text:p>0.836666666666667</text:p>
                <draw:g>
                  <svg:desc>part2_measurements.C27:part2_measurements.C33</svg:desc>
                </draw:g>
              </table:table-cell>
              <table:table-cell office:value-type="float" office:value="163.57">
                <text:p>163.57</text:p>
                <draw:g>
                  <svg:desc>part2_measurements.E27:part2_measurements.E33</svg:desc>
                </draw:g>
              </table:table-cell>
            </table:table-row>
            <table:table-row>
              <table:table-cell office:value-type="string">
                <text:p>Red. In. Size</text:p>
              </table:table-cell>
              <table:table-cell office:value-type="float" office:value="0.845">
                <text:p>0.845</text:p>
              </table:table-cell>
              <table:table-cell office:value-type="float" office:value="341.22">
                <text:p>341.22</text:p>
              </table:table-cell>
            </table:table-row>
            <table:table-row>
              <table:table-cell office:value-type="string">
                <text:p>Red. Layer Size</text:p>
              </table:table-cell>
              <table:table-cell office:value-type="float" office:value="0.834333333333333">
                <text:p>0.834333333333333</text:p>
              </table:table-cell>
              <table:table-cell office:value-type="float" office:value="197.06">
                <text:p>197.06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163.39">
                <text:p>163.39</text:p>
              </table:table-cell>
            </table:table-row>
            <table:table-row>
              <table:table-cell office:value-type="string">
                <text:p>Sep. Conv.</text:p>
              </table:table-cell>
              <table:table-cell office:value-type="float" office:value="0.824333333333333">
                <text:p>0.824333333333333</text:p>
              </table:table-cell>
              <table:table-cell office:value-type="float" office:value="130.09">
                <text:p>130.09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0.814666666666667">
                <text:p>0.814666666666667</text:p>
              </table:table-cell>
              <table:table-cell office:value-type="float" office:value="242.9">
                <text:p>242.9</text:p>
              </table:table-cell>
            </table:table-row>
            <table:table-row>
              <table:table-cell office:value-type="string">
                <text:p>Combined no Sep. Conv.</text:p>
              </table:table-cell>
              <table:table-cell office:value-type="float" office:value="0.855">
                <text:p>0.855</text:p>
              </table:table-cell>
              <table:table-cell office:value-type="float" office:value="398.59">
                <text:p>398.5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279cm" svg:height="8.985cm" xlink:href=".." xlink:type="simple" chart:class="chart:bar" chart:style-name="ch1">
        <chart:legend chart:legend-position="top" svg:x="5.654cm" svg:y="0.185cm" style:legend-expansion="wide" chart:style-name="ch2"/>
        <chart:plot-area chart:style-name="ch3" table:cell-range-address="'time measurements'.O60:'time measurements'.U65" chart:data-source-has-labels="both" svg:x="1.556cm" svg:y="0.962cm" svg:width="25.178cm" svg:height="7.844cm">
          <chartooo:coordinate-region svg:x="2.839cm" svg:y="1.161cm" svg:width="23.895cm" svg:height="6.998cm"/>
          <chart:axis chart:dimension="x" chart:name="primary-x" chart:style-name="ch4" chartooo:axis-type="auto">
            <chartooo:date-scale/>
            <chart:categories table:cell-range-address="'time measurements'.O61:'time measurements'.O65"/>
          </chart:axis>
          <chart:axis chart:dimension="y" chart:name="primary-y" chart:style-name="ch5">
            <chart:title svg:x="0.451cm" svg:y="6.688cm" chart:style-name="ch6">
              <text:p>Relative Execution Time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time measurements'.P61:'time measurements'.P65" chart:label-cell-address="'time measurements'.P60:'time measurements'.P60" chart:class="chart:bar">
            <chart:data-point chart:repeated="5"/>
          </chart:series>
          <chart:series chart:style-name="ch10" chart:values-cell-range-address="'time measurements'.Q61:'time measurements'.Q65" chart:label-cell-address="'time measurements'.Q60:'time measurements'.Q60" chart:class="chart:bar">
            <chart:data-point chart:repeated="5"/>
          </chart:series>
          <chart:series chart:style-name="ch11" chart:values-cell-range-address="'time measurements'.R61:'time measurements'.R65" chart:label-cell-address="'time measurements'.R60:'time measurements'.R60" chart:class="chart:bar">
            <chart:data-point chart:repeated="5"/>
          </chart:series>
          <chart:series chart:style-name="ch12" chart:values-cell-range-address="'time measurements'.S61:'time measurements'.S65" chart:label-cell-address="'time measurements'.S60:'time measurements'.S60" chart:class="chart:bar">
            <chart:data-point chart:repeated="5"/>
          </chart:series>
          <chart:series chart:style-name="ch13" chart:values-cell-range-address="'time measurements'.T61:'time measurements'.T65" chart:label-cell-address="'time measurements'.T60:'time measurements'.T60" chart:class="chart:bar">
            <chart:data-point chart:repeated="5"/>
          </chart:series>
          <chart:series chart:style-name="ch14" chart:values-cell-range-address="'time measurements'.U61:'time measurements'.U65" chart:label-cell-address="'time measurements'.U60:'time measurements'.U60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NN 1)</text:p>
                <draw:g>
                  <svg:desc>'time measurements'.P60:'time measurements'.P60</svg:desc>
                </draw:g>
              </table:table-cell>
              <table:table-cell office:value-type="string">
                <text:p>MYRIAD (NN 1)</text:p>
                <draw:g>
                  <svg:desc>'time measurements'.Q60:'time measurements'.Q60</svg:desc>
                </draw:g>
              </table:table-cell>
              <table:table-cell office:value-type="string">
                <text:p>CPU (NN 2)</text:p>
                <draw:g>
                  <svg:desc>'time measurements'.R60:'time measurements'.R60</svg:desc>
                </draw:g>
              </table:table-cell>
              <table:table-cell office:value-type="string">
                <text:p>MYRIAD (NN 2)</text:p>
                <draw:g>
                  <svg:desc>'time measurements'.S60:'time measurements'.S60</svg:desc>
                </draw:g>
              </table:table-cell>
              <table:table-cell office:value-type="string">
                <text:p>CPU (NN 3)</text:p>
                <draw:g>
                  <svg:desc>'time measurements'.T60:'time measurements'.T60</svg:desc>
                </draw:g>
              </table:table-cell>
              <table:table-cell office:value-type="string">
                <text:p>MYRIAD (NN 3)</text:p>
                <draw:g>
                  <svg:desc>'time measurements'.U60:'time measurements'.U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scholes</text:p>
                <draw:g>
                  <svg:desc>'time measurements'.O61:'time measurements'.O65</svg:desc>
                </draw:g>
              </table:table-cell>
              <table:table-cell office:value-type="float" office:value="0.33607113932542">
                <text:p>0.33607113932542</text:p>
                <draw:g>
                  <svg:desc>'time measurements'.P61:'time measurements'.P65</svg:desc>
                </draw:g>
              </table:table-cell>
              <table:table-cell office:value-type="float" office:value="2.62840010144062">
                <text:p>2.62840010144062</text:p>
                <draw:g>
                  <svg:desc>'time measurements'.Q61:'time measurements'.Q65</svg:desc>
                </draw:g>
              </table:table-cell>
              <table:table-cell office:value-type="float" office:value="0.539917702206334">
                <text:p>0.539917702206334</text:p>
                <draw:g>
                  <svg:desc>'time measurements'.R61:'time measurements'.R65</svg:desc>
                </draw:g>
              </table:table-cell>
              <table:table-cell office:value-type="float" office:value="2.83186217164735">
                <text:p>2.83186217164735</text:p>
                <draw:g>
                  <svg:desc>'time measurements'.S61:'time measurements'.S65</svg:desc>
                </draw:g>
              </table:table-cell>
              <table:table-cell office:value-type="float" office:value="0.65193596151801">
                <text:p>0.65193596151801</text:p>
                <draw:g>
                  <svg:desc>'time measurements'.T61:'time measurements'.T65</svg:desc>
                </draw:g>
              </table:table-cell>
              <table:table-cell office:value-type="float" office:value="3.32372647027544">
                <text:p>3.32372647027544</text:p>
                <draw:g>
                  <svg:desc>'time measurements'.U61:'time measurements'.U65</svg:desc>
                </draw:g>
              </table:table-cell>
            </table:table-row>
            <table:table-row>
              <table:table-cell office:value-type="string">
                <text:p>inversek2j</text:p>
              </table:table-cell>
              <table:table-cell office:value-type="float" office:value="0.136970629982981">
                <text:p>0.136970629982981</text:p>
              </table:table-cell>
              <table:table-cell office:value-type="float" office:value="1.21791578099953">
                <text:p>1.21791578099953</text:p>
              </table:table-cell>
              <table:table-cell office:value-type="float" office:value="0.167325061614186">
                <text:p>0.167325061614186</text:p>
              </table:table-cell>
              <table:table-cell office:value-type="float" office:value="1.16482236047653">
                <text:p>1.16482236047653</text:p>
              </table:table-cell>
              <table:table-cell office:value-type="float" office:value="0.181209968433764">
                <text:p>0.181209968433764</text:p>
              </table:table-cell>
              <table:table-cell office:value-type="float" office:value="1.27242297344058">
                <text:p>1.27242297344058</text:p>
              </table:table-cell>
            </table:table-row>
            <table:table-row>
              <table:table-cell office:value-type="string">
                <text:p>jmeint</text:p>
              </table:table-cell>
              <table:table-cell office:value-type="float" office:value="0.618695077761393">
                <text:p>0.618695077761393</text:p>
              </table:table-cell>
              <table:table-cell office:value-type="float" office:value="8.94032902635171">
                <text:p>8.94032902635171</text:p>
              </table:table-cell>
              <table:table-cell office:value-type="float" office:value="0.677606801997621">
                <text:p>0.677606801997621</text:p>
              </table:table-cell>
              <table:table-cell office:value-type="float" office:value="9.32562754567831">
                <text:p>9.32562754567831</text:p>
              </table:table-cell>
              <table:table-cell office:value-type="float" office:value="0.728314795221937">
                <text:p>0.728314795221937</text:p>
              </table:table-cell>
              <table:table-cell office:value-type="float" office:value="9.90342457117484">
                <text:p>9.90342457117484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5.68625536022237">
                <text:p>5.68625536022237</text:p>
              </table:table-cell>
              <table:table-cell office:value-type="float" office:value="38.2829519942744">
                <text:p>38.2829519942744</text:p>
              </table:table-cell>
              <table:table-cell office:value-type="float" office:value="5.67974696195374">
                <text:p>5.67974696195374</text:p>
              </table:table-cell>
              <table:table-cell office:value-type="float" office:value="38.0185599690913">
                <text:p>38.0185599690913</text:p>
              </table:table-cell>
              <table:table-cell office:value-type="float" office:value="5.69040536126205">
                <text:p>5.69040536126205</text:p>
              </table:table-cell>
              <table:table-cell office:value-type="float" office:value="38.2080950173828">
                <text:p>38.2080950173828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0.524653859883673">
                <text:p>0.524653859883673</text:p>
              </table:table-cell>
              <table:table-cell office:value-type="float" office:value="3.44171170902598">
                <text:p>3.44171170902598</text:p>
              </table:table-cell>
              <table:table-cell office:value-type="float" office:value="0.585393204317645">
                <text:p>0.585393204317645</text:p>
              </table:table-cell>
              <table:table-cell office:value-type="float" office:value="4.41983530204944">
                <text:p>4.41983530204944</text:p>
              </table:table-cell>
              <table:table-cell office:value-type="float" office:value="0.623222670925912">
                <text:p>0.623222670925912</text:p>
              </table:table-cell>
              <table:table-cell office:value-type="float" office:value="5.69907729093045">
                <text:p>5.699077290930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16cm" svg:height="5.16cm" xlink:href=".." xlink:type="simple" chart:class="chart:bar" chart:style-name="ch1">
        <chart:legend chart:legend-position="top" svg:x="2.281cm" svg:y="0.185cm" style:legend-expansion="wide" chart:style-name="ch2"/>
        <chart:plot-area chart:style-name="ch3" table:cell-range-address="'error measurements'.J2:'error measurements'.N2 'error measurements'.B3:'error measurements'.G3" chart:data-source-has-labels="both" svg:x="0.154cm" svg:y="0.886cm" svg:width="7.408cm" svg:height="4.171cm">
          <chartooo:coordinate-region svg:x="1.066cm" svg:y="1.085cm" svg:width="6.496cm" svg:height="3.325cm"/>
          <chart:axis chart:dimension="x" chart:name="primary-x" chart:style-name="ch4" chartooo:axis-type="auto">
            <chartooo:date-scale/>
            <chart:categories table:cell-range-address="'error measurements'.J2:'error measurements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rror measurements'.B3:'error measurements'.B3 'error measurements'.D3:'error measurements'.D3 'error measurements'.F3:'error measurements'.F3" chart:label-cell-address="'error measurements'.M2:'error measurements'.M2" chart:class="chart:bar">
            <chart:data-point chart:repeated="3"/>
            <loext:propertry-mapping loext:property="BorderColor" loext:cell-range-address="'error measurements'.M2:'error measurements'.M2"/>
          </chart:series>
          <chart:series chart:style-name="ch8" chart:values-cell-range-address="'error measurements'.C3:'error measurements'.C3 'error measurements'.E3:'error measurements'.E3 'error measurements'.G3:'error measurements'.G3" chart:label-cell-address="'error measurements'.N2:'error measurements'.N2" chart:class="chart:bar">
            <chart:data-point chart:repeated="3"/>
            <loext:propertry-mapping loext:property="BorderColor" loext:cell-range-address="'error measurements'.N2:'error measurements'.N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1</text:p>
                <draw:g>
                  <svg:desc>'error measurements'.J2:'error measurements'.L2</svg:desc>
                </draw:g>
              </table:table-cell>
              <table:table-cell office:value-type="string">
                <text:p>NN2</text:p>
              </table:table-cell>
              <table:table-cell office:value-type="string">
                <text:p>NN3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'error measurements'.M2:'error measurements'.M2</svg:desc>
                </draw:g>
              </table:table-cell>
              <table:table-cell office:value-type="float" office:value="3.03">
                <text:p>3.03</text:p>
                <draw:g>
                  <svg:desc>'error measurements'.B3:'error measurements'.B3 'error measurements'.D3:'error measurements'.D3 'error measurements'.F3:'error measurements'.F3</svg:desc>
                </draw:g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rror measurements'.M2:'error measurements'.M2</svg:desc>
                </draw:g>
              </table:table-cell>
            </table:table-row>
            <table:table-row>
              <table:table-cell office:value-type="string">
                <text:p>MYRIAD</text:p>
                <draw:g>
                  <svg:desc>'error measurements'.N2:'error measurements'.N2</svg:desc>
                </draw:g>
              </table:table-cell>
              <table:table-cell office:value-type="float" office:value="5.54">
                <text:p>5.54</text:p>
                <draw:g>
                  <svg:desc>'error measurements'.C3:'error measurements'.C3 'error measurements'.E3:'error measurements'.E3 'error measurements'.G3:'error measurements'.G3</svg:desc>
                </draw:g>
              </table:table-cell>
              <table:table-cell office:value-type="float" office:value="2.93">
                <text:p>2.9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rror measurements'.N2:'error measurements'.N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62cm" svg:height="8.98cm" xlink:href=".." xlink:type="simple" chart:class="chart:bar" chart:style-name="ch1">
        <chart:legend chart:legend-position="top" svg:x="5.646cm" svg:y="0.184cm" style:legend-expansion="wide" chart:style-name="ch2"/>
        <chart:plot-area chart:style-name="ch3" table:cell-range-address="'error measurements'.J16:'error measurements'.P20" chart:data-source-has-labels="both" svg:x="1.556cm" svg:y="0.962cm" svg:width="25.161cm" svg:height="7.839cm">
          <chartooo:coordinate-region svg:x="2.468cm" svg:y="1.161cm" svg:width="24.249cm" svg:height="6.993cm"/>
          <chart:axis chart:dimension="x" chart:name="primary-x" chart:style-name="ch4" chartooo:axis-type="auto">
            <chartooo:date-scale/>
            <chart:categories table:cell-range-address="'error measurements'.J17:'error measurements'.J20"/>
          </chart:axis>
          <chart:axis chart:dimension="y" chart:name="primary-y" chart:style-name="ch5">
            <chart:title svg:x="0.451cm" svg:y="5.534cm" chart:style-name="ch6">
              <text:p>WMAPE</text:p>
            </chart:title>
            <chart:grid chart:style-name="ch7" chart:class="major"/>
          </chart:axis>
          <chart:series chart:style-name="ch8" chart:values-cell-range-address="'error measurements'.K17:'error measurements'.K20" chart:label-cell-address="'error measurements'.K16:'error measurements'.K16" chart:class="chart:bar">
            <chart:data-point chart:repeated="4"/>
          </chart:series>
          <chart:series chart:style-name="ch9" chart:values-cell-range-address="'error measurements'.L17:'error measurements'.L20" chart:label-cell-address="'error measurements'.L16:'error measurements'.L16" chart:class="chart:bar">
            <chart:data-point chart:repeated="4"/>
          </chart:series>
          <chart:series chart:style-name="ch10" chart:values-cell-range-address="'error measurements'.M17:'error measurements'.M20" chart:label-cell-address="'error measurements'.M16:'error measurements'.M16" chart:class="chart:bar">
            <chart:data-point chart:repeated="4"/>
          </chart:series>
          <chart:series chart:style-name="ch11" chart:values-cell-range-address="'error measurements'.N17:'error measurements'.N20" chart:label-cell-address="'error measurements'.N16:'error measurements'.N16" chart:class="chart:bar">
            <chart:data-point chart:repeated="4"/>
          </chart:series>
          <chart:series chart:style-name="ch12" chart:values-cell-range-address="'error measurements'.O17:'error measurements'.O20" chart:label-cell-address="'error measurements'.O16:'error measurements'.O16" chart:class="chart:bar">
            <chart:data-point chart:repeated="4"/>
          </chart:series>
          <chart:series chart:style-name="ch13" chart:values-cell-range-address="'error measurements'.P17:'error measurements'.P20" chart:label-cell-address="'error measurements'.P16:'error measurements'.P16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NN 1)</text:p>
                <draw:g>
                  <svg:desc>'error measurements'.K16:'error measurements'.K16</svg:desc>
                </draw:g>
              </table:table-cell>
              <table:table-cell office:value-type="string">
                <text:p>MYRIAD (NN 1)</text:p>
                <draw:g>
                  <svg:desc>'error measurements'.L16:'error measurements'.L16</svg:desc>
                </draw:g>
              </table:table-cell>
              <table:table-cell office:value-type="string">
                <text:p>CPU (NN 2)</text:p>
                <draw:g>
                  <svg:desc>'error measurements'.M16:'error measurements'.M16</svg:desc>
                </draw:g>
              </table:table-cell>
              <table:table-cell office:value-type="string">
                <text:p>MYRIAD (NN 2)</text:p>
                <draw:g>
                  <svg:desc>'error measurements'.N16:'error measurements'.N16</svg:desc>
                </draw:g>
              </table:table-cell>
              <table:table-cell office:value-type="string">
                <text:p>CPU (NN 3)</text:p>
                <draw:g>
                  <svg:desc>'error measurements'.O16:'error measurements'.O16</svg:desc>
                </draw:g>
              </table:table-cell>
              <table:table-cell office:value-type="string">
                <text:p>MYRIAD (NN 3)</text:p>
                <draw:g>
                  <svg:desc>'error measurements'.P16:'error measurements'.P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scholes</text:p>
                <draw:g>
                  <svg:desc>'error measurements'.J17:'error measurements'.J20</svg:desc>
                </draw:g>
              </table:table-cell>
              <table:table-cell office:value-type="float" office:value="3.03">
                <text:p>3.03</text:p>
                <draw:g>
                  <svg:desc>'error measurements'.K17:'error measurements'.K20</svg:desc>
                </draw:g>
              </table:table-cell>
              <table:table-cell office:value-type="float" office:value="5.54">
                <text:p>5.54</text:p>
                <draw:g>
                  <svg:desc>'error measurements'.L17:'error measurements'.L20</svg:desc>
                </draw:g>
              </table:table-cell>
              <table:table-cell office:value-type="float" office:value="0.85">
                <text:p>0.85</text:p>
                <draw:g>
                  <svg:desc>'error measurements'.M17:'error measurements'.M20</svg:desc>
                </draw:g>
              </table:table-cell>
              <table:table-cell office:value-type="float" office:value="2.93">
                <text:p>2.93</text:p>
                <draw:g>
                  <svg:desc>'error measurements'.N17:'error measurements'.N20</svg:desc>
                </draw:g>
              </table:table-cell>
              <table:table-cell office:value-type="float" office:value="0.83">
                <text:p>0.83</text:p>
                <draw:g>
                  <svg:desc>'error measurements'.O17:'error measurements'.O20</svg:desc>
                </draw:g>
              </table:table-cell>
              <table:table-cell office:value-type="float" office:value="3.93">
                <text:p>3.93</text:p>
                <draw:g>
                  <svg:desc>'error measurements'.P17:'error measurements'.P20</svg:desc>
                </draw:g>
              </table:table-cell>
            </table:table-row>
            <table:table-row>
              <table:table-cell office:value-type="string">
                <text:p>inversek2j</text:p>
              </table:table-cell>
              <table:table-cell office:value-type="float" office:value="4.34">
                <text:p>4.34</text:p>
              </table:table-cell>
              <table:table-cell office:value-type="float" office:value="4.32">
                <text:p>4.32</text:p>
              </table:table-cell>
              <table:table-cell office:value-type="float" office:value="1.92">
                <text:p>1.92</text:p>
              </table:table-cell>
              <table:table-cell office:value-type="float" office:value="1.99">
                <text:p>1.99</text:p>
              </table:table-cell>
              <table:table-cell office:value-type="float" office:value="1.45">
                <text:p>1.4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4.07">
                <text:p>4.07</text:p>
              </table:table-cell>
              <table:table-cell office:value-type="float" office:value="4.07">
                <text:p>4.07</text:p>
              </table:table-cell>
              <table:table-cell office:value-type="float" office:value="3.99">
                <text:p>3.99</text:p>
              </table:table-cell>
              <table:table-cell office:value-type="float" office:value="3.97">
                <text:p>3.97</text:p>
              </table:table-cell>
              <table:table-cell office:value-type="float" office:value="1.18">
                <text:p>1.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8.01">
                <text:p>8.01</text:p>
              </table:table-cell>
              <table:table-cell office:value-type="float" office:value="8.31">
                <text:p>8.31</text:p>
              </table:table-cell>
              <table:table-cell office:value-type="float" office:value="3.8">
                <text:p>3.8</text:p>
              </table:table-cell>
              <table:table-cell office:value-type="float" office:value="4.4">
                <text:p>4.4</text:p>
              </table:table-cell>
              <table:table-cell office:value-type="float" office:value="5.74">
                <text:p>5.74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69cm" svg:height="8.978cm" xlink:href=".." xlink:type="simple" chart:class="chart:bar" chart:style-name="ch1">
        <chart:legend chart:legend-position="top" svg:x="5.649cm" svg:y="0.185cm" style:legend-expansion="wide" chart:style-name="ch2"/>
        <chart:plot-area chart:style-name="ch3" table:cell-range-address="'error measurements'.J22:'error measurements'.P26" chart:data-source-has-labels="both" svg:x="1.556cm" svg:y="0.962cm" svg:width="25.168cm" svg:height="7.837cm">
          <chartooo:coordinate-region svg:x="2.654cm" svg:y="1.161cm" svg:width="24.07cm" svg:height="6.991cm"/>
          <chart:axis chart:dimension="x" chart:name="primary-x" chart:style-name="ch4" chartooo:axis-type="auto">
            <chartooo:date-scale/>
            <chart:categories table:cell-range-address="'error measurements'.J23:'error measurements'.J26"/>
          </chart:axis>
          <chart:axis chart:dimension="y" chart:name="primary-y" chart:style-name="ch5">
            <chart:title svg:x="0.451cm" svg:y="5.387cm" chart:style-name="ch6">
              <text:p>MAPE</text:p>
            </chart:title>
            <chart:grid chart:style-name="ch7" chart:class="major"/>
          </chart:axis>
          <chart:series chart:style-name="ch8" chart:values-cell-range-address="'error measurements'.K23:'error measurements'.K26" chart:label-cell-address="'error measurements'.K22:'error measurements'.K22" chart:class="chart:bar">
            <chart:data-point chart:repeated="4"/>
          </chart:series>
          <chart:series chart:style-name="ch9" chart:values-cell-range-address="'error measurements'.L23:'error measurements'.L26" chart:label-cell-address="'error measurements'.L22:'error measurements'.L22" chart:class="chart:bar">
            <chart:data-point chart:repeated="4"/>
          </chart:series>
          <chart:series chart:style-name="ch10" chart:values-cell-range-address="'error measurements'.M23:'error measurements'.M26" chart:label-cell-address="'error measurements'.M22:'error measurements'.M22" chart:class="chart:bar">
            <chart:data-point chart:repeated="4"/>
          </chart:series>
          <chart:series chart:style-name="ch11" chart:values-cell-range-address="'error measurements'.N23:'error measurements'.N26" chart:label-cell-address="'error measurements'.N22:'error measurements'.N22" chart:class="chart:bar">
            <chart:data-point chart:repeated="4"/>
          </chart:series>
          <chart:series chart:style-name="ch12" chart:values-cell-range-address="'error measurements'.O23:'error measurements'.O26" chart:label-cell-address="'error measurements'.O22:'error measurements'.O22" chart:class="chart:bar">
            <chart:data-point chart:repeated="4"/>
          </chart:series>
          <chart:series chart:style-name="ch13" chart:values-cell-range-address="'error measurements'.P23:'error measurements'.P26" chart:label-cell-address="'error measurements'.P22:'error measurements'.P2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NN 1)</text:p>
                <draw:g>
                  <svg:desc>'error measurements'.K22:'error measurements'.K22</svg:desc>
                </draw:g>
              </table:table-cell>
              <table:table-cell office:value-type="string">
                <text:p>MYRIAD (NN 1)</text:p>
                <draw:g>
                  <svg:desc>'error measurements'.L22:'error measurements'.L22</svg:desc>
                </draw:g>
              </table:table-cell>
              <table:table-cell office:value-type="string">
                <text:p>CPU (NN 2)</text:p>
                <draw:g>
                  <svg:desc>'error measurements'.M22:'error measurements'.M22</svg:desc>
                </draw:g>
              </table:table-cell>
              <table:table-cell office:value-type="string">
                <text:p>MYRIAD (NN 2)</text:p>
                <draw:g>
                  <svg:desc>'error measurements'.N22:'error measurements'.N22</svg:desc>
                </draw:g>
              </table:table-cell>
              <table:table-cell office:value-type="string">
                <text:p>CPU (NN 3)</text:p>
                <draw:g>
                  <svg:desc>'error measurements'.O22:'error measurements'.O22</svg:desc>
                </draw:g>
              </table:table-cell>
              <table:table-cell office:value-type="string">
                <text:p>MYRIAD (NN 3)</text:p>
                <draw:g>
                  <svg:desc>'error measurements'.P22:'error measurements'.P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scholes</text:p>
                <draw:g>
                  <svg:desc>'error measurements'.J23:'error measurements'.J26</svg:desc>
                </draw:g>
              </table:table-cell>
              <table:table-cell office:value-type="float" office:value="18.73">
                <text:p>18.73</text:p>
                <draw:g>
                  <svg:desc>'error measurements'.K23:'error measurements'.K26</svg:desc>
                </draw:g>
              </table:table-cell>
              <table:table-cell office:value-type="float" office:value="23.83">
                <text:p>23.83</text:p>
                <draw:g>
                  <svg:desc>'error measurements'.L23:'error measurements'.L26</svg:desc>
                </draw:g>
              </table:table-cell>
              <table:table-cell office:value-type="float" office:value="12.21">
                <text:p>12.21</text:p>
                <draw:g>
                  <svg:desc>'error measurements'.M23:'error measurements'.M26</svg:desc>
                </draw:g>
              </table:table-cell>
              <table:table-cell office:value-type="float" office:value="15.58">
                <text:p>15.58</text:p>
                <draw:g>
                  <svg:desc>'error measurements'.N23:'error measurements'.N26</svg:desc>
                </draw:g>
              </table:table-cell>
              <table:table-cell office:value-type="float" office:value="9.8">
                <text:p>9.8</text:p>
                <draw:g>
                  <svg:desc>'error measurements'.O23:'error measurements'.O26</svg:desc>
                </draw:g>
              </table:table-cell>
              <table:table-cell office:value-type="float" office:value="16.59">
                <text:p>16.59</text:p>
                <draw:g>
                  <svg:desc>'error measurements'.P23:'error measurements'.P26</svg:desc>
                </draw:g>
              </table:table-cell>
            </table:table-row>
            <table:table-row>
              <table:table-cell office:value-type="string">
                <text:p>inversek2j</text:p>
              </table:table-cell>
              <table:table-cell office:value-type="float" office:value="10.84">
                <text:p>10.84</text:p>
              </table:table-cell>
              <table:table-cell office:value-type="float" office:value="10.81">
                <text:p>10.81</text:p>
              </table:table-cell>
              <table:table-cell office:value-type="float" office:value="6.14">
                <text:p>6.14</text:p>
              </table:table-cell>
              <table:table-cell office:value-type="float" office:value="6.27">
                <text:p>6.27</text:p>
              </table:table-cell>
              <table:table-cell office:value-type="float" office:value="5.18">
                <text:p>5.1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5.23">
                <text:p>5.23</text:p>
              </table:table-cell>
              <table:table-cell office:value-type="float" office:value="5.24">
                <text:p>5.24</text:p>
              </table:table-cell>
              <table:table-cell office:value-type="float" office:value="5.21">
                <text:p>5.21</text:p>
              </table:table-cell>
              <table:table-cell office:value-type="float" office:value="5.23">
                <text:p>5.23</text:p>
              </table:table-cell>
              <table:table-cell office:value-type="float" office:value="1.31">
                <text:p>1.3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16">
                <text:p>16</text:p>
              </table:table-cell>
              <table:table-cell office:value-type="float" office:value="17.56">
                <text:p>17.56</text:p>
              </table:table-cell>
              <table:table-cell office:value-type="float" office:value="9.29">
                <text:p>9.29</text:p>
              </table:table-cell>
              <table:table-cell office:value-type="float" office:value="11.53">
                <text:p>11.53</text:p>
              </table:table-cell>
              <table:table-cell office:value-type="float" office:value="18.4">
                <text:p>18.4</text:p>
              </table:table-cell>
              <table:table-cell office:value-type="float" office:value="17.48">
                <text:p>17.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2">
      <style:chart-properties chart:link-data-style-to-source="false" chart:data-label-number="value" chart:data-label-text="false" chart:data-label-symbol="false" chart:label-position="near-origin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false" chart:data-label-number="value" chart:data-label-text="false" chart:data-label-symbol="false" chart:label-position="near-origin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link-data-style-to-source="false" chart:data-label-number="value" chart:data-label-text="false" chart:data-label-symbol="false" chart:label-position="near-origin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link-data-style-to-source="false" chart:data-label-number="value" chart:data-label-text="false" chart:data-label-symbol="false" chart:label-position="near-origin" style:rotation-angle="90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link-data-style-to-source="false" chart:data-label-number="value" chart:data-label-text="false" chart:data-label-symbol="false" chart:label-position="near-origin" style:rotation-angle="90"/>
      <style:graphic-properties draw:stroke="none" draw:fill-color="#bf0032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122">
      <style:chart-properties chart:link-data-style-to-source="false" chart:data-label-number="value" chart:data-label-text="false" chart:data-label-symbol="false" chart:label-position="near-origin" style:rotation-angle="90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267cm" svg:height="8.979cm" xlink:href=".." xlink:type="simple" chart:class="chart:bar" chart:style-name="ch1">
        <chart:legend chart:legend-position="top" svg:x="5.648cm" svg:y="0.185cm" style:legend-expansion="wide" chart:style-name="ch2"/>
        <chart:plot-area chart:style-name="ch3" table:cell-range-address="'error measurements'.J28:'error measurements'.P32" chart:data-source-has-labels="both" svg:x="1.556cm" svg:y="0.962cm" svg:width="25.166cm" svg:height="7.838cm">
          <chartooo:coordinate-region svg:x="3.58cm" svg:y="1.162cm" svg:width="23.142cm" svg:height="6.991cm"/>
          <chart:axis chart:dimension="x" chart:name="primary-x" chart:style-name="ch4" chartooo:axis-type="auto">
            <chartooo:date-scale/>
            <chart:categories table:cell-range-address="'error measurements'.J29:'error measurements'.J32"/>
          </chart:axis>
          <chart:axis chart:dimension="y" chart:name="primary-y" chart:style-name="ch5">
            <chart:title svg:x="0.451cm" svg:y="5.282cm" chart:style-name="ch6">
              <text:p>MSE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error measurements'.K29:'error measurements'.K32" chart:label-cell-address="'error measurements'.K28:'error measurements'.K28" chart:class="chart:bar">
            <chart:data-point chart:repeated="4"/>
          </chart:series>
          <chart:series chart:style-name="ch10" chart:values-cell-range-address="'error measurements'.L29:'error measurements'.L32" chart:label-cell-address="'error measurements'.L28:'error measurements'.L28" chart:class="chart:bar">
            <chart:data-point chart:repeated="4"/>
          </chart:series>
          <chart:series chart:style-name="ch11" chart:values-cell-range-address="'error measurements'.M29:'error measurements'.M32" chart:label-cell-address="'error measurements'.M28:'error measurements'.M28" chart:class="chart:bar">
            <chart:data-point chart:repeated="4"/>
          </chart:series>
          <chart:series chart:style-name="ch12" chart:values-cell-range-address="'error measurements'.N29:'error measurements'.N32" chart:label-cell-address="'error measurements'.N28:'error measurements'.N28" chart:class="chart:bar">
            <chart:data-point chart:repeated="4"/>
          </chart:series>
          <chart:series chart:style-name="ch13" chart:values-cell-range-address="'error measurements'.O29:'error measurements'.O32" chart:label-cell-address="'error measurements'.O28:'error measurements'.O28" chart:class="chart:bar">
            <chart:data-point/>
            <chart:data-point chart:style-name="ch14" chart:repeated="2"/>
            <chart:data-point/>
          </chart:series>
          <chart:series chart:style-name="ch15" chart:values-cell-range-address="'error measurements'.P29:'error measurements'.P32" chart:label-cell-address="'error measurements'.P28:'error measurements'.P28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NN 1)</text:p>
                <draw:g>
                  <svg:desc>'error measurements'.K28:'error measurements'.K28</svg:desc>
                </draw:g>
              </table:table-cell>
              <table:table-cell office:value-type="string">
                <text:p>MYRIAD (NN 1)</text:p>
                <draw:g>
                  <svg:desc>'error measurements'.L28:'error measurements'.L28</svg:desc>
                </draw:g>
              </table:table-cell>
              <table:table-cell office:value-type="string">
                <text:p>CPU (NN 2)</text:p>
                <draw:g>
                  <svg:desc>'error measurements'.M28:'error measurements'.M28</svg:desc>
                </draw:g>
              </table:table-cell>
              <table:table-cell office:value-type="string">
                <text:p>MYRIAD (NN 2)</text:p>
                <draw:g>
                  <svg:desc>'error measurements'.N28:'error measurements'.N28</svg:desc>
                </draw:g>
              </table:table-cell>
              <table:table-cell office:value-type="string">
                <text:p>CPU (NN 3)</text:p>
                <draw:g>
                  <svg:desc>'error measurements'.O28:'error measurements'.O28</svg:desc>
                </draw:g>
              </table:table-cell>
              <table:table-cell office:value-type="string">
                <text:p>MYRIAD (NN 3)</text:p>
                <draw:g>
                  <svg:desc>'error measurements'.P28:'error measurements'.P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scholes</text:p>
                <draw:g>
                  <svg:desc>'error measurements'.J29:'error measurements'.J32</svg:desc>
                </draw:g>
              </table:table-cell>
              <table:table-cell office:value-type="float" office:value="0.080541">
                <text:p>0.080541</text:p>
                <draw:g>
                  <svg:desc>'error measurements'.K29:'error measurements'.K32</svg:desc>
                </draw:g>
              </table:table-cell>
              <table:table-cell office:value-type="float" office:value="0.2205675">
                <text:p>0.2205675</text:p>
                <draw:g>
                  <svg:desc>'error measurements'.L29:'error measurements'.L32</svg:desc>
                </draw:g>
              </table:table-cell>
              <table:table-cell office:value-type="float" office:value="0.006792">
                <text:p>0.006792</text:p>
                <draw:g>
                  <svg:desc>'error measurements'.M29:'error measurements'.M32</svg:desc>
                </draw:g>
              </table:table-cell>
              <table:table-cell office:value-type="float" office:value="0.0614145">
                <text:p>0.0614145</text:p>
                <draw:g>
                  <svg:desc>'error measurements'.N29:'error measurements'.N32</svg:desc>
                </draw:g>
              </table:table-cell>
              <table:table-cell office:value-type="float" office:value="0.0050205">
                <text:p>0.0050205</text:p>
                <draw:g>
                  <svg:desc>'error measurements'.O29:'error measurements'.O32</svg:desc>
                </draw:g>
              </table:table-cell>
              <table:table-cell office:value-type="float" office:value="0.0985935">
                <text:p>0.0985935</text:p>
                <draw:g>
                  <svg:desc>'error measurements'.P29:'error measurements'.P32</svg:desc>
                </draw:g>
              </table:table-cell>
            </table:table-row>
            <table:table-row>
              <table:table-cell office:value-type="string">
                <text:p>inversek2j</text:p>
              </table:table-cell>
              <table:table-cell office:value-type="float" office:value="0.18994779">
                <text:p>0.18994779</text:p>
              </table:table-cell>
              <table:table-cell office:value-type="float" office:value="0.1895868">
                <text:p>0.1895868</text:p>
              </table:table-cell>
              <table:table-cell office:value-type="float" office:value="0.04378773">
                <text:p>0.04378773</text:p>
              </table:table-cell>
              <table:table-cell office:value-type="float" office:value="0.046911">
                <text:p>0.046911</text:p>
              </table:table-cell>
              <table:table-cell office:value-type="float" office:value="0.02763502">
                <text:p>0.02763502</text:p>
              </table:table-cell>
              <table:table-cell office:value-type="float" office:value="0.03146483">
                <text:p>0.03146483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0.27330805039836">
                <text:p>0.27330805039836</text:p>
              </table:table-cell>
              <table:table-cell office:value-type="float" office:value="0.271272566169501">
                <text:p>0.271272566169501</text:p>
              </table:table-cell>
              <table:table-cell office:value-type="float" office:value="0.244269896130498">
                <text:p>0.244269896130498</text:p>
              </table:table-cell>
              <table:table-cell office:value-type="float" office:value="0.244420191221347">
                <text:p>0.244420191221347</text:p>
              </table:table-cell>
              <table:table-cell office:value-type="float" office:value="0.0751809247756449">
                <text:p>0.0751809247756449</text:p>
              </table:table-cell>
              <table:table-cell office:value-type="float" office:value="0.0813561422142453">
                <text:p>0.0813561422142453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0.237609675645608">
                <text:p>0.237609675645608</text:p>
              </table:table-cell>
              <table:table-cell office:value-type="float" office:value="0.242843136139628">
                <text:p>0.242843136139628</text:p>
              </table:table-cell>
              <table:table-cell office:value-type="float" office:value="0.0754054343107987">
                <text:p>0.0754054343107987</text:p>
              </table:table-cell>
              <table:table-cell office:value-type="float" office:value="0.0798017056594213">
                <text:p>0.0798017056594213</text:p>
              </table:table-cell>
              <table:table-cell office:value-type="float" office:value="0.103027061009538">
                <text:p>0.103027061009538</text:p>
              </table:table-cell>
              <table:table-cell office:value-type="float" office:value="0.104365744078267">
                <text:p>0.1043657440782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65cm" svg:height="9cm" xlink:href=".." xlink:type="simple" chart:class="chart:bar" chart:style-name="ch1">
        <chart:legend chart:legend-position="top" svg:x="7.596cm" svg:y="0.185cm" style:legend-expansion="wide" chart:style-name="ch2"/>
        <chart:plot-area chart:style-name="ch3" table:cell-range-address="'error measurements'.B14:'error measurements'.G15" chart:data-source-has-labels="both" svg:x="1.344cm" svg:y="0.963cm" svg:width="14.988cm" svg:height="7.857cm">
          <chartooo:coordinate-region svg:x="2.256cm" svg:y="1.162cm" svg:width="13.844cm" svg:height="7.011cm"/>
          <chart:axis chart:dimension="x" chart:name="primary-x" chart:style-name="ch4" chartooo:axis-type="auto">
            <chartooo:date-scale/>
            <chart:categories table:cell-range-address="'error measurements'.B14:'error measurements'.G14"/>
          </chart:axis>
          <chart:axis chart:dimension="y" chart:name="primary-y" chart:style-name="ch5">
            <chart:title svg:x="0.451cm" svg:y="5.954cm" chart:style-name="ch6">
              <text:p>Miss Rate (%)</text:p>
            </chart:title>
            <chart:grid chart:style-name="ch7" chart:class="major"/>
          </chart:axis>
          <chart:series chart:style-name="ch8" chart:values-cell-range-address="'error measurements'.B15:'error measurements'.G15" loext:label-string="jmeint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meint</text:p>
              </table:table-cell>
            </table:table-row>
          </table:table-header-rows>
          <table:table-rows>
            <table:table-row>
              <table:table-cell office:value-type="string">
                <text:p>CPU (NN 1)</text:p>
                <draw:g>
                  <svg:desc>'error measurements'.B14:'error measurements'.G14</svg:desc>
                </draw:g>
              </table:table-cell>
              <table:table-cell office:value-type="float" office:value="15.65">
                <text:p>15.65</text:p>
                <draw:g>
                  <svg:desc>'error measurements'.B15:'error measurements'.G15</svg:desc>
                </draw:g>
              </table:table-cell>
            </table:table-row>
            <table:table-row>
              <table:table-cell office:value-type="string">
                <text:p>MYRIAD (NN 1)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CPU (NN 2)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MYRIAD (NN 2)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string">
                <text:p>CPU (NN 3)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MYRIAD (NN 3)</text:p>
              </table:table-cell>
              <table:table-cell office:value-type="float" office:value="14.23">
                <text:p>14.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7.053cm" svg:y="0.185cm" style:legend-expansion="wide" chart:style-name="ch2"/>
        <chart:plot-area chart:style-name="ch3" table:cell-range-address="'time measurements'.O88:'time measurements'.P93" chart:data-source-has-labels="both" svg:x="1.331cm" svg:y="0.963cm" svg:width="14.349cm" svg:height="7.857cm">
          <chartooo:coordinate-region svg:x="2.614cm" svg:y="1.162cm" svg:width="13.066cm" svg:height="7.011cm"/>
          <chart:axis chart:dimension="x" chart:name="primary-x" chart:style-name="ch4" chartooo:axis-type="auto">
            <chartooo:date-scale/>
            <chart:categories table:cell-range-address="'time measurements'.O89:'time measurements'.O93"/>
          </chart:axis>
          <chart:axis chart:dimension="y" chart:name="primary-y" chart:style-name="ch5">
            <chart:title svg:x="0.451cm" svg:y="6.695cm" chart:style-name="ch6">
              <text:p>Relative Execution Time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time measurements'.P89:'time measurements'.P93" chart:label-cell-address="'time measurements'.P88:'time measurements'.P88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RIAD</text:p>
                <draw:g>
                  <svg:desc>'time measurements'.P88:'time measurements'.P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scholes</text:p>
                <draw:g>
                  <svg:desc>'time measurements'.O89:'time measurements'.O93</svg:desc>
                </draw:g>
              </table:table-cell>
              <table:table-cell office:value-type="float" office:value="1.12918882138327">
                <text:p>1.12918882138327</text:p>
                <draw:g>
                  <svg:desc>'time measurements'.P89:'time measurements'.P93</svg:desc>
                </draw:g>
              </table:table-cell>
            </table:table-row>
            <table:table-row>
              <table:table-cell office:value-type="string">
                <text:p>inversek2j</text:p>
              </table:table-cell>
              <table:table-cell office:value-type="float" office:value="0.775296046362906">
                <text:p>0.775296046362906</text:p>
              </table:table-cell>
            </table:table-row>
            <table:table-row>
              <table:table-cell office:value-type="string">
                <text:p>jmeint</text:p>
              </table:table-cell>
              <table:table-cell office:value-type="float" office:value="11.8298882564441">
                <text:p>11.8298882564441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21.4626940862391">
                <text:p>21.4626940862391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2.55500071716518">
                <text:p>2.555000717165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